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.06pt"/>
    </style:style>
    <style:style style:name="co3" style:family="table-column">
      <style:table-column-properties fo:break-before="auto" style:column-width="106.36pt"/>
    </style:style>
    <style:style style:name="co4" style:family="table-column">
      <style:table-column-properties fo:break-before="auto" style:column-width="90.06pt"/>
    </style:style>
    <style:style style:name="co5" style:family="table-column">
      <style:table-column-properties fo:break-before="auto" style:column-width="16.24pt"/>
    </style:style>
    <style:style style:name="co6" style:family="table-column">
      <style:table-column-properties fo:break-before="auto" style:column-width="14.54pt"/>
    </style:style>
    <style:style style:name="co7" style:family="table-column">
      <style:table-column-properties fo:break-before="auto" style:column-width="110.61pt"/>
    </style:style>
    <style:style style:name="co8" style:family="table-column">
      <style:table-column-properties fo:break-before="auto" style:column-width="79.51pt"/>
    </style:style>
    <style:style style:name="co9" style:family="table-column">
      <style:table-column-properties fo:break-before="auto" style:column-width="66.36pt"/>
    </style:style>
    <style:style style:name="co10" style:family="table-column">
      <style:table-column-properties fo:break-before="auto" style:column-width="22.34pt"/>
    </style:style>
    <style:style style:name="co11" style:family="table-column">
      <style:table-column-properties fo:break-before="auto" style:column-width="85.66pt"/>
    </style:style>
    <style:style style:name="co12" style:family="table-column">
      <style:table-column-properties fo:break-before="auto" style:column-width="84.1pt"/>
    </style:style>
    <style:style style:name="co13" style:family="table-column">
      <style:table-column-properties fo:break-before="auto" style:column-width="83.34pt"/>
    </style:style>
    <style:style style:name="co14" style:family="table-column">
      <style:table-column-properties fo:break-before="auto" style:column-width="37.81pt"/>
    </style:style>
    <style:style style:name="co15" style:family="table-column">
      <style:table-column-properties fo:break-before="auto" style:column-width="71.01pt"/>
    </style:style>
    <style:style style:name="co16" style:family="table-column">
      <style:table-column-properties fo:break-before="auto" style:column-width="56.35pt"/>
    </style:style>
    <style:style style:name="co17" style:family="table-column">
      <style:table-column-properties fo:break-before="auto" style:column-width="80.25pt"/>
    </style:style>
    <style:style style:name="co18" style:family="table-column">
      <style:table-column-properties fo:break-before="auto" style:column-width="253.19pt"/>
    </style:style>
    <style:style style:name="co19" style:family="table-column">
      <style:table-column-properties fo:break-before="auto" style:column-width="15.3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24.46pt" fo:break-before="auto" style:use-optimal-row-height="true"/>
    </style:style>
    <style:style style:name="ro4" style:family="table-row">
      <style:table-row-properties style:row-height="20.2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80">
      <number:day/>
      <number:text>. </number:text>
      <number:month number:textual="true"/>
      <number:text>. </number:text>
      <number:year number:style="long"/>
    </number:date-style>
    <number:number-style style:name="N10004" number:language="fr" number:country="FR">
      <number:number number:decimal-places="2" loext:min-decimal-places="2" number:min-integer-digits="1" number:grouping="true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number:number-style style:name="N20004" number:language="en" number:country="GB">
      <number:number number:decimal-places="2" loext:min-decimal-places="2" number:min-integer-digits="1" number:grouping="true"/>
    </number:number-style>
    <style:style style:name="ce129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130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add58a" style:text-align-source="fix" style:repeat-content="false" style:rotation-angle="9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333333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add58a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none" fo:background-color="#0d1f63" style:text-align-source="fix" style:repeat-content="false" fo:border-left="0.06pt solid #000000" fo:border-right="none" fo:border-top="0.06pt solid #000000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none" fo:background-color="#0d1f63" style:text-align-source="fix" style:repeat-content="false" fo:border-left="0.06pt solid #000000" fo:border-right="none" fo:border-top="non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0d1f63" style:text-align-source="fix" style:repeat-content="false" fo:border="non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0.06pt solid #000000" fo:background-color="#0d1f63" style:text-align-source="fix" style:repeat-content="false" fo:border-left="none" fo:border-right="none" fo:border-top="non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add58a"/>
      <style:text-properties fo:font-size="12pt" style:font-size-asian="12pt" style:font-size-complex="12pt"/>
    </style:style>
    <style:style style:name="ce62" style:family="table-cell" style:parent-style-name="Default">
      <style:table-cell-properties fo:border-bottom="none" fo:background-color="#0d1f63" style:text-align-source="fix" style:repeat-content="false" fo:border-left="2.24pt solid #e3d200" fo:border-right="none" fo:border-top="2.24pt solid #e3d2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order-bottom="2.24pt solid #e3d200" fo:background-color="#0d1f63" style:text-align-source="fix" style:repeat-content="false" fo:border-left="2.24pt solid #e3d200" fo:border-right="none" fo:border-top="2.24pt solid #e3d2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order-bottom="2.24pt solid #e3d200" fo:background-color="#0d1f63" style:text-align-source="fix" style:repeat-content="false" fo:border-left="2.24pt solid #e3d200" fo:border-right="none" fo:border-top="non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0.06pt solid #000000" fo:background-color="#0d1f63" style:text-align-source="fix" style:repeat-content="false" fo:border-left="0.06pt solid #000000" fo:border-right="none" fo:border-top="non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80">
      <style:table-cell-properties fo:border-bottom="none" fo:background-color="#adc5e7" fo:border-left="none" fo:border-right="0.06pt solid #000000" fo:border-top="0.06pt solid #000000"/>
      <style:text-properties fo:font-size="12pt" style:font-size-asian="12pt" style:font-size-complex="12pt"/>
    </style:style>
    <style:style style:name="ce20" style:family="table-cell" style:parent-style-name="Default" style:data-style-name="N4">
      <style:table-cell-properties fo:border-bottom="none" fo:background-color="#adc5e7" fo:border-left="none" fo:border-right="0.06pt solid #000000" fo:border-top="none"/>
      <style:text-properties fo:font-size="12pt" style:font-size-asian="12pt" style:font-size-complex="12pt"/>
    </style:style>
    <style:style style:name="ce21" style:family="table-cell" style:parent-style-name="Default" style:data-style-name="N11">
      <style:table-cell-properties fo:border-bottom="none" fo:background-color="#adc5e7" fo:border-left="none" fo:border-right="0.06pt solid #000000" fo:border-top="none"/>
      <style:text-properties fo:font-size="12pt" style:font-size-asian="12pt" style:font-size-complex="12pt"/>
    </style:style>
    <style:style style:name="ce22" style:family="table-cell" style:parent-style-name="Default" style:data-style-name="N4">
      <style:table-cell-properties fo:border-bottom="none" fo:background-color="#cccccc" fo:border-left="none" fo:border-right="0.06pt solid #000000" fo:border-top="none"/>
      <style:text-properties fo:font-size="12pt" style:font-size-asian="12pt" style:font-size-complex="12pt"/>
    </style:style>
    <style:style style:name="ce23" style:family="table-cell" style:parent-style-name="Default" style:data-style-name="N121">
      <style:table-cell-properties fo:border-bottom="0.06pt solid #000000" fo:background-color="#adc5e7" fo:border-left="none" fo:border-right="0.06pt solid #000000" fo:border-top="none"/>
      <style:text-properties fo:font-size="12pt" style:font-size-asian="12pt" style:font-size-complex="12pt"/>
    </style:style>
    <style:style style:name="ce90" style:family="table-cell" style:parent-style-name="Default" style:data-style-name="N4">
      <style:table-cell-properties fo:border-bottom="none" fo:background-color="#cccccc" style:text-align-source="fix" style:repeat-content="false" fo:border-left="none" fo:border-right="2.24pt solid #e3d200" fo:border-top="2.24pt solid #e3d200" style:vertical-align="middle"/>
      <style:paragraph-properties fo:text-align="center"/>
      <style:text-properties fo:font-size="12pt" style:font-size-asian="12pt" style:font-size-complex="12pt"/>
    </style:style>
    <style:style style:name="ce72" style:family="table-cell" style:parent-style-name="Default">
      <style:table-cell-properties fo:border-bottom="2.24pt solid #e3d200" fo:background-color="#cccccc" style:text-align-source="fix" style:repeat-content="false" fo:border-left="none" fo:border-right="2.24pt solid #e3d200" fo:border-top="2.24pt solid #e3d200" style:vertical-align="middle"/>
      <style:paragraph-properties fo:text-align="center"/>
      <style:text-properties fo:font-size="12pt" style:font-size-asian="12pt" style:font-size-complex="12pt"/>
    </style:style>
    <style:style style:name="ce73" style:family="table-cell" style:parent-style-name="Default" style:data-style-name="N11">
      <style:table-cell-properties fo:border-bottom="2.24pt solid #e3d200" fo:background-color="#cccccc" fo:border-left="none" fo:border-right="2.24pt solid #e3d200" fo:border-top="none"/>
      <style:text-properties fo:font-size="12pt" style:font-size-asian="12pt" style:font-size-complex="12pt"/>
    </style:style>
    <style:style style:name="ce27" style:family="table-cell" style:parent-style-name="Default" style:data-style-name="N4">
      <style:table-cell-properties fo:border-bottom="none" fo:background-color="#cccccc" fo:border-left="none" fo:border-right="0.06pt solid #000000" fo:border-top="0.06pt solid #000000"/>
      <style:text-properties fo:font-size="12pt" style:font-size-asian="12pt" style:font-size-complex="12pt"/>
    </style:style>
    <style:style style:name="ce28" style:family="table-cell" style:parent-style-name="Default" style:data-style-name="N4">
      <style:table-cell-properties fo:border-bottom="0.06pt solid #000000" fo:background-color="#cccccc" fo:border-left="none" fo:border-right="0.06pt solid #000000" fo:border-top="none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#0d1f63" style:text-align-source="fix" style:repeat-content="false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-bottom="none" fo:background-color="#cccccc" fo:border-left="none" fo:border-right="0.06pt solid #000000" fo:border-top="0.06pt solid #000000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none" fo:background-color="#cccccc" fo:border-left="none" fo:border-right="0.06pt solid #000000" fo:border-top="none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0.06pt solid #000000" fo:background-color="#cccccc" fo:border-left="none" fo:border-right="0.06pt solid #000000" fo:border-top="none"/>
      <style:text-properties fo:font-size="12pt" style:font-size-asian="12pt" style:font-size-complex="12pt"/>
    </style:style>
    <style:style style:name="ce33" style:family="table-cell" style:parent-style-name="Default" style:data-style-name="N11">
      <style:table-cell-properties fo:border-bottom="none" fo:background-color="#cccccc" fo:border-left="none" fo:border-right="0.06pt solid #000000" fo:border-top="0.06pt solid #000000"/>
      <style:text-properties fo:font-size="12pt" style:font-size-asian="12pt" style:font-size-complex="12pt"/>
    </style:style>
    <style:style style:name="ce34" style:family="table-cell" style:parent-style-name="Default" style:data-style-name="N11">
      <style:table-cell-properties fo:border-bottom="none" fo:background-color="#cccccc" fo:border-left="none" fo:border-right="0.06pt solid #000000" fo:border-top="none"/>
      <style:text-properties fo:font-size="12pt" style:font-size-asian="12pt" style:font-size-complex="12pt"/>
    </style:style>
    <style:style style:name="ce35" style:family="table-cell" style:parent-style-name="Default" style:data-style-name="N11">
      <style:table-cell-properties fo:border-bottom="0.06pt solid #000000" fo:background-color="#cccccc" fo:border-left="none" fo:border-right="0.06pt solid #000000" fo:border-top="none"/>
      <style:text-properties fo:font-size="12pt" style:font-size-asian="12pt" style:font-size-complex="12pt"/>
    </style:style>
    <style:style style:name="ce36" style:family="table-cell" style:parent-style-name="Default">
      <style:table-cell-properties fo:background-color="#cccccc" fo:border="0.06pt solid #000000"/>
      <style:text-properties fo:font-size="12pt" style:font-size-asian="12pt" style:font-size-complex="12pt"/>
    </style:style>
    <style:style style:name="ce37" style:family="table-cell" style:parent-style-name="Default">
      <style:table-cell-properties fo:background-color="#0d1f63" style:text-align-source="fix" style:repeat-content="false" fo:border="0.06pt solid #000000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none" fo:background-color="#b2b2b2" fo:border-left="0.06pt solid #000000" fo:border-right="0.06pt solid #000000" fo:border-top="none"/>
      <style:text-properties fo:font-size="12pt" style:font-size-asian="12pt" style:font-size-complex="12pt"/>
    </style:style>
    <style:style style:name="ce43" style:family="table-cell" style:parent-style-name="Default">
      <style:table-cell-properties fo:background-color="#0d1f63" style:text-align-source="fix" style:repeat-content="false" fo:border="0.06pt solid #000000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10">
      <style:table-cell-properties fo:border-bottom="none" fo:background-color="#cccccc" fo:border-left="none" fo:border-right="0.06pt solid #000000" fo:border-top="none"/>
      <style:text-properties fo:font-size="12pt" style:font-size-asian="12pt" style:font-size-complex="12pt"/>
    </style:style>
    <style:style style:name="ce56" style:family="table-cell" style:parent-style-name="Default">
      <style:table-cell-properties fo:border-bottom="0.06pt solid #000000" fo:background-color="#0d1f63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84" style:family="table-cell" style:parent-style-name="Default">
      <style:table-cell-properties fo:border-bottom="0.99pt ridge #000000" fo:background-color="#0d1f63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8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0pt" style:font-size-asian="10pt" style:font-size-complex="10pt"/>
    </style:style>
    <style:style style:name="ce83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0pt" style:font-size-asian="10pt" style:font-size-complex="10pt"/>
    </style:style>
    <style:style style:name="ce189" style:family="table-cell" style:parent-style-name="Default">
      <style:table-cell-properties fo:border-bottom="0.06pt solid #000000" fo:background-color="#0d1f63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87" style:family="table-cell" style:parent-style-name="Default">
      <style:table-cell-properties fo:border-bottom="0.99pt ridge #000000" fo:background-color="#0d1f63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9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font-size-asian="10pt" style:font-size-complex="10pt"/>
    </style:style>
    <style:style style:name="ce91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pt"/>
      <style:text-properties fo:font-size="10pt" style:font-size-asian="10pt" style:font-size-complex="10pt"/>
    </style:style>
    <style:style style:name="ce70" style:family="table-cell" style:parent-style-name="Default">
      <style:table-cell-properties fo:border-bottom="0.06pt solid #000000" fo:background-color="#0d1f63" style:text-align-source="fix" style:repeat-content="false" fo:border-left="none" fo:border-right="0.99pt ridge #000000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92" style:family="table-cell" style:parent-style-name="Default">
      <style:table-cell-properties fo:border-bottom="0.99pt ridge #000000" fo:background-color="#0d1f63" style:text-align-source="fix" style:repeat-content="false" fo:border-left="none" fo:border-right="0.99pt ridge #000000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93" style:family="table-cell" style:parent-style-name="Default">
      <style:table-cell-properties fo:border-bottom="none" style:text-align-source="fix" style:repeat-content="false" fo:border-left="none" fo:border-right="0.99pt ridge #000000" fo:border-top="none" style:vertical-align="middle"/>
      <style:paragraph-properties fo:text-align="start" fo:margin-left="0pt"/>
      <style:text-properties fo:font-size="10pt" style:font-size-asian="10pt" style:font-size-complex="10pt"/>
    </style:style>
    <style:style style:name="ce98" style:family="table-cell" style:parent-style-name="Default">
      <style:table-cell-properties fo:border-bottom="none" fo:background-color="#000000" style:text-align-source="fix" style:repeat-content="false" fo:border-left="none" fo:border-right="0.99pt ridge #000000" fo:border-top="none" style:vertical-align="middle"/>
      <style:paragraph-properties fo:text-align="start" fo:margin-left="0pt"/>
      <style:text-properties fo:font-size="10pt" style:font-size-asian="10pt" style:font-size-complex="10pt"/>
    </style:style>
    <style:style style:name="ce194" style:family="table-cell" style:parent-style-name="Default">
      <style:table-cell-properties fo:border-bottom="0.06pt solid #000000" fo:background-color="#7da7d8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95" style:family="table-cell" style:parent-style-name="Default">
      <style:table-cell-properties fo:border-bottom="0.99pt ridge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10" style:family="table-cell" style:parent-style-name="Default" style:data-style-name="N10036">
      <style:table-cell-properties style:text-align-source="fix" style:repeat-content="false" style:vertical-align="middle"/>
      <style:paragraph-properties fo:text-align="start" fo:margin-left="0pt"/>
      <style:text-properties fo:font-size="10pt" style:font-size-asian="10pt" style:font-size-complex="10pt"/>
    </style:style>
    <style:style style:name="ce119" style:family="table-cell" style:parent-style-name="Default" style:data-style-name="N10036">
      <style:table-cell-properties fo:background-color="#000000" style:text-align-source="fix" style:repeat-content="false" style:vertical-align="middle"/>
      <style:paragraph-properties fo:text-align="start" fo:margin-left="0pt"/>
      <style:text-properties fo:font-size="10pt" style:font-size-asian="10pt" style:font-size-complex="10pt"/>
    </style:style>
    <style:style style:name="ce120" style:family="table-cell" style:parent-style-name="Default">
      <style:table-cell-properties fo:border-bottom="0.06pt solid #000000" fo:background-color="#adc5e7" style:text-align-source="fix" style:repeat-content="false" fo:border-left="none" fo:border-right="none" fo:border-top="0.06pt solid #000000" style:vertical-align="middl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197" style:family="table-cell" style:parent-style-name="Default">
      <style:table-cell-properties fo:border-bottom="0.99pt ridge #000000" fo:background-color="#adc5e7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size="10pt" style:font-size-asian="10pt" style:font-size-complex="10pt"/>
    </style:style>
    <style:style style:name="ce125" style:family="table-cell" style:parent-style-name="Default">
      <style:table-cell-properties fo:background-color="#000000" style:text-align-source="fix" style:repeat-content="false" style:vertical-align="middle"/>
      <style:paragraph-properties fo:text-align="end" fo:margin-left="0pt"/>
      <style:text-properties fo:font-size="10pt" style:font-size-asian="10pt" style:font-size-complex="10pt"/>
    </style:style>
    <style:style style:name="ce126" style:family="table-cell" style:parent-style-name="Default" style:data-style-name="N4">
      <style:table-cell-properties fo:border-bottom="0.06pt solid #000000" fo:background-color="#adc5e7" style:text-align-source="fix" style:repeat-content="false" fo:border-left="none" fo:border-right="none" fo:border-top="0.06pt solid #000000" style:vertical-align="middl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 style:data-style-name="N4">
      <style:table-cell-properties fo:border-bottom="0.99pt ridge #000000" fo:background-color="#5e8ac7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31" style:family="table-cell" style:parent-style-name="Default" style:data-style-name="N4">
      <style:table-cell-properties style:text-align-source="fix" style:repeat-content="false" style:vertical-align="middle"/>
      <style:paragraph-properties fo:text-align="end" fo:margin-left="0pt"/>
      <style:text-properties fo:font-size="10pt" style:font-size-asian="10pt" style:font-size-complex="10pt"/>
    </style:style>
    <style:style style:name="ce132" style:family="table-cell" style:parent-style-name="Default" style:data-style-name="N20004">
      <style:table-cell-properties style:text-align-source="fix" style:repeat-content="false" style:vertical-align="middle"/>
      <style:paragraph-properties fo:text-align="end" fo:margin-left="0pt"/>
      <style:text-properties fo:font-size="10pt" style:font-size-asian="10pt" style:font-size-complex="10pt"/>
    </style:style>
    <style:style style:name="ce133" style:family="table-cell" style:parent-style-name="Default" style:data-style-name="N4">
      <style:table-cell-properties fo:background-color="#000000" style:text-align-source="fix" style:repeat-content="false" style:vertical-align="middle"/>
      <style:paragraph-properties fo:text-align="end" fo:margin-left="0pt"/>
      <style:text-properties fo:font-size="10pt" style:font-size-asian="10pt" style:font-size-complex="10pt"/>
    </style:style>
    <style:style style:name="ce134" style:family="table-cell" style:parent-style-name="Default">
      <style:table-cell-properties fo:border-bottom="0.06pt solid #000000" fo:background-color="#adc5e7" style:text-align-source="fix" style:repeat-content="false" fo:border-left="none" fo:border-right="0.06pt solid #000000" fo:border-top="0.06pt solid #000000" style:vertical-align="middl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00" style:family="table-cell" style:parent-style-name="Default">
      <style:table-cell-properties fo:border-bottom="0.99pt ridge #000000" fo:background-color="#1b75bc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3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end" fo:margin-left="0pt"/>
      <style:text-properties fo:font-size="10pt" style:font-size-asian="10pt" style:font-size-complex="10pt"/>
    </style:style>
    <style:style style:name="ce137" style:family="table-cell" style:parent-style-name="Default" style:data-style-name="N10004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end" fo:margin-left="0pt"/>
      <style:text-properties fo:font-size="10pt" style:font-size-asian="10pt" style:font-size-complex="10pt"/>
    </style:style>
    <style:style style:name="ce138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 style:vertical-align="middle"/>
      <style:paragraph-properties fo:text-align="end" fo:margin-left="0pt"/>
      <style:text-properties fo:font-size="10pt" style:font-size-asian="10pt" style:font-size-complex="10pt"/>
    </style:style>
    <style:style style:name="ce85" style:family="table-cell" style:parent-style-name="Accent_20_1" style:data-style-name="N0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automatic"/>
      <style:paragraph-properties fo:text-align="center" fo:margin-left="0pt"/>
      <style:text-properties fo:color="#ff0000" style:text-outline="true" fo:font-size="20pt" fo:font-weight="bold" style:font-size-asian="12pt" style:font-weight-asian="bold" style:font-size-complex="12pt" style:font-weight-complex="bold"/>
    </style:style>
    <style:style style:name="ce88" style:family="table-cell" style:parent-style-name="Default">
      <style:table-cell-properties fo:border-bottom="0.99pt ridge #000000" fo:background-color="#dddddd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89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0pt" style:font-size-asian="10pt" style:font-size-complex="10pt"/>
    </style:style>
    <style:style style:name="ce204" style:family="table-cell" style:parent-style-name="Default">
      <style:table-cell-properties fo:border-bottom="0.06pt solid #000000" fo:background-color="#ffdaa2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05" style:family="table-cell" style:parent-style-name="Default">
      <style:table-cell-properties fo:border-bottom="0.99pt ridge #000000" fo:background-color="#f7944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45" style:family="table-cell" style:parent-style-name="Default" style:data-style-name="N10004">
      <style:table-cell-properties style:text-align-source="fix" style:repeat-content="false" style:vertical-align="middle"/>
      <style:paragraph-properties fo:text-align="end" fo:margin-left="0pt"/>
      <style:text-properties fo:font-size="10pt" style:font-size-asian="10pt" style:font-size-complex="10pt"/>
    </style:style>
    <style:style style:name="ce146" style:family="table-cell" style:parent-style-name="Default">
      <style:table-cell-properties fo:border-bottom="0.06pt solid #000000" fo:background-color="#dfcce4" style:text-align-source="fix" style:repeat-content="false" fo:border-left="none" fo:border-right="none" fo:border-top="0.06pt solid #000000" style:vertical-align="middl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07" style:family="table-cell" style:parent-style-name="Default">
      <style:table-cell-properties fo:border-bottom="0.99pt ridge #000000" fo:background-color="#fdc57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49" style:family="table-cell" style:parent-style-name="Default" style:data-style-name="N4">
      <style:table-cell-properties fo:border-bottom="0.06pt solid #000000" fo:background-color="#dfcce4" style:text-align-source="fix" style:repeat-content="false" fo:border-left="none" fo:border-right="none" fo:border-top="0.06pt solid #000000" style:vertical-align="middl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 style:data-style-name="N4">
      <style:table-cell-properties fo:border-bottom="0.99pt ridge #000000" fo:background-color="#ffe5ca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51" style:family="table-cell" style:parent-style-name="Default" style:data-style-name="N10036">
      <style:table-cell-properties fo:border-bottom="0.06pt solid #000000" fo:background-color="#dfcce4" style:text-align-source="fix" style:repeat-content="false" fo:border-left="none" fo:border-right="0.06pt solid #000000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10" style:family="table-cell" style:parent-style-name="Default">
      <style:table-cell-properties fo:border-bottom="0.99pt ridge #000000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54" style:family="table-cell" style:parent-style-name="Default" style:data-style-name="N10036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pt"/>
      <style:text-properties fo:font-size="10pt" style:font-size-asian="10pt" style:font-size-complex="10pt"/>
    </style:style>
    <style:style style:name="ce155" style:family="table-cell" style:parent-style-name="Default" style:data-style-name="N10036">
      <style:table-cell-properties fo:border-bottom="none" fo:background-color="#000000" style:text-align-source="fix" style:repeat-content="false" fo:border-left="none" fo:border-right="0.06pt solid #000000" fo:border-top="none" style:vertical-align="middle"/>
      <style:paragraph-properties fo:text-align="start" fo:margin-left="0pt"/>
      <style:text-properties fo:font-size="10pt" style:font-size-asian="10pt" style:font-size-complex="10pt"/>
    </style:style>
    <style:style style:name="ce108" style:family="table-cell" style:parent-style-name="Default" style:data-style-name="N124">
      <style:table-cell-properties fo:border-bottom="0.06pt solid #000000" fo:background-color="#c2e0ae" style:text-align-source="fix" style:repeat-content="false" fo:border-left="1.56pt solid #000000" fo:border-right="none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 style:data-style-name="N124">
      <style:table-cell-properties fo:border-bottom="0.99pt ridge #000000" fo:background-color="#c2e0ae" style:text-align-source="fix" style:repeat-content="false" fo:border-left="1.56pt solid #000000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13" style:family="table-cell" style:parent-style-name="Default" style:data-style-name="N124">
      <style:table-cell-properties fo:border-bottom="none" style:text-align-source="fix" style:repeat-content="false" fo:border-left="1.56pt solid #000000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48" style:family="table-cell" style:parent-style-name="Default" style:data-style-name="N124">
      <style:table-cell-properties fo:border-bottom="none" fo:background-color="#000000" style:text-align-source="fix" style:repeat-content="false" fo:border-left="1.56pt solid #000000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16" style:family="table-cell" style:parent-style-name="Default" style:data-style-name="N124">
      <style:table-cell-properties fo:border-bottom="0.06pt solid #000000" fo:background-color="#c2e0ae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 style:data-style-name="N124">
      <style:table-cell-properties fo:border-bottom="0.99pt ridge #000000" fo:background-color="#c2e0ae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18" style:family="table-cell" style:parent-style-name="Default" style:data-style-name="N124">
      <style:table-cell-properties style:text-align-source="fix" style:repeat-content="false" style:vertical-align="middle"/>
      <style:paragraph-properties fo:text-align="start" fo:margin-left="0pt"/>
      <style:text-properties fo:font-size="10pt" style:font-size-asian="10pt" style:font-size-complex="10pt"/>
    </style:style>
    <style:style style:name="ce152" style:family="table-cell" style:parent-style-name="Default" style:data-style-name="N124">
      <style:table-cell-properties fo:background-color="#000000" style:text-align-source="fix" style:repeat-content="false" style:vertical-align="middle"/>
      <style:paragraph-properties fo:text-align="start" fo:margin-left="0pt"/>
      <style:text-properties fo:font-size="10pt" style:font-size-asian="10pt" style:font-size-complex="10pt"/>
    </style:style>
    <style:style style:name="ce112" style:family="table-cell" style:parent-style-name="Default">
      <style:table-cell-properties fo:border-bottom="0.06pt solid #000000" fo:background-color="#c2e0a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12" style:family="table-cell" style:parent-style-name="Default">
      <style:table-cell-properties fo:border-bottom="0.99pt ridge #000000" fo:background-color="#c2e0ae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1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font-size-asian="10pt" style:font-size-complex="10pt"/>
    </style:style>
    <style:style style:name="ce156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pt"/>
      <style:text-properties fo:font-size="10pt" style:font-size-asian="10pt" style:font-size-complex="10pt"/>
    </style:style>
    <style:style style:name="ce114" style:family="table-cell" style:parent-style-name="Default">
      <style:table-cell-properties fo:border-bottom="0.06pt solid #000000" fo:background-color="#0d1f63" style:text-align-source="fix" style:repeat-content="false" fo:border-left="1.56pt solid #000000" fo:border-right="none" fo:border-top="0.06pt solid #000000" style:vertical-align="middle"/>
      <style:paragraph-properties fo:text-align="start" fo:margin-left="20.01pt"/>
      <style:text-properties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>
      <style:table-cell-properties fo:border-bottom="0.99pt ridge #000000" fo:background-color="#0d1f63" style:text-align-source="fix" style:repeat-content="false" fo:border-left="1.56pt solid #000000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07" style:family="table-cell" style:parent-style-name="Default">
      <style:table-cell-properties fo:border-bottom="none" style:text-align-source="fix" style:repeat-content="false" fo:border-left="1.56pt solid #000000" fo:border-right="none" fo:border-top="none" style:vertical-align="middle"/>
      <style:paragraph-properties fo:text-align="start" fo:margin-left="0pt"/>
      <style:text-properties fo:font-size="10pt" style:font-size-asian="10pt" style:font-size-complex="10pt"/>
    </style:style>
    <style:style style:name="ce160" style:family="table-cell" style:parent-style-name="Default">
      <style:table-cell-properties fo:border-bottom="none" fo:background-color="#000000" style:text-align-source="fix" style:repeat-content="false" fo:border-left="1.56pt solid #000000" fo:border-right="none" fo:border-top="none" style:vertical-align="middle"/>
      <style:paragraph-properties fo:text-align="start" fo:margin-left="0pt"/>
      <style:text-properties fo:font-size="10pt" style:font-size-asian="10pt" style:font-size-complex="10pt"/>
    </style:style>
    <style:style style:name="ce218" style:family="table-cell" style:parent-style-name="Default">
      <style:table-cell-properties fo:border-bottom="0.06pt solid #000000" fo:background-color="#0d1f63" style:text-align-source="fix" style:repeat-content="false" fo:border-left="none" fo:border-right="0.06pt solid #000000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0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pt"/>
      <style:text-properties fo:font-size="10pt" style:font-size-asian="10pt" style:font-size-complex="10pt"/>
    </style:style>
    <style:style style:name="ce128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 style:vertical-align="middle"/>
      <style:paragraph-properties fo:text-align="start" fo:margin-left="0pt"/>
      <style:text-properties fo:font-size="10pt" style:font-size-asian="10pt" style:font-size-complex="10pt"/>
    </style:style>
    <style:style style:name="ce180" style:family="table-cell" style:parent-style-name="Default">
      <style:table-cell-properties fo:background-color="#333333"/>
    </style:style>
    <style:style style:name="ce179" style:family="table-cell" style:parent-style-name="Default">
      <style:table-cell-properties fo:background-color="#333333" style:text-align-source="fix" style:repeat-content="false"/>
      <style:paragraph-properties fo:text-align="center" fo:margin-left="0pt"/>
    </style:style>
    <style:style style:name="ce164" style:family="table-cell" style:parent-style-name="Default">
      <style:table-cell-properties fo:background-color="#000000"/>
    </style:style>
    <style:style style:name="ce21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81" style:family="table-cell" style:parent-style-name="Default">
      <style:table-cell-properties fo:border-bottom="none" fo:background-color="#0d1f63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82" style:family="table-cell" style:parent-style-name="Default">
      <style:table-cell-properties fo:border-bottom="none" fo:background-color="#b2b2b2" style:text-align-source="fix" style:repeat-content="false" fo:border-left="0.06pt solid #000000" fo:padding-bottom="0.99pt" fo:padding-left="0.99pt" fo:padding-right="4pt" fo:padding-top="0.99pt" fo:border-right="0.06pt solid #000000" fo:border-top="none"/>
      <style:paragraph-properties fo:text-align="end" fo:margin-left="0pt"/>
    </style:style>
    <style:style style:name="ce183" style:family="table-cell" style:parent-style-name="Default">
      <style:table-cell-properties fo:border-bottom="0.06pt solid #000000" fo:background-color="#b2b2b2" style:text-align-source="fix" style:repeat-content="false" fo:border-left="0.06pt solid #000000" fo:padding-bottom="0.99pt" fo:padding-left="0.99pt" fo:padding-right="4pt" fo:padding-top="0.99pt" fo:border-right="0.06pt solid #000000" fo:border-top="none"/>
      <style:paragraph-properties fo:text-align="end" fo:margin-left="0pt"/>
    </style:style>
    <style:style style:name="ce186" style:family="table-cell" style:parent-style-name="Default">
      <style:table-cell-properties fo:border-bottom="none" fo:background-color="#b2b2b2" style:text-align-source="fix" style:repeat-content="false" fo:border-left="0.06pt solid #000000" fo:padding-bottom="0.99pt" fo:padding-left="0.99pt" fo:padding-right="4pt" fo:padding-top="0.99pt" fo:border-right="0.06pt solid #000000" fo:border-top="0.06pt solid #000000"/>
      <style:paragraph-properties fo:text-align="end" fo:margin-left="0pt"/>
    </style:style>
    <style:style style:name="ce188" style:family="table-cell" style:parent-style-name="Default" style:data-style-name="N4">
      <style:table-cell-properties fo:background-color="#adc5e7" style:text-align-source="fix" style:repeat-content="false" fo:border="none" fo:padding-bottom="0.99pt" fo:padding-left="4pt" fo:padding-right="0.99pt" fo:padding-top="0.99pt"/>
      <style:paragraph-properties fo:text-align="start" fo:margin-left="0pt"/>
    </style:style>
    <style:style style:name="ce191" style:family="table-cell" style:parent-style-name="Default" style:data-style-name="N4">
      <style:table-cell-properties fo:border-bottom="0.06pt solid #000000" fo:background-color="#adc5e7" style:text-align-source="fix" style:repeat-content="false" fo:border-left="none" fo:padding-bottom="0.99pt" fo:padding-left="4pt" fo:padding-right="0.99pt" fo:padding-top="0.99pt" fo:border-right="none" fo:border-top="none"/>
      <style:paragraph-properties fo:text-align="start" fo:margin-left="0pt"/>
    </style:style>
    <style:style style:name="ce198" style:family="table-cell" style:parent-style-name="Default" style:data-style-name="N4">
      <style:table-cell-properties fo:border-bottom="none" fo:background-color="#cccccc" style:text-align-source="fix" style:repeat-content="false" fo:border-left="none" fo:padding-bottom="0.99pt" fo:padding-left="4pt" fo:padding-right="0.99pt" fo:padding-top="0.99pt" fo:border-right="none" fo:border-top="0.06pt solid #000000"/>
      <style:paragraph-properties fo:text-align="start" fo:margin-left="0pt"/>
    </style:style>
    <style:style style:name="ce202" style:family="table-cell" style:parent-style-name="Default" style:data-style-name="N4">
      <style:table-cell-properties fo:background-color="#cccccc" style:text-align-source="fix" style:repeat-content="false" fo:border="none" fo:padding-bottom="0.99pt" fo:padding-left="4pt" fo:padding-right="0.99pt" fo:padding-top="0.99pt"/>
      <style:paragraph-properties fo:text-align="start" fo:margin-left="0pt"/>
    </style:style>
    <style:style style:name="ce203" style:family="table-cell" style:parent-style-name="Default" style:data-style-name="N4">
      <style:table-cell-properties fo:border-bottom="0.06pt solid #000000" fo:background-color="#cccccc" style:text-align-source="fix" style:repeat-content="false" fo:border-left="none" fo:padding-bottom="0.99pt" fo:padding-left="4pt" fo:padding-right="0.99pt" fo:padding-top="0.99pt" fo:border-right="none" fo:border-top="none"/>
      <style:paragraph-properties fo:text-align="start" fo:margin-left="0pt"/>
    </style:style>
    <style:style style:name="ce208" style:family="table-cell" style:parent-style-name="Default">
      <style:table-cell-properties fo:border-bottom="none" fo:border-left="none" fo:padding-bottom="0.99pt" fo:padding-left="4pt" fo:padding-right="0.99pt" fo:padding-top="0.99pt" fo:border-right="0.06pt solid #000000" fo:border-top="none"/>
    </style:style>
    <style:style style:name="ce209" style:family="table-cell" style:parent-style-name="Default" style:data-style-name="N4">
      <style:table-cell-properties fo:border-bottom="0.06pt solid #000000" fo:background-color="#cccccc" style:text-align-source="fix" style:repeat-content="false" fo:border-left="none" fo:padding-bottom="0.99pt" fo:padding-left="4pt" fo:padding-right="0.99pt" fo:padding-top="0.99pt" fo:border-right="0.06pt solid #000000" fo:border-top="none"/>
      <style:paragraph-properties fo:text-align="start" fo:margin-left="0pt"/>
    </style:style>
    <style:style style:name="ce211" style:family="table-cell" style:parent-style-name="Default">
      <style:table-cell-properties fo:border-bottom="none" fo:border-left="none" fo:padding-bottom="0.99pt" fo:padding-left="4pt" fo:padding-right="0.99pt" fo:padding-top="0.99pt" fo:border-right="0.06pt solid #000000" fo:border-top="0.06pt solid #000000"/>
    </style:style>
    <style:style style:name="ce213" style:family="table-cell" style:parent-style-name="Default">
      <style:table-cell-properties fo:border-bottom="0.06pt solid #000000" fo:border-left="none" fo:padding-bottom="0.99pt" fo:padding-left="4pt" fo:padding-right="0.99pt" fo:padding-top="0.99pt" fo:border-right="0.06pt solid #000000" fo:border-top="none"/>
    </style:style>
    <style:style style:name="gr1" style:family="graphic">
      <style:graphic-properties draw:stroke="none" svg:stroke-color="#000000" draw:fill="none" draw:fill-color="#ffffff" draw:textarea-vertical-align="middle" fo:min-height="23.3pt"/>
    </style:style>
    <style:style style:name="gr2" style:family="graphic">
      <style:graphic-properties draw:marker-start-width="5.67pt" draw:marker-start-center="false" draw:fill="solid" draw:fill-color="#ffffc0" draw:auto-grow-height="true" draw:auto-grow-width="false" fo:min-height="89.6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family="'Liberation Serif'" style:font-family-generic="roman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isc" table:style-name="ta1">
        <office:forms form:automatic-focus="false" form:apply-design-mode="false"/>
        <table:table-column table:style-name="co1" table:number-columns-repeated="8" table:default-cell-style-name="Default"/>
        <table:table-row table:style-name="ro1">
          <table:table-cell table:style-name="ce129" office:value-type="string" calcext:value-type="string">
            <text:p>long/short//win/loss</text:p>
          </table:table-cell>
          <table:table-cell table:style-name="ce129"/>
          <table:table-cell/>
          <table:table-cell table:style-name="ce2" table:formula="of:=#REF!" office:value-type="string" office:string-value="" calcext:value-type="error">
            <text:p>#REF!</text:p>
          </table:table-cell>
          <table:table-cell table:formula="of:=[$Log.Q2]" office:value-type="string" office:string-value="Win/Loss" calcext:value-type="string">
            <text:p>Win/Loss</text:p>
          </table:table-cell>
          <table:table-cell/>
          <table:table-cell table:style-name="ce130" office:value-type="string" calcext:value-type="string">
            <text:p>#Define Days of Week</text:p>
          </table:table-cell>
          <table:table-cell/>
        </table:table-row>
        <table:table-row table:style-name="ro1">
          <table:table-cell table:formula="of:=[$Log.E2]" office:value-type="string" office:string-value="Direction" calcext:value-type="string">
            <text:p>Direction</text:p>
          </table:table-cell>
          <table:table-cell table:formula="of:=[$Log.Q2]" office:value-type="string" office:string-value="Win/Loss" calcext:value-type="string">
            <text:p>Win/Los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Monda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Win</text:p>
          </table:table-cell>
          <table:table-cell/>
          <table:table-cell table:style-name="ce2" table:formula="of:=#REF!" office:value-type="string" office:string-value="" calcext:value-type="error">
            <text:p>#REF!</text:p>
          </table:table-cell>
          <table:table-cell table:formula="of:=[$Log.Q2]" office:value-type="string" office:string-value="Win/Loss" calcext:value-type="string">
            <text:p>Win/Loss</text:p>
          </table:table-cell>
          <table:table-cell/>
          <table:table-cell office:value-type="string" calcext:value-type="string">
            <text:p>Tuesda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$Log.E2]" office:value-type="string" office:string-value="Direction" calcext:value-type="string">
            <text:p>Direction</text:p>
          </table:table-cell>
          <table:table-cell table:formula="of:=[$Log.Q2]" office:value-type="string" office:string-value="Win/Loss" calcext:value-type="string">
            <text:p>Win/Los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Wednesda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Loss</text:p>
          </table:table-cell>
          <table:table-cell/>
          <table:table-cell table:style-name="ce2" table:formula="of:=#REF!" office:value-type="string" office:string-value="" calcext:value-type="error">
            <text:p>#REF!</text:p>
          </table:table-cell>
          <table:table-cell table:formula="of:=[$Log.Q2]" office:value-type="string" office:string-value="Win/Loss" calcext:value-type="string">
            <text:p>Win/Loss</text:p>
          </table:table-cell>
          <table:table-cell/>
          <table:table-cell office:value-type="string" calcext:value-type="string">
            <text:p>Thursda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$Log.E2]" office:value-type="string" office:string-value="Direction" calcext:value-type="string">
            <text:p>Direction</text:p>
          </table:table-cell>
          <table:table-cell table:formula="of:=[$Log.Q2]" office:value-type="string" office:string-value="Win/Loss" calcext:value-type="string">
            <text:p>Win/Los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Frida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Win</text:p>
          </table:table-cell>
          <table:table-cell/>
          <table:table-cell table:style-name="ce2" table:formula="of:=#REF!" office:value-type="string" office:string-value="" calcext:value-type="error">
            <text:p>#REF!</text:p>
          </table:table-cell>
          <table:table-cell table:formula="of:=[$Log.Q2]" office:value-type="string" office:string-value="Win/Loss" calcext:value-type="string">
            <text:p>Win/Loss</text:p>
          </table:table-cell>
          <table:table-cell/>
          <table:table-cell office:value-type="string" calcext:value-type="string">
            <text:p>Saturda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$Log.E2]" office:value-type="string" office:string-value="Direction" calcext:value-type="string">
            <text:p>Direction</text:p>
          </table:table-cell>
          <table:table-cell table:formula="of:=[$Log.Q2]" office:value-type="string" office:string-value="Win/Loss" calcext:value-type="string">
            <text:p>Win/Los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Sunday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Loss</text:p>
          </table:table-cell>
          <table:table-cell/>
          <table:table-cell table:style-name="ce2" table:formula="of:=#REF!" office:value-type="string" office:string-value="" calcext:value-type="error">
            <text:p>#REF!</text:p>
          </table:table-cell>
          <table:table-cell table:formula="of:=[$Log.Q2]" office:value-type="string" office:string-value="Win/Loss" calcext:value-type="string">
            <text:p>Win/Los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Version:</text:p>
          </table:table-cell>
          <table:table-cell office:value-type="string" calcext:value-type="string">
            <text:p>V1.0.6</text:p>
          </table:table-cell>
          <table:table-cell table:formula="of:=DECIMAL(MID([.$B$13]; 2; 1); 10)" office:value-type="float" office:value="1" calcext:value-type="float">
            <text:p>1</text:p>
          </table:table-cell>
          <table:table-cell table:formula="of:=DECIMAL(MID([.$B$13]; 4; 1); 10)" office:value-type="float" office:value="0" calcext:value-type="float">
            <text:p>0</text:p>
          </table:table-cell>
          <table:table-cell table:formula="of:=DECIMAL(MID([.$B$13]; 6; 1); 10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ease:</text:p>
          </table:table-cell>
          <table:table-cell office:value-type="string" calcext:value-type="string">
            <table:cell-range-source table:name="CSV_all" xlink:type="simple" xlink:href="https://raw.githubusercontent.com/CodeArtha/Trading-Journal/master/swing_trading.version" table:filter-name="Text - txt - csv (StarCalc)" table:filter-options="9/59/44,34,76,1,,0,false,false,true,false,false" table:last-column-spanned="1" table:last-row-spanned="1" table:refresh-delay="PT00H04M00S"/>
            <text:p>v1.0.5</text:p>
          </table:table-cell>
          <table:table-cell table:formula="of:=DECIMAL(MID([.$B$14]; 2; 1); 10)" office:value-type="float" office:value="1" calcext:value-type="float">
            <text:p>1</text:p>
          </table:table-cell>
          <table:table-cell table:formula="of:=DECIMAL(MID([.$B$14]; 4; 1); 10)" office:value-type="float" office:value="0" calcext:value-type="float">
            <text:p>0</text:p>
          </table:table-cell>
          <table:table-cell table:formula="of:=DECIMAL(MID([.$B$14]; 6; 1); 10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date avail?</text:p>
          </table:table-cell>
          <table:table-cell table:formula="of:=IF(([.C14]&gt;[.C13])            OR            ([.D14]&gt;[.D13])            OR            ([.E14]&gt;[.E13]); 1; 0)" office:value-type="float" office:value="0" calcext:value-type="float">
            <text:p>0</text:p>
          </table:table-cell>
          <table:table-cell table:number-columns-repeated="6"/>
        </table:table-row>
      </table:table>
      <table:table table:name="Overview" table:style-name="ta1">
        <office:forms form:automatic-focus="false" form:apply-design-mode="false"/>
        <table:shapes>
          <draw:frame draw:z-index="0" draw:style-name="gr1" draw:text-style-name="P2" svg:width="23.13pt" svg:height="23.3pt" svg:x="500.6pt" svg:y="190.09pt">
            <draw:text-box>
              <text:p text:style-name="P1"><text:span text:style-name="T1">Σ</text:span></text:p>
            </draw:text-box>
          </draw:frame>
          <draw:frame draw:z-index="1" draw:style-name="gr1" draw:text-style-name="P2" svg:width="23.13pt" svg:height="23.3pt" svg:x="500.6pt" svg:y="251.55pt">
            <draw:text-box>
              <text:p text:style-name="P1"><text:span text:style-name="T1">Σ</text:span></text:p>
            </draw:text-box>
          </draw:frame>
        </table:shapes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1" table:default-cell-style-name="ce8"/>
        <table:table-column table:style-name="co8" table:default-cell-style-name="ce8"/>
        <table:table-column table:style-name="co1" table:number-columns-repeated="2" table:default-cell-style-name="ce8"/>
        <table:table-column table:style-name="co9" table:default-cell-style-name="ce8"/>
        <table:table-column table:style-name="co1" table:number-columns-repeated="53" table:default-cell-style-name="ce8"/>
        <table:table-row table:style-name="ro2">
          <table:table-cell table:style-name="ce5" office:value-type="string" calcext:value-type="string" table:number-columns-spanned="1" table:number-rows-spanned="7">
            <text:p>Initial Setup</text:p>
          </table:table-cell>
          <table:table-cell table:style-name="ce9" table:number-columns-repeated="3"/>
          <table:table-cell table:number-columns-repeated="60"/>
        </table:table-row>
        <table:table-row table:style-name="ro2">
          <table:covered-table-cell table:style-name="ce63"/>
          <table:table-cell table:style-name="ce10" office:value-type="string" calcext:value-type="string">
            <text:p>Start date</text:p>
          </table:table-cell>
          <table:table-cell table:style-name="ce19" office:value-type="date" office:date-value="2019-01-01" calcext:value-type="date">
            <text:p>1. Jan. 2019</text:p>
          </table:table-cell>
          <table:table-cell table:style-name="ce9"/>
          <table:table-cell table:number-columns-repeated="60"/>
        </table:table-row>
        <table:table-row table:style-name="ro2">
          <table:covered-table-cell table:style-name="ce63"/>
          <table:table-cell table:style-name="ce11" office:value-type="string" calcext:value-type="string">
            <text:p>Initial Account</text:p>
          </table:table-cell>
          <table:table-cell table:style-name="ce20" office:value-type="float" office:value="10000" calcext:value-type="float">
            <text:p>10,000.00</text:p>
          </table:table-cell>
          <table:table-cell table:style-name="ce9"/>
          <table:table-cell table:number-columns-repeated="60"/>
        </table:table-row>
        <table:table-row table:style-name="ro2">
          <table:covered-table-cell table:style-name="ce63"/>
          <table:table-cell table:style-name="ce12" office:value-type="string" calcext:value-type="string">
            <text:p>Risk (%)</text:p>
          </table:table-cell>
          <table:table-cell table:style-name="ce21" office:value-type="percentage" office:value="0.006" calcext:value-type="percentage">
            <text:p>0.60%</text:p>
          </table:table-cell>
          <table:table-cell table:style-name="ce9"/>
          <table:table-cell table:number-columns-repeated="60"/>
        </table:table-row>
        <table:table-row table:style-name="ro2">
          <table:covered-table-cell table:style-name="ce63"/>
          <table:table-cell table:style-name="ce12" office:value-type="string" calcext:value-type="string">
            <text:p>Risk ($)</text:p>
          </table:table-cell>
          <table:table-cell table:style-name="ce22" table:formula="of:=[.C3]*[.C4]" office:value-type="float" office:value="60" calcext:value-type="float">
            <text:p>60.00</text:p>
          </table:table-cell>
          <table:table-cell table:style-name="ce9"/>
          <table:table-cell table:number-columns-repeated="60"/>
        </table:table-row>
        <table:table-row table:style-name="ro2">
          <table:covered-table-cell table:style-name="ce63"/>
          <table:table-cell table:style-name="ce13" office:value-type="string" calcext:value-type="string">
            <text:p>Desired R ratio</text:p>
          </table:table-cell>
          <table:table-cell table:style-name="ce23" office:value-type="float" office:value="2" calcext:value-type="float">
            <text:p>2:1</text:p>
          </table:table-cell>
          <table:table-cell table:style-name="ce9"/>
          <table:table-cell table:number-columns-repeated="60"/>
        </table:table-row>
        <table:table-row table:style-name="ro2">
          <table:covered-table-cell table:style-name="ce63"/>
          <table:table-cell table:style-name="ce14" table:number-columns-repeated="2"/>
          <table:table-cell table:style-name="ce9"/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6"/>
          <table:table-cell table:style-name="ce29" office:value-type="string" calcext:value-type="string">
            <text:p># trades</text:p>
          </table:table-cell>
          <table:table-cell table:style-name="ce29" office:value-type="string" calcext:value-type="string">
            <text:p>% of trades</text:p>
          </table:table-cell>
          <table:table-cell table:style-name="ce29" office:value-type="string" calcext:value-type="string">
            <text:p>$</text:p>
          </table:table-cell>
          <table:table-cell/>
          <table:table-cell table:style-name="ce37" office:value-type="string" calcext:value-type="string">
            <text:p>Strategy</text:p>
          </table:table-cell>
          <table:table-cell table:style-name="ce43" office:value-type="string" calcext:value-type="string">
            <text:p>Win</text:p>
          </table:table-cell>
          <table:table-cell table:style-name="ce43" office:value-type="string" calcext:value-type="string">
            <text:p>Loss</text:p>
          </table:table-cell>
          <table:table-cell table:style-name="ce43" office:value-type="string" calcext:value-type="string">
            <text:p>% Win</text:p>
          </table:table-cell>
          <table:table-cell table:number-columns-repeated="50"/>
        </table:table-row>
        <table:table-row table:style-name="ro2">
          <table:table-cell table:number-columns-repeated="5"/>
          <table:table-cell table:style-name="ce10" office:value-type="string" calcext:value-type="string">
            <text:p>Number of trades</text:p>
          </table:table-cell>
          <table:table-cell table:style-name="ce30" table:formula="of:=COUNT([$Log.H3:$Log.H502])" office:value-type="float" office:value="0" calcext:value-type="float">
            <text:p>0</text:p>
          </table:table-cell>
          <table:table-cell table:style-name="ce33" office:value-type="percentage" office:value="1" calcext:value-type="percentage">
            <text:p>100.00%</text:p>
          </table:table-cell>
          <table:table-cell table:number-columns-repeated="2"/>
          <table:table-cell table:style-name="ce39" table:formula="of:=INDEX([$Log.C3:$Log.C502]; MATCH(0; COUNTIF([.K$9:.$K9]; [$Log.C3:$Log.C502]); 0))" office:value-type="float" office:value="0" calcext:value-type="float">
            <text:p>0</text:p>
          </table:table-cell>
          <table:table-cell table:style-name="ce31" table:formula="of:=COUNTIFS([Log.$C$3:.$C$502]; [.K10]; [Log.$Q$3:.$Q$502]; &quot;=Win&quot;)" office:value-type="float" office:value="0" calcext:value-type="float">
            <text:p>0</text:p>
          </table:table-cell>
          <table:table-cell table:style-name="ce31" table:formula="of:=COUNTIFS([$Log.C3:$Log.C502]; [.K10]; [$Log.Q3:$Log.Q502]; &quot;=Loss&quot;)" office:value-type="float" office:value="0" calcext:value-type="float">
            <text:p>0</text:p>
          </table:table-cell>
          <table:table-cell table:style-name="ce46" table:formula="of:=IF(ISNUMBER([.L10]+[.M10]); IF(([.L10]+[.M10])&gt;0;[.L10]/([.L10]+[.M10]);&quot;&quot;); &quot;&quot;)">
            <text:p/>
          </table:table-cell>
          <table:table-cell table:number-columns-repeated="50"/>
        </table:table-row>
        <table:table-row table:style-name="ro2">
          <table:table-cell table:number-columns-repeated="5"/>
          <table:table-cell table:style-name="ce11" office:value-type="string" calcext:value-type="string">
            <text:p>Long trades</text:p>
          </table:table-cell>
          <table:table-cell table:style-name="ce31" table:formula="of:=COUNTIF([$Log.E3:$Log.E502]; &quot;Long&quot;)" office:value-type="float" office:value="0" calcext:value-type="float">
            <text:p>0</text:p>
          </table:table-cell>
          <table:table-cell table:style-name="ce34" table:formula="of:=[.G11]/[.G10]" office:value-type="string" office:string-value="" calcext:value-type="error">
            <text:p>#DIV/0!</text:p>
          </table:table-cell>
          <table:table-cell table:number-columns-repeated="2"/>
          <table:table-cell table:style-name="ce39" table:formula="of:=INDEX([$Log.C4:$Log.C503]; MATCH(0; COUNTIF([.K$9:.$K10]; [$Log.C4:$Log.C503]); 0))" office:value-type="string" office:string-value="" calcext:value-type="error">
            <text:p>#N/A</text:p>
          </table:table-cell>
          <table:table-cell table:style-name="ce31" table:formula="of:=COUNTIFS([Log.$C$3:.$C$502]; [.K11]; [Log.$Q$3:.$Q$502]; &quot;=Win&quot;)" office:value-type="string" office:string-value="" calcext:value-type="error">
            <text:p>#N/A</text:p>
          </table:table-cell>
          <table:table-cell table:style-name="ce31" table:formula="of:=COUNTIFS([$Log.C4:$Log.C503]; [.K11]; [$Log.Q4:$Log.Q503]; &quot;=Loss&quot;)" office:value-type="string" office:string-value="" calcext:value-type="error">
            <text:p>#N/A</text:p>
          </table:table-cell>
          <table:table-cell table:style-name="ce46" table:formula="of:=IF(ISNUMBER([.L11]+[.M11]); IF(([.L11]+[.M11])&gt;0;[.L11]/([.L11]+[.M11]);&quot;&quot;); &quot;&quot;)">
            <text:p/>
          </table:table-cell>
          <table:table-cell table:number-columns-repeated="50"/>
        </table:table-row>
        <table:table-row table:style-name="ro2">
          <table:table-cell/>
          <table:table-cell table:style-name="ce62" office:value-type="string" calcext:value-type="string" table:number-columns-spanned="1" table:number-rows-spanned="2">
            <text:p>Current Account</text:p>
          </table:table-cell>
          <table:table-cell table:style-name="ce90" table:formula="of:=[.C3]+[.C14]" office:value-type="float" office:value="10000" calcext:value-type="float" table:number-columns-spanned="1" table:number-rows-spanned="2">
            <text:p>10,000.00</text:p>
          </table:table-cell>
          <table:table-cell table:number-columns-repeated="2"/>
          <table:table-cell table:style-name="ce18" office:value-type="string" calcext:value-type="string">
            <text:p>Short trades</text:p>
          </table:table-cell>
          <table:table-cell table:style-name="ce32" table:formula="of:=COUNTIF([$Log.E3:$Log.E502]; &quot;Short&quot;)" office:value-type="float" office:value="0" calcext:value-type="float">
            <text:p>0</text:p>
          </table:table-cell>
          <table:table-cell table:style-name="ce35" table:formula="of:=[.G12]/[.G10]" office:value-type="string" office:string-value="" calcext:value-type="error">
            <text:p>#DIV/0!</text:p>
          </table:table-cell>
          <table:table-cell table:number-columns-repeated="2"/>
          <table:table-cell table:style-name="ce39" table:formula="of:=INDEX([$Log.C5:$Log.C504]; MATCH(0; COUNTIF([.K$9:.$K11]; [$Log.C5:$Log.C504]); 0))" office:value-type="string" office:string-value="" calcext:value-type="error">
            <text:p>#N/A</text:p>
          </table:table-cell>
          <table:table-cell table:style-name="ce31" table:formula="of:=COUNTIFS([Log.$C$3:.$C$502]; [.K12]; [Log.$Q$3:.$Q$502]; &quot;=Win&quot;)" office:value-type="string" office:string-value="" calcext:value-type="error">
            <text:p>#N/A</text:p>
          </table:table-cell>
          <table:table-cell table:style-name="ce31" table:formula="of:=COUNTIFS([$Log.C5:$Log.C504]; [.K12]; [$Log.Q5:$Log.Q504]; &quot;=Loss&quot;)" office:value-type="string" office:string-value="" calcext:value-type="error">
            <text:p>#N/A</text:p>
          </table:table-cell>
          <table:table-cell table:style-name="ce46" table:formula="of:=IF(ISNUMBER([.L12]+[.M12]); IF(([.L12]+[.M12])&gt;0;[.L12]/([.L12]+[.M12]);&quot;&quot;); &quot;&quot;)">
            <text:p/>
          </table:table-cell>
          <table:table-cell table:number-columns-repeated="50"/>
        </table:table-row>
        <table:table-row table:style-name="ro2">
          <table:table-cell/>
          <table:covered-table-cell table:number-columns-repeated="2" table:style-name="ce63"/>
          <table:table-cell table:number-columns-repeated="7"/>
          <table:table-cell table:style-name="ce39" table:formula="of:=INDEX([$Log.C6:$Log.C505]; MATCH(0; COUNTIF([.K$9:.$K12]; [$Log.C6:$Log.C505]); 0))" office:value-type="string" office:string-value="" calcext:value-type="error">
            <text:p>#N/A</text:p>
          </table:table-cell>
          <table:table-cell table:style-name="ce31" table:formula="of:=COUNTIFS([Log.$C$3:.$C$502]; [.K13]; [Log.$Q$3:.$Q$502]; &quot;=Win&quot;)" office:value-type="string" office:string-value="" calcext:value-type="error">
            <text:p>#N/A</text:p>
          </table:table-cell>
          <table:table-cell table:style-name="ce31" table:formula="of:=COUNTIFS([$Log.C6:$Log.C505]; [.K13]; [$Log.Q6:$Log.Q505]; &quot;=Loss&quot;)" office:value-type="string" office:string-value="" calcext:value-type="error">
            <text:p>#N/A</text:p>
          </table:table-cell>
          <table:table-cell table:style-name="ce46" table:formula="of:=IF(ISNUMBER([.L13]+[.M13]); IF(([.L13]+[.M13])&gt;0;[.L13]/([.L13]+[.M13]);&quot;&quot;); &quot;&quot;)">
            <text:p/>
          </table:table-cell>
          <table:table-cell table:number-columns-repeated="50"/>
        </table:table-row>
        <table:table-row table:style-name="ro2">
          <table:table-cell/>
          <table:table-cell table:style-name="ce62" office:value-type="string" calcext:value-type="string" table:number-columns-spanned="1" table:number-rows-spanned="2">
            <text:p>Global P&amp;L ($)</text:p>
          </table:table-cell>
          <table:table-cell table:style-name="ce90" table:formula="of:=SUM([$Log.P3:$Log.P500])" office:value-type="float" office:value="0" calcext:value-type="float" table:number-columns-spanned="1" table:number-rows-spanned="2">
            <text:p>0.00</text:p>
          </table:table-cell>
          <table:table-cell table:number-columns-repeated="2"/>
          <table:table-cell table:style-name="ce10" office:value-type="string" calcext:value-type="string">
            <text:p>Winning trades</text:p>
          </table:table-cell>
          <table:table-cell table:style-name="ce30" table:formula="of:=COUNTIF([$Log.Q3:$Log.Q502];&quot;Win&quot;)" office:value-type="float" office:value="0" calcext:value-type="float">
            <text:p>0</text:p>
          </table:table-cell>
          <table:table-cell table:style-name="ce33" table:formula="of:=[.G14]/[.G10]" office:value-type="string" office:string-value="" calcext:value-type="error">
            <text:p>#DIV/0!</text:p>
          </table:table-cell>
          <table:table-cell table:style-name="ce36" table:formula="of:=SUMIF([$Log.Q3:$Log.Q502];&quot;Win&quot;;[$Log.P3:$Log.P502])" office:value-type="float" office:value="0" calcext:value-type="float">
            <text:p>0</text:p>
          </table:table-cell>
          <table:table-cell/>
          <table:table-cell table:style-name="ce39" table:formula="of:=INDEX([$Log.C7:$Log.C506]; MATCH(0; COUNTIF([.K$9:.$K13]; [$Log.C7:$Log.C506]); 0))" office:value-type="string" office:string-value="" calcext:value-type="error">
            <text:p>#N/A</text:p>
          </table:table-cell>
          <table:table-cell table:style-name="ce31" table:formula="of:=COUNTIFS([Log.$C$3:.$C$502]; [.K14]; [Log.$Q$3:.$Q$502]; &quot;=Win&quot;)" office:value-type="string" office:string-value="" calcext:value-type="error">
            <text:p>#N/A</text:p>
          </table:table-cell>
          <table:table-cell table:style-name="ce31" table:formula="of:=COUNTIFS([$Log.C7:$Log.C506]; [.K14]; [$Log.Q7:$Log.Q506]; &quot;=Loss&quot;)" office:value-type="string" office:string-value="" calcext:value-type="error">
            <text:p>#N/A</text:p>
          </table:table-cell>
          <table:table-cell table:style-name="ce46" table:formula="of:=IF(ISNUMBER([.L14]+[.M14]); IF(([.L14]+[.M14])&gt;0;[.L14]/([.L14]+[.M14]);&quot;&quot;); &quot;&quot;)">
            <text:p/>
          </table:table-cell>
          <table:table-cell table:number-columns-repeated="50"/>
        </table:table-row>
        <table:table-row table:style-name="ro2">
          <table:table-cell/>
          <table:covered-table-cell table:number-columns-repeated="2" table:style-name="ce63"/>
          <table:table-cell table:number-columns-repeated="2"/>
          <table:table-cell table:style-name="ce11" office:value-type="string" calcext:value-type="string">
            <text:p>Winning longs</text:p>
          </table:table-cell>
          <table:table-cell table:style-name="ce31" table:formula="of:=DCOUNTA([$Log.A2:$Log.U502]; [$Log.E2]; [$Misc.A2:$Misc.B3])" office:value-type="float" office:value="0" calcext:value-type="float">
            <text:p>0</text:p>
          </table:table-cell>
          <table:table-cell table:style-name="ce34" table:formula="of:=[.G15]/[.G11]" office:value-type="string" office:string-value="" calcext:value-type="error">
            <text:p>#DIV/0!</text:p>
          </table:table-cell>
          <table:table-cell table:number-columns-repeated="2"/>
          <table:table-cell table:style-name="ce39" table:formula="of:=INDEX([$Log.C8:$Log.C507]; MATCH(0; COUNTIF([.K$9:.$K14]; [$Log.C8:$Log.C507]); 0))" office:value-type="string" office:string-value="" calcext:value-type="error">
            <text:p>#N/A</text:p>
          </table:table-cell>
          <table:table-cell table:style-name="ce31" table:formula="of:=COUNTIFS([Log.$C$3:.$C$502]; [.K15]; [Log.$Q$3:.$Q$502]; &quot;=Win&quot;)" office:value-type="string" office:string-value="" calcext:value-type="error">
            <text:p>#N/A</text:p>
          </table:table-cell>
          <table:table-cell table:style-name="ce31" table:formula="of:=COUNTIFS([$Log.C8:$Log.C507]; [.K15]; [$Log.Q8:$Log.Q507]; &quot;=Loss&quot;)" office:value-type="string" office:string-value="" calcext:value-type="error">
            <text:p>#N/A</text:p>
          </table:table-cell>
          <table:table-cell table:style-name="ce46" table:formula="of:=IF(ISNUMBER([.L15]+[.M15]); IF(([.L15]+[.M15])&gt;0;[.L15]/([.L15]+[.M15]);&quot;&quot;); &quot;&quot;)">
            <text:p/>
          </table:table-cell>
          <table:table-cell table:number-columns-repeated="50"/>
        </table:table-row>
        <table:table-row table:style-name="ro2">
          <table:table-cell/>
          <table:table-cell table:style-name="ce64" office:value-type="string" calcext:value-type="string" table:number-columns-spanned="1" table:number-rows-spanned="2">
            <text:p>Global P&amp;L (%)</text:p>
          </table:table-cell>
          <table:table-cell table:style-name="ce72" table:formula="of:=[.C14]/[.C3]" office:value-type="float" office:value="0" calcext:value-type="float" table:number-columns-spanned="1" table:number-rows-spanned="2">
            <text:p>0</text:p>
          </table:table-cell>
          <table:table-cell table:number-columns-repeated="2"/>
          <table:table-cell table:style-name="ce18" office:value-type="string" calcext:value-type="string">
            <text:p>Winning shorts</text:p>
          </table:table-cell>
          <table:table-cell table:style-name="ce32" table:formula="of:=DCOUNTA([$Log.A2:$Log.U502]; [$Log.E2]; [$Misc.A6:$Misc.B7])" office:value-type="float" office:value="0" calcext:value-type="float">
            <text:p>0</text:p>
          </table:table-cell>
          <table:table-cell table:style-name="ce35" table:formula="of:=[.G16]/[.G12]" office:value-type="string" office:string-value="" calcext:value-type="error">
            <text:p>#DIV/0!</text:p>
          </table:table-cell>
          <table:table-cell table:number-columns-repeated="2"/>
          <table:table-cell table:style-name="ce39" table:formula="of:=INDEX([$Log.C9:$Log.C508]; MATCH(0; COUNTIF([.K$9:.$K15]; [$Log.C9:$Log.C508]); 0))" office:value-type="string" office:string-value="" calcext:value-type="error">
            <text:p>#N/A</text:p>
          </table:table-cell>
          <table:table-cell table:style-name="ce31" table:formula="of:=COUNTIFS([Log.$C$3:.$C$502]; [.K16]; [Log.$Q$3:.$Q$502]; &quot;=Win&quot;)" office:value-type="string" office:string-value="" calcext:value-type="error">
            <text:p>#N/A</text:p>
          </table:table-cell>
          <table:table-cell table:style-name="ce31" table:formula="of:=COUNTIFS([$Log.C9:$Log.C508]; [.K16]; [$Log.Q9:$Log.Q508]; &quot;=Loss&quot;)" office:value-type="string" office:string-value="" calcext:value-type="error">
            <text:p>#N/A</text:p>
          </table:table-cell>
          <table:table-cell table:style-name="ce46" table:formula="of:=IF(ISNUMBER([.L16]+[.M16]); IF(([.L16]+[.M16])&gt;0;[.L16]/([.L16]+[.M16]);&quot;&quot;); &quot;&quot;)">
            <text:p/>
          </table:table-cell>
          <table:table-cell table:number-columns-repeated="50"/>
        </table:table-row>
        <table:table-row table:style-name="ro2">
          <table:table-cell/>
          <table:covered-table-cell table:style-name="ce65"/>
          <table:covered-table-cell table:style-name="ce73"/>
          <table:table-cell table:number-columns-repeated="7"/>
          <table:table-cell table:style-name="ce39" table:formula="of:=INDEX([$Log.C10:$Log.C509]; MATCH(0; COUNTIF([.K$9:.$K16]; [$Log.C10:$Log.C509]); 0))" office:value-type="string" office:string-value="" calcext:value-type="error">
            <text:p>#N/A</text:p>
          </table:table-cell>
          <table:table-cell table:style-name="ce31" table:formula="of:=COUNTIFS([Log.$C$3:.$C$502]; [.K17]; [Log.$Q$3:.$Q$502]; &quot;=Win&quot;)" office:value-type="string" office:string-value="" calcext:value-type="error">
            <text:p>#N/A</text:p>
          </table:table-cell>
          <table:table-cell table:style-name="ce31" table:formula="of:=COUNTIFS([$Log.C10:$Log.C509]; [.K17]; [$Log.Q10:$Log.Q509]; &quot;=Loss&quot;)" office:value-type="string" office:string-value="" calcext:value-type="error">
            <text:p>#N/A</text:p>
          </table:table-cell>
          <table:table-cell table:style-name="ce46" table:formula="of:=IF(ISNUMBER([.L17]+[.M17]); IF(([.L17]+[.M17])&gt;0;[.L17]/([.L17]+[.M17]);&quot;&quot;); &quot;&quot;)">
            <text:p/>
          </table:table-cell>
          <table:table-cell table:number-columns-repeated="50"/>
        </table:table-row>
        <table:table-row table:style-name="ro2">
          <table:table-cell table:number-columns-repeated="5"/>
          <table:table-cell table:style-name="ce10" office:value-type="string" calcext:value-type="string">
            <text:p>Losing trades</text:p>
          </table:table-cell>
          <table:table-cell table:style-name="ce30" table:formula="of:=COUNTIF([$Log.Q3:$Log.Q502]; &quot;Loss&quot;)" office:value-type="float" office:value="0" calcext:value-type="float">
            <text:p>0</text:p>
          </table:table-cell>
          <table:table-cell table:style-name="ce33" table:formula="of:=[.G18]/[.G10]" office:value-type="string" office:string-value="" calcext:value-type="error">
            <text:p>#DIV/0!</text:p>
          </table:table-cell>
          <table:table-cell table:style-name="ce36" table:formula="of:=SUMIF([$Log.Q7:$Log.Q506];&quot;Loss&quot;;[$Log.P7:$Log.P506])" office:value-type="float" office:value="0" calcext:value-type="float">
            <text:p>0</text:p>
          </table:table-cell>
          <table:table-cell/>
          <table:table-cell table:style-name="ce39" table:formula="of:=INDEX([$Log.C11:$Log.C510]; MATCH(0; COUNTIF([.K$9:.$K17]; [$Log.C11:$Log.C510]); 0))" office:value-type="string" office:string-value="" calcext:value-type="error">
            <text:p>#N/A</text:p>
          </table:table-cell>
          <table:table-cell table:style-name="ce31" table:formula="of:=COUNTIFS([Log.$C$3:.$C$502]; [.K18]; [Log.$Q$3:.$Q$502]; &quot;=Win&quot;)" office:value-type="string" office:string-value="" calcext:value-type="error">
            <text:p>#N/A</text:p>
          </table:table-cell>
          <table:table-cell table:style-name="ce31" table:formula="of:=COUNTIFS([$Log.C11:$Log.C510]; [.K18]; [$Log.Q11:$Log.Q510]; &quot;=Loss&quot;)" office:value-type="string" office:string-value="" calcext:value-type="error">
            <text:p>#N/A</text:p>
          </table:table-cell>
          <table:table-cell table:style-name="ce46" table:formula="of:=IF(ISNUMBER([.L18]+[.M18]); IF(([.L18]+[.M18])&gt;0;[.L18]/([.L18]+[.M18]);&quot;&quot;); &quot;&quot;)">
            <text:p/>
          </table:table-cell>
          <table:table-cell table:number-columns-repeated="50"/>
        </table:table-row>
        <table:table-row table:style-name="ro2">
          <table:table-cell table:number-columns-repeated="5"/>
          <table:table-cell table:style-name="ce11" office:value-type="string" calcext:value-type="string">
            <text:p>Losing longs</text:p>
          </table:table-cell>
          <table:table-cell table:style-name="ce31" table:formula="of:=DCOUNTA([$Log.A2:$Log.U502]; [$Log.E2]; [$Misc.A4:$Misc.B5])" office:value-type="float" office:value="0" calcext:value-type="float">
            <text:p>0</text:p>
          </table:table-cell>
          <table:table-cell table:style-name="ce34" table:formula="of:=[.G19]/[.G11]" office:value-type="string" office:string-value="" calcext:value-type="error">
            <text:p>#DIV/0!</text:p>
          </table:table-cell>
          <table:table-cell table:number-columns-repeated="2"/>
          <table:table-cell table:style-name="ce39" table:formula="of:=INDEX([$Log.C12:$Log.C511]; MATCH(0; COUNTIF([.K$9:.$K18]; [$Log.C12:$Log.C511]); 0))" office:value-type="string" office:string-value="" calcext:value-type="error">
            <text:p>#N/A</text:p>
          </table:table-cell>
          <table:table-cell table:style-name="ce31" table:formula="of:=COUNTIFS([Log.$C$3:.$C$502]; [.K19]; [Log.$Q$3:.$Q$502]; &quot;=Win&quot;)" office:value-type="string" office:string-value="" calcext:value-type="error">
            <text:p>#N/A</text:p>
          </table:table-cell>
          <table:table-cell table:style-name="ce31" table:formula="of:=COUNTIFS([$Log.C12:$Log.C511]; [.K19]; [$Log.Q12:$Log.Q511]; &quot;=Loss&quot;)" office:value-type="string" office:string-value="" calcext:value-type="error">
            <text:p>#N/A</text:p>
          </table:table-cell>
          <table:table-cell table:style-name="ce46" table:formula="of:=IF(ISNUMBER([.L19]+[.M19]); IF(([.L19]+[.M19])&gt;0;[.L19]/([.L19]+[.M19]);&quot;&quot;); &quot;&quot;)">
            <text:p/>
          </table:table-cell>
          <table:table-cell table:number-columns-repeated="50"/>
        </table:table-row>
        <table:table-row table:style-name="ro2">
          <table:table-cell table:number-columns-repeated="5"/>
          <table:table-cell table:style-name="ce18" office:value-type="string" calcext:value-type="string">
            <text:p>Losing shorts</text:p>
          </table:table-cell>
          <table:table-cell table:style-name="ce32" table:formula="of:=DCOUNTA([$Log.A2:$Log.U502]; [$Log.E2]; [$Misc.A8:$Misc.B9])" office:value-type="float" office:value="0" calcext:value-type="float">
            <text:p>0</text:p>
          </table:table-cell>
          <table:table-cell table:style-name="ce32" table:formula="of:=[.G20]/[.G12]" office:value-type="string" office:string-value="" calcext:value-type="error">
            <text:p>#DIV/0!</text:p>
          </table:table-cell>
          <table:table-cell table:number-columns-repeated="56"/>
        </table:table-row>
        <table:table-row table:style-name="ro2">
          <table:table-cell/>
          <table:table-cell table:style-name="ce10" office:value-type="string" calcext:value-type="string">
            <text:p>Average R ratio</text:p>
          </table:table-cell>
          <table:table-cell table:style-name="ce27" table:formula="of:=AVERAGE([$Log.O3:$Log.O502])" office:value-type="string" office:string-value="" calcext:value-type="error">
            <text:p>#DIV/0!</text:p>
          </table:table-cell>
          <table:table-cell table:number-columns-repeated="61"/>
        </table:table-row>
        <table:table-row table:style-name="ro2">
          <table:table-cell/>
          <table:table-cell table:style-name="ce18" office:value-type="string" calcext:value-type="string">
            <text:p>Sharpe ratio</text:p>
          </table:table-cell>
          <table:table-cell table:style-name="ce28" table:formula="of:=([.I14]/[.G14])/(ABS([.I18])/[.G18])" office:value-type="string" office:string-value="" calcext:value-type="error">
            <text:p>#DIV/0!</text:p>
          </table:table-cell>
          <table:table-cell table:number-columns-repeated="61"/>
        </table:table-row>
        <table:table-row table:style-name="ro2" table:number-rows-repeated="1048553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Log" table:style-name="ta1">
        <office:forms form:automatic-focus="false" form:apply-design-mode="false"/>
        <table:table-column table:style-name="co10" table:default-cell-style-name="ce185"/>
        <table:table-column table:style-name="co1" table:number-columns-repeated="3" table:default-cell-style-name="ce190"/>
        <table:table-column table:style-name="co1" table:default-cell-style-name="ce193"/>
        <table:table-column table:style-name="co11" table:default-cell-style-name="ce110"/>
        <table:table-column table:style-name="co1" table:default-cell-style-name="ce124"/>
        <table:table-column table:style-name="co1" table:default-cell-style-name="ce131"/>
        <table:table-column table:style-name="co1" table:default-cell-style-name="ce136"/>
        <table:table-column table:style-name="co12" table:default-cell-style-name="ce89"/>
        <table:table-column table:style-name="co1" table:number-columns-repeated="2" table:default-cell-style-name="ce124"/>
        <table:table-column table:style-name="co1" table:default-cell-style-name="ce131"/>
        <table:table-column table:style-name="co13" table:default-cell-style-name="ce154"/>
        <table:table-column table:style-name="co14" table:default-cell-style-name="ce113"/>
        <table:table-column table:style-name="co1" table:default-cell-style-name="ce118"/>
        <table:table-column table:style-name="co15" table:default-cell-style-name="ce214"/>
        <table:table-column table:style-name="co16" table:default-cell-style-name="ce214"/>
        <table:table-column table:style-name="co16" table:default-cell-style-name="ce107"/>
        <table:table-column table:style-name="co17" table:default-cell-style-name="ce190"/>
        <table:table-column table:style-name="co18" table:default-cell-style-name="ce201"/>
        <table:table-column table:style-name="co1" table:number-columns-repeated="43" table:default-cell-style-name="ce180"/>
        <table:table-column table:style-name="co1" table:number-columns-repeated="960" table:default-cell-style-name="Default"/>
        <table:table-row table:style-name="ro3">
          <table:table-cell table:style-name="ce56" office:value-type="string" calcext:value-type="string" table:number-columns-spanned="5" table:number-rows-spanned="1">
            <text:p>TRADE IDENTIFIERS</text:p>
          </table:table-cell>
          <table:covered-table-cell table:number-columns-repeated="3" table:style-name="ce189"/>
          <table:covered-table-cell table:style-name="ce70"/>
          <table:table-cell table:style-name="ce194" office:value-type="string" calcext:value-type="string" table:number-columns-spanned="4" table:number-rows-spanned="1">
            <text:p>ENTRY</text:p>
          </table:table-cell>
          <table:covered-table-cell table:style-name="ce120"/>
          <table:covered-table-cell table:style-name="ce126"/>
          <table:covered-table-cell table:style-name="ce134"/>
          <table:table-cell table:style-name="ce85" table:formula="of:=IF([$Misc.B15] = 1; &quot;update&quot;; &quot;&quot;)">
            <text:p/>
          </table:table-cell>
          <table:table-cell table:style-name="ce204" office:value-type="string" calcext:value-type="string" table:number-columns-spanned="4" table:number-rows-spanned="1">
            <text:p>EXIT</text:p>
          </table:table-cell>
          <table:covered-table-cell table:style-name="ce146"/>
          <table:covered-table-cell table:style-name="ce149"/>
          <table:covered-table-cell table:style-name="ce151"/>
          <table:table-cell table:style-name="ce108" office:value-type="string" calcext:value-type="string" table:number-columns-spanned="4" table:number-rows-spanned="1">
            <text:p>RESULTS</text:p>
          </table:table-cell>
          <table:covered-table-cell table:style-name="ce116"/>
          <table:covered-table-cell table:number-columns-repeated="2" table:style-name="ce112"/>
          <table:table-cell table:style-name="ce114" office:value-type="string" calcext:value-type="string" table:number-columns-spanned="3" table:number-rows-spanned="1">
            <text:p>RECOGNITION</text:p>
          </table:table-cell>
          <table:covered-table-cell table:style-name="ce189"/>
          <table:covered-table-cell table:style-name="ce218"/>
          <table:table-cell table:number-columns-repeated="1003"/>
        </table:table-row>
        <table:table-row table:style-name="ro1">
          <table:table-cell table:style-name="ce184" office:value-type="string" calcext:value-type="string">
            <text:p>#</text:p>
          </table:table-cell>
          <table:table-cell table:style-name="ce187" office:value-type="string" calcext:value-type="string">
            <text:p>Symbol</text:p>
          </table:table-cell>
          <table:table-cell table:style-name="ce187" office:value-type="string" calcext:value-type="string">
            <text:p>Strategy</text:p>
          </table:table-cell>
          <table:table-cell table:style-name="ce187" office:value-type="string" calcext:value-type="string">
            <office:annotation draw:style-name="gr2" draw:text-style-name="P4" svg:width="82.18pt" svg:height="95.27pt" svg:x="231.34pt" svg:y="9.44pt" draw:caption-point-x="-17.29pt" draw:caption-point-y="15.28pt">
              <dc:creator>ca</dc:creator>
              <dc:date>2019-08-08T00:00:00</dc:date>
              <text:p text:style-name="P3"><text:span text:style-name="T2">On what timeframe the BUY and SELL signal were found and taken.</text:span></text:p>
              <text:p text:style-name="P3"><text:span text:style-name="T2">1m, 2m, 5m, 15m, 30m, 60m, H1, H4, D</text:span></text:p>
            </office:annotation>
            <text:p>Timeframe</text:p>
          </table:table-cell>
          <table:table-cell table:style-name="ce192" office:value-type="string" calcext:value-type="string">
            <text:p>Direction</text:p>
          </table:table-cell>
          <table:table-cell table:style-name="ce195" office:value-type="string" calcext:value-type="string">
            <office:annotation draw:style-name="gr3" draw:text-style-name="P4" svg:width="82.18pt" svg:height="28.09pt" svg:x="381pt" svg:y="9.44pt" draw:caption-point-x="-17.29pt" draw:caption-point-y="15.28pt">
              <dc:creator>ca</dc:creator>
              <dc:date>2019-12-28T00:00:00</dc:date>
              <text:p text:style-name="P3"><text:span text:style-name="T2">DD/MM/YYYY HH:MM</text:span></text:p>
            </office:annotation>
            <text:p>Entry DateTime</text:p>
          </table:table-cell>
          <table:table-cell table:style-name="ce197" office:value-type="string" calcext:value-type="string">
            <text:p>Entry Qty</text:p>
          </table:table-cell>
          <table:table-cell table:style-name="ce79" office:value-type="string" calcext:value-type="string">
            <text:p>Entry Price</text:p>
          </table:table-cell>
          <table:table-cell table:style-name="ce200" office:value-type="string" calcext:value-type="string">
            <text:p>StopLoss</text:p>
          </table:table-cell>
          <table:table-cell table:style-name="ce88" office:value-type="string" calcext:value-type="string">
            <text:p>Risking</text:p>
          </table:table-cell>
          <table:table-cell table:style-name="ce205" office:value-type="string" calcext:value-type="string">
            <text:p>TargetPrice</text:p>
          </table:table-cell>
          <table:table-cell table:style-name="ce207" office:value-type="string" calcext:value-type="string">
            <text:p>Exit Qty</text:p>
          </table:table-cell>
          <table:table-cell table:style-name="ce101" office:value-type="string" calcext:value-type="string">
            <text:p>Exit Price</text:p>
          </table:table-cell>
          <table:table-cell table:style-name="ce210" office:value-type="string" calcext:value-type="string">
            <office:annotation draw:style-name="gr3" draw:text-style-name="P4" svg:width="82.18pt" svg:height="28.09pt" svg:x="932.46pt" svg:y="9.44pt" draw:caption-point-x="-17.29pt" draw:caption-point-y="15.28pt">
              <dc:creator>ca</dc:creator>
              <dc:date>2019-12-28T00:00:00</dc:date>
              <text:p text:style-name="P3"><text:span text:style-name="T2">DD/MM/YYYY HH:MM</text:span></text:p>
            </office:annotation>
            <text:p>Exit DateTime</text:p>
          </table:table-cell>
          <table:table-cell table:style-name="ce111" office:value-type="string" calcext:value-type="string">
            <text:p>R</text:p>
          </table:table-cell>
          <table:table-cell table:style-name="ce117" office:value-type="string" calcext:value-type="string">
            <text:p>Gross P&amp;L</text:p>
          </table:table-cell>
          <table:table-cell table:style-name="ce212" office:value-type="string" calcext:value-type="string">
            <text:p>Win/Loss</text:p>
          </table:table-cell>
          <table:table-cell table:style-name="ce212" office:value-type="string" calcext:value-type="string">
            <text:p>Duration</text:p>
          </table:table-cell>
          <table:table-cell table:style-name="ce115" office:value-type="string" calcext:value-type="string">
            <office:annotation draw:style-name="gr3" draw:text-style-name="P4" svg:width="82.18pt" svg:height="28.09pt" svg:x="1217.93pt" svg:y="9.44pt" draw:caption-point-x="-17.29pt" draw:caption-point-y="15.28pt">
              <dc:creator>ca</dc:creator>
              <dc:date>2019-08-08T00:00:00</dc:date>
              <text:p text:style-name="P3"><text:span text:style-name="T2">If I obeyed my trading plan</text:span></text:p>
            </office:annotation>
            <text:p>Obeyed</text:p>
          </table:table-cell>
          <table:table-cell table:style-name="ce187" office:value-type="string" calcext:value-type="string">
            <text:p>Mistakes</text:p>
          </table:table-cell>
          <table:table-cell table:style-name="ce184" office:value-type="string" calcext:value-type="string">
            <text:p>Notes</text:p>
          </table:table-cell>
          <table:table-cell table:style-name="ce179" table:number-columns-repeated="43"/>
          <table:table-cell table:style-name="ce216" table:number-columns-repeated="96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table:formula="of:=ABS([.I3]-[.H3])*[.G3]" office:value-type="float" office:value="0" calcext:value-type="float">
            <text:p>0</text:p>
          </table:table-cell>
          <table:table-cell table:number-columns-repeated="4"/>
          <table:table-cell table:formula="of:=IF(OR([.J3]=0; ISBLANK([.M3])); &quot;&quot;; [.P3]/[.J3])">
            <text:p/>
          </table:table-cell>
          <table:table-cell table:formula="of:=IF(OR(ISBLANK([.L3]); ISBLANK([.M3])); &quot;&quot;; IF([.E3]=&quot;Long&quot;; [.G3]*([.M3]-[.H3]); IF([.E3]=&quot;Short&quot;; [.G3]*([.H3]-[.M3]); &quot;&quot;)))">
            <text:p/>
          </table:table-cell>
          <table:table-cell table:formula="of:=IF(ISNUMBER([.P3]); IF([.P3]&gt;0; &quot;Win&quot;; &quot;Loss&quot;); &quot;&quot;)">
            <text:p/>
          </table:table-cell>
          <table:table-cell table:formula="of:=IF([.N3]=&quot;&quot;; &quot;&quot;; CONCATENATE(DATEDIF([.F3];[.N3];&quot;d&quot;); IF(DATEDIF([.F3];[.N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  <table:table-cell table:formula="of:=ABS([.I4]-[.H4])*[.G4]" office:value-type="float" office:value="0" calcext:value-type="float">
            <text:p>0</text:p>
          </table:table-cell>
          <table:table-cell table:number-columns-repeated="4"/>
          <table:table-cell table:formula="of:=IF(OR([.J4]=0; ISBLANK([.M4])); &quot;&quot;; [.P4]/[.J4])">
            <text:p/>
          </table:table-cell>
          <table:table-cell table:formula="of:=IF(OR(ISBLANK([.L4]); ISBLANK([.M4])); &quot;&quot;; IF([.E4]=&quot;Long&quot;; [.G4]*([.M4]-[.H4]); IF([.E4]=&quot;Short&quot;; [.G4]*([.H4]-[.M4]); &quot;&quot;)))">
            <text:p/>
          </table:table-cell>
          <table:table-cell table:formula="of:=IF(ISNUMBER([.P4]); IF([.P4]&gt;0; &quot;Win&quot;; &quot;Loss&quot;); &quot;&quot;)">
            <text:p/>
          </table:table-cell>
          <table:table-cell table:formula="of:=IF([.N4]=&quot;&quot;; &quot;&quot;; CONCATENATE(DATEDIF([.F4];[.N4];&quot;d&quot;); IF(DATEDIF([.F4];[.N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  <table:table-cell table:formula="of:=ABS([.I5]-[.H5])*[.G5]" office:value-type="float" office:value="0" calcext:value-type="float">
            <text:p>0</text:p>
          </table:table-cell>
          <table:table-cell table:number-columns-repeated="4"/>
          <table:table-cell table:formula="of:=IF(OR([.J5]=0; ISBLANK([.M5])); &quot;&quot;; [.P5]/[.J5])">
            <text:p/>
          </table:table-cell>
          <table:table-cell table:formula="of:=IF(OR(ISBLANK([.L5]); ISBLANK([.M5])); &quot;&quot;; IF([.E5]=&quot;Long&quot;; [.G5]*([.M5]-[.H5]); IF([.E5]=&quot;Short&quot;; [.G5]*([.H5]-[.M5]); &quot;&quot;)))">
            <text:p/>
          </table:table-cell>
          <table:table-cell table:formula="of:=IF(ISNUMBER([.P5]); IF([.P5]&gt;0; &quot;Win&quot;; &quot;Loss&quot;); &quot;&quot;)">
            <text:p/>
          </table:table-cell>
          <table:table-cell table:formula="of:=IF([.N5]=&quot;&quot;; &quot;&quot;; CONCATENATE(DATEDIF([.F5];[.N5];&quot;d&quot;); IF(DATEDIF([.F5];[.N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  <table:table-cell table:formula="of:=ABS([.I6]-[.H6])*[.G6]" office:value-type="float" office:value="0" calcext:value-type="float">
            <text:p>0</text:p>
          </table:table-cell>
          <table:table-cell table:number-columns-repeated="4"/>
          <table:table-cell table:formula="of:=IF(OR([.J6]=0; ISBLANK([.M6])); &quot;&quot;; [.P6]/[.J6])">
            <text:p/>
          </table:table-cell>
          <table:table-cell table:formula="of:=IF(OR(ISBLANK([.L6]); ISBLANK([.M6])); &quot;&quot;; IF([.E6]=&quot;Long&quot;; [.G6]*([.M6]-[.H6]); IF([.E6]=&quot;Short&quot;; [.G6]*([.H6]-[.M6]); &quot;&quot;)))">
            <text:p/>
          </table:table-cell>
          <table:table-cell table:formula="of:=IF(ISNUMBER([.P6]); IF([.P6]&gt;0; &quot;Win&quot;; &quot;Loss&quot;); &quot;&quot;)">
            <text:p/>
          </table:table-cell>
          <table:table-cell table:formula="of:=IF([.N6]=&quot;&quot;; &quot;&quot;; CONCATENATE(DATEDIF([.F6];[.N6];&quot;d&quot;); IF(DATEDIF([.F6];[.N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  <table:table-cell table:style-name="ce132"/>
          <table:table-cell table:style-name="ce137"/>
          <table:table-cell table:formula="of:=ABS([.I7]-[.H7])*[.G7]" office:value-type="float" office:value="0" calcext:value-type="float">
            <text:p>0</text:p>
          </table:table-cell>
          <table:table-cell table:style-name="ce145"/>
          <table:table-cell/>
          <table:table-cell table:style-name="ce145"/>
          <table:table-cell/>
          <table:table-cell table:formula="of:=IF(OR([.J7]=0; ISBLANK([.M7])); &quot;&quot;; [.P7]/[.J7])">
            <text:p/>
          </table:table-cell>
          <table:table-cell table:formula="of:=IF(OR(ISBLANK([.L7]); ISBLANK([.M7])); &quot;&quot;; IF([.E7]=&quot;Long&quot;; [.G7]*([.M7]-[.H7]); IF([.E7]=&quot;Short&quot;; [.G7]*([.H7]-[.M7]); &quot;&quot;)))">
            <text:p/>
          </table:table-cell>
          <table:table-cell table:formula="of:=IF(ISNUMBER([.P7]); IF([.P7]&gt;0; &quot;Win&quot;; &quot;Loss&quot;); &quot;&quot;)">
            <text:p/>
          </table:table-cell>
          <table:table-cell table:formula="of:=IF([.N7]=&quot;&quot;; &quot;&quot;; CONCATENATE(DATEDIF([.F7];[.N7];&quot;d&quot;); IF(DATEDIF([.F7];[.N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  <table:table-cell table:style-name="ce132"/>
          <table:table-cell table:style-name="ce137"/>
          <table:table-cell table:formula="of:=ABS([.I8]-[.H8])*[.G8]" office:value-type="float" office:value="0" calcext:value-type="float">
            <text:p>0</text:p>
          </table:table-cell>
          <table:table-cell table:style-name="ce145"/>
          <table:table-cell/>
          <table:table-cell table:style-name="ce145"/>
          <table:table-cell/>
          <table:table-cell table:formula="of:=IF(OR([.J8]=0; ISBLANK([.M8])); &quot;&quot;; [.P8]/[.J8])">
            <text:p/>
          </table:table-cell>
          <table:table-cell table:formula="of:=IF(OR(ISBLANK([.L8]); ISBLANK([.M8])); &quot;&quot;; IF([.E8]=&quot;Long&quot;; [.G8]*([.M8]-[.H8]); IF([.E8]=&quot;Short&quot;; [.G8]*([.H8]-[.M8]); &quot;&quot;)))">
            <text:p/>
          </table:table-cell>
          <table:table-cell table:formula="of:=IF(ISNUMBER([.P8]); IF([.P8]&gt;0; &quot;Win&quot;; &quot;Loss&quot;); &quot;&quot;)">
            <text:p/>
          </table:table-cell>
          <table:table-cell table:formula="of:=IF([.N8]=&quot;&quot;; &quot;&quot;; CONCATENATE(DATEDIF([.F8];[.N8];&quot;d&quot;); IF(DATEDIF([.F8];[.N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  <table:table-cell table:style-name="ce132"/>
          <table:table-cell table:style-name="ce137"/>
          <table:table-cell table:formula="of:=ABS([.I9]-[.H9])*[.G9]" office:value-type="float" office:value="0" calcext:value-type="float">
            <text:p>0</text:p>
          </table:table-cell>
          <table:table-cell table:style-name="ce145"/>
          <table:table-cell/>
          <table:table-cell table:style-name="ce145"/>
          <table:table-cell/>
          <table:table-cell table:formula="of:=IF(OR([.J9]=0; ISBLANK([.M9])); &quot;&quot;; [.P9]/[.J9])">
            <text:p/>
          </table:table-cell>
          <table:table-cell table:formula="of:=IF(OR(ISBLANK([.L9]); ISBLANK([.M9])); &quot;&quot;; IF([.E9]=&quot;Long&quot;; [.G9]*([.M9]-[.H9]); IF([.E9]=&quot;Short&quot;; [.G9]*([.H9]-[.M9]); &quot;&quot;)))">
            <text:p/>
          </table:table-cell>
          <table:table-cell table:formula="of:=IF(ISNUMBER([.P9]); IF([.P9]&gt;0; &quot;Win&quot;; &quot;Loss&quot;); &quot;&quot;)">
            <text:p/>
          </table:table-cell>
          <table:table-cell table:formula="of:=IF([.N9]=&quot;&quot;; &quot;&quot;; CONCATENATE(DATEDIF([.F9];[.N9];&quot;d&quot;); IF(DATEDIF([.F9];[.N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  <table:table-cell table:style-name="ce132"/>
          <table:table-cell table:style-name="ce137"/>
          <table:table-cell table:formula="of:=ABS([.I10]-[.H10])*[.G10]" office:value-type="float" office:value="0" calcext:value-type="float">
            <text:p>0</text:p>
          </table:table-cell>
          <table:table-cell table:style-name="ce145"/>
          <table:table-cell/>
          <table:table-cell table:style-name="ce145"/>
          <table:table-cell/>
          <table:table-cell table:formula="of:=IF(OR([.J10]=0; ISBLANK([.M10])); &quot;&quot;; [.P10]/[.J10])">
            <text:p/>
          </table:table-cell>
          <table:table-cell table:formula="of:=IF(OR(ISBLANK([.L10]); ISBLANK([.M10])); &quot;&quot;; IF([.E10]=&quot;Long&quot;; [.G10]*([.M10]-[.H10]); IF([.E10]=&quot;Short&quot;; [.G10]*([.H10]-[.M10]); &quot;&quot;)))">
            <text:p/>
          </table:table-cell>
          <table:table-cell table:formula="of:=IF(ISNUMBER([.P10]); IF([.P10]&gt;0; &quot;Win&quot;; &quot;Loss&quot;); &quot;&quot;)">
            <text:p/>
          </table:table-cell>
          <table:table-cell table:formula="of:=IF([.N10]=&quot;&quot;; &quot;&quot;; CONCATENATE(DATEDIF([.F10];[.N10];&quot;d&quot;); IF(DATEDIF([.F10];[.N1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  <table:table-cell table:style-name="ce132"/>
          <table:table-cell table:style-name="ce137"/>
          <table:table-cell table:formula="of:=ABS([.I11]-[.H11])*[.G11]" office:value-type="float" office:value="0" calcext:value-type="float">
            <text:p>0</text:p>
          </table:table-cell>
          <table:table-cell table:style-name="ce145"/>
          <table:table-cell/>
          <table:table-cell table:style-name="ce145"/>
          <table:table-cell/>
          <table:table-cell table:formula="of:=IF(OR([.J11]=0; ISBLANK([.M11])); &quot;&quot;; [.P11]/[.J11])">
            <text:p/>
          </table:table-cell>
          <table:table-cell table:formula="of:=IF(OR(ISBLANK([.L11]); ISBLANK([.M11])); &quot;&quot;; IF([.E11]=&quot;Long&quot;; [.G11]*([.M11]-[.H11]); IF([.E11]=&quot;Short&quot;; [.G11]*([.H11]-[.M11]); &quot;&quot;)))">
            <text:p/>
          </table:table-cell>
          <table:table-cell table:formula="of:=IF(ISNUMBER([.P11]); IF([.P11]&gt;0; &quot;Win&quot;; &quot;Loss&quot;); &quot;&quot;)">
            <text:p/>
          </table:table-cell>
          <table:table-cell table:formula="of:=IF([.N11]=&quot;&quot;; &quot;&quot;; CONCATENATE(DATEDIF([.F11];[.N11];&quot;d&quot;); IF(DATEDIF([.F11];[.N1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  <table:table-cell table:style-name="ce132"/>
          <table:table-cell table:style-name="ce137"/>
          <table:table-cell table:formula="of:=ABS([.I12]-[.H12])*[.G12]" office:value-type="float" office:value="0" calcext:value-type="float">
            <text:p>0</text:p>
          </table:table-cell>
          <table:table-cell table:style-name="ce145"/>
          <table:table-cell/>
          <table:table-cell table:style-name="ce145"/>
          <table:table-cell/>
          <table:table-cell table:formula="of:=IF(OR([.J12]=0; ISBLANK([.M12])); &quot;&quot;; [.P12]/[.J12])">
            <text:p/>
          </table:table-cell>
          <table:table-cell table:formula="of:=IF(OR(ISBLANK([.L12]); ISBLANK([.M12])); &quot;&quot;; IF([.E12]=&quot;Long&quot;; [.G12]*([.M12]-[.H12]); IF([.E12]=&quot;Short&quot;; [.G12]*([.H12]-[.M12]); &quot;&quot;)))">
            <text:p/>
          </table:table-cell>
          <table:table-cell table:formula="of:=IF(ISNUMBER([.P12]); IF([.P12]&gt;0; &quot;Win&quot;; &quot;Loss&quot;); &quot;&quot;)">
            <text:p/>
          </table:table-cell>
          <table:table-cell table:formula="of:=IF([.N12]=&quot;&quot;; &quot;&quot;; CONCATENATE(DATEDIF([.F12];[.N12];&quot;d&quot;); IF(DATEDIF([.F12];[.N1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  <table:table-cell table:style-name="ce132"/>
          <table:table-cell table:style-name="ce137"/>
          <table:table-cell table:formula="of:=ABS([.I13]-[.H13])*[.G13]" office:value-type="float" office:value="0" calcext:value-type="float">
            <text:p>0</text:p>
          </table:table-cell>
          <table:table-cell table:style-name="ce145"/>
          <table:table-cell/>
          <table:table-cell table:style-name="ce145"/>
          <table:table-cell/>
          <table:table-cell table:formula="of:=IF(OR([.J13]=0; ISBLANK([.M13])); &quot;&quot;; [.P13]/[.J13])">
            <text:p/>
          </table:table-cell>
          <table:table-cell table:formula="of:=IF(OR(ISBLANK([.L13]); ISBLANK([.M13])); &quot;&quot;; IF([.E13]=&quot;Long&quot;; [.G13]*([.M13]-[.H13]); IF([.E13]=&quot;Short&quot;; [.G13]*([.H13]-[.M13]); &quot;&quot;)))">
            <text:p/>
          </table:table-cell>
          <table:table-cell table:formula="of:=IF(ISNUMBER([.P13]); IF([.P13]&gt;0; &quot;Win&quot;; &quot;Loss&quot;); &quot;&quot;)">
            <text:p/>
          </table:table-cell>
          <table:table-cell table:formula="of:=IF([.N13]=&quot;&quot;; &quot;&quot;; CONCATENATE(DATEDIF([.F13];[.N13];&quot;d&quot;); IF(DATEDIF([.F13];[.N1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  <table:table-cell table:style-name="ce132"/>
          <table:table-cell table:style-name="ce137"/>
          <table:table-cell table:formula="of:=ABS([.I14]-[.H14])*[.G14]" office:value-type="float" office:value="0" calcext:value-type="float">
            <text:p>0</text:p>
          </table:table-cell>
          <table:table-cell table:style-name="ce145"/>
          <table:table-cell/>
          <table:table-cell table:style-name="ce145"/>
          <table:table-cell/>
          <table:table-cell table:formula="of:=IF(OR([.J14]=0; ISBLANK([.M14])); &quot;&quot;; [.P14]/[.J14])">
            <text:p/>
          </table:table-cell>
          <table:table-cell table:formula="of:=IF(OR(ISBLANK([.L14]); ISBLANK([.M14])); &quot;&quot;; IF([.E14]=&quot;Long&quot;; [.G14]*([.M14]-[.H14]); IF([.E14]=&quot;Short&quot;; [.G14]*([.H14]-[.M14]); &quot;&quot;)))">
            <text:p/>
          </table:table-cell>
          <table:table-cell table:formula="of:=IF(ISNUMBER([.P14]); IF([.P14]&gt;0; &quot;Win&quot;; &quot;Loss&quot;); &quot;&quot;)">
            <text:p/>
          </table:table-cell>
          <table:table-cell table:formula="of:=IF([.N14]=&quot;&quot;; &quot;&quot;; CONCATENATE(DATEDIF([.F14];[.N14];&quot;d&quot;); IF(DATEDIF([.F14];[.N1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  <table:table-cell table:formula="of:=ABS([.I15]-[.H15])*[.G15]" office:value-type="float" office:value="0" calcext:value-type="float">
            <text:p>0</text:p>
          </table:table-cell>
          <table:table-cell table:number-columns-repeated="4"/>
          <table:table-cell table:formula="of:=IF(OR([.J15]=0; ISBLANK([.M15])); &quot;&quot;; [.P15]/[.J15])">
            <text:p/>
          </table:table-cell>
          <table:table-cell table:formula="of:=IF(OR(ISBLANK([.L15]); ISBLANK([.M15])); &quot;&quot;; IF([.E15]=&quot;Long&quot;; [.G15]*([.M15]-[.H15]); IF([.E15]=&quot;Short&quot;; [.G15]*([.H15]-[.M15]); &quot;&quot;)))">
            <text:p/>
          </table:table-cell>
          <table:table-cell table:formula="of:=IF(ISNUMBER([.P15]); IF([.P15]&gt;0; &quot;Win&quot;; &quot;Loss&quot;); &quot;&quot;)">
            <text:p/>
          </table:table-cell>
          <table:table-cell table:formula="of:=IF([.N15]=&quot;&quot;; &quot;&quot;; CONCATENATE(DATEDIF([.F15];[.N15];&quot;d&quot;); IF(DATEDIF([.F15];[.N1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8"/>
          <table:table-cell table:formula="of:=ABS([.I16]-[.H16])*[.G16]" office:value-type="float" office:value="0" calcext:value-type="float">
            <text:p>0</text:p>
          </table:table-cell>
          <table:table-cell table:number-columns-repeated="4"/>
          <table:table-cell table:formula="of:=IF(OR([.J16]=0; ISBLANK([.M16])); &quot;&quot;; [.P16]/[.J16])">
            <text:p/>
          </table:table-cell>
          <table:table-cell table:formula="of:=IF(OR(ISBLANK([.L16]); ISBLANK([.M16])); &quot;&quot;; IF([.E16]=&quot;Long&quot;; [.G16]*([.M16]-[.H16]); IF([.E16]=&quot;Short&quot;; [.G16]*([.H16]-[.M16]); &quot;&quot;)))">
            <text:p/>
          </table:table-cell>
          <table:table-cell table:formula="of:=IF(ISNUMBER([.P16]); IF([.P16]&gt;0; &quot;Win&quot;; &quot;Loss&quot;); &quot;&quot;)">
            <text:p/>
          </table:table-cell>
          <table:table-cell table:formula="of:=IF([.N16]=&quot;&quot;; &quot;&quot;; CONCATENATE(DATEDIF([.F16];[.N16];&quot;d&quot;); IF(DATEDIF([.F16];[.N1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  <table:table-cell table:formula="of:=ABS([.I17]-[.H17])*[.G17]" office:value-type="float" office:value="0" calcext:value-type="float">
            <text:p>0</text:p>
          </table:table-cell>
          <table:table-cell table:number-columns-repeated="4"/>
          <table:table-cell table:formula="of:=IF(OR([.J17]=0; ISBLANK([.M17])); &quot;&quot;; [.P17]/[.J17])">
            <text:p/>
          </table:table-cell>
          <table:table-cell table:formula="of:=IF(OR(ISBLANK([.L17]); ISBLANK([.M17])); &quot;&quot;; IF([.E17]=&quot;Long&quot;; [.G17]*([.M17]-[.H17]); IF([.E17]=&quot;Short&quot;; [.G17]*([.H17]-[.M17]); &quot;&quot;)))">
            <text:p/>
          </table:table-cell>
          <table:table-cell table:formula="of:=IF(ISNUMBER([.P17]); IF([.P17]&gt;0; &quot;Win&quot;; &quot;Loss&quot;); &quot;&quot;)">
            <text:p/>
          </table:table-cell>
          <table:table-cell table:formula="of:=IF([.N17]=&quot;&quot;; &quot;&quot;; CONCATENATE(DATEDIF([.F17];[.N17];&quot;d&quot;); IF(DATEDIF([.F17];[.N1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  <table:table-cell table:formula="of:=ABS([.I18]-[.H18])*[.G18]" office:value-type="float" office:value="0" calcext:value-type="float">
            <text:p>0</text:p>
          </table:table-cell>
          <table:table-cell table:number-columns-repeated="4"/>
          <table:table-cell table:formula="of:=IF(OR([.J18]=0; ISBLANK([.M18])); &quot;&quot;; [.P18]/[.J18])">
            <text:p/>
          </table:table-cell>
          <table:table-cell table:formula="of:=IF(OR(ISBLANK([.L18]); ISBLANK([.M18])); &quot;&quot;; IF([.E18]=&quot;Long&quot;; [.G18]*([.M18]-[.H18]); IF([.E18]=&quot;Short&quot;; [.G18]*([.H18]-[.M18]); &quot;&quot;)))">
            <text:p/>
          </table:table-cell>
          <table:table-cell table:formula="of:=IF(ISNUMBER([.P18]); IF([.P18]&gt;0; &quot;Win&quot;; &quot;Loss&quot;); &quot;&quot;)">
            <text:p/>
          </table:table-cell>
          <table:table-cell table:formula="of:=IF([.N18]=&quot;&quot;; &quot;&quot;; CONCATENATE(DATEDIF([.F18];[.N18];&quot;d&quot;); IF(DATEDIF([.F18];[.N1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8"/>
          <table:table-cell table:formula="of:=ABS([.I19]-[.H19])*[.G19]" office:value-type="float" office:value="0" calcext:value-type="float">
            <text:p>0</text:p>
          </table:table-cell>
          <table:table-cell table:number-columns-repeated="4"/>
          <table:table-cell table:formula="of:=IF(OR([.J19]=0; ISBLANK([.M19])); &quot;&quot;; [.P19]/[.J19])">
            <text:p/>
          </table:table-cell>
          <table:table-cell table:formula="of:=IF(OR(ISBLANK([.L19]); ISBLANK([.M19])); &quot;&quot;; IF([.E19]=&quot;Long&quot;; [.G19]*([.M19]-[.H19]); IF([.E19]=&quot;Short&quot;; [.G19]*([.H19]-[.M19]); &quot;&quot;)))">
            <text:p/>
          </table:table-cell>
          <table:table-cell table:formula="of:=IF(ISNUMBER([.P19]); IF([.P19]&gt;0; &quot;Win&quot;; &quot;Loss&quot;); &quot;&quot;)">
            <text:p/>
          </table:table-cell>
          <table:table-cell table:formula="of:=IF([.N19]=&quot;&quot;; &quot;&quot;; CONCATENATE(DATEDIF([.F19];[.N19];&quot;d&quot;); IF(DATEDIF([.F19];[.N1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  <table:table-cell table:formula="of:=ABS([.I20]-[.H20])*[.G20]" office:value-type="float" office:value="0" calcext:value-type="float">
            <text:p>0</text:p>
          </table:table-cell>
          <table:table-cell table:number-columns-repeated="4"/>
          <table:table-cell table:formula="of:=IF(OR([.J20]=0; ISBLANK([.M20])); &quot;&quot;; [.P20]/[.J20])">
            <text:p/>
          </table:table-cell>
          <table:table-cell table:formula="of:=IF(OR(ISBLANK([.L20]); ISBLANK([.M20])); &quot;&quot;; IF([.E20]=&quot;Long&quot;; [.G20]*([.M20]-[.H20]); IF([.E20]=&quot;Short&quot;; [.G20]*([.H20]-[.M20]); &quot;&quot;)))">
            <text:p/>
          </table:table-cell>
          <table:table-cell table:formula="of:=IF(ISNUMBER([.P20]); IF([.P20]&gt;0; &quot;Win&quot;; &quot;Loss&quot;); &quot;&quot;)">
            <text:p/>
          </table:table-cell>
          <table:table-cell table:formula="of:=IF([.N20]=&quot;&quot;; &quot;&quot;; CONCATENATE(DATEDIF([.F20];[.N20];&quot;d&quot;); IF(DATEDIF([.F20];[.N2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/>
          <table:table-cell table:formula="of:=ABS([.I21]-[.H21])*[.G21]" office:value-type="float" office:value="0" calcext:value-type="float">
            <text:p>0</text:p>
          </table:table-cell>
          <table:table-cell table:number-columns-repeated="4"/>
          <table:table-cell table:formula="of:=IF(OR([.J21]=0; ISBLANK([.M21])); &quot;&quot;; [.P21]/[.J21])">
            <text:p/>
          </table:table-cell>
          <table:table-cell table:formula="of:=IF(OR(ISBLANK([.L21]); ISBLANK([.M21])); &quot;&quot;; IF([.E21]=&quot;Long&quot;; [.G21]*([.M21]-[.H21]); IF([.E21]=&quot;Short&quot;; [.G21]*([.H21]-[.M21]); &quot;&quot;)))">
            <text:p/>
          </table:table-cell>
          <table:table-cell table:formula="of:=IF(ISNUMBER([.P21]); IF([.P21]&gt;0; &quot;Win&quot;; &quot;Loss&quot;); &quot;&quot;)">
            <text:p/>
          </table:table-cell>
          <table:table-cell table:formula="of:=IF([.N21]=&quot;&quot;; &quot;&quot;; CONCATENATE(DATEDIF([.F21];[.N21];&quot;d&quot;); IF(DATEDIF([.F21];[.N2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/>
          <table:table-cell table:formula="of:=ABS([.I22]-[.H22])*[.G22]" office:value-type="float" office:value="0" calcext:value-type="float">
            <text:p>0</text:p>
          </table:table-cell>
          <table:table-cell table:number-columns-repeated="4"/>
          <table:table-cell table:formula="of:=IF(OR([.J22]=0; ISBLANK([.M22])); &quot;&quot;; [.P22]/[.J22])">
            <text:p/>
          </table:table-cell>
          <table:table-cell table:formula="of:=IF(OR(ISBLANK([.L22]); ISBLANK([.M22])); &quot;&quot;; IF([.E22]=&quot;Long&quot;; [.G22]*([.M22]-[.H22]); IF([.E22]=&quot;Short&quot;; [.G22]*([.H22]-[.M22]); &quot;&quot;)))">
            <text:p/>
          </table:table-cell>
          <table:table-cell table:formula="of:=IF(ISNUMBER([.P22]); IF([.P22]&gt;0; &quot;Win&quot;; &quot;Loss&quot;); &quot;&quot;)">
            <text:p/>
          </table:table-cell>
          <table:table-cell table:formula="of:=IF([.N22]=&quot;&quot;; &quot;&quot;; CONCATENATE(DATEDIF([.F22];[.N22];&quot;d&quot;); IF(DATEDIF([.F22];[.N2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8"/>
          <table:table-cell table:formula="of:=ABS([.I23]-[.H23])*[.G23]" office:value-type="float" office:value="0" calcext:value-type="float">
            <text:p>0</text:p>
          </table:table-cell>
          <table:table-cell table:number-columns-repeated="4"/>
          <table:table-cell table:formula="of:=IF(OR([.J23]=0; ISBLANK([.M23])); &quot;&quot;; [.P23]/[.J23])">
            <text:p/>
          </table:table-cell>
          <table:table-cell table:formula="of:=IF(OR(ISBLANK([.L23]); ISBLANK([.M23])); &quot;&quot;; IF([.E23]=&quot;Long&quot;; [.G23]*([.M23]-[.H23]); IF([.E23]=&quot;Short&quot;; [.G23]*([.H23]-[.M23]); &quot;&quot;)))">
            <text:p/>
          </table:table-cell>
          <table:table-cell table:formula="of:=IF(ISNUMBER([.P23]); IF([.P23]&gt;0; &quot;Win&quot;; &quot;Loss&quot;); &quot;&quot;)">
            <text:p/>
          </table:table-cell>
          <table:table-cell table:formula="of:=IF([.N23]=&quot;&quot;; &quot;&quot;; CONCATENATE(DATEDIF([.F23];[.N23];&quot;d&quot;); IF(DATEDIF([.F23];[.N2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/>
          <table:table-cell table:formula="of:=ABS([.I24]-[.H24])*[.G24]" office:value-type="float" office:value="0" calcext:value-type="float">
            <text:p>0</text:p>
          </table:table-cell>
          <table:table-cell table:number-columns-repeated="4"/>
          <table:table-cell table:formula="of:=IF(OR([.J24]=0; ISBLANK([.M24])); &quot;&quot;; [.P24]/[.J24])">
            <text:p/>
          </table:table-cell>
          <table:table-cell table:formula="of:=IF(OR(ISBLANK([.L24]); ISBLANK([.M24])); &quot;&quot;; IF([.E24]=&quot;Long&quot;; [.G24]*([.M24]-[.H24]); IF([.E24]=&quot;Short&quot;; [.G24]*([.H24]-[.M24]); &quot;&quot;)))">
            <text:p/>
          </table:table-cell>
          <table:table-cell table:formula="of:=IF(ISNUMBER([.P24]); IF([.P24]&gt;0; &quot;Win&quot;; &quot;Loss&quot;); &quot;&quot;)">
            <text:p/>
          </table:table-cell>
          <table:table-cell table:formula="of:=IF([.N24]=&quot;&quot;; &quot;&quot;; CONCATENATE(DATEDIF([.F24];[.N24];&quot;d&quot;); IF(DATEDIF([.F24];[.N2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/>
          <table:table-cell table:formula="of:=ABS([.I25]-[.H25])*[.G25]" office:value-type="float" office:value="0" calcext:value-type="float">
            <text:p>0</text:p>
          </table:table-cell>
          <table:table-cell table:number-columns-repeated="4"/>
          <table:table-cell table:formula="of:=IF(OR([.J25]=0; ISBLANK([.M25])); &quot;&quot;; [.P25]/[.J25])">
            <text:p/>
          </table:table-cell>
          <table:table-cell table:formula="of:=IF(OR(ISBLANK([.L25]); ISBLANK([.M25])); &quot;&quot;; IF([.E25]=&quot;Long&quot;; [.G25]*([.M25]-[.H25]); IF([.E25]=&quot;Short&quot;; [.G25]*([.H25]-[.M25]); &quot;&quot;)))">
            <text:p/>
          </table:table-cell>
          <table:table-cell table:formula="of:=IF(ISNUMBER([.P25]); IF([.P25]&gt;0; &quot;Win&quot;; &quot;Loss&quot;); &quot;&quot;)">
            <text:p/>
          </table:table-cell>
          <table:table-cell table:formula="of:=IF([.N25]=&quot;&quot;; &quot;&quot;; CONCATENATE(DATEDIF([.F25];[.N25];&quot;d&quot;); IF(DATEDIF([.F25];[.N2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  <table:table-cell table:formula="of:=ABS([.I26]-[.H26])*[.G26]" office:value-type="float" office:value="0" calcext:value-type="float">
            <text:p>0</text:p>
          </table:table-cell>
          <table:table-cell table:number-columns-repeated="4"/>
          <table:table-cell table:formula="of:=IF(OR([.J26]=0; ISBLANK([.M26])); &quot;&quot;; [.P26]/[.J26])">
            <text:p/>
          </table:table-cell>
          <table:table-cell table:formula="of:=IF(OR(ISBLANK([.L26]); ISBLANK([.M26])); &quot;&quot;; IF([.E26]=&quot;Long&quot;; [.G26]*([.M26]-[.H26]); IF([.E26]=&quot;Short&quot;; [.G26]*([.H26]-[.M26]); &quot;&quot;)))">
            <text:p/>
          </table:table-cell>
          <table:table-cell table:formula="of:=IF(ISNUMBER([.P26]); IF([.P26]&gt;0; &quot;Win&quot;; &quot;Loss&quot;); &quot;&quot;)">
            <text:p/>
          </table:table-cell>
          <table:table-cell table:formula="of:=IF([.N26]=&quot;&quot;; &quot;&quot;; CONCATENATE(DATEDIF([.F26];[.N26];&quot;d&quot;); IF(DATEDIF([.F26];[.N2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  <table:table-cell table:formula="of:=ABS([.I27]-[.H27])*[.G27]" office:value-type="float" office:value="0" calcext:value-type="float">
            <text:p>0</text:p>
          </table:table-cell>
          <table:table-cell table:number-columns-repeated="4"/>
          <table:table-cell table:formula="of:=IF(OR([.J27]=0; ISBLANK([.M27])); &quot;&quot;; [.P27]/[.J27])">
            <text:p/>
          </table:table-cell>
          <table:table-cell table:formula="of:=IF(OR(ISBLANK([.L27]); ISBLANK([.M27])); &quot;&quot;; IF([.E27]=&quot;Long&quot;; [.G27]*([.M27]-[.H27]); IF([.E27]=&quot;Short&quot;; [.G27]*([.H27]-[.M27]); &quot;&quot;)))">
            <text:p/>
          </table:table-cell>
          <table:table-cell table:formula="of:=IF(ISNUMBER([.P27]); IF([.P27]&gt;0; &quot;Win&quot;; &quot;Loss&quot;); &quot;&quot;)">
            <text:p/>
          </table:table-cell>
          <table:table-cell table:formula="of:=IF([.N27]=&quot;&quot;; &quot;&quot;; CONCATENATE(DATEDIF([.F27];[.N27];&quot;d&quot;); IF(DATEDIF([.F27];[.N2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8"/>
          <table:table-cell table:formula="of:=ABS([.I28]-[.H28])*[.G28]" office:value-type="float" office:value="0" calcext:value-type="float">
            <text:p>0</text:p>
          </table:table-cell>
          <table:table-cell table:number-columns-repeated="4"/>
          <table:table-cell table:formula="of:=IF(OR([.J28]=0; ISBLANK([.M28])); &quot;&quot;; [.P28]/[.J28])">
            <text:p/>
          </table:table-cell>
          <table:table-cell table:formula="of:=IF(OR(ISBLANK([.L28]); ISBLANK([.M28])); &quot;&quot;; IF([.E28]=&quot;Long&quot;; [.G28]*([.M28]-[.H28]); IF([.E28]=&quot;Short&quot;; [.G28]*([.H28]-[.M28]); &quot;&quot;)))">
            <text:p/>
          </table:table-cell>
          <table:table-cell table:formula="of:=IF(ISNUMBER([.P28]); IF([.P28]&gt;0; &quot;Win&quot;; &quot;Loss&quot;); &quot;&quot;)">
            <text:p/>
          </table:table-cell>
          <table:table-cell table:formula="of:=IF([.N28]=&quot;&quot;; &quot;&quot;; CONCATENATE(DATEDIF([.F28];[.N28];&quot;d&quot;); IF(DATEDIF([.F28];[.N2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  <table:table-cell table:formula="of:=ABS([.I29]-[.H29])*[.G29]" office:value-type="float" office:value="0" calcext:value-type="float">
            <text:p>0</text:p>
          </table:table-cell>
          <table:table-cell table:number-columns-repeated="4"/>
          <table:table-cell table:formula="of:=IF(OR([.J29]=0; ISBLANK([.M29])); &quot;&quot;; [.P29]/[.J29])">
            <text:p/>
          </table:table-cell>
          <table:table-cell table:formula="of:=IF(OR(ISBLANK([.L29]); ISBLANK([.M29])); &quot;&quot;; IF([.E29]=&quot;Long&quot;; [.G29]*([.M29]-[.H29]); IF([.E29]=&quot;Short&quot;; [.G29]*([.H29]-[.M29]); &quot;&quot;)))">
            <text:p/>
          </table:table-cell>
          <table:table-cell table:formula="of:=IF(ISNUMBER([.P29]); IF([.P29]&gt;0; &quot;Win&quot;; &quot;Loss&quot;); &quot;&quot;)">
            <text:p/>
          </table:table-cell>
          <table:table-cell table:formula="of:=IF([.N29]=&quot;&quot;; &quot;&quot;; CONCATENATE(DATEDIF([.F29];[.N29];&quot;d&quot;); IF(DATEDIF([.F29];[.N2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  <table:table-cell table:formula="of:=ABS([.I30]-[.H30])*[.G30]" office:value-type="float" office:value="0" calcext:value-type="float">
            <text:p>0</text:p>
          </table:table-cell>
          <table:table-cell table:number-columns-repeated="4"/>
          <table:table-cell table:formula="of:=IF(OR([.J30]=0; ISBLANK([.M30])); &quot;&quot;; [.P30]/[.J30])">
            <text:p/>
          </table:table-cell>
          <table:table-cell table:formula="of:=IF(OR(ISBLANK([.L30]); ISBLANK([.M30])); &quot;&quot;; IF([.E30]=&quot;Long&quot;; [.G30]*([.M30]-[.H30]); IF([.E30]=&quot;Short&quot;; [.G30]*([.H30]-[.M30]); &quot;&quot;)))">
            <text:p/>
          </table:table-cell>
          <table:table-cell table:formula="of:=IF(ISNUMBER([.P30]); IF([.P30]&gt;0; &quot;Win&quot;; &quot;Loss&quot;); &quot;&quot;)">
            <text:p/>
          </table:table-cell>
          <table:table-cell table:formula="of:=IF([.N30]=&quot;&quot;; &quot;&quot;; CONCATENATE(DATEDIF([.F30];[.N30];&quot;d&quot;); IF(DATEDIF([.F30];[.N3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  <table:table-cell table:formula="of:=ABS([.I31]-[.H31])*[.G31]" office:value-type="float" office:value="0" calcext:value-type="float">
            <text:p>0</text:p>
          </table:table-cell>
          <table:table-cell table:number-columns-repeated="4"/>
          <table:table-cell table:formula="of:=IF(OR([.J31]=0; ISBLANK([.M31])); &quot;&quot;; [.P31]/[.J31])">
            <text:p/>
          </table:table-cell>
          <table:table-cell table:formula="of:=IF(OR(ISBLANK([.L31]); ISBLANK([.M31])); &quot;&quot;; IF([.E31]=&quot;Long&quot;; [.G31]*([.M31]-[.H31]); IF([.E31]=&quot;Short&quot;; [.G31]*([.H31]-[.M31]); &quot;&quot;)))">
            <text:p/>
          </table:table-cell>
          <table:table-cell table:formula="of:=IF(ISNUMBER([.P31]); IF([.P31]&gt;0; &quot;Win&quot;; &quot;Loss&quot;); &quot;&quot;)">
            <text:p/>
          </table:table-cell>
          <table:table-cell table:formula="of:=IF([.N31]=&quot;&quot;; &quot;&quot;; CONCATENATE(DATEDIF([.F31];[.N31];&quot;d&quot;); IF(DATEDIF([.F31];[.N3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8"/>
          <table:table-cell table:formula="of:=ABS([.I32]-[.H32])*[.G32]" office:value-type="float" office:value="0" calcext:value-type="float">
            <text:p>0</text:p>
          </table:table-cell>
          <table:table-cell table:number-columns-repeated="4"/>
          <table:table-cell table:formula="of:=IF(OR([.J32]=0; ISBLANK([.M32])); &quot;&quot;; [.P32]/[.J32])">
            <text:p/>
          </table:table-cell>
          <table:table-cell table:formula="of:=IF(OR(ISBLANK([.L32]); ISBLANK([.M32])); &quot;&quot;; IF([.E32]=&quot;Long&quot;; [.G32]*([.M32]-[.H32]); IF([.E32]=&quot;Short&quot;; [.G32]*([.H32]-[.M32]); &quot;&quot;)))">
            <text:p/>
          </table:table-cell>
          <table:table-cell table:formula="of:=IF(ISNUMBER([.P32]); IF([.P32]&gt;0; &quot;Win&quot;; &quot;Loss&quot;); &quot;&quot;)">
            <text:p/>
          </table:table-cell>
          <table:table-cell table:formula="of:=IF([.N32]=&quot;&quot;; &quot;&quot;; CONCATENATE(DATEDIF([.F32];[.N32];&quot;d&quot;); IF(DATEDIF([.F32];[.N3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  <table:table-cell table:formula="of:=ABS([.I33]-[.H33])*[.G33]" office:value-type="float" office:value="0" calcext:value-type="float">
            <text:p>0</text:p>
          </table:table-cell>
          <table:table-cell table:number-columns-repeated="4"/>
          <table:table-cell table:formula="of:=IF(OR([.J33]=0; ISBLANK([.M33])); &quot;&quot;; [.P33]/[.J33])">
            <text:p/>
          </table:table-cell>
          <table:table-cell table:formula="of:=IF(OR(ISBLANK([.L33]); ISBLANK([.M33])); &quot;&quot;; IF([.E33]=&quot;Long&quot;; [.G33]*([.M33]-[.H33]); IF([.E33]=&quot;Short&quot;; [.G33]*([.H33]-[.M33]); &quot;&quot;)))">
            <text:p/>
          </table:table-cell>
          <table:table-cell table:formula="of:=IF(ISNUMBER([.P33]); IF([.P33]&gt;0; &quot;Win&quot;; &quot;Loss&quot;); &quot;&quot;)">
            <text:p/>
          </table:table-cell>
          <table:table-cell table:formula="of:=IF([.N33]=&quot;&quot;; &quot;&quot;; CONCATENATE(DATEDIF([.F33];[.N33];&quot;d&quot;); IF(DATEDIF([.F33];[.N3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  <table:table-cell table:formula="of:=ABS([.I34]-[.H34])*[.G34]" office:value-type="float" office:value="0" calcext:value-type="float">
            <text:p>0</text:p>
          </table:table-cell>
          <table:table-cell table:number-columns-repeated="4"/>
          <table:table-cell table:formula="of:=IF(OR([.J34]=0; ISBLANK([.M34])); &quot;&quot;; [.P34]/[.J34])">
            <text:p/>
          </table:table-cell>
          <table:table-cell table:formula="of:=IF(OR(ISBLANK([.L34]); ISBLANK([.M34])); &quot;&quot;; IF([.E34]=&quot;Long&quot;; [.G34]*([.M34]-[.H34]); IF([.E34]=&quot;Short&quot;; [.G34]*([.H34]-[.M34]); &quot;&quot;)))">
            <text:p/>
          </table:table-cell>
          <table:table-cell table:formula="of:=IF(ISNUMBER([.P34]); IF([.P34]&gt;0; &quot;Win&quot;; &quot;Loss&quot;); &quot;&quot;)">
            <text:p/>
          </table:table-cell>
          <table:table-cell table:formula="of:=IF([.N34]=&quot;&quot;; &quot;&quot;; CONCATENATE(DATEDIF([.F34];[.N34];&quot;d&quot;); IF(DATEDIF([.F34];[.N3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  <table:table-cell table:formula="of:=ABS([.I35]-[.H35])*[.G35]" office:value-type="float" office:value="0" calcext:value-type="float">
            <text:p>0</text:p>
          </table:table-cell>
          <table:table-cell table:number-columns-repeated="4"/>
          <table:table-cell table:formula="of:=IF(OR([.J35]=0; ISBLANK([.M35])); &quot;&quot;; [.P35]/[.J35])">
            <text:p/>
          </table:table-cell>
          <table:table-cell table:formula="of:=IF(OR(ISBLANK([.L35]); ISBLANK([.M35])); &quot;&quot;; IF([.E35]=&quot;Long&quot;; [.G35]*([.M35]-[.H35]); IF([.E35]=&quot;Short&quot;; [.G35]*([.H35]-[.M35]); &quot;&quot;)))">
            <text:p/>
          </table:table-cell>
          <table:table-cell table:formula="of:=IF(ISNUMBER([.P35]); IF([.P35]&gt;0; &quot;Win&quot;; &quot;Loss&quot;); &quot;&quot;)">
            <text:p/>
          </table:table-cell>
          <table:table-cell table:formula="of:=IF([.N35]=&quot;&quot;; &quot;&quot;; CONCATENATE(DATEDIF([.F35];[.N35];&quot;d&quot;); IF(DATEDIF([.F35];[.N3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8"/>
          <table:table-cell table:formula="of:=ABS([.I36]-[.H36])*[.G36]" office:value-type="float" office:value="0" calcext:value-type="float">
            <text:p>0</text:p>
          </table:table-cell>
          <table:table-cell table:number-columns-repeated="4"/>
          <table:table-cell table:formula="of:=IF(OR([.J36]=0; ISBLANK([.M36])); &quot;&quot;; [.P36]/[.J36])">
            <text:p/>
          </table:table-cell>
          <table:table-cell table:formula="of:=IF(OR(ISBLANK([.L36]); ISBLANK([.M36])); &quot;&quot;; IF([.E36]=&quot;Long&quot;; [.G36]*([.M36]-[.H36]); IF([.E36]=&quot;Short&quot;; [.G36]*([.H36]-[.M36]); &quot;&quot;)))">
            <text:p/>
          </table:table-cell>
          <table:table-cell table:formula="of:=IF(ISNUMBER([.P36]); IF([.P36]&gt;0; &quot;Win&quot;; &quot;Loss&quot;); &quot;&quot;)">
            <text:p/>
          </table:table-cell>
          <table:table-cell table:formula="of:=IF([.N36]=&quot;&quot;; &quot;&quot;; CONCATENATE(DATEDIF([.F36];[.N36];&quot;d&quot;); IF(DATEDIF([.F36];[.N3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  <table:table-cell table:formula="of:=ABS([.I37]-[.H37])*[.G37]" office:value-type="float" office:value="0" calcext:value-type="float">
            <text:p>0</text:p>
          </table:table-cell>
          <table:table-cell table:number-columns-repeated="4"/>
          <table:table-cell table:formula="of:=IF(OR([.J37]=0; ISBLANK([.M37])); &quot;&quot;; [.P37]/[.J37])">
            <text:p/>
          </table:table-cell>
          <table:table-cell table:formula="of:=IF(OR(ISBLANK([.L37]); ISBLANK([.M37])); &quot;&quot;; IF([.E37]=&quot;Long&quot;; [.G37]*([.M37]-[.H37]); IF([.E37]=&quot;Short&quot;; [.G37]*([.H37]-[.M37]); &quot;&quot;)))">
            <text:p/>
          </table:table-cell>
          <table:table-cell table:formula="of:=IF(ISNUMBER([.P37]); IF([.P37]&gt;0; &quot;Win&quot;; &quot;Loss&quot;); &quot;&quot;)">
            <text:p/>
          </table:table-cell>
          <table:table-cell table:formula="of:=IF([.N37]=&quot;&quot;; &quot;&quot;; CONCATENATE(DATEDIF([.F37];[.N37];&quot;d&quot;); IF(DATEDIF([.F37];[.N3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8"/>
          <table:table-cell table:formula="of:=ABS([.I38]-[.H38])*[.G38]" office:value-type="float" office:value="0" calcext:value-type="float">
            <text:p>0</text:p>
          </table:table-cell>
          <table:table-cell table:number-columns-repeated="4"/>
          <table:table-cell table:formula="of:=IF(OR([.J38]=0; ISBLANK([.M38])); &quot;&quot;; [.P38]/[.J38])">
            <text:p/>
          </table:table-cell>
          <table:table-cell table:formula="of:=IF(OR(ISBLANK([.L38]); ISBLANK([.M38])); &quot;&quot;; IF([.E38]=&quot;Long&quot;; [.G38]*([.M38]-[.H38]); IF([.E38]=&quot;Short&quot;; [.G38]*([.H38]-[.M38]); &quot;&quot;)))">
            <text:p/>
          </table:table-cell>
          <table:table-cell table:formula="of:=IF(ISNUMBER([.P38]); IF([.P38]&gt;0; &quot;Win&quot;; &quot;Loss&quot;); &quot;&quot;)">
            <text:p/>
          </table:table-cell>
          <table:table-cell table:formula="of:=IF([.N38]=&quot;&quot;; &quot;&quot;; CONCATENATE(DATEDIF([.F38];[.N38];&quot;d&quot;); IF(DATEDIF([.F38];[.N3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  <table:table-cell table:formula="of:=ABS([.I39]-[.H39])*[.G39]" office:value-type="float" office:value="0" calcext:value-type="float">
            <text:p>0</text:p>
          </table:table-cell>
          <table:table-cell table:number-columns-repeated="4"/>
          <table:table-cell table:formula="of:=IF(OR([.J39]=0; ISBLANK([.M39])); &quot;&quot;; [.P39]/[.J39])">
            <text:p/>
          </table:table-cell>
          <table:table-cell table:formula="of:=IF(OR(ISBLANK([.L39]); ISBLANK([.M39])); &quot;&quot;; IF([.E39]=&quot;Long&quot;; [.G39]*([.M39]-[.H39]); IF([.E39]=&quot;Short&quot;; [.G39]*([.H39]-[.M39]); &quot;&quot;)))">
            <text:p/>
          </table:table-cell>
          <table:table-cell table:formula="of:=IF(ISNUMBER([.P39]); IF([.P39]&gt;0; &quot;Win&quot;; &quot;Loss&quot;); &quot;&quot;)">
            <text:p/>
          </table:table-cell>
          <table:table-cell table:formula="of:=IF([.N39]=&quot;&quot;; &quot;&quot;; CONCATENATE(DATEDIF([.F39];[.N39];&quot;d&quot;); IF(DATEDIF([.F39];[.N3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  <table:table-cell table:formula="of:=ABS([.I40]-[.H40])*[.G40]" office:value-type="float" office:value="0" calcext:value-type="float">
            <text:p>0</text:p>
          </table:table-cell>
          <table:table-cell table:number-columns-repeated="4"/>
          <table:table-cell table:formula="of:=IF(OR([.J40]=0; ISBLANK([.M40])); &quot;&quot;; [.P40]/[.J40])">
            <text:p/>
          </table:table-cell>
          <table:table-cell table:formula="of:=IF(OR(ISBLANK([.L40]); ISBLANK([.M40])); &quot;&quot;; IF([.E40]=&quot;Long&quot;; [.G40]*([.M40]-[.H40]); IF([.E40]=&quot;Short&quot;; [.G40]*([.H40]-[.M40]); &quot;&quot;)))">
            <text:p/>
          </table:table-cell>
          <table:table-cell table:formula="of:=IF(ISNUMBER([.P40]); IF([.P40]&gt;0; &quot;Win&quot;; &quot;Loss&quot;); &quot;&quot;)">
            <text:p/>
          </table:table-cell>
          <table:table-cell table:formula="of:=IF([.N40]=&quot;&quot;; &quot;&quot;; CONCATENATE(DATEDIF([.F40];[.N40];&quot;d&quot;); IF(DATEDIF([.F40];[.N4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8"/>
          <table:table-cell table:formula="of:=ABS([.I41]-[.H41])*[.G41]" office:value-type="float" office:value="0" calcext:value-type="float">
            <text:p>0</text:p>
          </table:table-cell>
          <table:table-cell table:number-columns-repeated="4"/>
          <table:table-cell table:formula="of:=IF(OR([.J41]=0; ISBLANK([.M41])); &quot;&quot;; [.P41]/[.J41])">
            <text:p/>
          </table:table-cell>
          <table:table-cell table:formula="of:=IF(OR(ISBLANK([.L41]); ISBLANK([.M41])); &quot;&quot;; IF([.E41]=&quot;Long&quot;; [.G41]*([.M41]-[.H41]); IF([.E41]=&quot;Short&quot;; [.G41]*([.H41]-[.M41]); &quot;&quot;)))">
            <text:p/>
          </table:table-cell>
          <table:table-cell table:formula="of:=IF(ISNUMBER([.P41]); IF([.P41]&gt;0; &quot;Win&quot;; &quot;Loss&quot;); &quot;&quot;)">
            <text:p/>
          </table:table-cell>
          <table:table-cell table:formula="of:=IF([.N41]=&quot;&quot;; &quot;&quot;; CONCATENATE(DATEDIF([.F41];[.N41];&quot;d&quot;); IF(DATEDIF([.F41];[.N4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  <table:table-cell table:formula="of:=ABS([.I42]-[.H42])*[.G42]" office:value-type="float" office:value="0" calcext:value-type="float">
            <text:p>0</text:p>
          </table:table-cell>
          <table:table-cell table:number-columns-repeated="4"/>
          <table:table-cell table:formula="of:=IF(OR([.J42]=0; ISBLANK([.M42])); &quot;&quot;; [.P42]/[.J42])">
            <text:p/>
          </table:table-cell>
          <table:table-cell table:formula="of:=IF(OR(ISBLANK([.L42]); ISBLANK([.M42])); &quot;&quot;; IF([.E42]=&quot;Long&quot;; [.G42]*([.M42]-[.H42]); IF([.E42]=&quot;Short&quot;; [.G42]*([.H42]-[.M42]); &quot;&quot;)))">
            <text:p/>
          </table:table-cell>
          <table:table-cell table:formula="of:=IF(ISNUMBER([.P42]); IF([.P42]&gt;0; &quot;Win&quot;; &quot;Loss&quot;); &quot;&quot;)">
            <text:p/>
          </table:table-cell>
          <table:table-cell table:formula="of:=IF([.N42]=&quot;&quot;; &quot;&quot;; CONCATENATE(DATEDIF([.F42];[.N42];&quot;d&quot;); IF(DATEDIF([.F42];[.N4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8"/>
          <table:table-cell table:formula="of:=ABS([.I43]-[.H43])*[.G43]" office:value-type="float" office:value="0" calcext:value-type="float">
            <text:p>0</text:p>
          </table:table-cell>
          <table:table-cell table:number-columns-repeated="4"/>
          <table:table-cell table:formula="of:=IF(OR([.J43]=0; ISBLANK([.M43])); &quot;&quot;; [.P43]/[.J43])">
            <text:p/>
          </table:table-cell>
          <table:table-cell table:formula="of:=IF(OR(ISBLANK([.L43]); ISBLANK([.M43])); &quot;&quot;; IF([.E43]=&quot;Long&quot;; [.G43]*([.M43]-[.H43]); IF([.E43]=&quot;Short&quot;; [.G43]*([.H43]-[.M43]); &quot;&quot;)))">
            <text:p/>
          </table:table-cell>
          <table:table-cell table:formula="of:=IF(ISNUMBER([.P43]); IF([.P43]&gt;0; &quot;Win&quot;; &quot;Loss&quot;); &quot;&quot;)">
            <text:p/>
          </table:table-cell>
          <table:table-cell table:formula="of:=IF([.N43]=&quot;&quot;; &quot;&quot;; CONCATENATE(DATEDIF([.F43];[.N43];&quot;d&quot;); IF(DATEDIF([.F43];[.N4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8"/>
          <table:table-cell table:formula="of:=ABS([.I44]-[.H44])*[.G44]" office:value-type="float" office:value="0" calcext:value-type="float">
            <text:p>0</text:p>
          </table:table-cell>
          <table:table-cell table:number-columns-repeated="4"/>
          <table:table-cell table:formula="of:=IF(OR([.J44]=0; ISBLANK([.M44])); &quot;&quot;; [.P44]/[.J44])">
            <text:p/>
          </table:table-cell>
          <table:table-cell table:formula="of:=IF(OR(ISBLANK([.L44]); ISBLANK([.M44])); &quot;&quot;; IF([.E44]=&quot;Long&quot;; [.G44]*([.M44]-[.H44]); IF([.E44]=&quot;Short&quot;; [.G44]*([.H44]-[.M44]); &quot;&quot;)))">
            <text:p/>
          </table:table-cell>
          <table:table-cell table:formula="of:=IF(ISNUMBER([.P44]); IF([.P44]&gt;0; &quot;Win&quot;; &quot;Loss&quot;); &quot;&quot;)">
            <text:p/>
          </table:table-cell>
          <table:table-cell table:formula="of:=IF([.N44]=&quot;&quot;; &quot;&quot;; CONCATENATE(DATEDIF([.F44];[.N44];&quot;d&quot;); IF(DATEDIF([.F44];[.N4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8"/>
          <table:table-cell table:formula="of:=ABS([.I45]-[.H45])*[.G45]" office:value-type="float" office:value="0" calcext:value-type="float">
            <text:p>0</text:p>
          </table:table-cell>
          <table:table-cell table:number-columns-repeated="4"/>
          <table:table-cell table:formula="of:=IF(OR([.J45]=0; ISBLANK([.M45])); &quot;&quot;; [.P45]/[.J45])">
            <text:p/>
          </table:table-cell>
          <table:table-cell table:formula="of:=IF(OR(ISBLANK([.L45]); ISBLANK([.M45])); &quot;&quot;; IF([.E45]=&quot;Long&quot;; [.G45]*([.M45]-[.H45]); IF([.E45]=&quot;Short&quot;; [.G45]*([.H45]-[.M45]); &quot;&quot;)))">
            <text:p/>
          </table:table-cell>
          <table:table-cell table:formula="of:=IF(ISNUMBER([.P45]); IF([.P45]&gt;0; &quot;Win&quot;; &quot;Loss&quot;); &quot;&quot;)">
            <text:p/>
          </table:table-cell>
          <table:table-cell table:formula="of:=IF([.N45]=&quot;&quot;; &quot;&quot;; CONCATENATE(DATEDIF([.F45];[.N45];&quot;d&quot;); IF(DATEDIF([.F45];[.N4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8"/>
          <table:table-cell table:formula="of:=ABS([.I46]-[.H46])*[.G46]" office:value-type="float" office:value="0" calcext:value-type="float">
            <text:p>0</text:p>
          </table:table-cell>
          <table:table-cell table:number-columns-repeated="4"/>
          <table:table-cell table:formula="of:=IF(OR([.J46]=0; ISBLANK([.M46])); &quot;&quot;; [.P46]/[.J46])">
            <text:p/>
          </table:table-cell>
          <table:table-cell table:formula="of:=IF(OR(ISBLANK([.L46]); ISBLANK([.M46])); &quot;&quot;; IF([.E46]=&quot;Long&quot;; [.G46]*([.M46]-[.H46]); IF([.E46]=&quot;Short&quot;; [.G46]*([.H46]-[.M46]); &quot;&quot;)))">
            <text:p/>
          </table:table-cell>
          <table:table-cell table:formula="of:=IF(ISNUMBER([.P46]); IF([.P46]&gt;0; &quot;Win&quot;; &quot;Loss&quot;); &quot;&quot;)">
            <text:p/>
          </table:table-cell>
          <table:table-cell table:formula="of:=IF([.N46]=&quot;&quot;; &quot;&quot;; CONCATENATE(DATEDIF([.F46];[.N46];&quot;d&quot;); IF(DATEDIF([.F46];[.N4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8"/>
          <table:table-cell table:formula="of:=ABS([.I47]-[.H47])*[.G47]" office:value-type="float" office:value="0" calcext:value-type="float">
            <text:p>0</text:p>
          </table:table-cell>
          <table:table-cell table:number-columns-repeated="4"/>
          <table:table-cell table:formula="of:=IF(OR([.J47]=0; ISBLANK([.M47])); &quot;&quot;; [.P47]/[.J47])">
            <text:p/>
          </table:table-cell>
          <table:table-cell table:formula="of:=IF(OR(ISBLANK([.L47]); ISBLANK([.M47])); &quot;&quot;; IF([.E47]=&quot;Long&quot;; [.G47]*([.M47]-[.H47]); IF([.E47]=&quot;Short&quot;; [.G47]*([.H47]-[.M47]); &quot;&quot;)))">
            <text:p/>
          </table:table-cell>
          <table:table-cell table:formula="of:=IF(ISNUMBER([.P47]); IF([.P47]&gt;0; &quot;Win&quot;; &quot;Loss&quot;); &quot;&quot;)">
            <text:p/>
          </table:table-cell>
          <table:table-cell table:formula="of:=IF([.N47]=&quot;&quot;; &quot;&quot;; CONCATENATE(DATEDIF([.F47];[.N47];&quot;d&quot;); IF(DATEDIF([.F47];[.N4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8"/>
          <table:table-cell table:formula="of:=ABS([.I48]-[.H48])*[.G48]" office:value-type="float" office:value="0" calcext:value-type="float">
            <text:p>0</text:p>
          </table:table-cell>
          <table:table-cell table:number-columns-repeated="4"/>
          <table:table-cell table:formula="of:=IF(OR([.J48]=0; ISBLANK([.M48])); &quot;&quot;; [.P48]/[.J48])">
            <text:p/>
          </table:table-cell>
          <table:table-cell table:formula="of:=IF(OR(ISBLANK([.L48]); ISBLANK([.M48])); &quot;&quot;; IF([.E48]=&quot;Long&quot;; [.G48]*([.M48]-[.H48]); IF([.E48]=&quot;Short&quot;; [.G48]*([.H48]-[.M48]); &quot;&quot;)))">
            <text:p/>
          </table:table-cell>
          <table:table-cell table:formula="of:=IF(ISNUMBER([.P48]); IF([.P48]&gt;0; &quot;Win&quot;; &quot;Loss&quot;); &quot;&quot;)">
            <text:p/>
          </table:table-cell>
          <table:table-cell table:formula="of:=IF([.N48]=&quot;&quot;; &quot;&quot;; CONCATENATE(DATEDIF([.F48];[.N48];&quot;d&quot;); IF(DATEDIF([.F48];[.N4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8"/>
          <table:table-cell table:formula="of:=ABS([.I49]-[.H49])*[.G49]" office:value-type="float" office:value="0" calcext:value-type="float">
            <text:p>0</text:p>
          </table:table-cell>
          <table:table-cell table:number-columns-repeated="4"/>
          <table:table-cell table:formula="of:=IF(OR([.J49]=0; ISBLANK([.M49])); &quot;&quot;; [.P49]/[.J49])">
            <text:p/>
          </table:table-cell>
          <table:table-cell table:formula="of:=IF(OR(ISBLANK([.L49]); ISBLANK([.M49])); &quot;&quot;; IF([.E49]=&quot;Long&quot;; [.G49]*([.M49]-[.H49]); IF([.E49]=&quot;Short&quot;; [.G49]*([.H49]-[.M49]); &quot;&quot;)))">
            <text:p/>
          </table:table-cell>
          <table:table-cell table:formula="of:=IF(ISNUMBER([.P49]); IF([.P49]&gt;0; &quot;Win&quot;; &quot;Loss&quot;); &quot;&quot;)">
            <text:p/>
          </table:table-cell>
          <table:table-cell table:formula="of:=IF([.N49]=&quot;&quot;; &quot;&quot;; CONCATENATE(DATEDIF([.F49];[.N49];&quot;d&quot;); IF(DATEDIF([.F49];[.N4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8"/>
          <table:table-cell table:formula="of:=ABS([.I50]-[.H50])*[.G50]" office:value-type="float" office:value="0" calcext:value-type="float">
            <text:p>0</text:p>
          </table:table-cell>
          <table:table-cell table:number-columns-repeated="4"/>
          <table:table-cell table:formula="of:=IF(OR([.J50]=0; ISBLANK([.M50])); &quot;&quot;; [.P50]/[.J50])">
            <text:p/>
          </table:table-cell>
          <table:table-cell table:formula="of:=IF(OR(ISBLANK([.L50]); ISBLANK([.M50])); &quot;&quot;; IF([.E50]=&quot;Long&quot;; [.G50]*([.M50]-[.H50]); IF([.E50]=&quot;Short&quot;; [.G50]*([.H50]-[.M50]); &quot;&quot;)))">
            <text:p/>
          </table:table-cell>
          <table:table-cell table:formula="of:=IF(ISNUMBER([.P50]); IF([.P50]&gt;0; &quot;Win&quot;; &quot;Loss&quot;); &quot;&quot;)">
            <text:p/>
          </table:table-cell>
          <table:table-cell table:formula="of:=IF([.N50]=&quot;&quot;; &quot;&quot;; CONCATENATE(DATEDIF([.F50];[.N50];&quot;d&quot;); IF(DATEDIF([.F50];[.N5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8"/>
          <table:table-cell table:formula="of:=ABS([.I51]-[.H51])*[.G51]" office:value-type="float" office:value="0" calcext:value-type="float">
            <text:p>0</text:p>
          </table:table-cell>
          <table:table-cell table:number-columns-repeated="4"/>
          <table:table-cell table:formula="of:=IF(OR([.J51]=0; ISBLANK([.M51])); &quot;&quot;; [.P51]/[.J51])">
            <text:p/>
          </table:table-cell>
          <table:table-cell table:formula="of:=IF(OR(ISBLANK([.L51]); ISBLANK([.M51])); &quot;&quot;; IF([.E51]=&quot;Long&quot;; [.G51]*([.M51]-[.H51]); IF([.E51]=&quot;Short&quot;; [.G51]*([.H51]-[.M51]); &quot;&quot;)))">
            <text:p/>
          </table:table-cell>
          <table:table-cell table:formula="of:=IF(ISNUMBER([.P51]); IF([.P51]&gt;0; &quot;Win&quot;; &quot;Loss&quot;); &quot;&quot;)">
            <text:p/>
          </table:table-cell>
          <table:table-cell table:formula="of:=IF([.N51]=&quot;&quot;; &quot;&quot;; CONCATENATE(DATEDIF([.F51];[.N51];&quot;d&quot;); IF(DATEDIF([.F51];[.N5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8"/>
          <table:table-cell table:formula="of:=ABS([.I52]-[.H52])*[.G52]" office:value-type="float" office:value="0" calcext:value-type="float">
            <text:p>0</text:p>
          </table:table-cell>
          <table:table-cell table:number-columns-repeated="4"/>
          <table:table-cell table:formula="of:=IF(OR([.J52]=0; ISBLANK([.M52])); &quot;&quot;; [.P52]/[.J52])">
            <text:p/>
          </table:table-cell>
          <table:table-cell table:formula="of:=IF(OR(ISBLANK([.L52]); ISBLANK([.M52])); &quot;&quot;; IF([.E52]=&quot;Long&quot;; [.G52]*([.M52]-[.H52]); IF([.E52]=&quot;Short&quot;; [.G52]*([.H52]-[.M52]); &quot;&quot;)))">
            <text:p/>
          </table:table-cell>
          <table:table-cell table:formula="of:=IF(ISNUMBER([.P52]); IF([.P52]&gt;0; &quot;Win&quot;; &quot;Loss&quot;); &quot;&quot;)">
            <text:p/>
          </table:table-cell>
          <table:table-cell table:formula="of:=IF([.N52]=&quot;&quot;; &quot;&quot;; CONCATENATE(DATEDIF([.F52];[.N52];&quot;d&quot;); IF(DATEDIF([.F52];[.N5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8"/>
          <table:table-cell table:formula="of:=ABS([.I53]-[.H53])*[.G53]" office:value-type="float" office:value="0" calcext:value-type="float">
            <text:p>0</text:p>
          </table:table-cell>
          <table:table-cell table:number-columns-repeated="4"/>
          <table:table-cell table:formula="of:=IF(OR([.J53]=0; ISBLANK([.M53])); &quot;&quot;; [.P53]/[.J53])">
            <text:p/>
          </table:table-cell>
          <table:table-cell table:formula="of:=IF(OR(ISBLANK([.L53]); ISBLANK([.M53])); &quot;&quot;; IF([.E53]=&quot;Long&quot;; [.G53]*([.M53]-[.H53]); IF([.E53]=&quot;Short&quot;; [.G53]*([.H53]-[.M53]); &quot;&quot;)))">
            <text:p/>
          </table:table-cell>
          <table:table-cell table:formula="of:=IF(ISNUMBER([.P53]); IF([.P53]&gt;0; &quot;Win&quot;; &quot;Loss&quot;); &quot;&quot;)">
            <text:p/>
          </table:table-cell>
          <table:table-cell table:formula="of:=IF([.N53]=&quot;&quot;; &quot;&quot;; CONCATENATE(DATEDIF([.F53];[.N53];&quot;d&quot;); IF(DATEDIF([.F53];[.N5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8"/>
          <table:table-cell table:formula="of:=ABS([.I54]-[.H54])*[.G54]" office:value-type="float" office:value="0" calcext:value-type="float">
            <text:p>0</text:p>
          </table:table-cell>
          <table:table-cell table:number-columns-repeated="4"/>
          <table:table-cell table:formula="of:=IF(OR([.J54]=0; ISBLANK([.M54])); &quot;&quot;; [.P54]/[.J54])">
            <text:p/>
          </table:table-cell>
          <table:table-cell table:formula="of:=IF(OR(ISBLANK([.L54]); ISBLANK([.M54])); &quot;&quot;; IF([.E54]=&quot;Long&quot;; [.G54]*([.M54]-[.H54]); IF([.E54]=&quot;Short&quot;; [.G54]*([.H54]-[.M54]); &quot;&quot;)))">
            <text:p/>
          </table:table-cell>
          <table:table-cell table:formula="of:=IF(ISNUMBER([.P54]); IF([.P54]&gt;0; &quot;Win&quot;; &quot;Loss&quot;); &quot;&quot;)">
            <text:p/>
          </table:table-cell>
          <table:table-cell table:formula="of:=IF([.N54]=&quot;&quot;; &quot;&quot;; CONCATENATE(DATEDIF([.F54];[.N54];&quot;d&quot;); IF(DATEDIF([.F54];[.N5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8"/>
          <table:table-cell table:formula="of:=ABS([.I55]-[.H55])*[.G55]" office:value-type="float" office:value="0" calcext:value-type="float">
            <text:p>0</text:p>
          </table:table-cell>
          <table:table-cell table:number-columns-repeated="4"/>
          <table:table-cell table:formula="of:=IF(OR([.J55]=0; ISBLANK([.M55])); &quot;&quot;; [.P55]/[.J55])">
            <text:p/>
          </table:table-cell>
          <table:table-cell table:formula="of:=IF(OR(ISBLANK([.L55]); ISBLANK([.M55])); &quot;&quot;; IF([.E55]=&quot;Long&quot;; [.G55]*([.M55]-[.H55]); IF([.E55]=&quot;Short&quot;; [.G55]*([.H55]-[.M55]); &quot;&quot;)))">
            <text:p/>
          </table:table-cell>
          <table:table-cell table:formula="of:=IF(ISNUMBER([.P55]); IF([.P55]&gt;0; &quot;Win&quot;; &quot;Loss&quot;); &quot;&quot;)">
            <text:p/>
          </table:table-cell>
          <table:table-cell table:formula="of:=IF([.N55]=&quot;&quot;; &quot;&quot;; CONCATENATE(DATEDIF([.F55];[.N55];&quot;d&quot;); IF(DATEDIF([.F55];[.N5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8"/>
          <table:table-cell table:formula="of:=ABS([.I56]-[.H56])*[.G56]" office:value-type="float" office:value="0" calcext:value-type="float">
            <text:p>0</text:p>
          </table:table-cell>
          <table:table-cell table:number-columns-repeated="4"/>
          <table:table-cell table:formula="of:=IF(OR([.J56]=0; ISBLANK([.M56])); &quot;&quot;; [.P56]/[.J56])">
            <text:p/>
          </table:table-cell>
          <table:table-cell table:formula="of:=IF(OR(ISBLANK([.L56]); ISBLANK([.M56])); &quot;&quot;; IF([.E56]=&quot;Long&quot;; [.G56]*([.M56]-[.H56]); IF([.E56]=&quot;Short&quot;; [.G56]*([.H56]-[.M56]); &quot;&quot;)))">
            <text:p/>
          </table:table-cell>
          <table:table-cell table:formula="of:=IF(ISNUMBER([.P56]); IF([.P56]&gt;0; &quot;Win&quot;; &quot;Loss&quot;); &quot;&quot;)">
            <text:p/>
          </table:table-cell>
          <table:table-cell table:formula="of:=IF([.N56]=&quot;&quot;; &quot;&quot;; CONCATENATE(DATEDIF([.F56];[.N56];&quot;d&quot;); IF(DATEDIF([.F56];[.N5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8"/>
          <table:table-cell table:formula="of:=ABS([.I57]-[.H57])*[.G57]" office:value-type="float" office:value="0" calcext:value-type="float">
            <text:p>0</text:p>
          </table:table-cell>
          <table:table-cell table:number-columns-repeated="4"/>
          <table:table-cell table:formula="of:=IF(OR([.J57]=0; ISBLANK([.M57])); &quot;&quot;; [.P57]/[.J57])">
            <text:p/>
          </table:table-cell>
          <table:table-cell table:formula="of:=IF(OR(ISBLANK([.L57]); ISBLANK([.M57])); &quot;&quot;; IF([.E57]=&quot;Long&quot;; [.G57]*([.M57]-[.H57]); IF([.E57]=&quot;Short&quot;; [.G57]*([.H57]-[.M57]); &quot;&quot;)))">
            <text:p/>
          </table:table-cell>
          <table:table-cell table:formula="of:=IF(ISNUMBER([.P57]); IF([.P57]&gt;0; &quot;Win&quot;; &quot;Loss&quot;); &quot;&quot;)">
            <text:p/>
          </table:table-cell>
          <table:table-cell table:formula="of:=IF([.N57]=&quot;&quot;; &quot;&quot;; CONCATENATE(DATEDIF([.F57];[.N57];&quot;d&quot;); IF(DATEDIF([.F57];[.N5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8"/>
          <table:table-cell table:formula="of:=ABS([.I58]-[.H58])*[.G58]" office:value-type="float" office:value="0" calcext:value-type="float">
            <text:p>0</text:p>
          </table:table-cell>
          <table:table-cell table:number-columns-repeated="4"/>
          <table:table-cell table:formula="of:=IF(OR([.J58]=0; ISBLANK([.M58])); &quot;&quot;; [.P58]/[.J58])">
            <text:p/>
          </table:table-cell>
          <table:table-cell table:formula="of:=IF(OR(ISBLANK([.L58]); ISBLANK([.M58])); &quot;&quot;; IF([.E58]=&quot;Long&quot;; [.G58]*([.M58]-[.H58]); IF([.E58]=&quot;Short&quot;; [.G58]*([.H58]-[.M58]); &quot;&quot;)))">
            <text:p/>
          </table:table-cell>
          <table:table-cell table:formula="of:=IF(ISNUMBER([.P58]); IF([.P58]&gt;0; &quot;Win&quot;; &quot;Loss&quot;); &quot;&quot;)">
            <text:p/>
          </table:table-cell>
          <table:table-cell table:formula="of:=IF([.N58]=&quot;&quot;; &quot;&quot;; CONCATENATE(DATEDIF([.F58];[.N58];&quot;d&quot;); IF(DATEDIF([.F58];[.N5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8"/>
          <table:table-cell table:formula="of:=ABS([.I59]-[.H59])*[.G59]" office:value-type="float" office:value="0" calcext:value-type="float">
            <text:p>0</text:p>
          </table:table-cell>
          <table:table-cell table:number-columns-repeated="4"/>
          <table:table-cell table:formula="of:=IF(OR([.J59]=0; ISBLANK([.M59])); &quot;&quot;; [.P59]/[.J59])">
            <text:p/>
          </table:table-cell>
          <table:table-cell table:formula="of:=IF(OR(ISBLANK([.L59]); ISBLANK([.M59])); &quot;&quot;; IF([.E59]=&quot;Long&quot;; [.G59]*([.M59]-[.H59]); IF([.E59]=&quot;Short&quot;; [.G59]*([.H59]-[.M59]); &quot;&quot;)))">
            <text:p/>
          </table:table-cell>
          <table:table-cell table:formula="of:=IF(ISNUMBER([.P59]); IF([.P59]&gt;0; &quot;Win&quot;; &quot;Loss&quot;); &quot;&quot;)">
            <text:p/>
          </table:table-cell>
          <table:table-cell table:formula="of:=IF([.N59]=&quot;&quot;; &quot;&quot;; CONCATENATE(DATEDIF([.F59];[.N59];&quot;d&quot;); IF(DATEDIF([.F59];[.N5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8"/>
          <table:table-cell table:formula="of:=ABS([.I60]-[.H60])*[.G60]" office:value-type="float" office:value="0" calcext:value-type="float">
            <text:p>0</text:p>
          </table:table-cell>
          <table:table-cell table:number-columns-repeated="4"/>
          <table:table-cell table:formula="of:=IF(OR([.J60]=0; ISBLANK([.M60])); &quot;&quot;; [.P60]/[.J60])">
            <text:p/>
          </table:table-cell>
          <table:table-cell table:formula="of:=IF(OR(ISBLANK([.L60]); ISBLANK([.M60])); &quot;&quot;; IF([.E60]=&quot;Long&quot;; [.G60]*([.M60]-[.H60]); IF([.E60]=&quot;Short&quot;; [.G60]*([.H60]-[.M60]); &quot;&quot;)))">
            <text:p/>
          </table:table-cell>
          <table:table-cell table:formula="of:=IF(ISNUMBER([.P60]); IF([.P60]&gt;0; &quot;Win&quot;; &quot;Loss&quot;); &quot;&quot;)">
            <text:p/>
          </table:table-cell>
          <table:table-cell table:formula="of:=IF([.N60]=&quot;&quot;; &quot;&quot;; CONCATENATE(DATEDIF([.F60];[.N60];&quot;d&quot;); IF(DATEDIF([.F60];[.N6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8"/>
          <table:table-cell table:formula="of:=ABS([.I61]-[.H61])*[.G61]" office:value-type="float" office:value="0" calcext:value-type="float">
            <text:p>0</text:p>
          </table:table-cell>
          <table:table-cell table:number-columns-repeated="4"/>
          <table:table-cell table:formula="of:=IF(OR([.J61]=0; ISBLANK([.M61])); &quot;&quot;; [.P61]/[.J61])">
            <text:p/>
          </table:table-cell>
          <table:table-cell table:formula="of:=IF(OR(ISBLANK([.L61]); ISBLANK([.M61])); &quot;&quot;; IF([.E61]=&quot;Long&quot;; [.G61]*([.M61]-[.H61]); IF([.E61]=&quot;Short&quot;; [.G61]*([.H61]-[.M61]); &quot;&quot;)))">
            <text:p/>
          </table:table-cell>
          <table:table-cell table:formula="of:=IF(ISNUMBER([.P61]); IF([.P61]&gt;0; &quot;Win&quot;; &quot;Loss&quot;); &quot;&quot;)">
            <text:p/>
          </table:table-cell>
          <table:table-cell table:formula="of:=IF([.N61]=&quot;&quot;; &quot;&quot;; CONCATENATE(DATEDIF([.F61];[.N61];&quot;d&quot;); IF(DATEDIF([.F61];[.N6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8"/>
          <table:table-cell table:formula="of:=ABS([.I62]-[.H62])*[.G62]" office:value-type="float" office:value="0" calcext:value-type="float">
            <text:p>0</text:p>
          </table:table-cell>
          <table:table-cell table:number-columns-repeated="4"/>
          <table:table-cell table:formula="of:=IF(OR([.J62]=0; ISBLANK([.M62])); &quot;&quot;; [.P62]/[.J62])">
            <text:p/>
          </table:table-cell>
          <table:table-cell table:formula="of:=IF(OR(ISBLANK([.L62]); ISBLANK([.M62])); &quot;&quot;; IF([.E62]=&quot;Long&quot;; [.G62]*([.M62]-[.H62]); IF([.E62]=&quot;Short&quot;; [.G62]*([.H62]-[.M62]); &quot;&quot;)))">
            <text:p/>
          </table:table-cell>
          <table:table-cell table:formula="of:=IF(ISNUMBER([.P62]); IF([.P62]&gt;0; &quot;Win&quot;; &quot;Loss&quot;); &quot;&quot;)">
            <text:p/>
          </table:table-cell>
          <table:table-cell table:formula="of:=IF([.N62]=&quot;&quot;; &quot;&quot;; CONCATENATE(DATEDIF([.F62];[.N62];&quot;d&quot;); IF(DATEDIF([.F62];[.N6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8"/>
          <table:table-cell table:formula="of:=ABS([.I63]-[.H63])*[.G63]" office:value-type="float" office:value="0" calcext:value-type="float">
            <text:p>0</text:p>
          </table:table-cell>
          <table:table-cell table:number-columns-repeated="4"/>
          <table:table-cell table:formula="of:=IF(OR([.J63]=0; ISBLANK([.M63])); &quot;&quot;; [.P63]/[.J63])">
            <text:p/>
          </table:table-cell>
          <table:table-cell table:formula="of:=IF(OR(ISBLANK([.L63]); ISBLANK([.M63])); &quot;&quot;; IF([.E63]=&quot;Long&quot;; [.G63]*([.M63]-[.H63]); IF([.E63]=&quot;Short&quot;; [.G63]*([.H63]-[.M63]); &quot;&quot;)))">
            <text:p/>
          </table:table-cell>
          <table:table-cell table:formula="of:=IF(ISNUMBER([.P63]); IF([.P63]&gt;0; &quot;Win&quot;; &quot;Loss&quot;); &quot;&quot;)">
            <text:p/>
          </table:table-cell>
          <table:table-cell table:formula="of:=IF([.N63]=&quot;&quot;; &quot;&quot;; CONCATENATE(DATEDIF([.F63];[.N63];&quot;d&quot;); IF(DATEDIF([.F63];[.N6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8"/>
          <table:table-cell table:formula="of:=ABS([.I64]-[.H64])*[.G64]" office:value-type="float" office:value="0" calcext:value-type="float">
            <text:p>0</text:p>
          </table:table-cell>
          <table:table-cell table:number-columns-repeated="4"/>
          <table:table-cell table:formula="of:=IF(OR([.J64]=0; ISBLANK([.M64])); &quot;&quot;; [.P64]/[.J64])">
            <text:p/>
          </table:table-cell>
          <table:table-cell table:formula="of:=IF(OR(ISBLANK([.L64]); ISBLANK([.M64])); &quot;&quot;; IF([.E64]=&quot;Long&quot;; [.G64]*([.M64]-[.H64]); IF([.E64]=&quot;Short&quot;; [.G64]*([.H64]-[.M64]); &quot;&quot;)))">
            <text:p/>
          </table:table-cell>
          <table:table-cell table:formula="of:=IF(ISNUMBER([.P64]); IF([.P64]&gt;0; &quot;Win&quot;; &quot;Loss&quot;); &quot;&quot;)">
            <text:p/>
          </table:table-cell>
          <table:table-cell table:formula="of:=IF([.N64]=&quot;&quot;; &quot;&quot;; CONCATENATE(DATEDIF([.F64];[.N64];&quot;d&quot;); IF(DATEDIF([.F64];[.N6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8"/>
          <table:table-cell table:formula="of:=ABS([.I65]-[.H65])*[.G65]" office:value-type="float" office:value="0" calcext:value-type="float">
            <text:p>0</text:p>
          </table:table-cell>
          <table:table-cell table:number-columns-repeated="4"/>
          <table:table-cell table:formula="of:=IF(OR([.J65]=0; ISBLANK([.M65])); &quot;&quot;; [.P65]/[.J65])">
            <text:p/>
          </table:table-cell>
          <table:table-cell table:formula="of:=IF(OR(ISBLANK([.L65]); ISBLANK([.M65])); &quot;&quot;; IF([.E65]=&quot;Long&quot;; [.G65]*([.M65]-[.H65]); IF([.E65]=&quot;Short&quot;; [.G65]*([.H65]-[.M65]); &quot;&quot;)))">
            <text:p/>
          </table:table-cell>
          <table:table-cell table:formula="of:=IF(ISNUMBER([.P65]); IF([.P65]&gt;0; &quot;Win&quot;; &quot;Loss&quot;); &quot;&quot;)">
            <text:p/>
          </table:table-cell>
          <table:table-cell table:formula="of:=IF([.N65]=&quot;&quot;; &quot;&quot;; CONCATENATE(DATEDIF([.F65];[.N65];&quot;d&quot;); IF(DATEDIF([.F65];[.N6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8"/>
          <table:table-cell table:formula="of:=ABS([.I66]-[.H66])*[.G66]" office:value-type="float" office:value="0" calcext:value-type="float">
            <text:p>0</text:p>
          </table:table-cell>
          <table:table-cell table:number-columns-repeated="4"/>
          <table:table-cell table:formula="of:=IF(OR([.J66]=0; ISBLANK([.M66])); &quot;&quot;; [.P66]/[.J66])">
            <text:p/>
          </table:table-cell>
          <table:table-cell table:formula="of:=IF(OR(ISBLANK([.L66]); ISBLANK([.M66])); &quot;&quot;; IF([.E66]=&quot;Long&quot;; [.G66]*([.M66]-[.H66]); IF([.E66]=&quot;Short&quot;; [.G66]*([.H66]-[.M66]); &quot;&quot;)))">
            <text:p/>
          </table:table-cell>
          <table:table-cell table:formula="of:=IF(ISNUMBER([.P66]); IF([.P66]&gt;0; &quot;Win&quot;; &quot;Loss&quot;); &quot;&quot;)">
            <text:p/>
          </table:table-cell>
          <table:table-cell table:formula="of:=IF([.N66]=&quot;&quot;; &quot;&quot;; CONCATENATE(DATEDIF([.F66];[.N66];&quot;d&quot;); IF(DATEDIF([.F66];[.N6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8"/>
          <table:table-cell table:formula="of:=ABS([.I67]-[.H67])*[.G67]" office:value-type="float" office:value="0" calcext:value-type="float">
            <text:p>0</text:p>
          </table:table-cell>
          <table:table-cell table:number-columns-repeated="4"/>
          <table:table-cell table:formula="of:=IF(OR([.J67]=0; ISBLANK([.M67])); &quot;&quot;; [.P67]/[.J67])">
            <text:p/>
          </table:table-cell>
          <table:table-cell table:formula="of:=IF(OR(ISBLANK([.L67]); ISBLANK([.M67])); &quot;&quot;; IF([.E67]=&quot;Long&quot;; [.G67]*([.M67]-[.H67]); IF([.E67]=&quot;Short&quot;; [.G67]*([.H67]-[.M67]); &quot;&quot;)))">
            <text:p/>
          </table:table-cell>
          <table:table-cell table:formula="of:=IF(ISNUMBER([.P67]); IF([.P67]&gt;0; &quot;Win&quot;; &quot;Loss&quot;); &quot;&quot;)">
            <text:p/>
          </table:table-cell>
          <table:table-cell table:formula="of:=IF([.N67]=&quot;&quot;; &quot;&quot;; CONCATENATE(DATEDIF([.F67];[.N67];&quot;d&quot;); IF(DATEDIF([.F67];[.N6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8"/>
          <table:table-cell table:formula="of:=ABS([.I68]-[.H68])*[.G68]" office:value-type="float" office:value="0" calcext:value-type="float">
            <text:p>0</text:p>
          </table:table-cell>
          <table:table-cell table:number-columns-repeated="4"/>
          <table:table-cell table:formula="of:=IF(OR([.J68]=0; ISBLANK([.M68])); &quot;&quot;; [.P68]/[.J68])">
            <text:p/>
          </table:table-cell>
          <table:table-cell table:formula="of:=IF(OR(ISBLANK([.L68]); ISBLANK([.M68])); &quot;&quot;; IF([.E68]=&quot;Long&quot;; [.G68]*([.M68]-[.H68]); IF([.E68]=&quot;Short&quot;; [.G68]*([.H68]-[.M68]); &quot;&quot;)))">
            <text:p/>
          </table:table-cell>
          <table:table-cell table:formula="of:=IF(ISNUMBER([.P68]); IF([.P68]&gt;0; &quot;Win&quot;; &quot;Loss&quot;); &quot;&quot;)">
            <text:p/>
          </table:table-cell>
          <table:table-cell table:formula="of:=IF([.N68]=&quot;&quot;; &quot;&quot;; CONCATENATE(DATEDIF([.F68];[.N68];&quot;d&quot;); IF(DATEDIF([.F68];[.N6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8"/>
          <table:table-cell table:formula="of:=ABS([.I69]-[.H69])*[.G69]" office:value-type="float" office:value="0" calcext:value-type="float">
            <text:p>0</text:p>
          </table:table-cell>
          <table:table-cell table:number-columns-repeated="4"/>
          <table:table-cell table:formula="of:=IF(OR([.J69]=0; ISBLANK([.M69])); &quot;&quot;; [.P69]/[.J69])">
            <text:p/>
          </table:table-cell>
          <table:table-cell table:formula="of:=IF(OR(ISBLANK([.L69]); ISBLANK([.M69])); &quot;&quot;; IF([.E69]=&quot;Long&quot;; [.G69]*([.M69]-[.H69]); IF([.E69]=&quot;Short&quot;; [.G69]*([.H69]-[.M69]); &quot;&quot;)))">
            <text:p/>
          </table:table-cell>
          <table:table-cell table:formula="of:=IF(ISNUMBER([.P69]); IF([.P69]&gt;0; &quot;Win&quot;; &quot;Loss&quot;); &quot;&quot;)">
            <text:p/>
          </table:table-cell>
          <table:table-cell table:formula="of:=IF([.N69]=&quot;&quot;; &quot;&quot;; CONCATENATE(DATEDIF([.F69];[.N69];&quot;d&quot;); IF(DATEDIF([.F69];[.N6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8"/>
          <table:table-cell table:formula="of:=ABS([.I70]-[.H70])*[.G70]" office:value-type="float" office:value="0" calcext:value-type="float">
            <text:p>0</text:p>
          </table:table-cell>
          <table:table-cell table:number-columns-repeated="4"/>
          <table:table-cell table:formula="of:=IF(OR([.J70]=0; ISBLANK([.M70])); &quot;&quot;; [.P70]/[.J70])">
            <text:p/>
          </table:table-cell>
          <table:table-cell table:formula="of:=IF(OR(ISBLANK([.L70]); ISBLANK([.M70])); &quot;&quot;; IF([.E70]=&quot;Long&quot;; [.G70]*([.M70]-[.H70]); IF([.E70]=&quot;Short&quot;; [.G70]*([.H70]-[.M70]); &quot;&quot;)))">
            <text:p/>
          </table:table-cell>
          <table:table-cell table:formula="of:=IF(ISNUMBER([.P70]); IF([.P70]&gt;0; &quot;Win&quot;; &quot;Loss&quot;); &quot;&quot;)">
            <text:p/>
          </table:table-cell>
          <table:table-cell table:formula="of:=IF([.N70]=&quot;&quot;; &quot;&quot;; CONCATENATE(DATEDIF([.F70];[.N70];&quot;d&quot;); IF(DATEDIF([.F70];[.N7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8"/>
          <table:table-cell table:formula="of:=ABS([.I71]-[.H71])*[.G71]" office:value-type="float" office:value="0" calcext:value-type="float">
            <text:p>0</text:p>
          </table:table-cell>
          <table:table-cell table:number-columns-repeated="4"/>
          <table:table-cell table:formula="of:=IF(OR([.J71]=0; ISBLANK([.M71])); &quot;&quot;; [.P71]/[.J71])">
            <text:p/>
          </table:table-cell>
          <table:table-cell table:formula="of:=IF(OR(ISBLANK([.L71]); ISBLANK([.M71])); &quot;&quot;; IF([.E71]=&quot;Long&quot;; [.G71]*([.M71]-[.H71]); IF([.E71]=&quot;Short&quot;; [.G71]*([.H71]-[.M71]); &quot;&quot;)))">
            <text:p/>
          </table:table-cell>
          <table:table-cell table:formula="of:=IF(ISNUMBER([.P71]); IF([.P71]&gt;0; &quot;Win&quot;; &quot;Loss&quot;); &quot;&quot;)">
            <text:p/>
          </table:table-cell>
          <table:table-cell table:formula="of:=IF([.N71]=&quot;&quot;; &quot;&quot;; CONCATENATE(DATEDIF([.F71];[.N71];&quot;d&quot;); IF(DATEDIF([.F71];[.N7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8"/>
          <table:table-cell table:formula="of:=ABS([.I72]-[.H72])*[.G72]" office:value-type="float" office:value="0" calcext:value-type="float">
            <text:p>0</text:p>
          </table:table-cell>
          <table:table-cell table:number-columns-repeated="4"/>
          <table:table-cell table:formula="of:=IF(OR([.J72]=0; ISBLANK([.M72])); &quot;&quot;; [.P72]/[.J72])">
            <text:p/>
          </table:table-cell>
          <table:table-cell table:formula="of:=IF(OR(ISBLANK([.L72]); ISBLANK([.M72])); &quot;&quot;; IF([.E72]=&quot;Long&quot;; [.G72]*([.M72]-[.H72]); IF([.E72]=&quot;Short&quot;; [.G72]*([.H72]-[.M72]); &quot;&quot;)))">
            <text:p/>
          </table:table-cell>
          <table:table-cell table:formula="of:=IF(ISNUMBER([.P72]); IF([.P72]&gt;0; &quot;Win&quot;; &quot;Loss&quot;); &quot;&quot;)">
            <text:p/>
          </table:table-cell>
          <table:table-cell table:formula="of:=IF([.N72]=&quot;&quot;; &quot;&quot;; CONCATENATE(DATEDIF([.F72];[.N72];&quot;d&quot;); IF(DATEDIF([.F72];[.N7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8"/>
          <table:table-cell table:formula="of:=ABS([.I73]-[.H73])*[.G73]" office:value-type="float" office:value="0" calcext:value-type="float">
            <text:p>0</text:p>
          </table:table-cell>
          <table:table-cell table:number-columns-repeated="4"/>
          <table:table-cell table:formula="of:=IF(OR([.J73]=0; ISBLANK([.M73])); &quot;&quot;; [.P73]/[.J73])">
            <text:p/>
          </table:table-cell>
          <table:table-cell table:formula="of:=IF(OR(ISBLANK([.L73]); ISBLANK([.M73])); &quot;&quot;; IF([.E73]=&quot;Long&quot;; [.G73]*([.M73]-[.H73]); IF([.E73]=&quot;Short&quot;; [.G73]*([.H73]-[.M73]); &quot;&quot;)))">
            <text:p/>
          </table:table-cell>
          <table:table-cell table:formula="of:=IF(ISNUMBER([.P73]); IF([.P73]&gt;0; &quot;Win&quot;; &quot;Loss&quot;); &quot;&quot;)">
            <text:p/>
          </table:table-cell>
          <table:table-cell table:formula="of:=IF([.N73]=&quot;&quot;; &quot;&quot;; CONCATENATE(DATEDIF([.F73];[.N73];&quot;d&quot;); IF(DATEDIF([.F73];[.N7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8"/>
          <table:table-cell table:formula="of:=ABS([.I74]-[.H74])*[.G74]" office:value-type="float" office:value="0" calcext:value-type="float">
            <text:p>0</text:p>
          </table:table-cell>
          <table:table-cell table:number-columns-repeated="4"/>
          <table:table-cell table:formula="of:=IF(OR([.J74]=0; ISBLANK([.M74])); &quot;&quot;; [.P74]/[.J74])">
            <text:p/>
          </table:table-cell>
          <table:table-cell table:formula="of:=IF(OR(ISBLANK([.L74]); ISBLANK([.M74])); &quot;&quot;; IF([.E74]=&quot;Long&quot;; [.G74]*([.M74]-[.H74]); IF([.E74]=&quot;Short&quot;; [.G74]*([.H74]-[.M74]); &quot;&quot;)))">
            <text:p/>
          </table:table-cell>
          <table:table-cell table:formula="of:=IF(ISNUMBER([.P74]); IF([.P74]&gt;0; &quot;Win&quot;; &quot;Loss&quot;); &quot;&quot;)">
            <text:p/>
          </table:table-cell>
          <table:table-cell table:formula="of:=IF([.N74]=&quot;&quot;; &quot;&quot;; CONCATENATE(DATEDIF([.F74];[.N74];&quot;d&quot;); IF(DATEDIF([.F74];[.N7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8"/>
          <table:table-cell table:formula="of:=ABS([.I75]-[.H75])*[.G75]" office:value-type="float" office:value="0" calcext:value-type="float">
            <text:p>0</text:p>
          </table:table-cell>
          <table:table-cell table:number-columns-repeated="4"/>
          <table:table-cell table:formula="of:=IF(OR([.J75]=0; ISBLANK([.M75])); &quot;&quot;; [.P75]/[.J75])">
            <text:p/>
          </table:table-cell>
          <table:table-cell table:formula="of:=IF(OR(ISBLANK([.L75]); ISBLANK([.M75])); &quot;&quot;; IF([.E75]=&quot;Long&quot;; [.G75]*([.M75]-[.H75]); IF([.E75]=&quot;Short&quot;; [.G75]*([.H75]-[.M75]); &quot;&quot;)))">
            <text:p/>
          </table:table-cell>
          <table:table-cell table:formula="of:=IF(ISNUMBER([.P75]); IF([.P75]&gt;0; &quot;Win&quot;; &quot;Loss&quot;); &quot;&quot;)">
            <text:p/>
          </table:table-cell>
          <table:table-cell table:formula="of:=IF([.N75]=&quot;&quot;; &quot;&quot;; CONCATENATE(DATEDIF([.F75];[.N75];&quot;d&quot;); IF(DATEDIF([.F75];[.N7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8"/>
          <table:table-cell table:formula="of:=ABS([.I76]-[.H76])*[.G76]" office:value-type="float" office:value="0" calcext:value-type="float">
            <text:p>0</text:p>
          </table:table-cell>
          <table:table-cell table:number-columns-repeated="4"/>
          <table:table-cell table:formula="of:=IF(OR([.J76]=0; ISBLANK([.M76])); &quot;&quot;; [.P76]/[.J76])">
            <text:p/>
          </table:table-cell>
          <table:table-cell table:formula="of:=IF(OR(ISBLANK([.L76]); ISBLANK([.M76])); &quot;&quot;; IF([.E76]=&quot;Long&quot;; [.G76]*([.M76]-[.H76]); IF([.E76]=&quot;Short&quot;; [.G76]*([.H76]-[.M76]); &quot;&quot;)))">
            <text:p/>
          </table:table-cell>
          <table:table-cell table:formula="of:=IF(ISNUMBER([.P76]); IF([.P76]&gt;0; &quot;Win&quot;; &quot;Loss&quot;); &quot;&quot;)">
            <text:p/>
          </table:table-cell>
          <table:table-cell table:formula="of:=IF([.N76]=&quot;&quot;; &quot;&quot;; CONCATENATE(DATEDIF([.F76];[.N76];&quot;d&quot;); IF(DATEDIF([.F76];[.N7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8"/>
          <table:table-cell table:formula="of:=ABS([.I77]-[.H77])*[.G77]" office:value-type="float" office:value="0" calcext:value-type="float">
            <text:p>0</text:p>
          </table:table-cell>
          <table:table-cell table:number-columns-repeated="4"/>
          <table:table-cell table:formula="of:=IF(OR([.J77]=0; ISBLANK([.M77])); &quot;&quot;; [.P77]/[.J77])">
            <text:p/>
          </table:table-cell>
          <table:table-cell table:formula="of:=IF(OR(ISBLANK([.L77]); ISBLANK([.M77])); &quot;&quot;; IF([.E77]=&quot;Long&quot;; [.G77]*([.M77]-[.H77]); IF([.E77]=&quot;Short&quot;; [.G77]*([.H77]-[.M77]); &quot;&quot;)))">
            <text:p/>
          </table:table-cell>
          <table:table-cell table:formula="of:=IF(ISNUMBER([.P77]); IF([.P77]&gt;0; &quot;Win&quot;; &quot;Loss&quot;); &quot;&quot;)">
            <text:p/>
          </table:table-cell>
          <table:table-cell table:formula="of:=IF([.N77]=&quot;&quot;; &quot;&quot;; CONCATENATE(DATEDIF([.F77];[.N77];&quot;d&quot;); IF(DATEDIF([.F77];[.N7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8"/>
          <table:table-cell table:formula="of:=ABS([.I78]-[.H78])*[.G78]" office:value-type="float" office:value="0" calcext:value-type="float">
            <text:p>0</text:p>
          </table:table-cell>
          <table:table-cell table:number-columns-repeated="4"/>
          <table:table-cell table:formula="of:=IF(OR([.J78]=0; ISBLANK([.M78])); &quot;&quot;; [.P78]/[.J78])">
            <text:p/>
          </table:table-cell>
          <table:table-cell table:formula="of:=IF(OR(ISBLANK([.L78]); ISBLANK([.M78])); &quot;&quot;; IF([.E78]=&quot;Long&quot;; [.G78]*([.M78]-[.H78]); IF([.E78]=&quot;Short&quot;; [.G78]*([.H78]-[.M78]); &quot;&quot;)))">
            <text:p/>
          </table:table-cell>
          <table:table-cell table:formula="of:=IF(ISNUMBER([.P78]); IF([.P78]&gt;0; &quot;Win&quot;; &quot;Loss&quot;); &quot;&quot;)">
            <text:p/>
          </table:table-cell>
          <table:table-cell table:formula="of:=IF([.N78]=&quot;&quot;; &quot;&quot;; CONCATENATE(DATEDIF([.F78];[.N78];&quot;d&quot;); IF(DATEDIF([.F78];[.N7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8"/>
          <table:table-cell table:formula="of:=ABS([.I79]-[.H79])*[.G79]" office:value-type="float" office:value="0" calcext:value-type="float">
            <text:p>0</text:p>
          </table:table-cell>
          <table:table-cell table:number-columns-repeated="4"/>
          <table:table-cell table:formula="of:=IF(OR([.J79]=0; ISBLANK([.M79])); &quot;&quot;; [.P79]/[.J79])">
            <text:p/>
          </table:table-cell>
          <table:table-cell table:formula="of:=IF(OR(ISBLANK([.L79]); ISBLANK([.M79])); &quot;&quot;; IF([.E79]=&quot;Long&quot;; [.G79]*([.M79]-[.H79]); IF([.E79]=&quot;Short&quot;; [.G79]*([.H79]-[.M79]); &quot;&quot;)))">
            <text:p/>
          </table:table-cell>
          <table:table-cell table:formula="of:=IF(ISNUMBER([.P79]); IF([.P79]&gt;0; &quot;Win&quot;; &quot;Loss&quot;); &quot;&quot;)">
            <text:p/>
          </table:table-cell>
          <table:table-cell table:formula="of:=IF([.N79]=&quot;&quot;; &quot;&quot;; CONCATENATE(DATEDIF([.F79];[.N79];&quot;d&quot;); IF(DATEDIF([.F79];[.N7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8"/>
          <table:table-cell table:formula="of:=ABS([.I80]-[.H80])*[.G80]" office:value-type="float" office:value="0" calcext:value-type="float">
            <text:p>0</text:p>
          </table:table-cell>
          <table:table-cell table:number-columns-repeated="4"/>
          <table:table-cell table:formula="of:=IF(OR([.J80]=0; ISBLANK([.M80])); &quot;&quot;; [.P80]/[.J80])">
            <text:p/>
          </table:table-cell>
          <table:table-cell table:formula="of:=IF(OR(ISBLANK([.L80]); ISBLANK([.M80])); &quot;&quot;; IF([.E80]=&quot;Long&quot;; [.G80]*([.M80]-[.H80]); IF([.E80]=&quot;Short&quot;; [.G80]*([.H80]-[.M80]); &quot;&quot;)))">
            <text:p/>
          </table:table-cell>
          <table:table-cell table:formula="of:=IF(ISNUMBER([.P80]); IF([.P80]&gt;0; &quot;Win&quot;; &quot;Loss&quot;); &quot;&quot;)">
            <text:p/>
          </table:table-cell>
          <table:table-cell table:formula="of:=IF([.N80]=&quot;&quot;; &quot;&quot;; CONCATENATE(DATEDIF([.F80];[.N80];&quot;d&quot;); IF(DATEDIF([.F80];[.N8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8"/>
          <table:table-cell table:formula="of:=ABS([.I81]-[.H81])*[.G81]" office:value-type="float" office:value="0" calcext:value-type="float">
            <text:p>0</text:p>
          </table:table-cell>
          <table:table-cell table:number-columns-repeated="4"/>
          <table:table-cell table:formula="of:=IF(OR([.J81]=0; ISBLANK([.M81])); &quot;&quot;; [.P81]/[.J81])">
            <text:p/>
          </table:table-cell>
          <table:table-cell table:formula="of:=IF(OR(ISBLANK([.L81]); ISBLANK([.M81])); &quot;&quot;; IF([.E81]=&quot;Long&quot;; [.G81]*([.M81]-[.H81]); IF([.E81]=&quot;Short&quot;; [.G81]*([.H81]-[.M81]); &quot;&quot;)))">
            <text:p/>
          </table:table-cell>
          <table:table-cell table:formula="of:=IF(ISNUMBER([.P81]); IF([.P81]&gt;0; &quot;Win&quot;; &quot;Loss&quot;); &quot;&quot;)">
            <text:p/>
          </table:table-cell>
          <table:table-cell table:formula="of:=IF([.N81]=&quot;&quot;; &quot;&quot;; CONCATENATE(DATEDIF([.F81];[.N81];&quot;d&quot;); IF(DATEDIF([.F81];[.N8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8"/>
          <table:table-cell table:formula="of:=ABS([.I82]-[.H82])*[.G82]" office:value-type="float" office:value="0" calcext:value-type="float">
            <text:p>0</text:p>
          </table:table-cell>
          <table:table-cell table:number-columns-repeated="4"/>
          <table:table-cell table:formula="of:=IF(OR([.J82]=0; ISBLANK([.M82])); &quot;&quot;; [.P82]/[.J82])">
            <text:p/>
          </table:table-cell>
          <table:table-cell table:formula="of:=IF(OR(ISBLANK([.L82]); ISBLANK([.M82])); &quot;&quot;; IF([.E82]=&quot;Long&quot;; [.G82]*([.M82]-[.H82]); IF([.E82]=&quot;Short&quot;; [.G82]*([.H82]-[.M82]); &quot;&quot;)))">
            <text:p/>
          </table:table-cell>
          <table:table-cell table:formula="of:=IF(ISNUMBER([.P82]); IF([.P82]&gt;0; &quot;Win&quot;; &quot;Loss&quot;); &quot;&quot;)">
            <text:p/>
          </table:table-cell>
          <table:table-cell table:formula="of:=IF([.N82]=&quot;&quot;; &quot;&quot;; CONCATENATE(DATEDIF([.F82];[.N82];&quot;d&quot;); IF(DATEDIF([.F82];[.N8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8"/>
          <table:table-cell table:formula="of:=ABS([.I83]-[.H83])*[.G83]" office:value-type="float" office:value="0" calcext:value-type="float">
            <text:p>0</text:p>
          </table:table-cell>
          <table:table-cell table:number-columns-repeated="4"/>
          <table:table-cell table:formula="of:=IF(OR([.J83]=0; ISBLANK([.M83])); &quot;&quot;; [.P83]/[.J83])">
            <text:p/>
          </table:table-cell>
          <table:table-cell table:formula="of:=IF(OR(ISBLANK([.L83]); ISBLANK([.M83])); &quot;&quot;; IF([.E83]=&quot;Long&quot;; [.G83]*([.M83]-[.H83]); IF([.E83]=&quot;Short&quot;; [.G83]*([.H83]-[.M83]); &quot;&quot;)))">
            <text:p/>
          </table:table-cell>
          <table:table-cell table:formula="of:=IF(ISNUMBER([.P83]); IF([.P83]&gt;0; &quot;Win&quot;; &quot;Loss&quot;); &quot;&quot;)">
            <text:p/>
          </table:table-cell>
          <table:table-cell table:formula="of:=IF([.N83]=&quot;&quot;; &quot;&quot;; CONCATENATE(DATEDIF([.F83];[.N83];&quot;d&quot;); IF(DATEDIF([.F83];[.N8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8"/>
          <table:table-cell table:formula="of:=ABS([.I84]-[.H84])*[.G84]" office:value-type="float" office:value="0" calcext:value-type="float">
            <text:p>0</text:p>
          </table:table-cell>
          <table:table-cell table:number-columns-repeated="4"/>
          <table:table-cell table:formula="of:=IF(OR([.J84]=0; ISBLANK([.M84])); &quot;&quot;; [.P84]/[.J84])">
            <text:p/>
          </table:table-cell>
          <table:table-cell table:formula="of:=IF(OR(ISBLANK([.L84]); ISBLANK([.M84])); &quot;&quot;; IF([.E84]=&quot;Long&quot;; [.G84]*([.M84]-[.H84]); IF([.E84]=&quot;Short&quot;; [.G84]*([.H84]-[.M84]); &quot;&quot;)))">
            <text:p/>
          </table:table-cell>
          <table:table-cell table:formula="of:=IF(ISNUMBER([.P84]); IF([.P84]&gt;0; &quot;Win&quot;; &quot;Loss&quot;); &quot;&quot;)">
            <text:p/>
          </table:table-cell>
          <table:table-cell table:formula="of:=IF([.N84]=&quot;&quot;; &quot;&quot;; CONCATENATE(DATEDIF([.F84];[.N84];&quot;d&quot;); IF(DATEDIF([.F84];[.N8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8"/>
          <table:table-cell table:formula="of:=ABS([.I85]-[.H85])*[.G85]" office:value-type="float" office:value="0" calcext:value-type="float">
            <text:p>0</text:p>
          </table:table-cell>
          <table:table-cell table:number-columns-repeated="4"/>
          <table:table-cell table:formula="of:=IF(OR([.J85]=0; ISBLANK([.M85])); &quot;&quot;; [.P85]/[.J85])">
            <text:p/>
          </table:table-cell>
          <table:table-cell table:formula="of:=IF(OR(ISBLANK([.L85]); ISBLANK([.M85])); &quot;&quot;; IF([.E85]=&quot;Long&quot;; [.G85]*([.M85]-[.H85]); IF([.E85]=&quot;Short&quot;; [.G85]*([.H85]-[.M85]); &quot;&quot;)))">
            <text:p/>
          </table:table-cell>
          <table:table-cell table:formula="of:=IF(ISNUMBER([.P85]); IF([.P85]&gt;0; &quot;Win&quot;; &quot;Loss&quot;); &quot;&quot;)">
            <text:p/>
          </table:table-cell>
          <table:table-cell table:formula="of:=IF([.N85]=&quot;&quot;; &quot;&quot;; CONCATENATE(DATEDIF([.F85];[.N85];&quot;d&quot;); IF(DATEDIF([.F85];[.N8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8"/>
          <table:table-cell table:formula="of:=ABS([.I86]-[.H86])*[.G86]" office:value-type="float" office:value="0" calcext:value-type="float">
            <text:p>0</text:p>
          </table:table-cell>
          <table:table-cell table:number-columns-repeated="4"/>
          <table:table-cell table:formula="of:=IF(OR([.J86]=0; ISBLANK([.M86])); &quot;&quot;; [.P86]/[.J86])">
            <text:p/>
          </table:table-cell>
          <table:table-cell table:formula="of:=IF(OR(ISBLANK([.L86]); ISBLANK([.M86])); &quot;&quot;; IF([.E86]=&quot;Long&quot;; [.G86]*([.M86]-[.H86]); IF([.E86]=&quot;Short&quot;; [.G86]*([.H86]-[.M86]); &quot;&quot;)))">
            <text:p/>
          </table:table-cell>
          <table:table-cell table:formula="of:=IF(ISNUMBER([.P86]); IF([.P86]&gt;0; &quot;Win&quot;; &quot;Loss&quot;); &quot;&quot;)">
            <text:p/>
          </table:table-cell>
          <table:table-cell table:formula="of:=IF([.N86]=&quot;&quot;; &quot;&quot;; CONCATENATE(DATEDIF([.F86];[.N86];&quot;d&quot;); IF(DATEDIF([.F86];[.N8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8"/>
          <table:table-cell table:formula="of:=ABS([.I87]-[.H87])*[.G87]" office:value-type="float" office:value="0" calcext:value-type="float">
            <text:p>0</text:p>
          </table:table-cell>
          <table:table-cell table:number-columns-repeated="4"/>
          <table:table-cell table:formula="of:=IF(OR([.J87]=0; ISBLANK([.M87])); &quot;&quot;; [.P87]/[.J87])">
            <text:p/>
          </table:table-cell>
          <table:table-cell table:formula="of:=IF(OR(ISBLANK([.L87]); ISBLANK([.M87])); &quot;&quot;; IF([.E87]=&quot;Long&quot;; [.G87]*([.M87]-[.H87]); IF([.E87]=&quot;Short&quot;; [.G87]*([.H87]-[.M87]); &quot;&quot;)))">
            <text:p/>
          </table:table-cell>
          <table:table-cell table:formula="of:=IF(ISNUMBER([.P87]); IF([.P87]&gt;0; &quot;Win&quot;; &quot;Loss&quot;); &quot;&quot;)">
            <text:p/>
          </table:table-cell>
          <table:table-cell table:formula="of:=IF([.N87]=&quot;&quot;; &quot;&quot;; CONCATENATE(DATEDIF([.F87];[.N87];&quot;d&quot;); IF(DATEDIF([.F87];[.N8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8"/>
          <table:table-cell table:formula="of:=ABS([.I88]-[.H88])*[.G88]" office:value-type="float" office:value="0" calcext:value-type="float">
            <text:p>0</text:p>
          </table:table-cell>
          <table:table-cell table:number-columns-repeated="4"/>
          <table:table-cell table:formula="of:=IF(OR([.J88]=0; ISBLANK([.M88])); &quot;&quot;; [.P88]/[.J88])">
            <text:p/>
          </table:table-cell>
          <table:table-cell table:formula="of:=IF(OR(ISBLANK([.L88]); ISBLANK([.M88])); &quot;&quot;; IF([.E88]=&quot;Long&quot;; [.G88]*([.M88]-[.H88]); IF([.E88]=&quot;Short&quot;; [.G88]*([.H88]-[.M88]); &quot;&quot;)))">
            <text:p/>
          </table:table-cell>
          <table:table-cell table:formula="of:=IF(ISNUMBER([.P88]); IF([.P88]&gt;0; &quot;Win&quot;; &quot;Loss&quot;); &quot;&quot;)">
            <text:p/>
          </table:table-cell>
          <table:table-cell table:formula="of:=IF([.N88]=&quot;&quot;; &quot;&quot;; CONCATENATE(DATEDIF([.F88];[.N88];&quot;d&quot;); IF(DATEDIF([.F88];[.N8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8"/>
          <table:table-cell table:formula="of:=ABS([.I89]-[.H89])*[.G89]" office:value-type="float" office:value="0" calcext:value-type="float">
            <text:p>0</text:p>
          </table:table-cell>
          <table:table-cell table:number-columns-repeated="4"/>
          <table:table-cell table:formula="of:=IF(OR([.J89]=0; ISBLANK([.M89])); &quot;&quot;; [.P89]/[.J89])">
            <text:p/>
          </table:table-cell>
          <table:table-cell table:formula="of:=IF(OR(ISBLANK([.L89]); ISBLANK([.M89])); &quot;&quot;; IF([.E89]=&quot;Long&quot;; [.G89]*([.M89]-[.H89]); IF([.E89]=&quot;Short&quot;; [.G89]*([.H89]-[.M89]); &quot;&quot;)))">
            <text:p/>
          </table:table-cell>
          <table:table-cell table:formula="of:=IF(ISNUMBER([.P89]); IF([.P89]&gt;0; &quot;Win&quot;; &quot;Loss&quot;); &quot;&quot;)">
            <text:p/>
          </table:table-cell>
          <table:table-cell table:formula="of:=IF([.N89]=&quot;&quot;; &quot;&quot;; CONCATENATE(DATEDIF([.F89];[.N89];&quot;d&quot;); IF(DATEDIF([.F89];[.N8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8"/>
          <table:table-cell table:formula="of:=ABS([.I90]-[.H90])*[.G90]" office:value-type="float" office:value="0" calcext:value-type="float">
            <text:p>0</text:p>
          </table:table-cell>
          <table:table-cell table:number-columns-repeated="4"/>
          <table:table-cell table:formula="of:=IF(OR([.J90]=0; ISBLANK([.M90])); &quot;&quot;; [.P90]/[.J90])">
            <text:p/>
          </table:table-cell>
          <table:table-cell table:formula="of:=IF(OR(ISBLANK([.L90]); ISBLANK([.M90])); &quot;&quot;; IF([.E90]=&quot;Long&quot;; [.G90]*([.M90]-[.H90]); IF([.E90]=&quot;Short&quot;; [.G90]*([.H90]-[.M90]); &quot;&quot;)))">
            <text:p/>
          </table:table-cell>
          <table:table-cell table:formula="of:=IF(ISNUMBER([.P90]); IF([.P90]&gt;0; &quot;Win&quot;; &quot;Loss&quot;); &quot;&quot;)">
            <text:p/>
          </table:table-cell>
          <table:table-cell table:formula="of:=IF([.N90]=&quot;&quot;; &quot;&quot;; CONCATENATE(DATEDIF([.F90];[.N90];&quot;d&quot;); IF(DATEDIF([.F90];[.N9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8"/>
          <table:table-cell table:formula="of:=ABS([.I91]-[.H91])*[.G91]" office:value-type="float" office:value="0" calcext:value-type="float">
            <text:p>0</text:p>
          </table:table-cell>
          <table:table-cell table:number-columns-repeated="4"/>
          <table:table-cell table:formula="of:=IF(OR([.J91]=0; ISBLANK([.M91])); &quot;&quot;; [.P91]/[.J91])">
            <text:p/>
          </table:table-cell>
          <table:table-cell table:formula="of:=IF(OR(ISBLANK([.L91]); ISBLANK([.M91])); &quot;&quot;; IF([.E91]=&quot;Long&quot;; [.G91]*([.M91]-[.H91]); IF([.E91]=&quot;Short&quot;; [.G91]*([.H91]-[.M91]); &quot;&quot;)))">
            <text:p/>
          </table:table-cell>
          <table:table-cell table:formula="of:=IF(ISNUMBER([.P91]); IF([.P91]&gt;0; &quot;Win&quot;; &quot;Loss&quot;); &quot;&quot;)">
            <text:p/>
          </table:table-cell>
          <table:table-cell table:formula="of:=IF([.N91]=&quot;&quot;; &quot;&quot;; CONCATENATE(DATEDIF([.F91];[.N91];&quot;d&quot;); IF(DATEDIF([.F91];[.N9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8"/>
          <table:table-cell table:formula="of:=ABS([.I92]-[.H92])*[.G92]" office:value-type="float" office:value="0" calcext:value-type="float">
            <text:p>0</text:p>
          </table:table-cell>
          <table:table-cell table:number-columns-repeated="4"/>
          <table:table-cell table:formula="of:=IF(OR([.J92]=0; ISBLANK([.M92])); &quot;&quot;; [.P92]/[.J92])">
            <text:p/>
          </table:table-cell>
          <table:table-cell table:formula="of:=IF(OR(ISBLANK([.L92]); ISBLANK([.M92])); &quot;&quot;; IF([.E92]=&quot;Long&quot;; [.G92]*([.M92]-[.H92]); IF([.E92]=&quot;Short&quot;; [.G92]*([.H92]-[.M92]); &quot;&quot;)))">
            <text:p/>
          </table:table-cell>
          <table:table-cell table:formula="of:=IF(ISNUMBER([.P92]); IF([.P92]&gt;0; &quot;Win&quot;; &quot;Loss&quot;); &quot;&quot;)">
            <text:p/>
          </table:table-cell>
          <table:table-cell table:formula="of:=IF([.N92]=&quot;&quot;; &quot;&quot;; CONCATENATE(DATEDIF([.F92];[.N92];&quot;d&quot;); IF(DATEDIF([.F92];[.N9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8"/>
          <table:table-cell table:formula="of:=ABS([.I93]-[.H93])*[.G93]" office:value-type="float" office:value="0" calcext:value-type="float">
            <text:p>0</text:p>
          </table:table-cell>
          <table:table-cell table:number-columns-repeated="4"/>
          <table:table-cell table:formula="of:=IF(OR([.J93]=0; ISBLANK([.M93])); &quot;&quot;; [.P93]/[.J93])">
            <text:p/>
          </table:table-cell>
          <table:table-cell table:formula="of:=IF(OR(ISBLANK([.L93]); ISBLANK([.M93])); &quot;&quot;; IF([.E93]=&quot;Long&quot;; [.G93]*([.M93]-[.H93]); IF([.E93]=&quot;Short&quot;; [.G93]*([.H93]-[.M93]); &quot;&quot;)))">
            <text:p/>
          </table:table-cell>
          <table:table-cell table:formula="of:=IF(ISNUMBER([.P93]); IF([.P93]&gt;0; &quot;Win&quot;; &quot;Loss&quot;); &quot;&quot;)">
            <text:p/>
          </table:table-cell>
          <table:table-cell table:formula="of:=IF([.N93]=&quot;&quot;; &quot;&quot;; CONCATENATE(DATEDIF([.F93];[.N93];&quot;d&quot;); IF(DATEDIF([.F93];[.N9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8"/>
          <table:table-cell table:formula="of:=ABS([.I94]-[.H94])*[.G94]" office:value-type="float" office:value="0" calcext:value-type="float">
            <text:p>0</text:p>
          </table:table-cell>
          <table:table-cell table:number-columns-repeated="4"/>
          <table:table-cell table:formula="of:=IF(OR([.J94]=0; ISBLANK([.M94])); &quot;&quot;; [.P94]/[.J94])">
            <text:p/>
          </table:table-cell>
          <table:table-cell table:formula="of:=IF(OR(ISBLANK([.L94]); ISBLANK([.M94])); &quot;&quot;; IF([.E94]=&quot;Long&quot;; [.G94]*([.M94]-[.H94]); IF([.E94]=&quot;Short&quot;; [.G94]*([.H94]-[.M94]); &quot;&quot;)))">
            <text:p/>
          </table:table-cell>
          <table:table-cell table:formula="of:=IF(ISNUMBER([.P94]); IF([.P94]&gt;0; &quot;Win&quot;; &quot;Loss&quot;); &quot;&quot;)">
            <text:p/>
          </table:table-cell>
          <table:table-cell table:formula="of:=IF([.N94]=&quot;&quot;; &quot;&quot;; CONCATENATE(DATEDIF([.F94];[.N94];&quot;d&quot;); IF(DATEDIF([.F94];[.N9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8"/>
          <table:table-cell table:formula="of:=ABS([.I95]-[.H95])*[.G95]" office:value-type="float" office:value="0" calcext:value-type="float">
            <text:p>0</text:p>
          </table:table-cell>
          <table:table-cell table:number-columns-repeated="4"/>
          <table:table-cell table:formula="of:=IF(OR([.J95]=0; ISBLANK([.M95])); &quot;&quot;; [.P95]/[.J95])">
            <text:p/>
          </table:table-cell>
          <table:table-cell table:formula="of:=IF(OR(ISBLANK([.L95]); ISBLANK([.M95])); &quot;&quot;; IF([.E95]=&quot;Long&quot;; [.G95]*([.M95]-[.H95]); IF([.E95]=&quot;Short&quot;; [.G95]*([.H95]-[.M95]); &quot;&quot;)))">
            <text:p/>
          </table:table-cell>
          <table:table-cell table:formula="of:=IF(ISNUMBER([.P95]); IF([.P95]&gt;0; &quot;Win&quot;; &quot;Loss&quot;); &quot;&quot;)">
            <text:p/>
          </table:table-cell>
          <table:table-cell table:formula="of:=IF([.N95]=&quot;&quot;; &quot;&quot;; CONCATENATE(DATEDIF([.F95];[.N95];&quot;d&quot;); IF(DATEDIF([.F95];[.N9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8"/>
          <table:table-cell table:formula="of:=ABS([.I96]-[.H96])*[.G96]" office:value-type="float" office:value="0" calcext:value-type="float">
            <text:p>0</text:p>
          </table:table-cell>
          <table:table-cell table:number-columns-repeated="4"/>
          <table:table-cell table:formula="of:=IF(OR([.J96]=0; ISBLANK([.M96])); &quot;&quot;; [.P96]/[.J96])">
            <text:p/>
          </table:table-cell>
          <table:table-cell table:formula="of:=IF(OR(ISBLANK([.L96]); ISBLANK([.M96])); &quot;&quot;; IF([.E96]=&quot;Long&quot;; [.G96]*([.M96]-[.H96]); IF([.E96]=&quot;Short&quot;; [.G96]*([.H96]-[.M96]); &quot;&quot;)))">
            <text:p/>
          </table:table-cell>
          <table:table-cell table:formula="of:=IF(ISNUMBER([.P96]); IF([.P96]&gt;0; &quot;Win&quot;; &quot;Loss&quot;); &quot;&quot;)">
            <text:p/>
          </table:table-cell>
          <table:table-cell table:formula="of:=IF([.N96]=&quot;&quot;; &quot;&quot;; CONCATENATE(DATEDIF([.F96];[.N96];&quot;d&quot;); IF(DATEDIF([.F96];[.N9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8"/>
          <table:table-cell table:formula="of:=ABS([.I97]-[.H97])*[.G97]" office:value-type="float" office:value="0" calcext:value-type="float">
            <text:p>0</text:p>
          </table:table-cell>
          <table:table-cell table:number-columns-repeated="4"/>
          <table:table-cell table:formula="of:=IF(OR([.J97]=0; ISBLANK([.M97])); &quot;&quot;; [.P97]/[.J97])">
            <text:p/>
          </table:table-cell>
          <table:table-cell table:formula="of:=IF(OR(ISBLANK([.L97]); ISBLANK([.M97])); &quot;&quot;; IF([.E97]=&quot;Long&quot;; [.G97]*([.M97]-[.H97]); IF([.E97]=&quot;Short&quot;; [.G97]*([.H97]-[.M97]); &quot;&quot;)))">
            <text:p/>
          </table:table-cell>
          <table:table-cell table:formula="of:=IF(ISNUMBER([.P97]); IF([.P97]&gt;0; &quot;Win&quot;; &quot;Loss&quot;); &quot;&quot;)">
            <text:p/>
          </table:table-cell>
          <table:table-cell table:formula="of:=IF([.N97]=&quot;&quot;; &quot;&quot;; CONCATENATE(DATEDIF([.F97];[.N97];&quot;d&quot;); IF(DATEDIF([.F97];[.N9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8"/>
          <table:table-cell table:formula="of:=ABS([.I98]-[.H98])*[.G98]" office:value-type="float" office:value="0" calcext:value-type="float">
            <text:p>0</text:p>
          </table:table-cell>
          <table:table-cell table:number-columns-repeated="4"/>
          <table:table-cell table:formula="of:=IF(OR([.J98]=0; ISBLANK([.M98])); &quot;&quot;; [.P98]/[.J98])">
            <text:p/>
          </table:table-cell>
          <table:table-cell table:formula="of:=IF(OR(ISBLANK([.L98]); ISBLANK([.M98])); &quot;&quot;; IF([.E98]=&quot;Long&quot;; [.G98]*([.M98]-[.H98]); IF([.E98]=&quot;Short&quot;; [.G98]*([.H98]-[.M98]); &quot;&quot;)))">
            <text:p/>
          </table:table-cell>
          <table:table-cell table:formula="of:=IF(ISNUMBER([.P98]); IF([.P98]&gt;0; &quot;Win&quot;; &quot;Loss&quot;); &quot;&quot;)">
            <text:p/>
          </table:table-cell>
          <table:table-cell table:formula="of:=IF([.N98]=&quot;&quot;; &quot;&quot;; CONCATENATE(DATEDIF([.F98];[.N98];&quot;d&quot;); IF(DATEDIF([.F98];[.N9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8"/>
          <table:table-cell table:formula="of:=ABS([.I99]-[.H99])*[.G99]" office:value-type="float" office:value="0" calcext:value-type="float">
            <text:p>0</text:p>
          </table:table-cell>
          <table:table-cell table:number-columns-repeated="4"/>
          <table:table-cell table:formula="of:=IF(OR([.J99]=0; ISBLANK([.M99])); &quot;&quot;; [.P99]/[.J99])">
            <text:p/>
          </table:table-cell>
          <table:table-cell table:formula="of:=IF(OR(ISBLANK([.L99]); ISBLANK([.M99])); &quot;&quot;; IF([.E99]=&quot;Long&quot;; [.G99]*([.M99]-[.H99]); IF([.E99]=&quot;Short&quot;; [.G99]*([.H99]-[.M99]); &quot;&quot;)))">
            <text:p/>
          </table:table-cell>
          <table:table-cell table:formula="of:=IF(ISNUMBER([.P99]); IF([.P99]&gt;0; &quot;Win&quot;; &quot;Loss&quot;); &quot;&quot;)">
            <text:p/>
          </table:table-cell>
          <table:table-cell table:formula="of:=IF([.N99]=&quot;&quot;; &quot;&quot;; CONCATENATE(DATEDIF([.F99];[.N99];&quot;d&quot;); IF(DATEDIF([.F99];[.N9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8"/>
          <table:table-cell table:formula="of:=ABS([.I100]-[.H100])*[.G100]" office:value-type="float" office:value="0" calcext:value-type="float">
            <text:p>0</text:p>
          </table:table-cell>
          <table:table-cell table:number-columns-repeated="4"/>
          <table:table-cell table:formula="of:=IF(OR([.J100]=0; ISBLANK([.M100])); &quot;&quot;; [.P100]/[.J100])">
            <text:p/>
          </table:table-cell>
          <table:table-cell table:formula="of:=IF(OR(ISBLANK([.L100]); ISBLANK([.M100])); &quot;&quot;; IF([.E100]=&quot;Long&quot;; [.G100]*([.M100]-[.H100]); IF([.E100]=&quot;Short&quot;; [.G100]*([.H100]-[.M100]); &quot;&quot;)))">
            <text:p/>
          </table:table-cell>
          <table:table-cell table:formula="of:=IF(ISNUMBER([.P100]); IF([.P100]&gt;0; &quot;Win&quot;; &quot;Loss&quot;); &quot;&quot;)">
            <text:p/>
          </table:table-cell>
          <table:table-cell table:formula="of:=IF([.N100]=&quot;&quot;; &quot;&quot;; CONCATENATE(DATEDIF([.F100];[.N100];&quot;d&quot;); IF(DATEDIF([.F100];[.N10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8"/>
          <table:table-cell table:formula="of:=ABS([.I101]-[.H101])*[.G101]" office:value-type="float" office:value="0" calcext:value-type="float">
            <text:p>0</text:p>
          </table:table-cell>
          <table:table-cell table:number-columns-repeated="4"/>
          <table:table-cell table:formula="of:=IF(OR([.J101]=0; ISBLANK([.M101])); &quot;&quot;; [.P101]/[.J101])">
            <text:p/>
          </table:table-cell>
          <table:table-cell table:formula="of:=IF(OR(ISBLANK([.L101]); ISBLANK([.M101])); &quot;&quot;; IF([.E101]=&quot;Long&quot;; [.G101]*([.M101]-[.H101]); IF([.E101]=&quot;Short&quot;; [.G101]*([.H101]-[.M101]); &quot;&quot;)))">
            <text:p/>
          </table:table-cell>
          <table:table-cell table:formula="of:=IF(ISNUMBER([.P101]); IF([.P101]&gt;0; &quot;Win&quot;; &quot;Loss&quot;); &quot;&quot;)">
            <text:p/>
          </table:table-cell>
          <table:table-cell table:formula="of:=IF([.N101]=&quot;&quot;; &quot;&quot;; CONCATENATE(DATEDIF([.F101];[.N101];&quot;d&quot;); IF(DATEDIF([.F101];[.N10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8"/>
          <table:table-cell table:formula="of:=ABS([.I102]-[.H102])*[.G102]" office:value-type="float" office:value="0" calcext:value-type="float">
            <text:p>0</text:p>
          </table:table-cell>
          <table:table-cell table:number-columns-repeated="4"/>
          <table:table-cell table:formula="of:=IF(OR([.J102]=0; ISBLANK([.M102])); &quot;&quot;; [.P102]/[.J102])">
            <text:p/>
          </table:table-cell>
          <table:table-cell table:formula="of:=IF(OR(ISBLANK([.L102]); ISBLANK([.M102])); &quot;&quot;; IF([.E102]=&quot;Long&quot;; [.G102]*([.M102]-[.H102]); IF([.E102]=&quot;Short&quot;; [.G102]*([.H102]-[.M102]); &quot;&quot;)))">
            <text:p/>
          </table:table-cell>
          <table:table-cell table:formula="of:=IF(ISNUMBER([.P102]); IF([.P102]&gt;0; &quot;Win&quot;; &quot;Loss&quot;); &quot;&quot;)">
            <text:p/>
          </table:table-cell>
          <table:table-cell table:formula="of:=IF([.N102]=&quot;&quot;; &quot;&quot;; CONCATENATE(DATEDIF([.F102];[.N102];&quot;d&quot;); IF(DATEDIF([.F102];[.N10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8"/>
          <table:table-cell table:formula="of:=ABS([.I103]-[.H103])*[.G103]" office:value-type="float" office:value="0" calcext:value-type="float">
            <text:p>0</text:p>
          </table:table-cell>
          <table:table-cell table:number-columns-repeated="4"/>
          <table:table-cell table:formula="of:=IF(OR([.J103]=0; ISBLANK([.M103])); &quot;&quot;; [.P103]/[.J103])">
            <text:p/>
          </table:table-cell>
          <table:table-cell table:formula="of:=IF(OR(ISBLANK([.L103]); ISBLANK([.M103])); &quot;&quot;; IF([.E103]=&quot;Long&quot;; [.G103]*([.M103]-[.H103]); IF([.E103]=&quot;Short&quot;; [.G103]*([.H103]-[.M103]); &quot;&quot;)))">
            <text:p/>
          </table:table-cell>
          <table:table-cell table:formula="of:=IF(ISNUMBER([.P103]); IF([.P103]&gt;0; &quot;Win&quot;; &quot;Loss&quot;); &quot;&quot;)">
            <text:p/>
          </table:table-cell>
          <table:table-cell table:formula="of:=IF([.N103]=&quot;&quot;; &quot;&quot;; CONCATENATE(DATEDIF([.F103];[.N103];&quot;d&quot;); IF(DATEDIF([.F103];[.N10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8"/>
          <table:table-cell table:formula="of:=ABS([.I104]-[.H104])*[.G104]" office:value-type="float" office:value="0" calcext:value-type="float">
            <text:p>0</text:p>
          </table:table-cell>
          <table:table-cell table:number-columns-repeated="4"/>
          <table:table-cell table:formula="of:=IF(OR([.J104]=0; ISBLANK([.M104])); &quot;&quot;; [.P104]/[.J104])">
            <text:p/>
          </table:table-cell>
          <table:table-cell table:formula="of:=IF(OR(ISBLANK([.L104]); ISBLANK([.M104])); &quot;&quot;; IF([.E104]=&quot;Long&quot;; [.G104]*([.M104]-[.H104]); IF([.E104]=&quot;Short&quot;; [.G104]*([.H104]-[.M104]); &quot;&quot;)))">
            <text:p/>
          </table:table-cell>
          <table:table-cell table:formula="of:=IF(ISNUMBER([.P104]); IF([.P104]&gt;0; &quot;Win&quot;; &quot;Loss&quot;); &quot;&quot;)">
            <text:p/>
          </table:table-cell>
          <table:table-cell table:formula="of:=IF([.N104]=&quot;&quot;; &quot;&quot;; CONCATENATE(DATEDIF([.F104];[.N104];&quot;d&quot;); IF(DATEDIF([.F104];[.N10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8"/>
          <table:table-cell table:formula="of:=ABS([.I105]-[.H105])*[.G105]" office:value-type="float" office:value="0" calcext:value-type="float">
            <text:p>0</text:p>
          </table:table-cell>
          <table:table-cell table:number-columns-repeated="4"/>
          <table:table-cell table:formula="of:=IF(OR([.J105]=0; ISBLANK([.M105])); &quot;&quot;; [.P105]/[.J105])">
            <text:p/>
          </table:table-cell>
          <table:table-cell table:formula="of:=IF(OR(ISBLANK([.L105]); ISBLANK([.M105])); &quot;&quot;; IF([.E105]=&quot;Long&quot;; [.G105]*([.M105]-[.H105]); IF([.E105]=&quot;Short&quot;; [.G105]*([.H105]-[.M105]); &quot;&quot;)))">
            <text:p/>
          </table:table-cell>
          <table:table-cell table:formula="of:=IF(ISNUMBER([.P105]); IF([.P105]&gt;0; &quot;Win&quot;; &quot;Loss&quot;); &quot;&quot;)">
            <text:p/>
          </table:table-cell>
          <table:table-cell table:formula="of:=IF([.N105]=&quot;&quot;; &quot;&quot;; CONCATENATE(DATEDIF([.F105];[.N105];&quot;d&quot;); IF(DATEDIF([.F105];[.N10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8"/>
          <table:table-cell table:formula="of:=ABS([.I106]-[.H106])*[.G106]" office:value-type="float" office:value="0" calcext:value-type="float">
            <text:p>0</text:p>
          </table:table-cell>
          <table:table-cell table:number-columns-repeated="4"/>
          <table:table-cell table:formula="of:=IF(OR([.J106]=0; ISBLANK([.M106])); &quot;&quot;; [.P106]/[.J106])">
            <text:p/>
          </table:table-cell>
          <table:table-cell table:formula="of:=IF(OR(ISBLANK([.L106]); ISBLANK([.M106])); &quot;&quot;; IF([.E106]=&quot;Long&quot;; [.G106]*([.M106]-[.H106]); IF([.E106]=&quot;Short&quot;; [.G106]*([.H106]-[.M106]); &quot;&quot;)))">
            <text:p/>
          </table:table-cell>
          <table:table-cell table:formula="of:=IF(ISNUMBER([.P106]); IF([.P106]&gt;0; &quot;Win&quot;; &quot;Loss&quot;); &quot;&quot;)">
            <text:p/>
          </table:table-cell>
          <table:table-cell table:formula="of:=IF([.N106]=&quot;&quot;; &quot;&quot;; CONCATENATE(DATEDIF([.F106];[.N106];&quot;d&quot;); IF(DATEDIF([.F106];[.N10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8"/>
          <table:table-cell table:formula="of:=ABS([.I107]-[.H107])*[.G107]" office:value-type="float" office:value="0" calcext:value-type="float">
            <text:p>0</text:p>
          </table:table-cell>
          <table:table-cell table:number-columns-repeated="4"/>
          <table:table-cell table:formula="of:=IF(OR([.J107]=0; ISBLANK([.M107])); &quot;&quot;; [.P107]/[.J107])">
            <text:p/>
          </table:table-cell>
          <table:table-cell table:formula="of:=IF(OR(ISBLANK([.L107]); ISBLANK([.M107])); &quot;&quot;; IF([.E107]=&quot;Long&quot;; [.G107]*([.M107]-[.H107]); IF([.E107]=&quot;Short&quot;; [.G107]*([.H107]-[.M107]); &quot;&quot;)))">
            <text:p/>
          </table:table-cell>
          <table:table-cell table:formula="of:=IF(ISNUMBER([.P107]); IF([.P107]&gt;0; &quot;Win&quot;; &quot;Loss&quot;); &quot;&quot;)">
            <text:p/>
          </table:table-cell>
          <table:table-cell table:formula="of:=IF([.N107]=&quot;&quot;; &quot;&quot;; CONCATENATE(DATEDIF([.F107];[.N107];&quot;d&quot;); IF(DATEDIF([.F107];[.N10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8"/>
          <table:table-cell table:formula="of:=ABS([.I108]-[.H108])*[.G108]" office:value-type="float" office:value="0" calcext:value-type="float">
            <text:p>0</text:p>
          </table:table-cell>
          <table:table-cell table:number-columns-repeated="4"/>
          <table:table-cell table:formula="of:=IF(OR([.J108]=0; ISBLANK([.M108])); &quot;&quot;; [.P108]/[.J108])">
            <text:p/>
          </table:table-cell>
          <table:table-cell table:formula="of:=IF(OR(ISBLANK([.L108]); ISBLANK([.M108])); &quot;&quot;; IF([.E108]=&quot;Long&quot;; [.G108]*([.M108]-[.H108]); IF([.E108]=&quot;Short&quot;; [.G108]*([.H108]-[.M108]); &quot;&quot;)))">
            <text:p/>
          </table:table-cell>
          <table:table-cell table:formula="of:=IF(ISNUMBER([.P108]); IF([.P108]&gt;0; &quot;Win&quot;; &quot;Loss&quot;); &quot;&quot;)">
            <text:p/>
          </table:table-cell>
          <table:table-cell table:formula="of:=IF([.N108]=&quot;&quot;; &quot;&quot;; CONCATENATE(DATEDIF([.F108];[.N108];&quot;d&quot;); IF(DATEDIF([.F108];[.N10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8"/>
          <table:table-cell table:formula="of:=ABS([.I109]-[.H109])*[.G109]" office:value-type="float" office:value="0" calcext:value-type="float">
            <text:p>0</text:p>
          </table:table-cell>
          <table:table-cell table:number-columns-repeated="4"/>
          <table:table-cell table:formula="of:=IF(OR([.J109]=0; ISBLANK([.M109])); &quot;&quot;; [.P109]/[.J109])">
            <text:p/>
          </table:table-cell>
          <table:table-cell table:formula="of:=IF(OR(ISBLANK([.L109]); ISBLANK([.M109])); &quot;&quot;; IF([.E109]=&quot;Long&quot;; [.G109]*([.M109]-[.H109]); IF([.E109]=&quot;Short&quot;; [.G109]*([.H109]-[.M109]); &quot;&quot;)))">
            <text:p/>
          </table:table-cell>
          <table:table-cell table:formula="of:=IF(ISNUMBER([.P109]); IF([.P109]&gt;0; &quot;Win&quot;; &quot;Loss&quot;); &quot;&quot;)">
            <text:p/>
          </table:table-cell>
          <table:table-cell table:formula="of:=IF([.N109]=&quot;&quot;; &quot;&quot;; CONCATENATE(DATEDIF([.F109];[.N109];&quot;d&quot;); IF(DATEDIF([.F109];[.N10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8"/>
          <table:table-cell table:formula="of:=ABS([.I110]-[.H110])*[.G110]" office:value-type="float" office:value="0" calcext:value-type="float">
            <text:p>0</text:p>
          </table:table-cell>
          <table:table-cell table:number-columns-repeated="4"/>
          <table:table-cell table:formula="of:=IF(OR([.J110]=0; ISBLANK([.M110])); &quot;&quot;; [.P110]/[.J110])">
            <text:p/>
          </table:table-cell>
          <table:table-cell table:formula="of:=IF(OR(ISBLANK([.L110]); ISBLANK([.M110])); &quot;&quot;; IF([.E110]=&quot;Long&quot;; [.G110]*([.M110]-[.H110]); IF([.E110]=&quot;Short&quot;; [.G110]*([.H110]-[.M110]); &quot;&quot;)))">
            <text:p/>
          </table:table-cell>
          <table:table-cell table:formula="of:=IF(ISNUMBER([.P110]); IF([.P110]&gt;0; &quot;Win&quot;; &quot;Loss&quot;); &quot;&quot;)">
            <text:p/>
          </table:table-cell>
          <table:table-cell table:formula="of:=IF([.N110]=&quot;&quot;; &quot;&quot;; CONCATENATE(DATEDIF([.F110];[.N110];&quot;d&quot;); IF(DATEDIF([.F110];[.N11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8"/>
          <table:table-cell table:formula="of:=ABS([.I111]-[.H111])*[.G111]" office:value-type="float" office:value="0" calcext:value-type="float">
            <text:p>0</text:p>
          </table:table-cell>
          <table:table-cell table:number-columns-repeated="4"/>
          <table:table-cell table:formula="of:=IF(OR([.J111]=0; ISBLANK([.M111])); &quot;&quot;; [.P111]/[.J111])">
            <text:p/>
          </table:table-cell>
          <table:table-cell table:formula="of:=IF(OR(ISBLANK([.L111]); ISBLANK([.M111])); &quot;&quot;; IF([.E111]=&quot;Long&quot;; [.G111]*([.M111]-[.H111]); IF([.E111]=&quot;Short&quot;; [.G111]*([.H111]-[.M111]); &quot;&quot;)))">
            <text:p/>
          </table:table-cell>
          <table:table-cell table:formula="of:=IF(ISNUMBER([.P111]); IF([.P111]&gt;0; &quot;Win&quot;; &quot;Loss&quot;); &quot;&quot;)">
            <text:p/>
          </table:table-cell>
          <table:table-cell table:formula="of:=IF([.N111]=&quot;&quot;; &quot;&quot;; CONCATENATE(DATEDIF([.F111];[.N111];&quot;d&quot;); IF(DATEDIF([.F111];[.N11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8"/>
          <table:table-cell table:formula="of:=ABS([.I112]-[.H112])*[.G112]" office:value-type="float" office:value="0" calcext:value-type="float">
            <text:p>0</text:p>
          </table:table-cell>
          <table:table-cell table:number-columns-repeated="4"/>
          <table:table-cell table:formula="of:=IF(OR([.J112]=0; ISBLANK([.M112])); &quot;&quot;; [.P112]/[.J112])">
            <text:p/>
          </table:table-cell>
          <table:table-cell table:formula="of:=IF(OR(ISBLANK([.L112]); ISBLANK([.M112])); &quot;&quot;; IF([.E112]=&quot;Long&quot;; [.G112]*([.M112]-[.H112]); IF([.E112]=&quot;Short&quot;; [.G112]*([.H112]-[.M112]); &quot;&quot;)))">
            <text:p/>
          </table:table-cell>
          <table:table-cell table:formula="of:=IF(ISNUMBER([.P112]); IF([.P112]&gt;0; &quot;Win&quot;; &quot;Loss&quot;); &quot;&quot;)">
            <text:p/>
          </table:table-cell>
          <table:table-cell table:formula="of:=IF([.N112]=&quot;&quot;; &quot;&quot;; CONCATENATE(DATEDIF([.F112];[.N112];&quot;d&quot;); IF(DATEDIF([.F112];[.N11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8"/>
          <table:table-cell table:formula="of:=ABS([.I113]-[.H113])*[.G113]" office:value-type="float" office:value="0" calcext:value-type="float">
            <text:p>0</text:p>
          </table:table-cell>
          <table:table-cell table:number-columns-repeated="4"/>
          <table:table-cell table:formula="of:=IF(OR([.J113]=0; ISBLANK([.M113])); &quot;&quot;; [.P113]/[.J113])">
            <text:p/>
          </table:table-cell>
          <table:table-cell table:formula="of:=IF(OR(ISBLANK([.L113]); ISBLANK([.M113])); &quot;&quot;; IF([.E113]=&quot;Long&quot;; [.G113]*([.M113]-[.H113]); IF([.E113]=&quot;Short&quot;; [.G113]*([.H113]-[.M113]); &quot;&quot;)))">
            <text:p/>
          </table:table-cell>
          <table:table-cell table:formula="of:=IF(ISNUMBER([.P113]); IF([.P113]&gt;0; &quot;Win&quot;; &quot;Loss&quot;); &quot;&quot;)">
            <text:p/>
          </table:table-cell>
          <table:table-cell table:formula="of:=IF([.N113]=&quot;&quot;; &quot;&quot;; CONCATENATE(DATEDIF([.F113];[.N113];&quot;d&quot;); IF(DATEDIF([.F113];[.N11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8"/>
          <table:table-cell table:formula="of:=ABS([.I114]-[.H114])*[.G114]" office:value-type="float" office:value="0" calcext:value-type="float">
            <text:p>0</text:p>
          </table:table-cell>
          <table:table-cell table:number-columns-repeated="4"/>
          <table:table-cell table:formula="of:=IF(OR([.J114]=0; ISBLANK([.M114])); &quot;&quot;; [.P114]/[.J114])">
            <text:p/>
          </table:table-cell>
          <table:table-cell table:formula="of:=IF(OR(ISBLANK([.L114]); ISBLANK([.M114])); &quot;&quot;; IF([.E114]=&quot;Long&quot;; [.G114]*([.M114]-[.H114]); IF([.E114]=&quot;Short&quot;; [.G114]*([.H114]-[.M114]); &quot;&quot;)))">
            <text:p/>
          </table:table-cell>
          <table:table-cell table:formula="of:=IF(ISNUMBER([.P114]); IF([.P114]&gt;0; &quot;Win&quot;; &quot;Loss&quot;); &quot;&quot;)">
            <text:p/>
          </table:table-cell>
          <table:table-cell table:formula="of:=IF([.N114]=&quot;&quot;; &quot;&quot;; CONCATENATE(DATEDIF([.F114];[.N114];&quot;d&quot;); IF(DATEDIF([.F114];[.N11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8"/>
          <table:table-cell table:formula="of:=ABS([.I115]-[.H115])*[.G115]" office:value-type="float" office:value="0" calcext:value-type="float">
            <text:p>0</text:p>
          </table:table-cell>
          <table:table-cell table:number-columns-repeated="4"/>
          <table:table-cell table:formula="of:=IF(OR([.J115]=0; ISBLANK([.M115])); &quot;&quot;; [.P115]/[.J115])">
            <text:p/>
          </table:table-cell>
          <table:table-cell table:formula="of:=IF(OR(ISBLANK([.L115]); ISBLANK([.M115])); &quot;&quot;; IF([.E115]=&quot;Long&quot;; [.G115]*([.M115]-[.H115]); IF([.E115]=&quot;Short&quot;; [.G115]*([.H115]-[.M115]); &quot;&quot;)))">
            <text:p/>
          </table:table-cell>
          <table:table-cell table:formula="of:=IF(ISNUMBER([.P115]); IF([.P115]&gt;0; &quot;Win&quot;; &quot;Loss&quot;); &quot;&quot;)">
            <text:p/>
          </table:table-cell>
          <table:table-cell table:formula="of:=IF([.N115]=&quot;&quot;; &quot;&quot;; CONCATENATE(DATEDIF([.F115];[.N115];&quot;d&quot;); IF(DATEDIF([.F115];[.N11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8"/>
          <table:table-cell table:formula="of:=ABS([.I116]-[.H116])*[.G116]" office:value-type="float" office:value="0" calcext:value-type="float">
            <text:p>0</text:p>
          </table:table-cell>
          <table:table-cell table:number-columns-repeated="4"/>
          <table:table-cell table:formula="of:=IF(OR([.J116]=0; ISBLANK([.M116])); &quot;&quot;; [.P116]/[.J116])">
            <text:p/>
          </table:table-cell>
          <table:table-cell table:formula="of:=IF(OR(ISBLANK([.L116]); ISBLANK([.M116])); &quot;&quot;; IF([.E116]=&quot;Long&quot;; [.G116]*([.M116]-[.H116]); IF([.E116]=&quot;Short&quot;; [.G116]*([.H116]-[.M116]); &quot;&quot;)))">
            <text:p/>
          </table:table-cell>
          <table:table-cell table:formula="of:=IF(ISNUMBER([.P116]); IF([.P116]&gt;0; &quot;Win&quot;; &quot;Loss&quot;); &quot;&quot;)">
            <text:p/>
          </table:table-cell>
          <table:table-cell table:formula="of:=IF([.N116]=&quot;&quot;; &quot;&quot;; CONCATENATE(DATEDIF([.F116];[.N116];&quot;d&quot;); IF(DATEDIF([.F116];[.N11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8"/>
          <table:table-cell table:formula="of:=ABS([.I117]-[.H117])*[.G117]" office:value-type="float" office:value="0" calcext:value-type="float">
            <text:p>0</text:p>
          </table:table-cell>
          <table:table-cell table:number-columns-repeated="4"/>
          <table:table-cell table:formula="of:=IF(OR([.J117]=0; ISBLANK([.M117])); &quot;&quot;; [.P117]/[.J117])">
            <text:p/>
          </table:table-cell>
          <table:table-cell table:formula="of:=IF(OR(ISBLANK([.L117]); ISBLANK([.M117])); &quot;&quot;; IF([.E117]=&quot;Long&quot;; [.G117]*([.M117]-[.H117]); IF([.E117]=&quot;Short&quot;; [.G117]*([.H117]-[.M117]); &quot;&quot;)))">
            <text:p/>
          </table:table-cell>
          <table:table-cell table:formula="of:=IF(ISNUMBER([.P117]); IF([.P117]&gt;0; &quot;Win&quot;; &quot;Loss&quot;); &quot;&quot;)">
            <text:p/>
          </table:table-cell>
          <table:table-cell table:formula="of:=IF([.N117]=&quot;&quot;; &quot;&quot;; CONCATENATE(DATEDIF([.F117];[.N117];&quot;d&quot;); IF(DATEDIF([.F117];[.N11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8"/>
          <table:table-cell table:formula="of:=ABS([.I118]-[.H118])*[.G118]" office:value-type="float" office:value="0" calcext:value-type="float">
            <text:p>0</text:p>
          </table:table-cell>
          <table:table-cell table:number-columns-repeated="4"/>
          <table:table-cell table:formula="of:=IF(OR([.J118]=0; ISBLANK([.M118])); &quot;&quot;; [.P118]/[.J118])">
            <text:p/>
          </table:table-cell>
          <table:table-cell table:formula="of:=IF(OR(ISBLANK([.L118]); ISBLANK([.M118])); &quot;&quot;; IF([.E118]=&quot;Long&quot;; [.G118]*([.M118]-[.H118]); IF([.E118]=&quot;Short&quot;; [.G118]*([.H118]-[.M118]); &quot;&quot;)))">
            <text:p/>
          </table:table-cell>
          <table:table-cell table:formula="of:=IF(ISNUMBER([.P118]); IF([.P118]&gt;0; &quot;Win&quot;; &quot;Loss&quot;); &quot;&quot;)">
            <text:p/>
          </table:table-cell>
          <table:table-cell table:formula="of:=IF([.N118]=&quot;&quot;; &quot;&quot;; CONCATENATE(DATEDIF([.F118];[.N118];&quot;d&quot;); IF(DATEDIF([.F118];[.N11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8"/>
          <table:table-cell table:formula="of:=ABS([.I119]-[.H119])*[.G119]" office:value-type="float" office:value="0" calcext:value-type="float">
            <text:p>0</text:p>
          </table:table-cell>
          <table:table-cell table:number-columns-repeated="4"/>
          <table:table-cell table:formula="of:=IF(OR([.J119]=0; ISBLANK([.M119])); &quot;&quot;; [.P119]/[.J119])">
            <text:p/>
          </table:table-cell>
          <table:table-cell table:formula="of:=IF(OR(ISBLANK([.L119]); ISBLANK([.M119])); &quot;&quot;; IF([.E119]=&quot;Long&quot;; [.G119]*([.M119]-[.H119]); IF([.E119]=&quot;Short&quot;; [.G119]*([.H119]-[.M119]); &quot;&quot;)))">
            <text:p/>
          </table:table-cell>
          <table:table-cell table:formula="of:=IF(ISNUMBER([.P119]); IF([.P119]&gt;0; &quot;Win&quot;; &quot;Loss&quot;); &quot;&quot;)">
            <text:p/>
          </table:table-cell>
          <table:table-cell table:formula="of:=IF([.N119]=&quot;&quot;; &quot;&quot;; CONCATENATE(DATEDIF([.F119];[.N119];&quot;d&quot;); IF(DATEDIF([.F119];[.N11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8"/>
          <table:table-cell table:formula="of:=ABS([.I120]-[.H120])*[.G120]" office:value-type="float" office:value="0" calcext:value-type="float">
            <text:p>0</text:p>
          </table:table-cell>
          <table:table-cell table:number-columns-repeated="4"/>
          <table:table-cell table:formula="of:=IF(OR([.J120]=0; ISBLANK([.M120])); &quot;&quot;; [.P120]/[.J120])">
            <text:p/>
          </table:table-cell>
          <table:table-cell table:formula="of:=IF(OR(ISBLANK([.L120]); ISBLANK([.M120])); &quot;&quot;; IF([.E120]=&quot;Long&quot;; [.G120]*([.M120]-[.H120]); IF([.E120]=&quot;Short&quot;; [.G120]*([.H120]-[.M120]); &quot;&quot;)))">
            <text:p/>
          </table:table-cell>
          <table:table-cell table:formula="of:=IF(ISNUMBER([.P120]); IF([.P120]&gt;0; &quot;Win&quot;; &quot;Loss&quot;); &quot;&quot;)">
            <text:p/>
          </table:table-cell>
          <table:table-cell table:formula="of:=IF([.N120]=&quot;&quot;; &quot;&quot;; CONCATENATE(DATEDIF([.F120];[.N120];&quot;d&quot;); IF(DATEDIF([.F120];[.N12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8"/>
          <table:table-cell table:formula="of:=ABS([.I121]-[.H121])*[.G121]" office:value-type="float" office:value="0" calcext:value-type="float">
            <text:p>0</text:p>
          </table:table-cell>
          <table:table-cell table:number-columns-repeated="4"/>
          <table:table-cell table:formula="of:=IF(OR([.J121]=0; ISBLANK([.M121])); &quot;&quot;; [.P121]/[.J121])">
            <text:p/>
          </table:table-cell>
          <table:table-cell table:formula="of:=IF(OR(ISBLANK([.L121]); ISBLANK([.M121])); &quot;&quot;; IF([.E121]=&quot;Long&quot;; [.G121]*([.M121]-[.H121]); IF([.E121]=&quot;Short&quot;; [.G121]*([.H121]-[.M121]); &quot;&quot;)))">
            <text:p/>
          </table:table-cell>
          <table:table-cell table:formula="of:=IF(ISNUMBER([.P121]); IF([.P121]&gt;0; &quot;Win&quot;; &quot;Loss&quot;); &quot;&quot;)">
            <text:p/>
          </table:table-cell>
          <table:table-cell table:formula="of:=IF([.N121]=&quot;&quot;; &quot;&quot;; CONCATENATE(DATEDIF([.F121];[.N121];&quot;d&quot;); IF(DATEDIF([.F121];[.N12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8"/>
          <table:table-cell table:formula="of:=ABS([.I122]-[.H122])*[.G122]" office:value-type="float" office:value="0" calcext:value-type="float">
            <text:p>0</text:p>
          </table:table-cell>
          <table:table-cell table:number-columns-repeated="4"/>
          <table:table-cell table:formula="of:=IF(OR([.J122]=0; ISBLANK([.M122])); &quot;&quot;; [.P122]/[.J122])">
            <text:p/>
          </table:table-cell>
          <table:table-cell table:formula="of:=IF(OR(ISBLANK([.L122]); ISBLANK([.M122])); &quot;&quot;; IF([.E122]=&quot;Long&quot;; [.G122]*([.M122]-[.H122]); IF([.E122]=&quot;Short&quot;; [.G122]*([.H122]-[.M122]); &quot;&quot;)))">
            <text:p/>
          </table:table-cell>
          <table:table-cell table:formula="of:=IF(ISNUMBER([.P122]); IF([.P122]&gt;0; &quot;Win&quot;; &quot;Loss&quot;); &quot;&quot;)">
            <text:p/>
          </table:table-cell>
          <table:table-cell table:formula="of:=IF([.N122]=&quot;&quot;; &quot;&quot;; CONCATENATE(DATEDIF([.F122];[.N122];&quot;d&quot;); IF(DATEDIF([.F122];[.N12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8"/>
          <table:table-cell table:formula="of:=ABS([.I123]-[.H123])*[.G123]" office:value-type="float" office:value="0" calcext:value-type="float">
            <text:p>0</text:p>
          </table:table-cell>
          <table:table-cell table:number-columns-repeated="4"/>
          <table:table-cell table:formula="of:=IF(OR([.J123]=0; ISBLANK([.M123])); &quot;&quot;; [.P123]/[.J123])">
            <text:p/>
          </table:table-cell>
          <table:table-cell table:formula="of:=IF(OR(ISBLANK([.L123]); ISBLANK([.M123])); &quot;&quot;; IF([.E123]=&quot;Long&quot;; [.G123]*([.M123]-[.H123]); IF([.E123]=&quot;Short&quot;; [.G123]*([.H123]-[.M123]); &quot;&quot;)))">
            <text:p/>
          </table:table-cell>
          <table:table-cell table:formula="of:=IF(ISNUMBER([.P123]); IF([.P123]&gt;0; &quot;Win&quot;; &quot;Loss&quot;); &quot;&quot;)">
            <text:p/>
          </table:table-cell>
          <table:table-cell table:formula="of:=IF([.N123]=&quot;&quot;; &quot;&quot;; CONCATENATE(DATEDIF([.F123];[.N123];&quot;d&quot;); IF(DATEDIF([.F123];[.N12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8"/>
          <table:table-cell table:formula="of:=ABS([.I124]-[.H124])*[.G124]" office:value-type="float" office:value="0" calcext:value-type="float">
            <text:p>0</text:p>
          </table:table-cell>
          <table:table-cell table:number-columns-repeated="4"/>
          <table:table-cell table:formula="of:=IF(OR([.J124]=0; ISBLANK([.M124])); &quot;&quot;; [.P124]/[.J124])">
            <text:p/>
          </table:table-cell>
          <table:table-cell table:formula="of:=IF(OR(ISBLANK([.L124]); ISBLANK([.M124])); &quot;&quot;; IF([.E124]=&quot;Long&quot;; [.G124]*([.M124]-[.H124]); IF([.E124]=&quot;Short&quot;; [.G124]*([.H124]-[.M124]); &quot;&quot;)))">
            <text:p/>
          </table:table-cell>
          <table:table-cell table:formula="of:=IF(ISNUMBER([.P124]); IF([.P124]&gt;0; &quot;Win&quot;; &quot;Loss&quot;); &quot;&quot;)">
            <text:p/>
          </table:table-cell>
          <table:table-cell table:formula="of:=IF([.N124]=&quot;&quot;; &quot;&quot;; CONCATENATE(DATEDIF([.F124];[.N124];&quot;d&quot;); IF(DATEDIF([.F124];[.N12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8"/>
          <table:table-cell table:formula="of:=ABS([.I125]-[.H125])*[.G125]" office:value-type="float" office:value="0" calcext:value-type="float">
            <text:p>0</text:p>
          </table:table-cell>
          <table:table-cell table:number-columns-repeated="4"/>
          <table:table-cell table:formula="of:=IF(OR([.J125]=0; ISBLANK([.M125])); &quot;&quot;; [.P125]/[.J125])">
            <text:p/>
          </table:table-cell>
          <table:table-cell table:formula="of:=IF(OR(ISBLANK([.L125]); ISBLANK([.M125])); &quot;&quot;; IF([.E125]=&quot;Long&quot;; [.G125]*([.M125]-[.H125]); IF([.E125]=&quot;Short&quot;; [.G125]*([.H125]-[.M125]); &quot;&quot;)))">
            <text:p/>
          </table:table-cell>
          <table:table-cell table:formula="of:=IF(ISNUMBER([.P125]); IF([.P125]&gt;0; &quot;Win&quot;; &quot;Loss&quot;); &quot;&quot;)">
            <text:p/>
          </table:table-cell>
          <table:table-cell table:formula="of:=IF([.N125]=&quot;&quot;; &quot;&quot;; CONCATENATE(DATEDIF([.F125];[.N125];&quot;d&quot;); IF(DATEDIF([.F125];[.N12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8"/>
          <table:table-cell table:formula="of:=ABS([.I126]-[.H126])*[.G126]" office:value-type="float" office:value="0" calcext:value-type="float">
            <text:p>0</text:p>
          </table:table-cell>
          <table:table-cell table:number-columns-repeated="4"/>
          <table:table-cell table:formula="of:=IF(OR([.J126]=0; ISBLANK([.M126])); &quot;&quot;; [.P126]/[.J126])">
            <text:p/>
          </table:table-cell>
          <table:table-cell table:formula="of:=IF(OR(ISBLANK([.L126]); ISBLANK([.M126])); &quot;&quot;; IF([.E126]=&quot;Long&quot;; [.G126]*([.M126]-[.H126]); IF([.E126]=&quot;Short&quot;; [.G126]*([.H126]-[.M126]); &quot;&quot;)))">
            <text:p/>
          </table:table-cell>
          <table:table-cell table:formula="of:=IF(ISNUMBER([.P126]); IF([.P126]&gt;0; &quot;Win&quot;; &quot;Loss&quot;); &quot;&quot;)">
            <text:p/>
          </table:table-cell>
          <table:table-cell table:formula="of:=IF([.N126]=&quot;&quot;; &quot;&quot;; CONCATENATE(DATEDIF([.F126];[.N126];&quot;d&quot;); IF(DATEDIF([.F126];[.N12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8"/>
          <table:table-cell table:formula="of:=ABS([.I127]-[.H127])*[.G127]" office:value-type="float" office:value="0" calcext:value-type="float">
            <text:p>0</text:p>
          </table:table-cell>
          <table:table-cell table:number-columns-repeated="4"/>
          <table:table-cell table:formula="of:=IF(OR([.J127]=0; ISBLANK([.M127])); &quot;&quot;; [.P127]/[.J127])">
            <text:p/>
          </table:table-cell>
          <table:table-cell table:formula="of:=IF(OR(ISBLANK([.L127]); ISBLANK([.M127])); &quot;&quot;; IF([.E127]=&quot;Long&quot;; [.G127]*([.M127]-[.H127]); IF([.E127]=&quot;Short&quot;; [.G127]*([.H127]-[.M127]); &quot;&quot;)))">
            <text:p/>
          </table:table-cell>
          <table:table-cell table:formula="of:=IF(ISNUMBER([.P127]); IF([.P127]&gt;0; &quot;Win&quot;; &quot;Loss&quot;); &quot;&quot;)">
            <text:p/>
          </table:table-cell>
          <table:table-cell table:formula="of:=IF([.N127]=&quot;&quot;; &quot;&quot;; CONCATENATE(DATEDIF([.F127];[.N127];&quot;d&quot;); IF(DATEDIF([.F127];[.N12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8"/>
          <table:table-cell table:formula="of:=ABS([.I128]-[.H128])*[.G128]" office:value-type="float" office:value="0" calcext:value-type="float">
            <text:p>0</text:p>
          </table:table-cell>
          <table:table-cell table:number-columns-repeated="4"/>
          <table:table-cell table:formula="of:=IF(OR([.J128]=0; ISBLANK([.M128])); &quot;&quot;; [.P128]/[.J128])">
            <text:p/>
          </table:table-cell>
          <table:table-cell table:formula="of:=IF(OR(ISBLANK([.L128]); ISBLANK([.M128])); &quot;&quot;; IF([.E128]=&quot;Long&quot;; [.G128]*([.M128]-[.H128]); IF([.E128]=&quot;Short&quot;; [.G128]*([.H128]-[.M128]); &quot;&quot;)))">
            <text:p/>
          </table:table-cell>
          <table:table-cell table:formula="of:=IF(ISNUMBER([.P128]); IF([.P128]&gt;0; &quot;Win&quot;; &quot;Loss&quot;); &quot;&quot;)">
            <text:p/>
          </table:table-cell>
          <table:table-cell table:formula="of:=IF([.N128]=&quot;&quot;; &quot;&quot;; CONCATENATE(DATEDIF([.F128];[.N128];&quot;d&quot;); IF(DATEDIF([.F128];[.N12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8"/>
          <table:table-cell table:formula="of:=ABS([.I129]-[.H129])*[.G129]" office:value-type="float" office:value="0" calcext:value-type="float">
            <text:p>0</text:p>
          </table:table-cell>
          <table:table-cell table:number-columns-repeated="4"/>
          <table:table-cell table:formula="of:=IF(OR([.J129]=0; ISBLANK([.M129])); &quot;&quot;; [.P129]/[.J129])">
            <text:p/>
          </table:table-cell>
          <table:table-cell table:formula="of:=IF(OR(ISBLANK([.L129]); ISBLANK([.M129])); &quot;&quot;; IF([.E129]=&quot;Long&quot;; [.G129]*([.M129]-[.H129]); IF([.E129]=&quot;Short&quot;; [.G129]*([.H129]-[.M129]); &quot;&quot;)))">
            <text:p/>
          </table:table-cell>
          <table:table-cell table:formula="of:=IF(ISNUMBER([.P129]); IF([.P129]&gt;0; &quot;Win&quot;; &quot;Loss&quot;); &quot;&quot;)">
            <text:p/>
          </table:table-cell>
          <table:table-cell table:formula="of:=IF([.N129]=&quot;&quot;; &quot;&quot;; CONCATENATE(DATEDIF([.F129];[.N129];&quot;d&quot;); IF(DATEDIF([.F129];[.N12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8"/>
          <table:table-cell table:formula="of:=ABS([.I130]-[.H130])*[.G130]" office:value-type="float" office:value="0" calcext:value-type="float">
            <text:p>0</text:p>
          </table:table-cell>
          <table:table-cell table:number-columns-repeated="4"/>
          <table:table-cell table:formula="of:=IF(OR([.J130]=0; ISBLANK([.M130])); &quot;&quot;; [.P130]/[.J130])">
            <text:p/>
          </table:table-cell>
          <table:table-cell table:formula="of:=IF(OR(ISBLANK([.L130]); ISBLANK([.M130])); &quot;&quot;; IF([.E130]=&quot;Long&quot;; [.G130]*([.M130]-[.H130]); IF([.E130]=&quot;Short&quot;; [.G130]*([.H130]-[.M130]); &quot;&quot;)))">
            <text:p/>
          </table:table-cell>
          <table:table-cell table:formula="of:=IF(ISNUMBER([.P130]); IF([.P130]&gt;0; &quot;Win&quot;; &quot;Loss&quot;); &quot;&quot;)">
            <text:p/>
          </table:table-cell>
          <table:table-cell table:formula="of:=IF([.N130]=&quot;&quot;; &quot;&quot;; CONCATENATE(DATEDIF([.F130];[.N130];&quot;d&quot;); IF(DATEDIF([.F130];[.N13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8"/>
          <table:table-cell table:formula="of:=ABS([.I131]-[.H131])*[.G131]" office:value-type="float" office:value="0" calcext:value-type="float">
            <text:p>0</text:p>
          </table:table-cell>
          <table:table-cell table:number-columns-repeated="4"/>
          <table:table-cell table:formula="of:=IF(OR([.J131]=0; ISBLANK([.M131])); &quot;&quot;; [.P131]/[.J131])">
            <text:p/>
          </table:table-cell>
          <table:table-cell table:formula="of:=IF(OR(ISBLANK([.L131]); ISBLANK([.M131])); &quot;&quot;; IF([.E131]=&quot;Long&quot;; [.G131]*([.M131]-[.H131]); IF([.E131]=&quot;Short&quot;; [.G131]*([.H131]-[.M131]); &quot;&quot;)))">
            <text:p/>
          </table:table-cell>
          <table:table-cell table:formula="of:=IF(ISNUMBER([.P131]); IF([.P131]&gt;0; &quot;Win&quot;; &quot;Loss&quot;); &quot;&quot;)">
            <text:p/>
          </table:table-cell>
          <table:table-cell table:formula="of:=IF([.N131]=&quot;&quot;; &quot;&quot;; CONCATENATE(DATEDIF([.F131];[.N131];&quot;d&quot;); IF(DATEDIF([.F131];[.N13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8"/>
          <table:table-cell table:formula="of:=ABS([.I132]-[.H132])*[.G132]" office:value-type="float" office:value="0" calcext:value-type="float">
            <text:p>0</text:p>
          </table:table-cell>
          <table:table-cell table:number-columns-repeated="4"/>
          <table:table-cell table:formula="of:=IF(OR([.J132]=0; ISBLANK([.M132])); &quot;&quot;; [.P132]/[.J132])">
            <text:p/>
          </table:table-cell>
          <table:table-cell table:formula="of:=IF(OR(ISBLANK([.L132]); ISBLANK([.M132])); &quot;&quot;; IF([.E132]=&quot;Long&quot;; [.G132]*([.M132]-[.H132]); IF([.E132]=&quot;Short&quot;; [.G132]*([.H132]-[.M132]); &quot;&quot;)))">
            <text:p/>
          </table:table-cell>
          <table:table-cell table:formula="of:=IF(ISNUMBER([.P132]); IF([.P132]&gt;0; &quot;Win&quot;; &quot;Loss&quot;); &quot;&quot;)">
            <text:p/>
          </table:table-cell>
          <table:table-cell table:formula="of:=IF([.N132]=&quot;&quot;; &quot;&quot;; CONCATENATE(DATEDIF([.F132];[.N132];&quot;d&quot;); IF(DATEDIF([.F132];[.N13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8"/>
          <table:table-cell table:formula="of:=ABS([.I133]-[.H133])*[.G133]" office:value-type="float" office:value="0" calcext:value-type="float">
            <text:p>0</text:p>
          </table:table-cell>
          <table:table-cell table:number-columns-repeated="4"/>
          <table:table-cell table:formula="of:=IF(OR([.J133]=0; ISBLANK([.M133])); &quot;&quot;; [.P133]/[.J133])">
            <text:p/>
          </table:table-cell>
          <table:table-cell table:formula="of:=IF(OR(ISBLANK([.L133]); ISBLANK([.M133])); &quot;&quot;; IF([.E133]=&quot;Long&quot;; [.G133]*([.M133]-[.H133]); IF([.E133]=&quot;Short&quot;; [.G133]*([.H133]-[.M133]); &quot;&quot;)))">
            <text:p/>
          </table:table-cell>
          <table:table-cell table:formula="of:=IF(ISNUMBER([.P133]); IF([.P133]&gt;0; &quot;Win&quot;; &quot;Loss&quot;); &quot;&quot;)">
            <text:p/>
          </table:table-cell>
          <table:table-cell table:formula="of:=IF([.N133]=&quot;&quot;; &quot;&quot;; CONCATENATE(DATEDIF([.F133];[.N133];&quot;d&quot;); IF(DATEDIF([.F133];[.N13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8"/>
          <table:table-cell table:formula="of:=ABS([.I134]-[.H134])*[.G134]" office:value-type="float" office:value="0" calcext:value-type="float">
            <text:p>0</text:p>
          </table:table-cell>
          <table:table-cell table:number-columns-repeated="4"/>
          <table:table-cell table:formula="of:=IF(OR([.J134]=0; ISBLANK([.M134])); &quot;&quot;; [.P134]/[.J134])">
            <text:p/>
          </table:table-cell>
          <table:table-cell table:formula="of:=IF(OR(ISBLANK([.L134]); ISBLANK([.M134])); &quot;&quot;; IF([.E134]=&quot;Long&quot;; [.G134]*([.M134]-[.H134]); IF([.E134]=&quot;Short&quot;; [.G134]*([.H134]-[.M134]); &quot;&quot;)))">
            <text:p/>
          </table:table-cell>
          <table:table-cell table:formula="of:=IF(ISNUMBER([.P134]); IF([.P134]&gt;0; &quot;Win&quot;; &quot;Loss&quot;); &quot;&quot;)">
            <text:p/>
          </table:table-cell>
          <table:table-cell table:formula="of:=IF([.N134]=&quot;&quot;; &quot;&quot;; CONCATENATE(DATEDIF([.F134];[.N134];&quot;d&quot;); IF(DATEDIF([.F134];[.N13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8"/>
          <table:table-cell table:formula="of:=ABS([.I135]-[.H135])*[.G135]" office:value-type="float" office:value="0" calcext:value-type="float">
            <text:p>0</text:p>
          </table:table-cell>
          <table:table-cell table:number-columns-repeated="4"/>
          <table:table-cell table:formula="of:=IF(OR([.J135]=0; ISBLANK([.M135])); &quot;&quot;; [.P135]/[.J135])">
            <text:p/>
          </table:table-cell>
          <table:table-cell table:formula="of:=IF(OR(ISBLANK([.L135]); ISBLANK([.M135])); &quot;&quot;; IF([.E135]=&quot;Long&quot;; [.G135]*([.M135]-[.H135]); IF([.E135]=&quot;Short&quot;; [.G135]*([.H135]-[.M135]); &quot;&quot;)))">
            <text:p/>
          </table:table-cell>
          <table:table-cell table:formula="of:=IF(ISNUMBER([.P135]); IF([.P135]&gt;0; &quot;Win&quot;; &quot;Loss&quot;); &quot;&quot;)">
            <text:p/>
          </table:table-cell>
          <table:table-cell table:formula="of:=IF([.N135]=&quot;&quot;; &quot;&quot;; CONCATENATE(DATEDIF([.F135];[.N135];&quot;d&quot;); IF(DATEDIF([.F135];[.N13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8"/>
          <table:table-cell table:formula="of:=ABS([.I136]-[.H136])*[.G136]" office:value-type="float" office:value="0" calcext:value-type="float">
            <text:p>0</text:p>
          </table:table-cell>
          <table:table-cell table:number-columns-repeated="4"/>
          <table:table-cell table:formula="of:=IF(OR([.J136]=0; ISBLANK([.M136])); &quot;&quot;; [.P136]/[.J136])">
            <text:p/>
          </table:table-cell>
          <table:table-cell table:formula="of:=IF(OR(ISBLANK([.L136]); ISBLANK([.M136])); &quot;&quot;; IF([.E136]=&quot;Long&quot;; [.G136]*([.M136]-[.H136]); IF([.E136]=&quot;Short&quot;; [.G136]*([.H136]-[.M136]); &quot;&quot;)))">
            <text:p/>
          </table:table-cell>
          <table:table-cell table:formula="of:=IF(ISNUMBER([.P136]); IF([.P136]&gt;0; &quot;Win&quot;; &quot;Loss&quot;); &quot;&quot;)">
            <text:p/>
          </table:table-cell>
          <table:table-cell table:formula="of:=IF([.N136]=&quot;&quot;; &quot;&quot;; CONCATENATE(DATEDIF([.F136];[.N136];&quot;d&quot;); IF(DATEDIF([.F136];[.N13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8"/>
          <table:table-cell table:formula="of:=ABS([.I137]-[.H137])*[.G137]" office:value-type="float" office:value="0" calcext:value-type="float">
            <text:p>0</text:p>
          </table:table-cell>
          <table:table-cell table:number-columns-repeated="4"/>
          <table:table-cell table:formula="of:=IF(OR([.J137]=0; ISBLANK([.M137])); &quot;&quot;; [.P137]/[.J137])">
            <text:p/>
          </table:table-cell>
          <table:table-cell table:formula="of:=IF(OR(ISBLANK([.L137]); ISBLANK([.M137])); &quot;&quot;; IF([.E137]=&quot;Long&quot;; [.G137]*([.M137]-[.H137]); IF([.E137]=&quot;Short&quot;; [.G137]*([.H137]-[.M137]); &quot;&quot;)))">
            <text:p/>
          </table:table-cell>
          <table:table-cell table:formula="of:=IF(ISNUMBER([.P137]); IF([.P137]&gt;0; &quot;Win&quot;; &quot;Loss&quot;); &quot;&quot;)">
            <text:p/>
          </table:table-cell>
          <table:table-cell table:formula="of:=IF([.N137]=&quot;&quot;; &quot;&quot;; CONCATENATE(DATEDIF([.F137];[.N137];&quot;d&quot;); IF(DATEDIF([.F137];[.N13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8"/>
          <table:table-cell table:formula="of:=ABS([.I138]-[.H138])*[.G138]" office:value-type="float" office:value="0" calcext:value-type="float">
            <text:p>0</text:p>
          </table:table-cell>
          <table:table-cell table:number-columns-repeated="4"/>
          <table:table-cell table:formula="of:=IF(OR([.J138]=0; ISBLANK([.M138])); &quot;&quot;; [.P138]/[.J138])">
            <text:p/>
          </table:table-cell>
          <table:table-cell table:formula="of:=IF(OR(ISBLANK([.L138]); ISBLANK([.M138])); &quot;&quot;; IF([.E138]=&quot;Long&quot;; [.G138]*([.M138]-[.H138]); IF([.E138]=&quot;Short&quot;; [.G138]*([.H138]-[.M138]); &quot;&quot;)))">
            <text:p/>
          </table:table-cell>
          <table:table-cell table:formula="of:=IF(ISNUMBER([.P138]); IF([.P138]&gt;0; &quot;Win&quot;; &quot;Loss&quot;); &quot;&quot;)">
            <text:p/>
          </table:table-cell>
          <table:table-cell table:formula="of:=IF([.N138]=&quot;&quot;; &quot;&quot;; CONCATENATE(DATEDIF([.F138];[.N138];&quot;d&quot;); IF(DATEDIF([.F138];[.N13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8"/>
          <table:table-cell table:formula="of:=ABS([.I139]-[.H139])*[.G139]" office:value-type="float" office:value="0" calcext:value-type="float">
            <text:p>0</text:p>
          </table:table-cell>
          <table:table-cell table:number-columns-repeated="4"/>
          <table:table-cell table:formula="of:=IF(OR([.J139]=0; ISBLANK([.M139])); &quot;&quot;; [.P139]/[.J139])">
            <text:p/>
          </table:table-cell>
          <table:table-cell table:formula="of:=IF(OR(ISBLANK([.L139]); ISBLANK([.M139])); &quot;&quot;; IF([.E139]=&quot;Long&quot;; [.G139]*([.M139]-[.H139]); IF([.E139]=&quot;Short&quot;; [.G139]*([.H139]-[.M139]); &quot;&quot;)))">
            <text:p/>
          </table:table-cell>
          <table:table-cell table:formula="of:=IF(ISNUMBER([.P139]); IF([.P139]&gt;0; &quot;Win&quot;; &quot;Loss&quot;); &quot;&quot;)">
            <text:p/>
          </table:table-cell>
          <table:table-cell table:formula="of:=IF([.N139]=&quot;&quot;; &quot;&quot;; CONCATENATE(DATEDIF([.F139];[.N139];&quot;d&quot;); IF(DATEDIF([.F139];[.N13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8"/>
          <table:table-cell table:formula="of:=ABS([.I140]-[.H140])*[.G140]" office:value-type="float" office:value="0" calcext:value-type="float">
            <text:p>0</text:p>
          </table:table-cell>
          <table:table-cell table:number-columns-repeated="4"/>
          <table:table-cell table:formula="of:=IF(OR([.J140]=0; ISBLANK([.M140])); &quot;&quot;; [.P140]/[.J140])">
            <text:p/>
          </table:table-cell>
          <table:table-cell table:formula="of:=IF(OR(ISBLANK([.L140]); ISBLANK([.M140])); &quot;&quot;; IF([.E140]=&quot;Long&quot;; [.G140]*([.M140]-[.H140]); IF([.E140]=&quot;Short&quot;; [.G140]*([.H140]-[.M140]); &quot;&quot;)))">
            <text:p/>
          </table:table-cell>
          <table:table-cell table:formula="of:=IF(ISNUMBER([.P140]); IF([.P140]&gt;0; &quot;Win&quot;; &quot;Loss&quot;); &quot;&quot;)">
            <text:p/>
          </table:table-cell>
          <table:table-cell table:formula="of:=IF([.N140]=&quot;&quot;; &quot;&quot;; CONCATENATE(DATEDIF([.F140];[.N140];&quot;d&quot;); IF(DATEDIF([.F140];[.N14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8"/>
          <table:table-cell table:formula="of:=ABS([.I141]-[.H141])*[.G141]" office:value-type="float" office:value="0" calcext:value-type="float">
            <text:p>0</text:p>
          </table:table-cell>
          <table:table-cell table:number-columns-repeated="4"/>
          <table:table-cell table:formula="of:=IF(OR([.J141]=0; ISBLANK([.M141])); &quot;&quot;; [.P141]/[.J141])">
            <text:p/>
          </table:table-cell>
          <table:table-cell table:formula="of:=IF(OR(ISBLANK([.L141]); ISBLANK([.M141])); &quot;&quot;; IF([.E141]=&quot;Long&quot;; [.G141]*([.M141]-[.H141]); IF([.E141]=&quot;Short&quot;; [.G141]*([.H141]-[.M141]); &quot;&quot;)))">
            <text:p/>
          </table:table-cell>
          <table:table-cell table:formula="of:=IF(ISNUMBER([.P141]); IF([.P141]&gt;0; &quot;Win&quot;; &quot;Loss&quot;); &quot;&quot;)">
            <text:p/>
          </table:table-cell>
          <table:table-cell table:formula="of:=IF([.N141]=&quot;&quot;; &quot;&quot;; CONCATENATE(DATEDIF([.F141];[.N141];&quot;d&quot;); IF(DATEDIF([.F141];[.N14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8"/>
          <table:table-cell table:formula="of:=ABS([.I142]-[.H142])*[.G142]" office:value-type="float" office:value="0" calcext:value-type="float">
            <text:p>0</text:p>
          </table:table-cell>
          <table:table-cell table:number-columns-repeated="4"/>
          <table:table-cell table:formula="of:=IF(OR([.J142]=0; ISBLANK([.M142])); &quot;&quot;; [.P142]/[.J142])">
            <text:p/>
          </table:table-cell>
          <table:table-cell table:formula="of:=IF(OR(ISBLANK([.L142]); ISBLANK([.M142])); &quot;&quot;; IF([.E142]=&quot;Long&quot;; [.G142]*([.M142]-[.H142]); IF([.E142]=&quot;Short&quot;; [.G142]*([.H142]-[.M142]); &quot;&quot;)))">
            <text:p/>
          </table:table-cell>
          <table:table-cell table:formula="of:=IF(ISNUMBER([.P142]); IF([.P142]&gt;0; &quot;Win&quot;; &quot;Loss&quot;); &quot;&quot;)">
            <text:p/>
          </table:table-cell>
          <table:table-cell table:formula="of:=IF([.N142]=&quot;&quot;; &quot;&quot;; CONCATENATE(DATEDIF([.F142];[.N142];&quot;d&quot;); IF(DATEDIF([.F142];[.N14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8"/>
          <table:table-cell table:formula="of:=ABS([.I143]-[.H143])*[.G143]" office:value-type="float" office:value="0" calcext:value-type="float">
            <text:p>0</text:p>
          </table:table-cell>
          <table:table-cell table:number-columns-repeated="4"/>
          <table:table-cell table:formula="of:=IF(OR([.J143]=0; ISBLANK([.M143])); &quot;&quot;; [.P143]/[.J143])">
            <text:p/>
          </table:table-cell>
          <table:table-cell table:formula="of:=IF(OR(ISBLANK([.L143]); ISBLANK([.M143])); &quot;&quot;; IF([.E143]=&quot;Long&quot;; [.G143]*([.M143]-[.H143]); IF([.E143]=&quot;Short&quot;; [.G143]*([.H143]-[.M143]); &quot;&quot;)))">
            <text:p/>
          </table:table-cell>
          <table:table-cell table:formula="of:=IF(ISNUMBER([.P143]); IF([.P143]&gt;0; &quot;Win&quot;; &quot;Loss&quot;); &quot;&quot;)">
            <text:p/>
          </table:table-cell>
          <table:table-cell table:formula="of:=IF([.N143]=&quot;&quot;; &quot;&quot;; CONCATENATE(DATEDIF([.F143];[.N143];&quot;d&quot;); IF(DATEDIF([.F143];[.N14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8"/>
          <table:table-cell table:formula="of:=ABS([.I144]-[.H144])*[.G144]" office:value-type="float" office:value="0" calcext:value-type="float">
            <text:p>0</text:p>
          </table:table-cell>
          <table:table-cell table:number-columns-repeated="4"/>
          <table:table-cell table:formula="of:=IF(OR([.J144]=0; ISBLANK([.M144])); &quot;&quot;; [.P144]/[.J144])">
            <text:p/>
          </table:table-cell>
          <table:table-cell table:formula="of:=IF(OR(ISBLANK([.L144]); ISBLANK([.M144])); &quot;&quot;; IF([.E144]=&quot;Long&quot;; [.G144]*([.M144]-[.H144]); IF([.E144]=&quot;Short&quot;; [.G144]*([.H144]-[.M144]); &quot;&quot;)))">
            <text:p/>
          </table:table-cell>
          <table:table-cell table:formula="of:=IF(ISNUMBER([.P144]); IF([.P144]&gt;0; &quot;Win&quot;; &quot;Loss&quot;); &quot;&quot;)">
            <text:p/>
          </table:table-cell>
          <table:table-cell table:formula="of:=IF([.N144]=&quot;&quot;; &quot;&quot;; CONCATENATE(DATEDIF([.F144];[.N144];&quot;d&quot;); IF(DATEDIF([.F144];[.N14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8"/>
          <table:table-cell table:formula="of:=ABS([.I145]-[.H145])*[.G145]" office:value-type="float" office:value="0" calcext:value-type="float">
            <text:p>0</text:p>
          </table:table-cell>
          <table:table-cell table:number-columns-repeated="4"/>
          <table:table-cell table:formula="of:=IF(OR([.J145]=0; ISBLANK([.M145])); &quot;&quot;; [.P145]/[.J145])">
            <text:p/>
          </table:table-cell>
          <table:table-cell table:formula="of:=IF(OR(ISBLANK([.L145]); ISBLANK([.M145])); &quot;&quot;; IF([.E145]=&quot;Long&quot;; [.G145]*([.M145]-[.H145]); IF([.E145]=&quot;Short&quot;; [.G145]*([.H145]-[.M145]); &quot;&quot;)))">
            <text:p/>
          </table:table-cell>
          <table:table-cell table:formula="of:=IF(ISNUMBER([.P145]); IF([.P145]&gt;0; &quot;Win&quot;; &quot;Loss&quot;); &quot;&quot;)">
            <text:p/>
          </table:table-cell>
          <table:table-cell table:formula="of:=IF([.N145]=&quot;&quot;; &quot;&quot;; CONCATENATE(DATEDIF([.F145];[.N145];&quot;d&quot;); IF(DATEDIF([.F145];[.N14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8"/>
          <table:table-cell table:formula="of:=ABS([.I146]-[.H146])*[.G146]" office:value-type="float" office:value="0" calcext:value-type="float">
            <text:p>0</text:p>
          </table:table-cell>
          <table:table-cell table:number-columns-repeated="4"/>
          <table:table-cell table:formula="of:=IF(OR([.J146]=0; ISBLANK([.M146])); &quot;&quot;; [.P146]/[.J146])">
            <text:p/>
          </table:table-cell>
          <table:table-cell table:formula="of:=IF(OR(ISBLANK([.L146]); ISBLANK([.M146])); &quot;&quot;; IF([.E146]=&quot;Long&quot;; [.G146]*([.M146]-[.H146]); IF([.E146]=&quot;Short&quot;; [.G146]*([.H146]-[.M146]); &quot;&quot;)))">
            <text:p/>
          </table:table-cell>
          <table:table-cell table:formula="of:=IF(ISNUMBER([.P146]); IF([.P146]&gt;0; &quot;Win&quot;; &quot;Loss&quot;); &quot;&quot;)">
            <text:p/>
          </table:table-cell>
          <table:table-cell table:formula="of:=IF([.N146]=&quot;&quot;; &quot;&quot;; CONCATENATE(DATEDIF([.F146];[.N146];&quot;d&quot;); IF(DATEDIF([.F146];[.N14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8"/>
          <table:table-cell table:formula="of:=ABS([.I147]-[.H147])*[.G147]" office:value-type="float" office:value="0" calcext:value-type="float">
            <text:p>0</text:p>
          </table:table-cell>
          <table:table-cell table:number-columns-repeated="4"/>
          <table:table-cell table:formula="of:=IF(OR([.J147]=0; ISBLANK([.M147])); &quot;&quot;; [.P147]/[.J147])">
            <text:p/>
          </table:table-cell>
          <table:table-cell table:formula="of:=IF(OR(ISBLANK([.L147]); ISBLANK([.M147])); &quot;&quot;; IF([.E147]=&quot;Long&quot;; [.G147]*([.M147]-[.H147]); IF([.E147]=&quot;Short&quot;; [.G147]*([.H147]-[.M147]); &quot;&quot;)))">
            <text:p/>
          </table:table-cell>
          <table:table-cell table:formula="of:=IF(ISNUMBER([.P147]); IF([.P147]&gt;0; &quot;Win&quot;; &quot;Loss&quot;); &quot;&quot;)">
            <text:p/>
          </table:table-cell>
          <table:table-cell table:formula="of:=IF([.N147]=&quot;&quot;; &quot;&quot;; CONCATENATE(DATEDIF([.F147];[.N147];&quot;d&quot;); IF(DATEDIF([.F147];[.N14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8"/>
          <table:table-cell table:formula="of:=ABS([.I148]-[.H148])*[.G148]" office:value-type="float" office:value="0" calcext:value-type="float">
            <text:p>0</text:p>
          </table:table-cell>
          <table:table-cell table:number-columns-repeated="4"/>
          <table:table-cell table:formula="of:=IF(OR([.J148]=0; ISBLANK([.M148])); &quot;&quot;; [.P148]/[.J148])">
            <text:p/>
          </table:table-cell>
          <table:table-cell table:formula="of:=IF(OR(ISBLANK([.L148]); ISBLANK([.M148])); &quot;&quot;; IF([.E148]=&quot;Long&quot;; [.G148]*([.M148]-[.H148]); IF([.E148]=&quot;Short&quot;; [.G148]*([.H148]-[.M148]); &quot;&quot;)))">
            <text:p/>
          </table:table-cell>
          <table:table-cell table:formula="of:=IF(ISNUMBER([.P148]); IF([.P148]&gt;0; &quot;Win&quot;; &quot;Loss&quot;); &quot;&quot;)">
            <text:p/>
          </table:table-cell>
          <table:table-cell table:formula="of:=IF([.N148]=&quot;&quot;; &quot;&quot;; CONCATENATE(DATEDIF([.F148];[.N148];&quot;d&quot;); IF(DATEDIF([.F148];[.N14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8"/>
          <table:table-cell table:formula="of:=ABS([.I149]-[.H149])*[.G149]" office:value-type="float" office:value="0" calcext:value-type="float">
            <text:p>0</text:p>
          </table:table-cell>
          <table:table-cell table:number-columns-repeated="4"/>
          <table:table-cell table:formula="of:=IF(OR([.J149]=0; ISBLANK([.M149])); &quot;&quot;; [.P149]/[.J149])">
            <text:p/>
          </table:table-cell>
          <table:table-cell table:formula="of:=IF(OR(ISBLANK([.L149]); ISBLANK([.M149])); &quot;&quot;; IF([.E149]=&quot;Long&quot;; [.G149]*([.M149]-[.H149]); IF([.E149]=&quot;Short&quot;; [.G149]*([.H149]-[.M149]); &quot;&quot;)))">
            <text:p/>
          </table:table-cell>
          <table:table-cell table:formula="of:=IF(ISNUMBER([.P149]); IF([.P149]&gt;0; &quot;Win&quot;; &quot;Loss&quot;); &quot;&quot;)">
            <text:p/>
          </table:table-cell>
          <table:table-cell table:formula="of:=IF([.N149]=&quot;&quot;; &quot;&quot;; CONCATENATE(DATEDIF([.F149];[.N149];&quot;d&quot;); IF(DATEDIF([.F149];[.N14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8"/>
          <table:table-cell table:formula="of:=ABS([.I150]-[.H150])*[.G150]" office:value-type="float" office:value="0" calcext:value-type="float">
            <text:p>0</text:p>
          </table:table-cell>
          <table:table-cell table:number-columns-repeated="4"/>
          <table:table-cell table:formula="of:=IF(OR([.J150]=0; ISBLANK([.M150])); &quot;&quot;; [.P150]/[.J150])">
            <text:p/>
          </table:table-cell>
          <table:table-cell table:formula="of:=IF(OR(ISBLANK([.L150]); ISBLANK([.M150])); &quot;&quot;; IF([.E150]=&quot;Long&quot;; [.G150]*([.M150]-[.H150]); IF([.E150]=&quot;Short&quot;; [.G150]*([.H150]-[.M150]); &quot;&quot;)))">
            <text:p/>
          </table:table-cell>
          <table:table-cell table:formula="of:=IF(ISNUMBER([.P150]); IF([.P150]&gt;0; &quot;Win&quot;; &quot;Loss&quot;); &quot;&quot;)">
            <text:p/>
          </table:table-cell>
          <table:table-cell table:formula="of:=IF([.N150]=&quot;&quot;; &quot;&quot;; CONCATENATE(DATEDIF([.F150];[.N150];&quot;d&quot;); IF(DATEDIF([.F150];[.N15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8"/>
          <table:table-cell table:formula="of:=ABS([.I151]-[.H151])*[.G151]" office:value-type="float" office:value="0" calcext:value-type="float">
            <text:p>0</text:p>
          </table:table-cell>
          <table:table-cell table:number-columns-repeated="4"/>
          <table:table-cell table:formula="of:=IF(OR([.J151]=0; ISBLANK([.M151])); &quot;&quot;; [.P151]/[.J151])">
            <text:p/>
          </table:table-cell>
          <table:table-cell table:formula="of:=IF(OR(ISBLANK([.L151]); ISBLANK([.M151])); &quot;&quot;; IF([.E151]=&quot;Long&quot;; [.G151]*([.M151]-[.H151]); IF([.E151]=&quot;Short&quot;; [.G151]*([.H151]-[.M151]); &quot;&quot;)))">
            <text:p/>
          </table:table-cell>
          <table:table-cell table:formula="of:=IF(ISNUMBER([.P151]); IF([.P151]&gt;0; &quot;Win&quot;; &quot;Loss&quot;); &quot;&quot;)">
            <text:p/>
          </table:table-cell>
          <table:table-cell table:formula="of:=IF([.N151]=&quot;&quot;; &quot;&quot;; CONCATENATE(DATEDIF([.F151];[.N151];&quot;d&quot;); IF(DATEDIF([.F151];[.N15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8"/>
          <table:table-cell table:formula="of:=ABS([.I152]-[.H152])*[.G152]" office:value-type="float" office:value="0" calcext:value-type="float">
            <text:p>0</text:p>
          </table:table-cell>
          <table:table-cell table:number-columns-repeated="4"/>
          <table:table-cell table:formula="of:=IF(OR([.J152]=0; ISBLANK([.M152])); &quot;&quot;; [.P152]/[.J152])">
            <text:p/>
          </table:table-cell>
          <table:table-cell table:formula="of:=IF(OR(ISBLANK([.L152]); ISBLANK([.M152])); &quot;&quot;; IF([.E152]=&quot;Long&quot;; [.G152]*([.M152]-[.H152]); IF([.E152]=&quot;Short&quot;; [.G152]*([.H152]-[.M152]); &quot;&quot;)))">
            <text:p/>
          </table:table-cell>
          <table:table-cell table:formula="of:=IF(ISNUMBER([.P152]); IF([.P152]&gt;0; &quot;Win&quot;; &quot;Loss&quot;); &quot;&quot;)">
            <text:p/>
          </table:table-cell>
          <table:table-cell table:formula="of:=IF([.N152]=&quot;&quot;; &quot;&quot;; CONCATENATE(DATEDIF([.F152];[.N152];&quot;d&quot;); IF(DATEDIF([.F152];[.N15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8"/>
          <table:table-cell table:formula="of:=ABS([.I153]-[.H153])*[.G153]" office:value-type="float" office:value="0" calcext:value-type="float">
            <text:p>0</text:p>
          </table:table-cell>
          <table:table-cell table:number-columns-repeated="4"/>
          <table:table-cell table:formula="of:=IF(OR([.J153]=0; ISBLANK([.M153])); &quot;&quot;; [.P153]/[.J153])">
            <text:p/>
          </table:table-cell>
          <table:table-cell table:formula="of:=IF(OR(ISBLANK([.L153]); ISBLANK([.M153])); &quot;&quot;; IF([.E153]=&quot;Long&quot;; [.G153]*([.M153]-[.H153]); IF([.E153]=&quot;Short&quot;; [.G153]*([.H153]-[.M153]); &quot;&quot;)))">
            <text:p/>
          </table:table-cell>
          <table:table-cell table:formula="of:=IF(ISNUMBER([.P153]); IF([.P153]&gt;0; &quot;Win&quot;; &quot;Loss&quot;); &quot;&quot;)">
            <text:p/>
          </table:table-cell>
          <table:table-cell table:formula="of:=IF([.N153]=&quot;&quot;; &quot;&quot;; CONCATENATE(DATEDIF([.F153];[.N153];&quot;d&quot;); IF(DATEDIF([.F153];[.N15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8"/>
          <table:table-cell table:formula="of:=ABS([.I154]-[.H154])*[.G154]" office:value-type="float" office:value="0" calcext:value-type="float">
            <text:p>0</text:p>
          </table:table-cell>
          <table:table-cell table:number-columns-repeated="4"/>
          <table:table-cell table:formula="of:=IF(OR([.J154]=0; ISBLANK([.M154])); &quot;&quot;; [.P154]/[.J154])">
            <text:p/>
          </table:table-cell>
          <table:table-cell table:formula="of:=IF(OR(ISBLANK([.L154]); ISBLANK([.M154])); &quot;&quot;; IF([.E154]=&quot;Long&quot;; [.G154]*([.M154]-[.H154]); IF([.E154]=&quot;Short&quot;; [.G154]*([.H154]-[.M154]); &quot;&quot;)))">
            <text:p/>
          </table:table-cell>
          <table:table-cell table:formula="of:=IF(ISNUMBER([.P154]); IF([.P154]&gt;0; &quot;Win&quot;; &quot;Loss&quot;); &quot;&quot;)">
            <text:p/>
          </table:table-cell>
          <table:table-cell table:formula="of:=IF([.N154]=&quot;&quot;; &quot;&quot;; CONCATENATE(DATEDIF([.F154];[.N154];&quot;d&quot;); IF(DATEDIF([.F154];[.N15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8"/>
          <table:table-cell table:formula="of:=ABS([.I155]-[.H155])*[.G155]" office:value-type="float" office:value="0" calcext:value-type="float">
            <text:p>0</text:p>
          </table:table-cell>
          <table:table-cell table:number-columns-repeated="4"/>
          <table:table-cell table:formula="of:=IF(OR([.J155]=0; ISBLANK([.M155])); &quot;&quot;; [.P155]/[.J155])">
            <text:p/>
          </table:table-cell>
          <table:table-cell table:formula="of:=IF(OR(ISBLANK([.L155]); ISBLANK([.M155])); &quot;&quot;; IF([.E155]=&quot;Long&quot;; [.G155]*([.M155]-[.H155]); IF([.E155]=&quot;Short&quot;; [.G155]*([.H155]-[.M155]); &quot;&quot;)))">
            <text:p/>
          </table:table-cell>
          <table:table-cell table:formula="of:=IF(ISNUMBER([.P155]); IF([.P155]&gt;0; &quot;Win&quot;; &quot;Loss&quot;); &quot;&quot;)">
            <text:p/>
          </table:table-cell>
          <table:table-cell table:formula="of:=IF([.N155]=&quot;&quot;; &quot;&quot;; CONCATENATE(DATEDIF([.F155];[.N155];&quot;d&quot;); IF(DATEDIF([.F155];[.N15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8"/>
          <table:table-cell table:formula="of:=ABS([.I156]-[.H156])*[.G156]" office:value-type="float" office:value="0" calcext:value-type="float">
            <text:p>0</text:p>
          </table:table-cell>
          <table:table-cell table:number-columns-repeated="4"/>
          <table:table-cell table:formula="of:=IF(OR([.J156]=0; ISBLANK([.M156])); &quot;&quot;; [.P156]/[.J156])">
            <text:p/>
          </table:table-cell>
          <table:table-cell table:formula="of:=IF(OR(ISBLANK([.L156]); ISBLANK([.M156])); &quot;&quot;; IF([.E156]=&quot;Long&quot;; [.G156]*([.M156]-[.H156]); IF([.E156]=&quot;Short&quot;; [.G156]*([.H156]-[.M156]); &quot;&quot;)))">
            <text:p/>
          </table:table-cell>
          <table:table-cell table:formula="of:=IF(ISNUMBER([.P156]); IF([.P156]&gt;0; &quot;Win&quot;; &quot;Loss&quot;); &quot;&quot;)">
            <text:p/>
          </table:table-cell>
          <table:table-cell table:formula="of:=IF([.N156]=&quot;&quot;; &quot;&quot;; CONCATENATE(DATEDIF([.F156];[.N156];&quot;d&quot;); IF(DATEDIF([.F156];[.N15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8"/>
          <table:table-cell table:formula="of:=ABS([.I157]-[.H157])*[.G157]" office:value-type="float" office:value="0" calcext:value-type="float">
            <text:p>0</text:p>
          </table:table-cell>
          <table:table-cell table:number-columns-repeated="4"/>
          <table:table-cell table:formula="of:=IF(OR([.J157]=0; ISBLANK([.M157])); &quot;&quot;; [.P157]/[.J157])">
            <text:p/>
          </table:table-cell>
          <table:table-cell table:formula="of:=IF(OR(ISBLANK([.L157]); ISBLANK([.M157])); &quot;&quot;; IF([.E157]=&quot;Long&quot;; [.G157]*([.M157]-[.H157]); IF([.E157]=&quot;Short&quot;; [.G157]*([.H157]-[.M157]); &quot;&quot;)))">
            <text:p/>
          </table:table-cell>
          <table:table-cell table:formula="of:=IF(ISNUMBER([.P157]); IF([.P157]&gt;0; &quot;Win&quot;; &quot;Loss&quot;); &quot;&quot;)">
            <text:p/>
          </table:table-cell>
          <table:table-cell table:formula="of:=IF([.N157]=&quot;&quot;; &quot;&quot;; CONCATENATE(DATEDIF([.F157];[.N157];&quot;d&quot;); IF(DATEDIF([.F157];[.N15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8"/>
          <table:table-cell table:formula="of:=ABS([.I158]-[.H158])*[.G158]" office:value-type="float" office:value="0" calcext:value-type="float">
            <text:p>0</text:p>
          </table:table-cell>
          <table:table-cell table:number-columns-repeated="4"/>
          <table:table-cell table:formula="of:=IF(OR([.J158]=0; ISBLANK([.M158])); &quot;&quot;; [.P158]/[.J158])">
            <text:p/>
          </table:table-cell>
          <table:table-cell table:formula="of:=IF(OR(ISBLANK([.L158]); ISBLANK([.M158])); &quot;&quot;; IF([.E158]=&quot;Long&quot;; [.G158]*([.M158]-[.H158]); IF([.E158]=&quot;Short&quot;; [.G158]*([.H158]-[.M158]); &quot;&quot;)))">
            <text:p/>
          </table:table-cell>
          <table:table-cell table:formula="of:=IF(ISNUMBER([.P158]); IF([.P158]&gt;0; &quot;Win&quot;; &quot;Loss&quot;); &quot;&quot;)">
            <text:p/>
          </table:table-cell>
          <table:table-cell table:formula="of:=IF([.N158]=&quot;&quot;; &quot;&quot;; CONCATENATE(DATEDIF([.F158];[.N158];&quot;d&quot;); IF(DATEDIF([.F158];[.N15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8"/>
          <table:table-cell table:formula="of:=ABS([.I159]-[.H159])*[.G159]" office:value-type="float" office:value="0" calcext:value-type="float">
            <text:p>0</text:p>
          </table:table-cell>
          <table:table-cell table:number-columns-repeated="4"/>
          <table:table-cell table:formula="of:=IF(OR([.J159]=0; ISBLANK([.M159])); &quot;&quot;; [.P159]/[.J159])">
            <text:p/>
          </table:table-cell>
          <table:table-cell table:formula="of:=IF(OR(ISBLANK([.L159]); ISBLANK([.M159])); &quot;&quot;; IF([.E159]=&quot;Long&quot;; [.G159]*([.M159]-[.H159]); IF([.E159]=&quot;Short&quot;; [.G159]*([.H159]-[.M159]); &quot;&quot;)))">
            <text:p/>
          </table:table-cell>
          <table:table-cell table:formula="of:=IF(ISNUMBER([.P159]); IF([.P159]&gt;0; &quot;Win&quot;; &quot;Loss&quot;); &quot;&quot;)">
            <text:p/>
          </table:table-cell>
          <table:table-cell table:formula="of:=IF([.N159]=&quot;&quot;; &quot;&quot;; CONCATENATE(DATEDIF([.F159];[.N159];&quot;d&quot;); IF(DATEDIF([.F159];[.N15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8"/>
          <table:table-cell table:formula="of:=ABS([.I160]-[.H160])*[.G160]" office:value-type="float" office:value="0" calcext:value-type="float">
            <text:p>0</text:p>
          </table:table-cell>
          <table:table-cell table:number-columns-repeated="4"/>
          <table:table-cell table:formula="of:=IF(OR([.J160]=0; ISBLANK([.M160])); &quot;&quot;; [.P160]/[.J160])">
            <text:p/>
          </table:table-cell>
          <table:table-cell table:formula="of:=IF(OR(ISBLANK([.L160]); ISBLANK([.M160])); &quot;&quot;; IF([.E160]=&quot;Long&quot;; [.G160]*([.M160]-[.H160]); IF([.E160]=&quot;Short&quot;; [.G160]*([.H160]-[.M160]); &quot;&quot;)))">
            <text:p/>
          </table:table-cell>
          <table:table-cell table:formula="of:=IF(ISNUMBER([.P160]); IF([.P160]&gt;0; &quot;Win&quot;; &quot;Loss&quot;); &quot;&quot;)">
            <text:p/>
          </table:table-cell>
          <table:table-cell table:formula="of:=IF([.N160]=&quot;&quot;; &quot;&quot;; CONCATENATE(DATEDIF([.F160];[.N160];&quot;d&quot;); IF(DATEDIF([.F160];[.N16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8"/>
          <table:table-cell table:formula="of:=ABS([.I161]-[.H161])*[.G161]" office:value-type="float" office:value="0" calcext:value-type="float">
            <text:p>0</text:p>
          </table:table-cell>
          <table:table-cell table:number-columns-repeated="4"/>
          <table:table-cell table:formula="of:=IF(OR([.J161]=0; ISBLANK([.M161])); &quot;&quot;; [.P161]/[.J161])">
            <text:p/>
          </table:table-cell>
          <table:table-cell table:formula="of:=IF(OR(ISBLANK([.L161]); ISBLANK([.M161])); &quot;&quot;; IF([.E161]=&quot;Long&quot;; [.G161]*([.M161]-[.H161]); IF([.E161]=&quot;Short&quot;; [.G161]*([.H161]-[.M161]); &quot;&quot;)))">
            <text:p/>
          </table:table-cell>
          <table:table-cell table:formula="of:=IF(ISNUMBER([.P161]); IF([.P161]&gt;0; &quot;Win&quot;; &quot;Loss&quot;); &quot;&quot;)">
            <text:p/>
          </table:table-cell>
          <table:table-cell table:formula="of:=IF([.N161]=&quot;&quot;; &quot;&quot;; CONCATENATE(DATEDIF([.F161];[.N161];&quot;d&quot;); IF(DATEDIF([.F161];[.N16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8"/>
          <table:table-cell table:formula="of:=ABS([.I162]-[.H162])*[.G162]" office:value-type="float" office:value="0" calcext:value-type="float">
            <text:p>0</text:p>
          </table:table-cell>
          <table:table-cell table:number-columns-repeated="4"/>
          <table:table-cell table:formula="of:=IF(OR([.J162]=0; ISBLANK([.M162])); &quot;&quot;; [.P162]/[.J162])">
            <text:p/>
          </table:table-cell>
          <table:table-cell table:formula="of:=IF(OR(ISBLANK([.L162]); ISBLANK([.M162])); &quot;&quot;; IF([.E162]=&quot;Long&quot;; [.G162]*([.M162]-[.H162]); IF([.E162]=&quot;Short&quot;; [.G162]*([.H162]-[.M162]); &quot;&quot;)))">
            <text:p/>
          </table:table-cell>
          <table:table-cell table:formula="of:=IF(ISNUMBER([.P162]); IF([.P162]&gt;0; &quot;Win&quot;; &quot;Loss&quot;); &quot;&quot;)">
            <text:p/>
          </table:table-cell>
          <table:table-cell table:formula="of:=IF([.N162]=&quot;&quot;; &quot;&quot;; CONCATENATE(DATEDIF([.F162];[.N162];&quot;d&quot;); IF(DATEDIF([.F162];[.N16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8"/>
          <table:table-cell table:formula="of:=ABS([.I163]-[.H163])*[.G163]" office:value-type="float" office:value="0" calcext:value-type="float">
            <text:p>0</text:p>
          </table:table-cell>
          <table:table-cell table:number-columns-repeated="4"/>
          <table:table-cell table:formula="of:=IF(OR([.J163]=0; ISBLANK([.M163])); &quot;&quot;; [.P163]/[.J163])">
            <text:p/>
          </table:table-cell>
          <table:table-cell table:formula="of:=IF(OR(ISBLANK([.L163]); ISBLANK([.M163])); &quot;&quot;; IF([.E163]=&quot;Long&quot;; [.G163]*([.M163]-[.H163]); IF([.E163]=&quot;Short&quot;; [.G163]*([.H163]-[.M163]); &quot;&quot;)))">
            <text:p/>
          </table:table-cell>
          <table:table-cell table:formula="of:=IF(ISNUMBER([.P163]); IF([.P163]&gt;0; &quot;Win&quot;; &quot;Loss&quot;); &quot;&quot;)">
            <text:p/>
          </table:table-cell>
          <table:table-cell table:formula="of:=IF([.N163]=&quot;&quot;; &quot;&quot;; CONCATENATE(DATEDIF([.F163];[.N163];&quot;d&quot;); IF(DATEDIF([.F163];[.N16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8"/>
          <table:table-cell table:formula="of:=ABS([.I164]-[.H164])*[.G164]" office:value-type="float" office:value="0" calcext:value-type="float">
            <text:p>0</text:p>
          </table:table-cell>
          <table:table-cell table:number-columns-repeated="4"/>
          <table:table-cell table:formula="of:=IF(OR([.J164]=0; ISBLANK([.M164])); &quot;&quot;; [.P164]/[.J164])">
            <text:p/>
          </table:table-cell>
          <table:table-cell table:formula="of:=IF(OR(ISBLANK([.L164]); ISBLANK([.M164])); &quot;&quot;; IF([.E164]=&quot;Long&quot;; [.G164]*([.M164]-[.H164]); IF([.E164]=&quot;Short&quot;; [.G164]*([.H164]-[.M164]); &quot;&quot;)))">
            <text:p/>
          </table:table-cell>
          <table:table-cell table:formula="of:=IF(ISNUMBER([.P164]); IF([.P164]&gt;0; &quot;Win&quot;; &quot;Loss&quot;); &quot;&quot;)">
            <text:p/>
          </table:table-cell>
          <table:table-cell table:formula="of:=IF([.N164]=&quot;&quot;; &quot;&quot;; CONCATENATE(DATEDIF([.F164];[.N164];&quot;d&quot;); IF(DATEDIF([.F164];[.N16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8"/>
          <table:table-cell table:formula="of:=ABS([.I165]-[.H165])*[.G165]" office:value-type="float" office:value="0" calcext:value-type="float">
            <text:p>0</text:p>
          </table:table-cell>
          <table:table-cell table:number-columns-repeated="4"/>
          <table:table-cell table:formula="of:=IF(OR([.J165]=0; ISBLANK([.M165])); &quot;&quot;; [.P165]/[.J165])">
            <text:p/>
          </table:table-cell>
          <table:table-cell table:formula="of:=IF(OR(ISBLANK([.L165]); ISBLANK([.M165])); &quot;&quot;; IF([.E165]=&quot;Long&quot;; [.G165]*([.M165]-[.H165]); IF([.E165]=&quot;Short&quot;; [.G165]*([.H165]-[.M165]); &quot;&quot;)))">
            <text:p/>
          </table:table-cell>
          <table:table-cell table:formula="of:=IF(ISNUMBER([.P165]); IF([.P165]&gt;0; &quot;Win&quot;; &quot;Loss&quot;); &quot;&quot;)">
            <text:p/>
          </table:table-cell>
          <table:table-cell table:formula="of:=IF([.N165]=&quot;&quot;; &quot;&quot;; CONCATENATE(DATEDIF([.F165];[.N165];&quot;d&quot;); IF(DATEDIF([.F165];[.N16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8"/>
          <table:table-cell table:formula="of:=ABS([.I166]-[.H166])*[.G166]" office:value-type="float" office:value="0" calcext:value-type="float">
            <text:p>0</text:p>
          </table:table-cell>
          <table:table-cell table:number-columns-repeated="4"/>
          <table:table-cell table:formula="of:=IF(OR([.J166]=0; ISBLANK([.M166])); &quot;&quot;; [.P166]/[.J166])">
            <text:p/>
          </table:table-cell>
          <table:table-cell table:formula="of:=IF(OR(ISBLANK([.L166]); ISBLANK([.M166])); &quot;&quot;; IF([.E166]=&quot;Long&quot;; [.G166]*([.M166]-[.H166]); IF([.E166]=&quot;Short&quot;; [.G166]*([.H166]-[.M166]); &quot;&quot;)))">
            <text:p/>
          </table:table-cell>
          <table:table-cell table:formula="of:=IF(ISNUMBER([.P166]); IF([.P166]&gt;0; &quot;Win&quot;; &quot;Loss&quot;); &quot;&quot;)">
            <text:p/>
          </table:table-cell>
          <table:table-cell table:formula="of:=IF([.N166]=&quot;&quot;; &quot;&quot;; CONCATENATE(DATEDIF([.F166];[.N166];&quot;d&quot;); IF(DATEDIF([.F166];[.N16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8"/>
          <table:table-cell table:formula="of:=ABS([.I167]-[.H167])*[.G167]" office:value-type="float" office:value="0" calcext:value-type="float">
            <text:p>0</text:p>
          </table:table-cell>
          <table:table-cell table:number-columns-repeated="4"/>
          <table:table-cell table:formula="of:=IF(OR([.J167]=0; ISBLANK([.M167])); &quot;&quot;; [.P167]/[.J167])">
            <text:p/>
          </table:table-cell>
          <table:table-cell table:formula="of:=IF(OR(ISBLANK([.L167]); ISBLANK([.M167])); &quot;&quot;; IF([.E167]=&quot;Long&quot;; [.G167]*([.M167]-[.H167]); IF([.E167]=&quot;Short&quot;; [.G167]*([.H167]-[.M167]); &quot;&quot;)))">
            <text:p/>
          </table:table-cell>
          <table:table-cell table:formula="of:=IF(ISNUMBER([.P167]); IF([.P167]&gt;0; &quot;Win&quot;; &quot;Loss&quot;); &quot;&quot;)">
            <text:p/>
          </table:table-cell>
          <table:table-cell table:formula="of:=IF([.N167]=&quot;&quot;; &quot;&quot;; CONCATENATE(DATEDIF([.F167];[.N167];&quot;d&quot;); IF(DATEDIF([.F167];[.N16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8"/>
          <table:table-cell table:formula="of:=ABS([.I168]-[.H168])*[.G168]" office:value-type="float" office:value="0" calcext:value-type="float">
            <text:p>0</text:p>
          </table:table-cell>
          <table:table-cell table:number-columns-repeated="4"/>
          <table:table-cell table:formula="of:=IF(OR([.J168]=0; ISBLANK([.M168])); &quot;&quot;; [.P168]/[.J168])">
            <text:p/>
          </table:table-cell>
          <table:table-cell table:formula="of:=IF(OR(ISBLANK([.L168]); ISBLANK([.M168])); &quot;&quot;; IF([.E168]=&quot;Long&quot;; [.G168]*([.M168]-[.H168]); IF([.E168]=&quot;Short&quot;; [.G168]*([.H168]-[.M168]); &quot;&quot;)))">
            <text:p/>
          </table:table-cell>
          <table:table-cell table:formula="of:=IF(ISNUMBER([.P168]); IF([.P168]&gt;0; &quot;Win&quot;; &quot;Loss&quot;); &quot;&quot;)">
            <text:p/>
          </table:table-cell>
          <table:table-cell table:formula="of:=IF([.N168]=&quot;&quot;; &quot;&quot;; CONCATENATE(DATEDIF([.F168];[.N168];&quot;d&quot;); IF(DATEDIF([.F168];[.N16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8"/>
          <table:table-cell table:formula="of:=ABS([.I169]-[.H169])*[.G169]" office:value-type="float" office:value="0" calcext:value-type="float">
            <text:p>0</text:p>
          </table:table-cell>
          <table:table-cell table:number-columns-repeated="4"/>
          <table:table-cell table:formula="of:=IF(OR([.J169]=0; ISBLANK([.M169])); &quot;&quot;; [.P169]/[.J169])">
            <text:p/>
          </table:table-cell>
          <table:table-cell table:formula="of:=IF(OR(ISBLANK([.L169]); ISBLANK([.M169])); &quot;&quot;; IF([.E169]=&quot;Long&quot;; [.G169]*([.M169]-[.H169]); IF([.E169]=&quot;Short&quot;; [.G169]*([.H169]-[.M169]); &quot;&quot;)))">
            <text:p/>
          </table:table-cell>
          <table:table-cell table:formula="of:=IF(ISNUMBER([.P169]); IF([.P169]&gt;0; &quot;Win&quot;; &quot;Loss&quot;); &quot;&quot;)">
            <text:p/>
          </table:table-cell>
          <table:table-cell table:formula="of:=IF([.N169]=&quot;&quot;; &quot;&quot;; CONCATENATE(DATEDIF([.F169];[.N169];&quot;d&quot;); IF(DATEDIF([.F169];[.N16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8"/>
          <table:table-cell table:formula="of:=ABS([.I170]-[.H170])*[.G170]" office:value-type="float" office:value="0" calcext:value-type="float">
            <text:p>0</text:p>
          </table:table-cell>
          <table:table-cell table:number-columns-repeated="4"/>
          <table:table-cell table:formula="of:=IF(OR([.J170]=0; ISBLANK([.M170])); &quot;&quot;; [.P170]/[.J170])">
            <text:p/>
          </table:table-cell>
          <table:table-cell table:formula="of:=IF(OR(ISBLANK([.L170]); ISBLANK([.M170])); &quot;&quot;; IF([.E170]=&quot;Long&quot;; [.G170]*([.M170]-[.H170]); IF([.E170]=&quot;Short&quot;; [.G170]*([.H170]-[.M170]); &quot;&quot;)))">
            <text:p/>
          </table:table-cell>
          <table:table-cell table:formula="of:=IF(ISNUMBER([.P170]); IF([.P170]&gt;0; &quot;Win&quot;; &quot;Loss&quot;); &quot;&quot;)">
            <text:p/>
          </table:table-cell>
          <table:table-cell table:formula="of:=IF([.N170]=&quot;&quot;; &quot;&quot;; CONCATENATE(DATEDIF([.F170];[.N170];&quot;d&quot;); IF(DATEDIF([.F170];[.N17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8"/>
          <table:table-cell table:formula="of:=ABS([.I171]-[.H171])*[.G171]" office:value-type="float" office:value="0" calcext:value-type="float">
            <text:p>0</text:p>
          </table:table-cell>
          <table:table-cell table:number-columns-repeated="4"/>
          <table:table-cell table:formula="of:=IF(OR([.J171]=0; ISBLANK([.M171])); &quot;&quot;; [.P171]/[.J171])">
            <text:p/>
          </table:table-cell>
          <table:table-cell table:formula="of:=IF(OR(ISBLANK([.L171]); ISBLANK([.M171])); &quot;&quot;; IF([.E171]=&quot;Long&quot;; [.G171]*([.M171]-[.H171]); IF([.E171]=&quot;Short&quot;; [.G171]*([.H171]-[.M171]); &quot;&quot;)))">
            <text:p/>
          </table:table-cell>
          <table:table-cell table:formula="of:=IF(ISNUMBER([.P171]); IF([.P171]&gt;0; &quot;Win&quot;; &quot;Loss&quot;); &quot;&quot;)">
            <text:p/>
          </table:table-cell>
          <table:table-cell table:formula="of:=IF([.N171]=&quot;&quot;; &quot;&quot;; CONCATENATE(DATEDIF([.F171];[.N171];&quot;d&quot;); IF(DATEDIF([.F171];[.N17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8"/>
          <table:table-cell table:formula="of:=ABS([.I172]-[.H172])*[.G172]" office:value-type="float" office:value="0" calcext:value-type="float">
            <text:p>0</text:p>
          </table:table-cell>
          <table:table-cell table:number-columns-repeated="4"/>
          <table:table-cell table:formula="of:=IF(OR([.J172]=0; ISBLANK([.M172])); &quot;&quot;; [.P172]/[.J172])">
            <text:p/>
          </table:table-cell>
          <table:table-cell table:formula="of:=IF(OR(ISBLANK([.L172]); ISBLANK([.M172])); &quot;&quot;; IF([.E172]=&quot;Long&quot;; [.G172]*([.M172]-[.H172]); IF([.E172]=&quot;Short&quot;; [.G172]*([.H172]-[.M172]); &quot;&quot;)))">
            <text:p/>
          </table:table-cell>
          <table:table-cell table:formula="of:=IF(ISNUMBER([.P172]); IF([.P172]&gt;0; &quot;Win&quot;; &quot;Loss&quot;); &quot;&quot;)">
            <text:p/>
          </table:table-cell>
          <table:table-cell table:formula="of:=IF([.N172]=&quot;&quot;; &quot;&quot;; CONCATENATE(DATEDIF([.F172];[.N172];&quot;d&quot;); IF(DATEDIF([.F172];[.N17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8"/>
          <table:table-cell table:formula="of:=ABS([.I173]-[.H173])*[.G173]" office:value-type="float" office:value="0" calcext:value-type="float">
            <text:p>0</text:p>
          </table:table-cell>
          <table:table-cell table:number-columns-repeated="4"/>
          <table:table-cell table:formula="of:=IF(OR([.J173]=0; ISBLANK([.M173])); &quot;&quot;; [.P173]/[.J173])">
            <text:p/>
          </table:table-cell>
          <table:table-cell table:formula="of:=IF(OR(ISBLANK([.L173]); ISBLANK([.M173])); &quot;&quot;; IF([.E173]=&quot;Long&quot;; [.G173]*([.M173]-[.H173]); IF([.E173]=&quot;Short&quot;; [.G173]*([.H173]-[.M173]); &quot;&quot;)))">
            <text:p/>
          </table:table-cell>
          <table:table-cell table:formula="of:=IF(ISNUMBER([.P173]); IF([.P173]&gt;0; &quot;Win&quot;; &quot;Loss&quot;); &quot;&quot;)">
            <text:p/>
          </table:table-cell>
          <table:table-cell table:formula="of:=IF([.N173]=&quot;&quot;; &quot;&quot;; CONCATENATE(DATEDIF([.F173];[.N173];&quot;d&quot;); IF(DATEDIF([.F173];[.N17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8"/>
          <table:table-cell table:formula="of:=ABS([.I174]-[.H174])*[.G174]" office:value-type="float" office:value="0" calcext:value-type="float">
            <text:p>0</text:p>
          </table:table-cell>
          <table:table-cell table:number-columns-repeated="4"/>
          <table:table-cell table:formula="of:=IF(OR([.J174]=0; ISBLANK([.M174])); &quot;&quot;; [.P174]/[.J174])">
            <text:p/>
          </table:table-cell>
          <table:table-cell table:formula="of:=IF(OR(ISBLANK([.L174]); ISBLANK([.M174])); &quot;&quot;; IF([.E174]=&quot;Long&quot;; [.G174]*([.M174]-[.H174]); IF([.E174]=&quot;Short&quot;; [.G174]*([.H174]-[.M174]); &quot;&quot;)))">
            <text:p/>
          </table:table-cell>
          <table:table-cell table:formula="of:=IF(ISNUMBER([.P174]); IF([.P174]&gt;0; &quot;Win&quot;; &quot;Loss&quot;); &quot;&quot;)">
            <text:p/>
          </table:table-cell>
          <table:table-cell table:formula="of:=IF([.N174]=&quot;&quot;; &quot;&quot;; CONCATENATE(DATEDIF([.F174];[.N174];&quot;d&quot;); IF(DATEDIF([.F174];[.N17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8"/>
          <table:table-cell table:formula="of:=ABS([.I175]-[.H175])*[.G175]" office:value-type="float" office:value="0" calcext:value-type="float">
            <text:p>0</text:p>
          </table:table-cell>
          <table:table-cell table:number-columns-repeated="4"/>
          <table:table-cell table:formula="of:=IF(OR([.J175]=0; ISBLANK([.M175])); &quot;&quot;; [.P175]/[.J175])">
            <text:p/>
          </table:table-cell>
          <table:table-cell table:formula="of:=IF(OR(ISBLANK([.L175]); ISBLANK([.M175])); &quot;&quot;; IF([.E175]=&quot;Long&quot;; [.G175]*([.M175]-[.H175]); IF([.E175]=&quot;Short&quot;; [.G175]*([.H175]-[.M175]); &quot;&quot;)))">
            <text:p/>
          </table:table-cell>
          <table:table-cell table:formula="of:=IF(ISNUMBER([.P175]); IF([.P175]&gt;0; &quot;Win&quot;; &quot;Loss&quot;); &quot;&quot;)">
            <text:p/>
          </table:table-cell>
          <table:table-cell table:formula="of:=IF([.N175]=&quot;&quot;; &quot;&quot;; CONCATENATE(DATEDIF([.F175];[.N175];&quot;d&quot;); IF(DATEDIF([.F175];[.N17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8"/>
          <table:table-cell table:formula="of:=ABS([.I176]-[.H176])*[.G176]" office:value-type="float" office:value="0" calcext:value-type="float">
            <text:p>0</text:p>
          </table:table-cell>
          <table:table-cell table:number-columns-repeated="4"/>
          <table:table-cell table:formula="of:=IF(OR([.J176]=0; ISBLANK([.M176])); &quot;&quot;; [.P176]/[.J176])">
            <text:p/>
          </table:table-cell>
          <table:table-cell table:formula="of:=IF(OR(ISBLANK([.L176]); ISBLANK([.M176])); &quot;&quot;; IF([.E176]=&quot;Long&quot;; [.G176]*([.M176]-[.H176]); IF([.E176]=&quot;Short&quot;; [.G176]*([.H176]-[.M176]); &quot;&quot;)))">
            <text:p/>
          </table:table-cell>
          <table:table-cell table:formula="of:=IF(ISNUMBER([.P176]); IF([.P176]&gt;0; &quot;Win&quot;; &quot;Loss&quot;); &quot;&quot;)">
            <text:p/>
          </table:table-cell>
          <table:table-cell table:formula="of:=IF([.N176]=&quot;&quot;; &quot;&quot;; CONCATENATE(DATEDIF([.F176];[.N176];&quot;d&quot;); IF(DATEDIF([.F176];[.N17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8"/>
          <table:table-cell table:formula="of:=ABS([.I177]-[.H177])*[.G177]" office:value-type="float" office:value="0" calcext:value-type="float">
            <text:p>0</text:p>
          </table:table-cell>
          <table:table-cell table:number-columns-repeated="4"/>
          <table:table-cell table:formula="of:=IF(OR([.J177]=0; ISBLANK([.M177])); &quot;&quot;; [.P177]/[.J177])">
            <text:p/>
          </table:table-cell>
          <table:table-cell table:formula="of:=IF(OR(ISBLANK([.L177]); ISBLANK([.M177])); &quot;&quot;; IF([.E177]=&quot;Long&quot;; [.G177]*([.M177]-[.H177]); IF([.E177]=&quot;Short&quot;; [.G177]*([.H177]-[.M177]); &quot;&quot;)))">
            <text:p/>
          </table:table-cell>
          <table:table-cell table:formula="of:=IF(ISNUMBER([.P177]); IF([.P177]&gt;0; &quot;Win&quot;; &quot;Loss&quot;); &quot;&quot;)">
            <text:p/>
          </table:table-cell>
          <table:table-cell table:formula="of:=IF([.N177]=&quot;&quot;; &quot;&quot;; CONCATENATE(DATEDIF([.F177];[.N177];&quot;d&quot;); IF(DATEDIF([.F177];[.N17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8"/>
          <table:table-cell table:formula="of:=ABS([.I178]-[.H178])*[.G178]" office:value-type="float" office:value="0" calcext:value-type="float">
            <text:p>0</text:p>
          </table:table-cell>
          <table:table-cell table:number-columns-repeated="4"/>
          <table:table-cell table:formula="of:=IF(OR([.J178]=0; ISBLANK([.M178])); &quot;&quot;; [.P178]/[.J178])">
            <text:p/>
          </table:table-cell>
          <table:table-cell table:formula="of:=IF(OR(ISBLANK([.L178]); ISBLANK([.M178])); &quot;&quot;; IF([.E178]=&quot;Long&quot;; [.G178]*([.M178]-[.H178]); IF([.E178]=&quot;Short&quot;; [.G178]*([.H178]-[.M178]); &quot;&quot;)))">
            <text:p/>
          </table:table-cell>
          <table:table-cell table:formula="of:=IF(ISNUMBER([.P178]); IF([.P178]&gt;0; &quot;Win&quot;; &quot;Loss&quot;); &quot;&quot;)">
            <text:p/>
          </table:table-cell>
          <table:table-cell table:formula="of:=IF([.N178]=&quot;&quot;; &quot;&quot;; CONCATENATE(DATEDIF([.F178];[.N178];&quot;d&quot;); IF(DATEDIF([.F178];[.N17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8"/>
          <table:table-cell table:formula="of:=ABS([.I179]-[.H179])*[.G179]" office:value-type="float" office:value="0" calcext:value-type="float">
            <text:p>0</text:p>
          </table:table-cell>
          <table:table-cell table:number-columns-repeated="4"/>
          <table:table-cell table:formula="of:=IF(OR([.J179]=0; ISBLANK([.M179])); &quot;&quot;; [.P179]/[.J179])">
            <text:p/>
          </table:table-cell>
          <table:table-cell table:formula="of:=IF(OR(ISBLANK([.L179]); ISBLANK([.M179])); &quot;&quot;; IF([.E179]=&quot;Long&quot;; [.G179]*([.M179]-[.H179]); IF([.E179]=&quot;Short&quot;; [.G179]*([.H179]-[.M179]); &quot;&quot;)))">
            <text:p/>
          </table:table-cell>
          <table:table-cell table:formula="of:=IF(ISNUMBER([.P179]); IF([.P179]&gt;0; &quot;Win&quot;; &quot;Loss&quot;); &quot;&quot;)">
            <text:p/>
          </table:table-cell>
          <table:table-cell table:formula="of:=IF([.N179]=&quot;&quot;; &quot;&quot;; CONCATENATE(DATEDIF([.F179];[.N179];&quot;d&quot;); IF(DATEDIF([.F179];[.N17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8"/>
          <table:table-cell table:formula="of:=ABS([.I180]-[.H180])*[.G180]" office:value-type="float" office:value="0" calcext:value-type="float">
            <text:p>0</text:p>
          </table:table-cell>
          <table:table-cell table:number-columns-repeated="4"/>
          <table:table-cell table:formula="of:=IF(OR([.J180]=0; ISBLANK([.M180])); &quot;&quot;; [.P180]/[.J180])">
            <text:p/>
          </table:table-cell>
          <table:table-cell table:formula="of:=IF(OR(ISBLANK([.L180]); ISBLANK([.M180])); &quot;&quot;; IF([.E180]=&quot;Long&quot;; [.G180]*([.M180]-[.H180]); IF([.E180]=&quot;Short&quot;; [.G180]*([.H180]-[.M180]); &quot;&quot;)))">
            <text:p/>
          </table:table-cell>
          <table:table-cell table:formula="of:=IF(ISNUMBER([.P180]); IF([.P180]&gt;0; &quot;Win&quot;; &quot;Loss&quot;); &quot;&quot;)">
            <text:p/>
          </table:table-cell>
          <table:table-cell table:formula="of:=IF([.N180]=&quot;&quot;; &quot;&quot;; CONCATENATE(DATEDIF([.F180];[.N180];&quot;d&quot;); IF(DATEDIF([.F180];[.N18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8"/>
          <table:table-cell table:formula="of:=ABS([.I181]-[.H181])*[.G181]" office:value-type="float" office:value="0" calcext:value-type="float">
            <text:p>0</text:p>
          </table:table-cell>
          <table:table-cell table:number-columns-repeated="4"/>
          <table:table-cell table:formula="of:=IF(OR([.J181]=0; ISBLANK([.M181])); &quot;&quot;; [.P181]/[.J181])">
            <text:p/>
          </table:table-cell>
          <table:table-cell table:formula="of:=IF(OR(ISBLANK([.L181]); ISBLANK([.M181])); &quot;&quot;; IF([.E181]=&quot;Long&quot;; [.G181]*([.M181]-[.H181]); IF([.E181]=&quot;Short&quot;; [.G181]*([.H181]-[.M181]); &quot;&quot;)))">
            <text:p/>
          </table:table-cell>
          <table:table-cell table:formula="of:=IF(ISNUMBER([.P181]); IF([.P181]&gt;0; &quot;Win&quot;; &quot;Loss&quot;); &quot;&quot;)">
            <text:p/>
          </table:table-cell>
          <table:table-cell table:formula="of:=IF([.N181]=&quot;&quot;; &quot;&quot;; CONCATENATE(DATEDIF([.F181];[.N181];&quot;d&quot;); IF(DATEDIF([.F181];[.N18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8"/>
          <table:table-cell table:formula="of:=ABS([.I182]-[.H182])*[.G182]" office:value-type="float" office:value="0" calcext:value-type="float">
            <text:p>0</text:p>
          </table:table-cell>
          <table:table-cell table:number-columns-repeated="4"/>
          <table:table-cell table:formula="of:=IF(OR([.J182]=0; ISBLANK([.M182])); &quot;&quot;; [.P182]/[.J182])">
            <text:p/>
          </table:table-cell>
          <table:table-cell table:formula="of:=IF(OR(ISBLANK([.L182]); ISBLANK([.M182])); &quot;&quot;; IF([.E182]=&quot;Long&quot;; [.G182]*([.M182]-[.H182]); IF([.E182]=&quot;Short&quot;; [.G182]*([.H182]-[.M182]); &quot;&quot;)))">
            <text:p/>
          </table:table-cell>
          <table:table-cell table:formula="of:=IF(ISNUMBER([.P182]); IF([.P182]&gt;0; &quot;Win&quot;; &quot;Loss&quot;); &quot;&quot;)">
            <text:p/>
          </table:table-cell>
          <table:table-cell table:formula="of:=IF([.N182]=&quot;&quot;; &quot;&quot;; CONCATENATE(DATEDIF([.F182];[.N182];&quot;d&quot;); IF(DATEDIF([.F182];[.N18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8"/>
          <table:table-cell table:formula="of:=ABS([.I183]-[.H183])*[.G183]" office:value-type="float" office:value="0" calcext:value-type="float">
            <text:p>0</text:p>
          </table:table-cell>
          <table:table-cell table:number-columns-repeated="4"/>
          <table:table-cell table:formula="of:=IF(OR([.J183]=0; ISBLANK([.M183])); &quot;&quot;; [.P183]/[.J183])">
            <text:p/>
          </table:table-cell>
          <table:table-cell table:formula="of:=IF(OR(ISBLANK([.L183]); ISBLANK([.M183])); &quot;&quot;; IF([.E183]=&quot;Long&quot;; [.G183]*([.M183]-[.H183]); IF([.E183]=&quot;Short&quot;; [.G183]*([.H183]-[.M183]); &quot;&quot;)))">
            <text:p/>
          </table:table-cell>
          <table:table-cell table:formula="of:=IF(ISNUMBER([.P183]); IF([.P183]&gt;0; &quot;Win&quot;; &quot;Loss&quot;); &quot;&quot;)">
            <text:p/>
          </table:table-cell>
          <table:table-cell table:formula="of:=IF([.N183]=&quot;&quot;; &quot;&quot;; CONCATENATE(DATEDIF([.F183];[.N183];&quot;d&quot;); IF(DATEDIF([.F183];[.N18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8"/>
          <table:table-cell table:formula="of:=ABS([.I184]-[.H184])*[.G184]" office:value-type="float" office:value="0" calcext:value-type="float">
            <text:p>0</text:p>
          </table:table-cell>
          <table:table-cell table:number-columns-repeated="4"/>
          <table:table-cell table:formula="of:=IF(OR([.J184]=0; ISBLANK([.M184])); &quot;&quot;; [.P184]/[.J184])">
            <text:p/>
          </table:table-cell>
          <table:table-cell table:formula="of:=IF(OR(ISBLANK([.L184]); ISBLANK([.M184])); &quot;&quot;; IF([.E184]=&quot;Long&quot;; [.G184]*([.M184]-[.H184]); IF([.E184]=&quot;Short&quot;; [.G184]*([.H184]-[.M184]); &quot;&quot;)))">
            <text:p/>
          </table:table-cell>
          <table:table-cell table:formula="of:=IF(ISNUMBER([.P184]); IF([.P184]&gt;0; &quot;Win&quot;; &quot;Loss&quot;); &quot;&quot;)">
            <text:p/>
          </table:table-cell>
          <table:table-cell table:formula="of:=IF([.N184]=&quot;&quot;; &quot;&quot;; CONCATENATE(DATEDIF([.F184];[.N184];&quot;d&quot;); IF(DATEDIF([.F184];[.N18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8"/>
          <table:table-cell table:formula="of:=ABS([.I185]-[.H185])*[.G185]" office:value-type="float" office:value="0" calcext:value-type="float">
            <text:p>0</text:p>
          </table:table-cell>
          <table:table-cell table:number-columns-repeated="4"/>
          <table:table-cell table:formula="of:=IF(OR([.J185]=0; ISBLANK([.M185])); &quot;&quot;; [.P185]/[.J185])">
            <text:p/>
          </table:table-cell>
          <table:table-cell table:formula="of:=IF(OR(ISBLANK([.L185]); ISBLANK([.M185])); &quot;&quot;; IF([.E185]=&quot;Long&quot;; [.G185]*([.M185]-[.H185]); IF([.E185]=&quot;Short&quot;; [.G185]*([.H185]-[.M185]); &quot;&quot;)))">
            <text:p/>
          </table:table-cell>
          <table:table-cell table:formula="of:=IF(ISNUMBER([.P185]); IF([.P185]&gt;0; &quot;Win&quot;; &quot;Loss&quot;); &quot;&quot;)">
            <text:p/>
          </table:table-cell>
          <table:table-cell table:formula="of:=IF([.N185]=&quot;&quot;; &quot;&quot;; CONCATENATE(DATEDIF([.F185];[.N185];&quot;d&quot;); IF(DATEDIF([.F185];[.N18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8"/>
          <table:table-cell table:formula="of:=ABS([.I186]-[.H186])*[.G186]" office:value-type="float" office:value="0" calcext:value-type="float">
            <text:p>0</text:p>
          </table:table-cell>
          <table:table-cell table:number-columns-repeated="4"/>
          <table:table-cell table:formula="of:=IF(OR([.J186]=0; ISBLANK([.M186])); &quot;&quot;; [.P186]/[.J186])">
            <text:p/>
          </table:table-cell>
          <table:table-cell table:formula="of:=IF(OR(ISBLANK([.L186]); ISBLANK([.M186])); &quot;&quot;; IF([.E186]=&quot;Long&quot;; [.G186]*([.M186]-[.H186]); IF([.E186]=&quot;Short&quot;; [.G186]*([.H186]-[.M186]); &quot;&quot;)))">
            <text:p/>
          </table:table-cell>
          <table:table-cell table:formula="of:=IF(ISNUMBER([.P186]); IF([.P186]&gt;0; &quot;Win&quot;; &quot;Loss&quot;); &quot;&quot;)">
            <text:p/>
          </table:table-cell>
          <table:table-cell table:formula="of:=IF([.N186]=&quot;&quot;; &quot;&quot;; CONCATENATE(DATEDIF([.F186];[.N186];&quot;d&quot;); IF(DATEDIF([.F186];[.N18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8"/>
          <table:table-cell table:formula="of:=ABS([.I187]-[.H187])*[.G187]" office:value-type="float" office:value="0" calcext:value-type="float">
            <text:p>0</text:p>
          </table:table-cell>
          <table:table-cell table:number-columns-repeated="4"/>
          <table:table-cell table:formula="of:=IF(OR([.J187]=0; ISBLANK([.M187])); &quot;&quot;; [.P187]/[.J187])">
            <text:p/>
          </table:table-cell>
          <table:table-cell table:formula="of:=IF(OR(ISBLANK([.L187]); ISBLANK([.M187])); &quot;&quot;; IF([.E187]=&quot;Long&quot;; [.G187]*([.M187]-[.H187]); IF([.E187]=&quot;Short&quot;; [.G187]*([.H187]-[.M187]); &quot;&quot;)))">
            <text:p/>
          </table:table-cell>
          <table:table-cell table:formula="of:=IF(ISNUMBER([.P187]); IF([.P187]&gt;0; &quot;Win&quot;; &quot;Loss&quot;); &quot;&quot;)">
            <text:p/>
          </table:table-cell>
          <table:table-cell table:formula="of:=IF([.N187]=&quot;&quot;; &quot;&quot;; CONCATENATE(DATEDIF([.F187];[.N187];&quot;d&quot;); IF(DATEDIF([.F187];[.N18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8"/>
          <table:table-cell table:formula="of:=ABS([.I188]-[.H188])*[.G188]" office:value-type="float" office:value="0" calcext:value-type="float">
            <text:p>0</text:p>
          </table:table-cell>
          <table:table-cell table:number-columns-repeated="4"/>
          <table:table-cell table:formula="of:=IF(OR([.J188]=0; ISBLANK([.M188])); &quot;&quot;; [.P188]/[.J188])">
            <text:p/>
          </table:table-cell>
          <table:table-cell table:formula="of:=IF(OR(ISBLANK([.L188]); ISBLANK([.M188])); &quot;&quot;; IF([.E188]=&quot;Long&quot;; [.G188]*([.M188]-[.H188]); IF([.E188]=&quot;Short&quot;; [.G188]*([.H188]-[.M188]); &quot;&quot;)))">
            <text:p/>
          </table:table-cell>
          <table:table-cell table:formula="of:=IF(ISNUMBER([.P188]); IF([.P188]&gt;0; &quot;Win&quot;; &quot;Loss&quot;); &quot;&quot;)">
            <text:p/>
          </table:table-cell>
          <table:table-cell table:formula="of:=IF([.N188]=&quot;&quot;; &quot;&quot;; CONCATENATE(DATEDIF([.F188];[.N188];&quot;d&quot;); IF(DATEDIF([.F188];[.N18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8"/>
          <table:table-cell table:formula="of:=ABS([.I189]-[.H189])*[.G189]" office:value-type="float" office:value="0" calcext:value-type="float">
            <text:p>0</text:p>
          </table:table-cell>
          <table:table-cell table:number-columns-repeated="4"/>
          <table:table-cell table:formula="of:=IF(OR([.J189]=0; ISBLANK([.M189])); &quot;&quot;; [.P189]/[.J189])">
            <text:p/>
          </table:table-cell>
          <table:table-cell table:formula="of:=IF(OR(ISBLANK([.L189]); ISBLANK([.M189])); &quot;&quot;; IF([.E189]=&quot;Long&quot;; [.G189]*([.M189]-[.H189]); IF([.E189]=&quot;Short&quot;; [.G189]*([.H189]-[.M189]); &quot;&quot;)))">
            <text:p/>
          </table:table-cell>
          <table:table-cell table:formula="of:=IF(ISNUMBER([.P189]); IF([.P189]&gt;0; &quot;Win&quot;; &quot;Loss&quot;); &quot;&quot;)">
            <text:p/>
          </table:table-cell>
          <table:table-cell table:formula="of:=IF([.N189]=&quot;&quot;; &quot;&quot;; CONCATENATE(DATEDIF([.F189];[.N189];&quot;d&quot;); IF(DATEDIF([.F189];[.N18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8"/>
          <table:table-cell table:formula="of:=ABS([.I190]-[.H190])*[.G190]" office:value-type="float" office:value="0" calcext:value-type="float">
            <text:p>0</text:p>
          </table:table-cell>
          <table:table-cell table:number-columns-repeated="4"/>
          <table:table-cell table:formula="of:=IF(OR([.J190]=0; ISBLANK([.M190])); &quot;&quot;; [.P190]/[.J190])">
            <text:p/>
          </table:table-cell>
          <table:table-cell table:formula="of:=IF(OR(ISBLANK([.L190]); ISBLANK([.M190])); &quot;&quot;; IF([.E190]=&quot;Long&quot;; [.G190]*([.M190]-[.H190]); IF([.E190]=&quot;Short&quot;; [.G190]*([.H190]-[.M190]); &quot;&quot;)))">
            <text:p/>
          </table:table-cell>
          <table:table-cell table:formula="of:=IF(ISNUMBER([.P190]); IF([.P190]&gt;0; &quot;Win&quot;; &quot;Loss&quot;); &quot;&quot;)">
            <text:p/>
          </table:table-cell>
          <table:table-cell table:formula="of:=IF([.N190]=&quot;&quot;; &quot;&quot;; CONCATENATE(DATEDIF([.F190];[.N190];&quot;d&quot;); IF(DATEDIF([.F190];[.N19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8"/>
          <table:table-cell table:formula="of:=ABS([.I191]-[.H191])*[.G191]" office:value-type="float" office:value="0" calcext:value-type="float">
            <text:p>0</text:p>
          </table:table-cell>
          <table:table-cell table:number-columns-repeated="4"/>
          <table:table-cell table:formula="of:=IF(OR([.J191]=0; ISBLANK([.M191])); &quot;&quot;; [.P191]/[.J191])">
            <text:p/>
          </table:table-cell>
          <table:table-cell table:formula="of:=IF(OR(ISBLANK([.L191]); ISBLANK([.M191])); &quot;&quot;; IF([.E191]=&quot;Long&quot;; [.G191]*([.M191]-[.H191]); IF([.E191]=&quot;Short&quot;; [.G191]*([.H191]-[.M191]); &quot;&quot;)))">
            <text:p/>
          </table:table-cell>
          <table:table-cell table:formula="of:=IF(ISNUMBER([.P191]); IF([.P191]&gt;0; &quot;Win&quot;; &quot;Loss&quot;); &quot;&quot;)">
            <text:p/>
          </table:table-cell>
          <table:table-cell table:formula="of:=IF([.N191]=&quot;&quot;; &quot;&quot;; CONCATENATE(DATEDIF([.F191];[.N191];&quot;d&quot;); IF(DATEDIF([.F191];[.N19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8"/>
          <table:table-cell table:formula="of:=ABS([.I192]-[.H192])*[.G192]" office:value-type="float" office:value="0" calcext:value-type="float">
            <text:p>0</text:p>
          </table:table-cell>
          <table:table-cell table:number-columns-repeated="4"/>
          <table:table-cell table:formula="of:=IF(OR([.J192]=0; ISBLANK([.M192])); &quot;&quot;; [.P192]/[.J192])">
            <text:p/>
          </table:table-cell>
          <table:table-cell table:formula="of:=IF(OR(ISBLANK([.L192]); ISBLANK([.M192])); &quot;&quot;; IF([.E192]=&quot;Long&quot;; [.G192]*([.M192]-[.H192]); IF([.E192]=&quot;Short&quot;; [.G192]*([.H192]-[.M192]); &quot;&quot;)))">
            <text:p/>
          </table:table-cell>
          <table:table-cell table:formula="of:=IF(ISNUMBER([.P192]); IF([.P192]&gt;0; &quot;Win&quot;; &quot;Loss&quot;); &quot;&quot;)">
            <text:p/>
          </table:table-cell>
          <table:table-cell table:formula="of:=IF([.N192]=&quot;&quot;; &quot;&quot;; CONCATENATE(DATEDIF([.F192];[.N192];&quot;d&quot;); IF(DATEDIF([.F192];[.N19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8"/>
          <table:table-cell table:formula="of:=ABS([.I193]-[.H193])*[.G193]" office:value-type="float" office:value="0" calcext:value-type="float">
            <text:p>0</text:p>
          </table:table-cell>
          <table:table-cell table:number-columns-repeated="4"/>
          <table:table-cell table:formula="of:=IF(OR([.J193]=0; ISBLANK([.M193])); &quot;&quot;; [.P193]/[.J193])">
            <text:p/>
          </table:table-cell>
          <table:table-cell table:formula="of:=IF(OR(ISBLANK([.L193]); ISBLANK([.M193])); &quot;&quot;; IF([.E193]=&quot;Long&quot;; [.G193]*([.M193]-[.H193]); IF([.E193]=&quot;Short&quot;; [.G193]*([.H193]-[.M193]); &quot;&quot;)))">
            <text:p/>
          </table:table-cell>
          <table:table-cell table:formula="of:=IF(ISNUMBER([.P193]); IF([.P193]&gt;0; &quot;Win&quot;; &quot;Loss&quot;); &quot;&quot;)">
            <text:p/>
          </table:table-cell>
          <table:table-cell table:formula="of:=IF([.N193]=&quot;&quot;; &quot;&quot;; CONCATENATE(DATEDIF([.F193];[.N193];&quot;d&quot;); IF(DATEDIF([.F193];[.N19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8"/>
          <table:table-cell table:formula="of:=ABS([.I194]-[.H194])*[.G194]" office:value-type="float" office:value="0" calcext:value-type="float">
            <text:p>0</text:p>
          </table:table-cell>
          <table:table-cell table:number-columns-repeated="4"/>
          <table:table-cell table:formula="of:=IF(OR([.J194]=0; ISBLANK([.M194])); &quot;&quot;; [.P194]/[.J194])">
            <text:p/>
          </table:table-cell>
          <table:table-cell table:formula="of:=IF(OR(ISBLANK([.L194]); ISBLANK([.M194])); &quot;&quot;; IF([.E194]=&quot;Long&quot;; [.G194]*([.M194]-[.H194]); IF([.E194]=&quot;Short&quot;; [.G194]*([.H194]-[.M194]); &quot;&quot;)))">
            <text:p/>
          </table:table-cell>
          <table:table-cell table:formula="of:=IF(ISNUMBER([.P194]); IF([.P194]&gt;0; &quot;Win&quot;; &quot;Loss&quot;); &quot;&quot;)">
            <text:p/>
          </table:table-cell>
          <table:table-cell table:formula="of:=IF([.N194]=&quot;&quot;; &quot;&quot;; CONCATENATE(DATEDIF([.F194];[.N194];&quot;d&quot;); IF(DATEDIF([.F194];[.N19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8"/>
          <table:table-cell table:formula="of:=ABS([.I195]-[.H195])*[.G195]" office:value-type="float" office:value="0" calcext:value-type="float">
            <text:p>0</text:p>
          </table:table-cell>
          <table:table-cell table:number-columns-repeated="4"/>
          <table:table-cell table:formula="of:=IF(OR([.J195]=0; ISBLANK([.M195])); &quot;&quot;; [.P195]/[.J195])">
            <text:p/>
          </table:table-cell>
          <table:table-cell table:formula="of:=IF(OR(ISBLANK([.L195]); ISBLANK([.M195])); &quot;&quot;; IF([.E195]=&quot;Long&quot;; [.G195]*([.M195]-[.H195]); IF([.E195]=&quot;Short&quot;; [.G195]*([.H195]-[.M195]); &quot;&quot;)))">
            <text:p/>
          </table:table-cell>
          <table:table-cell table:formula="of:=IF(ISNUMBER([.P195]); IF([.P195]&gt;0; &quot;Win&quot;; &quot;Loss&quot;); &quot;&quot;)">
            <text:p/>
          </table:table-cell>
          <table:table-cell table:formula="of:=IF([.N195]=&quot;&quot;; &quot;&quot;; CONCATENATE(DATEDIF([.F195];[.N195];&quot;d&quot;); IF(DATEDIF([.F195];[.N19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8"/>
          <table:table-cell table:formula="of:=ABS([.I196]-[.H196])*[.G196]" office:value-type="float" office:value="0" calcext:value-type="float">
            <text:p>0</text:p>
          </table:table-cell>
          <table:table-cell table:number-columns-repeated="4"/>
          <table:table-cell table:formula="of:=IF(OR([.J196]=0; ISBLANK([.M196])); &quot;&quot;; [.P196]/[.J196])">
            <text:p/>
          </table:table-cell>
          <table:table-cell table:formula="of:=IF(OR(ISBLANK([.L196]); ISBLANK([.M196])); &quot;&quot;; IF([.E196]=&quot;Long&quot;; [.G196]*([.M196]-[.H196]); IF([.E196]=&quot;Short&quot;; [.G196]*([.H196]-[.M196]); &quot;&quot;)))">
            <text:p/>
          </table:table-cell>
          <table:table-cell table:formula="of:=IF(ISNUMBER([.P196]); IF([.P196]&gt;0; &quot;Win&quot;; &quot;Loss&quot;); &quot;&quot;)">
            <text:p/>
          </table:table-cell>
          <table:table-cell table:formula="of:=IF([.N196]=&quot;&quot;; &quot;&quot;; CONCATENATE(DATEDIF([.F196];[.N196];&quot;d&quot;); IF(DATEDIF([.F196];[.N19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8"/>
          <table:table-cell table:formula="of:=ABS([.I197]-[.H197])*[.G197]" office:value-type="float" office:value="0" calcext:value-type="float">
            <text:p>0</text:p>
          </table:table-cell>
          <table:table-cell table:number-columns-repeated="4"/>
          <table:table-cell table:formula="of:=IF(OR([.J197]=0; ISBLANK([.M197])); &quot;&quot;; [.P197]/[.J197])">
            <text:p/>
          </table:table-cell>
          <table:table-cell table:formula="of:=IF(OR(ISBLANK([.L197]); ISBLANK([.M197])); &quot;&quot;; IF([.E197]=&quot;Long&quot;; [.G197]*([.M197]-[.H197]); IF([.E197]=&quot;Short&quot;; [.G197]*([.H197]-[.M197]); &quot;&quot;)))">
            <text:p/>
          </table:table-cell>
          <table:table-cell table:formula="of:=IF(ISNUMBER([.P197]); IF([.P197]&gt;0; &quot;Win&quot;; &quot;Loss&quot;); &quot;&quot;)">
            <text:p/>
          </table:table-cell>
          <table:table-cell table:formula="of:=IF([.N197]=&quot;&quot;; &quot;&quot;; CONCATENATE(DATEDIF([.F197];[.N197];&quot;d&quot;); IF(DATEDIF([.F197];[.N19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8"/>
          <table:table-cell table:formula="of:=ABS([.I198]-[.H198])*[.G198]" office:value-type="float" office:value="0" calcext:value-type="float">
            <text:p>0</text:p>
          </table:table-cell>
          <table:table-cell table:number-columns-repeated="4"/>
          <table:table-cell table:formula="of:=IF(OR([.J198]=0; ISBLANK([.M198])); &quot;&quot;; [.P198]/[.J198])">
            <text:p/>
          </table:table-cell>
          <table:table-cell table:formula="of:=IF(OR(ISBLANK([.L198]); ISBLANK([.M198])); &quot;&quot;; IF([.E198]=&quot;Long&quot;; [.G198]*([.M198]-[.H198]); IF([.E198]=&quot;Short&quot;; [.G198]*([.H198]-[.M198]); &quot;&quot;)))">
            <text:p/>
          </table:table-cell>
          <table:table-cell table:formula="of:=IF(ISNUMBER([.P198]); IF([.P198]&gt;0; &quot;Win&quot;; &quot;Loss&quot;); &quot;&quot;)">
            <text:p/>
          </table:table-cell>
          <table:table-cell table:formula="of:=IF([.N198]=&quot;&quot;; &quot;&quot;; CONCATENATE(DATEDIF([.F198];[.N198];&quot;d&quot;); IF(DATEDIF([.F198];[.N19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8"/>
          <table:table-cell table:formula="of:=ABS([.I199]-[.H199])*[.G199]" office:value-type="float" office:value="0" calcext:value-type="float">
            <text:p>0</text:p>
          </table:table-cell>
          <table:table-cell table:number-columns-repeated="4"/>
          <table:table-cell table:formula="of:=IF(OR([.J199]=0; ISBLANK([.M199])); &quot;&quot;; [.P199]/[.J199])">
            <text:p/>
          </table:table-cell>
          <table:table-cell table:formula="of:=IF(OR(ISBLANK([.L199]); ISBLANK([.M199])); &quot;&quot;; IF([.E199]=&quot;Long&quot;; [.G199]*([.M199]-[.H199]); IF([.E199]=&quot;Short&quot;; [.G199]*([.H199]-[.M199]); &quot;&quot;)))">
            <text:p/>
          </table:table-cell>
          <table:table-cell table:formula="of:=IF(ISNUMBER([.P199]); IF([.P199]&gt;0; &quot;Win&quot;; &quot;Loss&quot;); &quot;&quot;)">
            <text:p/>
          </table:table-cell>
          <table:table-cell table:formula="of:=IF([.N199]=&quot;&quot;; &quot;&quot;; CONCATENATE(DATEDIF([.F199];[.N199];&quot;d&quot;); IF(DATEDIF([.F199];[.N19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8"/>
          <table:table-cell table:formula="of:=ABS([.I200]-[.H200])*[.G200]" office:value-type="float" office:value="0" calcext:value-type="float">
            <text:p>0</text:p>
          </table:table-cell>
          <table:table-cell table:number-columns-repeated="4"/>
          <table:table-cell table:formula="of:=IF(OR([.J200]=0; ISBLANK([.M200])); &quot;&quot;; [.P200]/[.J200])">
            <text:p/>
          </table:table-cell>
          <table:table-cell table:formula="of:=IF(OR(ISBLANK([.L200]); ISBLANK([.M200])); &quot;&quot;; IF([.E200]=&quot;Long&quot;; [.G200]*([.M200]-[.H200]); IF([.E200]=&quot;Short&quot;; [.G200]*([.H200]-[.M200]); &quot;&quot;)))">
            <text:p/>
          </table:table-cell>
          <table:table-cell table:formula="of:=IF(ISNUMBER([.P200]); IF([.P200]&gt;0; &quot;Win&quot;; &quot;Loss&quot;); &quot;&quot;)">
            <text:p/>
          </table:table-cell>
          <table:table-cell table:formula="of:=IF([.N200]=&quot;&quot;; &quot;&quot;; CONCATENATE(DATEDIF([.F200];[.N200];&quot;d&quot;); IF(DATEDIF([.F200];[.N20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8"/>
          <table:table-cell table:formula="of:=ABS([.I201]-[.H201])*[.G201]" office:value-type="float" office:value="0" calcext:value-type="float">
            <text:p>0</text:p>
          </table:table-cell>
          <table:table-cell table:number-columns-repeated="4"/>
          <table:table-cell table:formula="of:=IF(OR([.J201]=0; ISBLANK([.M201])); &quot;&quot;; [.P201]/[.J201])">
            <text:p/>
          </table:table-cell>
          <table:table-cell table:formula="of:=IF(OR(ISBLANK([.L201]); ISBLANK([.M201])); &quot;&quot;; IF([.E201]=&quot;Long&quot;; [.G201]*([.M201]-[.H201]); IF([.E201]=&quot;Short&quot;; [.G201]*([.H201]-[.M201]); &quot;&quot;)))">
            <text:p/>
          </table:table-cell>
          <table:table-cell table:formula="of:=IF(ISNUMBER([.P201]); IF([.P201]&gt;0; &quot;Win&quot;; &quot;Loss&quot;); &quot;&quot;)">
            <text:p/>
          </table:table-cell>
          <table:table-cell table:formula="of:=IF([.N201]=&quot;&quot;; &quot;&quot;; CONCATENATE(DATEDIF([.F201];[.N201];&quot;d&quot;); IF(DATEDIF([.F201];[.N20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8"/>
          <table:table-cell table:formula="of:=ABS([.I202]-[.H202])*[.G202]" office:value-type="float" office:value="0" calcext:value-type="float">
            <text:p>0</text:p>
          </table:table-cell>
          <table:table-cell table:number-columns-repeated="4"/>
          <table:table-cell table:formula="of:=IF(OR([.J202]=0; ISBLANK([.M202])); &quot;&quot;; [.P202]/[.J202])">
            <text:p/>
          </table:table-cell>
          <table:table-cell table:formula="of:=IF(OR(ISBLANK([.L202]); ISBLANK([.M202])); &quot;&quot;; IF([.E202]=&quot;Long&quot;; [.G202]*([.M202]-[.H202]); IF([.E202]=&quot;Short&quot;; [.G202]*([.H202]-[.M202]); &quot;&quot;)))">
            <text:p/>
          </table:table-cell>
          <table:table-cell table:formula="of:=IF(ISNUMBER([.P202]); IF([.P202]&gt;0; &quot;Win&quot;; &quot;Loss&quot;); &quot;&quot;)">
            <text:p/>
          </table:table-cell>
          <table:table-cell table:formula="of:=IF([.N202]=&quot;&quot;; &quot;&quot;; CONCATENATE(DATEDIF([.F202];[.N202];&quot;d&quot;); IF(DATEDIF([.F202];[.N20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8"/>
          <table:table-cell table:formula="of:=ABS([.I203]-[.H203])*[.G203]" office:value-type="float" office:value="0" calcext:value-type="float">
            <text:p>0</text:p>
          </table:table-cell>
          <table:table-cell table:number-columns-repeated="4"/>
          <table:table-cell table:formula="of:=IF(OR([.J203]=0; ISBLANK([.M203])); &quot;&quot;; [.P203]/[.J203])">
            <text:p/>
          </table:table-cell>
          <table:table-cell table:formula="of:=IF(OR(ISBLANK([.L203]); ISBLANK([.M203])); &quot;&quot;; IF([.E203]=&quot;Long&quot;; [.G203]*([.M203]-[.H203]); IF([.E203]=&quot;Short&quot;; [.G203]*([.H203]-[.M203]); &quot;&quot;)))">
            <text:p/>
          </table:table-cell>
          <table:table-cell table:formula="of:=IF(ISNUMBER([.P203]); IF([.P203]&gt;0; &quot;Win&quot;; &quot;Loss&quot;); &quot;&quot;)">
            <text:p/>
          </table:table-cell>
          <table:table-cell table:formula="of:=IF([.N203]=&quot;&quot;; &quot;&quot;; CONCATENATE(DATEDIF([.F203];[.N203];&quot;d&quot;); IF(DATEDIF([.F203];[.N20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8"/>
          <table:table-cell table:formula="of:=ABS([.I204]-[.H204])*[.G204]" office:value-type="float" office:value="0" calcext:value-type="float">
            <text:p>0</text:p>
          </table:table-cell>
          <table:table-cell table:number-columns-repeated="4"/>
          <table:table-cell table:formula="of:=IF(OR([.J204]=0; ISBLANK([.M204])); &quot;&quot;; [.P204]/[.J204])">
            <text:p/>
          </table:table-cell>
          <table:table-cell table:formula="of:=IF(OR(ISBLANK([.L204]); ISBLANK([.M204])); &quot;&quot;; IF([.E204]=&quot;Long&quot;; [.G204]*([.M204]-[.H204]); IF([.E204]=&quot;Short&quot;; [.G204]*([.H204]-[.M204]); &quot;&quot;)))">
            <text:p/>
          </table:table-cell>
          <table:table-cell table:formula="of:=IF(ISNUMBER([.P204]); IF([.P204]&gt;0; &quot;Win&quot;; &quot;Loss&quot;); &quot;&quot;)">
            <text:p/>
          </table:table-cell>
          <table:table-cell table:formula="of:=IF([.N204]=&quot;&quot;; &quot;&quot;; CONCATENATE(DATEDIF([.F204];[.N204];&quot;d&quot;); IF(DATEDIF([.F204];[.N20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8"/>
          <table:table-cell table:formula="of:=ABS([.I205]-[.H205])*[.G205]" office:value-type="float" office:value="0" calcext:value-type="float">
            <text:p>0</text:p>
          </table:table-cell>
          <table:table-cell table:number-columns-repeated="4"/>
          <table:table-cell table:formula="of:=IF(OR([.J205]=0; ISBLANK([.M205])); &quot;&quot;; [.P205]/[.J205])">
            <text:p/>
          </table:table-cell>
          <table:table-cell table:formula="of:=IF(OR(ISBLANK([.L205]); ISBLANK([.M205])); &quot;&quot;; IF([.E205]=&quot;Long&quot;; [.G205]*([.M205]-[.H205]); IF([.E205]=&quot;Short&quot;; [.G205]*([.H205]-[.M205]); &quot;&quot;)))">
            <text:p/>
          </table:table-cell>
          <table:table-cell table:formula="of:=IF(ISNUMBER([.P205]); IF([.P205]&gt;0; &quot;Win&quot;; &quot;Loss&quot;); &quot;&quot;)">
            <text:p/>
          </table:table-cell>
          <table:table-cell table:formula="of:=IF([.N205]=&quot;&quot;; &quot;&quot;; CONCATENATE(DATEDIF([.F205];[.N205];&quot;d&quot;); IF(DATEDIF([.F205];[.N20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8"/>
          <table:table-cell table:formula="of:=ABS([.I206]-[.H206])*[.G206]" office:value-type="float" office:value="0" calcext:value-type="float">
            <text:p>0</text:p>
          </table:table-cell>
          <table:table-cell table:number-columns-repeated="4"/>
          <table:table-cell table:formula="of:=IF(OR([.J206]=0; ISBLANK([.M206])); &quot;&quot;; [.P206]/[.J206])">
            <text:p/>
          </table:table-cell>
          <table:table-cell table:formula="of:=IF(OR(ISBLANK([.L206]); ISBLANK([.M206])); &quot;&quot;; IF([.E206]=&quot;Long&quot;; [.G206]*([.M206]-[.H206]); IF([.E206]=&quot;Short&quot;; [.G206]*([.H206]-[.M206]); &quot;&quot;)))">
            <text:p/>
          </table:table-cell>
          <table:table-cell table:formula="of:=IF(ISNUMBER([.P206]); IF([.P206]&gt;0; &quot;Win&quot;; &quot;Loss&quot;); &quot;&quot;)">
            <text:p/>
          </table:table-cell>
          <table:table-cell table:formula="of:=IF([.N206]=&quot;&quot;; &quot;&quot;; CONCATENATE(DATEDIF([.F206];[.N206];&quot;d&quot;); IF(DATEDIF([.F206];[.N20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8"/>
          <table:table-cell table:formula="of:=ABS([.I207]-[.H207])*[.G207]" office:value-type="float" office:value="0" calcext:value-type="float">
            <text:p>0</text:p>
          </table:table-cell>
          <table:table-cell table:number-columns-repeated="4"/>
          <table:table-cell table:formula="of:=IF(OR([.J207]=0; ISBLANK([.M207])); &quot;&quot;; [.P207]/[.J207])">
            <text:p/>
          </table:table-cell>
          <table:table-cell table:formula="of:=IF(OR(ISBLANK([.L207]); ISBLANK([.M207])); &quot;&quot;; IF([.E207]=&quot;Long&quot;; [.G207]*([.M207]-[.H207]); IF([.E207]=&quot;Short&quot;; [.G207]*([.H207]-[.M207]); &quot;&quot;)))">
            <text:p/>
          </table:table-cell>
          <table:table-cell table:formula="of:=IF(ISNUMBER([.P207]); IF([.P207]&gt;0; &quot;Win&quot;; &quot;Loss&quot;); &quot;&quot;)">
            <text:p/>
          </table:table-cell>
          <table:table-cell table:formula="of:=IF([.N207]=&quot;&quot;; &quot;&quot;; CONCATENATE(DATEDIF([.F207];[.N207];&quot;d&quot;); IF(DATEDIF([.F207];[.N20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8"/>
          <table:table-cell table:formula="of:=ABS([.I208]-[.H208])*[.G208]" office:value-type="float" office:value="0" calcext:value-type="float">
            <text:p>0</text:p>
          </table:table-cell>
          <table:table-cell table:number-columns-repeated="4"/>
          <table:table-cell table:formula="of:=IF(OR([.J208]=0; ISBLANK([.M208])); &quot;&quot;; [.P208]/[.J208])">
            <text:p/>
          </table:table-cell>
          <table:table-cell table:formula="of:=IF(OR(ISBLANK([.L208]); ISBLANK([.M208])); &quot;&quot;; IF([.E208]=&quot;Long&quot;; [.G208]*([.M208]-[.H208]); IF([.E208]=&quot;Short&quot;; [.G208]*([.H208]-[.M208]); &quot;&quot;)))">
            <text:p/>
          </table:table-cell>
          <table:table-cell table:formula="of:=IF(ISNUMBER([.P208]); IF([.P208]&gt;0; &quot;Win&quot;; &quot;Loss&quot;); &quot;&quot;)">
            <text:p/>
          </table:table-cell>
          <table:table-cell table:formula="of:=IF([.N208]=&quot;&quot;; &quot;&quot;; CONCATENATE(DATEDIF([.F208];[.N208];&quot;d&quot;); IF(DATEDIF([.F208];[.N20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8"/>
          <table:table-cell table:formula="of:=ABS([.I209]-[.H209])*[.G209]" office:value-type="float" office:value="0" calcext:value-type="float">
            <text:p>0</text:p>
          </table:table-cell>
          <table:table-cell table:number-columns-repeated="4"/>
          <table:table-cell table:formula="of:=IF(OR([.J209]=0; ISBLANK([.M209])); &quot;&quot;; [.P209]/[.J209])">
            <text:p/>
          </table:table-cell>
          <table:table-cell table:formula="of:=IF(OR(ISBLANK([.L209]); ISBLANK([.M209])); &quot;&quot;; IF([.E209]=&quot;Long&quot;; [.G209]*([.M209]-[.H209]); IF([.E209]=&quot;Short&quot;; [.G209]*([.H209]-[.M209]); &quot;&quot;)))">
            <text:p/>
          </table:table-cell>
          <table:table-cell table:formula="of:=IF(ISNUMBER([.P209]); IF([.P209]&gt;0; &quot;Win&quot;; &quot;Loss&quot;); &quot;&quot;)">
            <text:p/>
          </table:table-cell>
          <table:table-cell table:formula="of:=IF([.N209]=&quot;&quot;; &quot;&quot;; CONCATENATE(DATEDIF([.F209];[.N209];&quot;d&quot;); IF(DATEDIF([.F209];[.N20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8"/>
          <table:table-cell table:formula="of:=ABS([.I210]-[.H210])*[.G210]" office:value-type="float" office:value="0" calcext:value-type="float">
            <text:p>0</text:p>
          </table:table-cell>
          <table:table-cell table:number-columns-repeated="4"/>
          <table:table-cell table:formula="of:=IF(OR([.J210]=0; ISBLANK([.M210])); &quot;&quot;; [.P210]/[.J210])">
            <text:p/>
          </table:table-cell>
          <table:table-cell table:formula="of:=IF(OR(ISBLANK([.L210]); ISBLANK([.M210])); &quot;&quot;; IF([.E210]=&quot;Long&quot;; [.G210]*([.M210]-[.H210]); IF([.E210]=&quot;Short&quot;; [.G210]*([.H210]-[.M210]); &quot;&quot;)))">
            <text:p/>
          </table:table-cell>
          <table:table-cell table:formula="of:=IF(ISNUMBER([.P210]); IF([.P210]&gt;0; &quot;Win&quot;; &quot;Loss&quot;); &quot;&quot;)">
            <text:p/>
          </table:table-cell>
          <table:table-cell table:formula="of:=IF([.N210]=&quot;&quot;; &quot;&quot;; CONCATENATE(DATEDIF([.F210];[.N210];&quot;d&quot;); IF(DATEDIF([.F210];[.N21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8"/>
          <table:table-cell table:formula="of:=ABS([.I211]-[.H211])*[.G211]" office:value-type="float" office:value="0" calcext:value-type="float">
            <text:p>0</text:p>
          </table:table-cell>
          <table:table-cell table:number-columns-repeated="4"/>
          <table:table-cell table:formula="of:=IF(OR([.J211]=0; ISBLANK([.M211])); &quot;&quot;; [.P211]/[.J211])">
            <text:p/>
          </table:table-cell>
          <table:table-cell table:formula="of:=IF(OR(ISBLANK([.L211]); ISBLANK([.M211])); &quot;&quot;; IF([.E211]=&quot;Long&quot;; [.G211]*([.M211]-[.H211]); IF([.E211]=&quot;Short&quot;; [.G211]*([.H211]-[.M211]); &quot;&quot;)))">
            <text:p/>
          </table:table-cell>
          <table:table-cell table:formula="of:=IF(ISNUMBER([.P211]); IF([.P211]&gt;0; &quot;Win&quot;; &quot;Loss&quot;); &quot;&quot;)">
            <text:p/>
          </table:table-cell>
          <table:table-cell table:formula="of:=IF([.N211]=&quot;&quot;; &quot;&quot;; CONCATENATE(DATEDIF([.F211];[.N211];&quot;d&quot;); IF(DATEDIF([.F211];[.N21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8"/>
          <table:table-cell table:formula="of:=ABS([.I212]-[.H212])*[.G212]" office:value-type="float" office:value="0" calcext:value-type="float">
            <text:p>0</text:p>
          </table:table-cell>
          <table:table-cell table:number-columns-repeated="4"/>
          <table:table-cell table:formula="of:=IF(OR([.J212]=0; ISBLANK([.M212])); &quot;&quot;; [.P212]/[.J212])">
            <text:p/>
          </table:table-cell>
          <table:table-cell table:formula="of:=IF(OR(ISBLANK([.L212]); ISBLANK([.M212])); &quot;&quot;; IF([.E212]=&quot;Long&quot;; [.G212]*([.M212]-[.H212]); IF([.E212]=&quot;Short&quot;; [.G212]*([.H212]-[.M212]); &quot;&quot;)))">
            <text:p/>
          </table:table-cell>
          <table:table-cell table:formula="of:=IF(ISNUMBER([.P212]); IF([.P212]&gt;0; &quot;Win&quot;; &quot;Loss&quot;); &quot;&quot;)">
            <text:p/>
          </table:table-cell>
          <table:table-cell table:formula="of:=IF([.N212]=&quot;&quot;; &quot;&quot;; CONCATENATE(DATEDIF([.F212];[.N212];&quot;d&quot;); IF(DATEDIF([.F212];[.N21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8"/>
          <table:table-cell table:formula="of:=ABS([.I213]-[.H213])*[.G213]" office:value-type="float" office:value="0" calcext:value-type="float">
            <text:p>0</text:p>
          </table:table-cell>
          <table:table-cell table:number-columns-repeated="4"/>
          <table:table-cell table:formula="of:=IF(OR([.J213]=0; ISBLANK([.M213])); &quot;&quot;; [.P213]/[.J213])">
            <text:p/>
          </table:table-cell>
          <table:table-cell table:formula="of:=IF(OR(ISBLANK([.L213]); ISBLANK([.M213])); &quot;&quot;; IF([.E213]=&quot;Long&quot;; [.G213]*([.M213]-[.H213]); IF([.E213]=&quot;Short&quot;; [.G213]*([.H213]-[.M213]); &quot;&quot;)))">
            <text:p/>
          </table:table-cell>
          <table:table-cell table:formula="of:=IF(ISNUMBER([.P213]); IF([.P213]&gt;0; &quot;Win&quot;; &quot;Loss&quot;); &quot;&quot;)">
            <text:p/>
          </table:table-cell>
          <table:table-cell table:formula="of:=IF([.N213]=&quot;&quot;; &quot;&quot;; CONCATENATE(DATEDIF([.F213];[.N213];&quot;d&quot;); IF(DATEDIF([.F213];[.N21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8"/>
          <table:table-cell table:formula="of:=ABS([.I214]-[.H214])*[.G214]" office:value-type="float" office:value="0" calcext:value-type="float">
            <text:p>0</text:p>
          </table:table-cell>
          <table:table-cell table:number-columns-repeated="4"/>
          <table:table-cell table:formula="of:=IF(OR([.J214]=0; ISBLANK([.M214])); &quot;&quot;; [.P214]/[.J214])">
            <text:p/>
          </table:table-cell>
          <table:table-cell table:formula="of:=IF(OR(ISBLANK([.L214]); ISBLANK([.M214])); &quot;&quot;; IF([.E214]=&quot;Long&quot;; [.G214]*([.M214]-[.H214]); IF([.E214]=&quot;Short&quot;; [.G214]*([.H214]-[.M214]); &quot;&quot;)))">
            <text:p/>
          </table:table-cell>
          <table:table-cell table:formula="of:=IF(ISNUMBER([.P214]); IF([.P214]&gt;0; &quot;Win&quot;; &quot;Loss&quot;); &quot;&quot;)">
            <text:p/>
          </table:table-cell>
          <table:table-cell table:formula="of:=IF([.N214]=&quot;&quot;; &quot;&quot;; CONCATENATE(DATEDIF([.F214];[.N214];&quot;d&quot;); IF(DATEDIF([.F214];[.N21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8"/>
          <table:table-cell table:formula="of:=ABS([.I215]-[.H215])*[.G215]" office:value-type="float" office:value="0" calcext:value-type="float">
            <text:p>0</text:p>
          </table:table-cell>
          <table:table-cell table:number-columns-repeated="4"/>
          <table:table-cell table:formula="of:=IF(OR([.J215]=0; ISBLANK([.M215])); &quot;&quot;; [.P215]/[.J215])">
            <text:p/>
          </table:table-cell>
          <table:table-cell table:formula="of:=IF(OR(ISBLANK([.L215]); ISBLANK([.M215])); &quot;&quot;; IF([.E215]=&quot;Long&quot;; [.G215]*([.M215]-[.H215]); IF([.E215]=&quot;Short&quot;; [.G215]*([.H215]-[.M215]); &quot;&quot;)))">
            <text:p/>
          </table:table-cell>
          <table:table-cell table:formula="of:=IF(ISNUMBER([.P215]); IF([.P215]&gt;0; &quot;Win&quot;; &quot;Loss&quot;); &quot;&quot;)">
            <text:p/>
          </table:table-cell>
          <table:table-cell table:formula="of:=IF([.N215]=&quot;&quot;; &quot;&quot;; CONCATENATE(DATEDIF([.F215];[.N215];&quot;d&quot;); IF(DATEDIF([.F215];[.N21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8"/>
          <table:table-cell table:formula="of:=ABS([.I216]-[.H216])*[.G216]" office:value-type="float" office:value="0" calcext:value-type="float">
            <text:p>0</text:p>
          </table:table-cell>
          <table:table-cell table:number-columns-repeated="4"/>
          <table:table-cell table:formula="of:=IF(OR([.J216]=0; ISBLANK([.M216])); &quot;&quot;; [.P216]/[.J216])">
            <text:p/>
          </table:table-cell>
          <table:table-cell table:formula="of:=IF(OR(ISBLANK([.L216]); ISBLANK([.M216])); &quot;&quot;; IF([.E216]=&quot;Long&quot;; [.G216]*([.M216]-[.H216]); IF([.E216]=&quot;Short&quot;; [.G216]*([.H216]-[.M216]); &quot;&quot;)))">
            <text:p/>
          </table:table-cell>
          <table:table-cell table:formula="of:=IF(ISNUMBER([.P216]); IF([.P216]&gt;0; &quot;Win&quot;; &quot;Loss&quot;); &quot;&quot;)">
            <text:p/>
          </table:table-cell>
          <table:table-cell table:formula="of:=IF([.N216]=&quot;&quot;; &quot;&quot;; CONCATENATE(DATEDIF([.F216];[.N216];&quot;d&quot;); IF(DATEDIF([.F216];[.N21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8"/>
          <table:table-cell table:formula="of:=ABS([.I217]-[.H217])*[.G217]" office:value-type="float" office:value="0" calcext:value-type="float">
            <text:p>0</text:p>
          </table:table-cell>
          <table:table-cell table:number-columns-repeated="4"/>
          <table:table-cell table:formula="of:=IF(OR([.J217]=0; ISBLANK([.M217])); &quot;&quot;; [.P217]/[.J217])">
            <text:p/>
          </table:table-cell>
          <table:table-cell table:formula="of:=IF(OR(ISBLANK([.L217]); ISBLANK([.M217])); &quot;&quot;; IF([.E217]=&quot;Long&quot;; [.G217]*([.M217]-[.H217]); IF([.E217]=&quot;Short&quot;; [.G217]*([.H217]-[.M217]); &quot;&quot;)))">
            <text:p/>
          </table:table-cell>
          <table:table-cell table:formula="of:=IF(ISNUMBER([.P217]); IF([.P217]&gt;0; &quot;Win&quot;; &quot;Loss&quot;); &quot;&quot;)">
            <text:p/>
          </table:table-cell>
          <table:table-cell table:formula="of:=IF([.N217]=&quot;&quot;; &quot;&quot;; CONCATENATE(DATEDIF([.F217];[.N217];&quot;d&quot;); IF(DATEDIF([.F217];[.N21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8"/>
          <table:table-cell table:formula="of:=ABS([.I218]-[.H218])*[.G218]" office:value-type="float" office:value="0" calcext:value-type="float">
            <text:p>0</text:p>
          </table:table-cell>
          <table:table-cell table:number-columns-repeated="4"/>
          <table:table-cell table:formula="of:=IF(OR([.J218]=0; ISBLANK([.M218])); &quot;&quot;; [.P218]/[.J218])">
            <text:p/>
          </table:table-cell>
          <table:table-cell table:formula="of:=IF(OR(ISBLANK([.L218]); ISBLANK([.M218])); &quot;&quot;; IF([.E218]=&quot;Long&quot;; [.G218]*([.M218]-[.H218]); IF([.E218]=&quot;Short&quot;; [.G218]*([.H218]-[.M218]); &quot;&quot;)))">
            <text:p/>
          </table:table-cell>
          <table:table-cell table:formula="of:=IF(ISNUMBER([.P218]); IF([.P218]&gt;0; &quot;Win&quot;; &quot;Loss&quot;); &quot;&quot;)">
            <text:p/>
          </table:table-cell>
          <table:table-cell table:formula="of:=IF([.N218]=&quot;&quot;; &quot;&quot;; CONCATENATE(DATEDIF([.F218];[.N218];&quot;d&quot;); IF(DATEDIF([.F218];[.N21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8"/>
          <table:table-cell table:formula="of:=ABS([.I219]-[.H219])*[.G219]" office:value-type="float" office:value="0" calcext:value-type="float">
            <text:p>0</text:p>
          </table:table-cell>
          <table:table-cell table:number-columns-repeated="4"/>
          <table:table-cell table:formula="of:=IF(OR([.J219]=0; ISBLANK([.M219])); &quot;&quot;; [.P219]/[.J219])">
            <text:p/>
          </table:table-cell>
          <table:table-cell table:formula="of:=IF(OR(ISBLANK([.L219]); ISBLANK([.M219])); &quot;&quot;; IF([.E219]=&quot;Long&quot;; [.G219]*([.M219]-[.H219]); IF([.E219]=&quot;Short&quot;; [.G219]*([.H219]-[.M219]); &quot;&quot;)))">
            <text:p/>
          </table:table-cell>
          <table:table-cell table:formula="of:=IF(ISNUMBER([.P219]); IF([.P219]&gt;0; &quot;Win&quot;; &quot;Loss&quot;); &quot;&quot;)">
            <text:p/>
          </table:table-cell>
          <table:table-cell table:formula="of:=IF([.N219]=&quot;&quot;; &quot;&quot;; CONCATENATE(DATEDIF([.F219];[.N219];&quot;d&quot;); IF(DATEDIF([.F219];[.N21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8"/>
          <table:table-cell table:formula="of:=ABS([.I220]-[.H220])*[.G220]" office:value-type="float" office:value="0" calcext:value-type="float">
            <text:p>0</text:p>
          </table:table-cell>
          <table:table-cell table:number-columns-repeated="4"/>
          <table:table-cell table:formula="of:=IF(OR([.J220]=0; ISBLANK([.M220])); &quot;&quot;; [.P220]/[.J220])">
            <text:p/>
          </table:table-cell>
          <table:table-cell table:formula="of:=IF(OR(ISBLANK([.L220]); ISBLANK([.M220])); &quot;&quot;; IF([.E220]=&quot;Long&quot;; [.G220]*([.M220]-[.H220]); IF([.E220]=&quot;Short&quot;; [.G220]*([.H220]-[.M220]); &quot;&quot;)))">
            <text:p/>
          </table:table-cell>
          <table:table-cell table:formula="of:=IF(ISNUMBER([.P220]); IF([.P220]&gt;0; &quot;Win&quot;; &quot;Loss&quot;); &quot;&quot;)">
            <text:p/>
          </table:table-cell>
          <table:table-cell table:formula="of:=IF([.N220]=&quot;&quot;; &quot;&quot;; CONCATENATE(DATEDIF([.F220];[.N220];&quot;d&quot;); IF(DATEDIF([.F220];[.N22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8"/>
          <table:table-cell table:formula="of:=ABS([.I221]-[.H221])*[.G221]" office:value-type="float" office:value="0" calcext:value-type="float">
            <text:p>0</text:p>
          </table:table-cell>
          <table:table-cell table:number-columns-repeated="4"/>
          <table:table-cell table:formula="of:=IF(OR([.J221]=0; ISBLANK([.M221])); &quot;&quot;; [.P221]/[.J221])">
            <text:p/>
          </table:table-cell>
          <table:table-cell table:formula="of:=IF(OR(ISBLANK([.L221]); ISBLANK([.M221])); &quot;&quot;; IF([.E221]=&quot;Long&quot;; [.G221]*([.M221]-[.H221]); IF([.E221]=&quot;Short&quot;; [.G221]*([.H221]-[.M221]); &quot;&quot;)))">
            <text:p/>
          </table:table-cell>
          <table:table-cell table:formula="of:=IF(ISNUMBER([.P221]); IF([.P221]&gt;0; &quot;Win&quot;; &quot;Loss&quot;); &quot;&quot;)">
            <text:p/>
          </table:table-cell>
          <table:table-cell table:formula="of:=IF([.N221]=&quot;&quot;; &quot;&quot;; CONCATENATE(DATEDIF([.F221];[.N221];&quot;d&quot;); IF(DATEDIF([.F221];[.N22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  <table:table-cell table:formula="of:=ABS([.I222]-[.H222])*[.G222]" office:value-type="float" office:value="0" calcext:value-type="float">
            <text:p>0</text:p>
          </table:table-cell>
          <table:table-cell table:number-columns-repeated="4"/>
          <table:table-cell table:formula="of:=IF(OR([.J222]=0; ISBLANK([.M222])); &quot;&quot;; [.P222]/[.J222])">
            <text:p/>
          </table:table-cell>
          <table:table-cell table:formula="of:=IF(OR(ISBLANK([.L222]); ISBLANK([.M222])); &quot;&quot;; IF([.E222]=&quot;Long&quot;; [.G222]*([.M222]-[.H222]); IF([.E222]=&quot;Short&quot;; [.G222]*([.H222]-[.M222]); &quot;&quot;)))">
            <text:p/>
          </table:table-cell>
          <table:table-cell table:formula="of:=IF(ISNUMBER([.P222]); IF([.P222]&gt;0; &quot;Win&quot;; &quot;Loss&quot;); &quot;&quot;)">
            <text:p/>
          </table:table-cell>
          <table:table-cell table:formula="of:=IF([.N222]=&quot;&quot;; &quot;&quot;; CONCATENATE(DATEDIF([.F222];[.N222];&quot;d&quot;); IF(DATEDIF([.F222];[.N22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  <table:table-cell table:formula="of:=ABS([.I223]-[.H223])*[.G223]" office:value-type="float" office:value="0" calcext:value-type="float">
            <text:p>0</text:p>
          </table:table-cell>
          <table:table-cell table:number-columns-repeated="4"/>
          <table:table-cell table:formula="of:=IF(OR([.J223]=0; ISBLANK([.M223])); &quot;&quot;; [.P223]/[.J223])">
            <text:p/>
          </table:table-cell>
          <table:table-cell table:formula="of:=IF(OR(ISBLANK([.L223]); ISBLANK([.M223])); &quot;&quot;; IF([.E223]=&quot;Long&quot;; [.G223]*([.M223]-[.H223]); IF([.E223]=&quot;Short&quot;; [.G223]*([.H223]-[.M223]); &quot;&quot;)))">
            <text:p/>
          </table:table-cell>
          <table:table-cell table:formula="of:=IF(ISNUMBER([.P223]); IF([.P223]&gt;0; &quot;Win&quot;; &quot;Loss&quot;); &quot;&quot;)">
            <text:p/>
          </table:table-cell>
          <table:table-cell table:formula="of:=IF([.N223]=&quot;&quot;; &quot;&quot;; CONCATENATE(DATEDIF([.F223];[.N223];&quot;d&quot;); IF(DATEDIF([.F223];[.N22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  <table:table-cell table:formula="of:=ABS([.I224]-[.H224])*[.G224]" office:value-type="float" office:value="0" calcext:value-type="float">
            <text:p>0</text:p>
          </table:table-cell>
          <table:table-cell table:number-columns-repeated="4"/>
          <table:table-cell table:formula="of:=IF(OR([.J224]=0; ISBLANK([.M224])); &quot;&quot;; [.P224]/[.J224])">
            <text:p/>
          </table:table-cell>
          <table:table-cell table:formula="of:=IF(OR(ISBLANK([.L224]); ISBLANK([.M224])); &quot;&quot;; IF([.E224]=&quot;Long&quot;; [.G224]*([.M224]-[.H224]); IF([.E224]=&quot;Short&quot;; [.G224]*([.H224]-[.M224]); &quot;&quot;)))">
            <text:p/>
          </table:table-cell>
          <table:table-cell table:formula="of:=IF(ISNUMBER([.P224]); IF([.P224]&gt;0; &quot;Win&quot;; &quot;Loss&quot;); &quot;&quot;)">
            <text:p/>
          </table:table-cell>
          <table:table-cell table:formula="of:=IF([.N224]=&quot;&quot;; &quot;&quot;; CONCATENATE(DATEDIF([.F224];[.N224];&quot;d&quot;); IF(DATEDIF([.F224];[.N22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  <table:table-cell table:formula="of:=ABS([.I225]-[.H225])*[.G225]" office:value-type="float" office:value="0" calcext:value-type="float">
            <text:p>0</text:p>
          </table:table-cell>
          <table:table-cell table:number-columns-repeated="4"/>
          <table:table-cell table:formula="of:=IF(OR([.J225]=0; ISBLANK([.M225])); &quot;&quot;; [.P225]/[.J225])">
            <text:p/>
          </table:table-cell>
          <table:table-cell table:formula="of:=IF(OR(ISBLANK([.L225]); ISBLANK([.M225])); &quot;&quot;; IF([.E225]=&quot;Long&quot;; [.G225]*([.M225]-[.H225]); IF([.E225]=&quot;Short&quot;; [.G225]*([.H225]-[.M225]); &quot;&quot;)))">
            <text:p/>
          </table:table-cell>
          <table:table-cell table:formula="of:=IF(ISNUMBER([.P225]); IF([.P225]&gt;0; &quot;Win&quot;; &quot;Loss&quot;); &quot;&quot;)">
            <text:p/>
          </table:table-cell>
          <table:table-cell table:formula="of:=IF([.N225]=&quot;&quot;; &quot;&quot;; CONCATENATE(DATEDIF([.F225];[.N225];&quot;d&quot;); IF(DATEDIF([.F225];[.N22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  <table:table-cell table:formula="of:=ABS([.I226]-[.H226])*[.G226]" office:value-type="float" office:value="0" calcext:value-type="float">
            <text:p>0</text:p>
          </table:table-cell>
          <table:table-cell table:number-columns-repeated="4"/>
          <table:table-cell table:formula="of:=IF(OR([.J226]=0; ISBLANK([.M226])); &quot;&quot;; [.P226]/[.J226])">
            <text:p/>
          </table:table-cell>
          <table:table-cell table:formula="of:=IF(OR(ISBLANK([.L226]); ISBLANK([.M226])); &quot;&quot;; IF([.E226]=&quot;Long&quot;; [.G226]*([.M226]-[.H226]); IF([.E226]=&quot;Short&quot;; [.G226]*([.H226]-[.M226]); &quot;&quot;)))">
            <text:p/>
          </table:table-cell>
          <table:table-cell table:formula="of:=IF(ISNUMBER([.P226]); IF([.P226]&gt;0; &quot;Win&quot;; &quot;Loss&quot;); &quot;&quot;)">
            <text:p/>
          </table:table-cell>
          <table:table-cell table:formula="of:=IF([.N226]=&quot;&quot;; &quot;&quot;; CONCATENATE(DATEDIF([.F226];[.N226];&quot;d&quot;); IF(DATEDIF([.F226];[.N22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  <table:table-cell table:formula="of:=ABS([.I227]-[.H227])*[.G227]" office:value-type="float" office:value="0" calcext:value-type="float">
            <text:p>0</text:p>
          </table:table-cell>
          <table:table-cell table:number-columns-repeated="4"/>
          <table:table-cell table:formula="of:=IF(OR([.J227]=0; ISBLANK([.M227])); &quot;&quot;; [.P227]/[.J227])">
            <text:p/>
          </table:table-cell>
          <table:table-cell table:formula="of:=IF(OR(ISBLANK([.L227]); ISBLANK([.M227])); &quot;&quot;; IF([.E227]=&quot;Long&quot;; [.G227]*([.M227]-[.H227]); IF([.E227]=&quot;Short&quot;; [.G227]*([.H227]-[.M227]); &quot;&quot;)))">
            <text:p/>
          </table:table-cell>
          <table:table-cell table:formula="of:=IF(ISNUMBER([.P227]); IF([.P227]&gt;0; &quot;Win&quot;; &quot;Loss&quot;); &quot;&quot;)">
            <text:p/>
          </table:table-cell>
          <table:table-cell table:formula="of:=IF([.N227]=&quot;&quot;; &quot;&quot;; CONCATENATE(DATEDIF([.F227];[.N227];&quot;d&quot;); IF(DATEDIF([.F227];[.N22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  <table:table-cell table:formula="of:=ABS([.I228]-[.H228])*[.G228]" office:value-type="float" office:value="0" calcext:value-type="float">
            <text:p>0</text:p>
          </table:table-cell>
          <table:table-cell table:number-columns-repeated="4"/>
          <table:table-cell table:formula="of:=IF(OR([.J228]=0; ISBLANK([.M228])); &quot;&quot;; [.P228]/[.J228])">
            <text:p/>
          </table:table-cell>
          <table:table-cell table:formula="of:=IF(OR(ISBLANK([.L228]); ISBLANK([.M228])); &quot;&quot;; IF([.E228]=&quot;Long&quot;; [.G228]*([.M228]-[.H228]); IF([.E228]=&quot;Short&quot;; [.G228]*([.H228]-[.M228]); &quot;&quot;)))">
            <text:p/>
          </table:table-cell>
          <table:table-cell table:formula="of:=IF(ISNUMBER([.P228]); IF([.P228]&gt;0; &quot;Win&quot;; &quot;Loss&quot;); &quot;&quot;)">
            <text:p/>
          </table:table-cell>
          <table:table-cell table:formula="of:=IF([.N228]=&quot;&quot;; &quot;&quot;; CONCATENATE(DATEDIF([.F228];[.N228];&quot;d&quot;); IF(DATEDIF([.F228];[.N22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  <table:table-cell table:formula="of:=ABS([.I229]-[.H229])*[.G229]" office:value-type="float" office:value="0" calcext:value-type="float">
            <text:p>0</text:p>
          </table:table-cell>
          <table:table-cell table:number-columns-repeated="4"/>
          <table:table-cell table:formula="of:=IF(OR([.J229]=0; ISBLANK([.M229])); &quot;&quot;; [.P229]/[.J229])">
            <text:p/>
          </table:table-cell>
          <table:table-cell table:formula="of:=IF(OR(ISBLANK([.L229]); ISBLANK([.M229])); &quot;&quot;; IF([.E229]=&quot;Long&quot;; [.G229]*([.M229]-[.H229]); IF([.E229]=&quot;Short&quot;; [.G229]*([.H229]-[.M229]); &quot;&quot;)))">
            <text:p/>
          </table:table-cell>
          <table:table-cell table:formula="of:=IF(ISNUMBER([.P229]); IF([.P229]&gt;0; &quot;Win&quot;; &quot;Loss&quot;); &quot;&quot;)">
            <text:p/>
          </table:table-cell>
          <table:table-cell table:formula="of:=IF([.N229]=&quot;&quot;; &quot;&quot;; CONCATENATE(DATEDIF([.F229];[.N229];&quot;d&quot;); IF(DATEDIF([.F229];[.N22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  <table:table-cell table:formula="of:=ABS([.I230]-[.H230])*[.G230]" office:value-type="float" office:value="0" calcext:value-type="float">
            <text:p>0</text:p>
          </table:table-cell>
          <table:table-cell table:number-columns-repeated="4"/>
          <table:table-cell table:formula="of:=IF(OR([.J230]=0; ISBLANK([.M230])); &quot;&quot;; [.P230]/[.J230])">
            <text:p/>
          </table:table-cell>
          <table:table-cell table:formula="of:=IF(OR(ISBLANK([.L230]); ISBLANK([.M230])); &quot;&quot;; IF([.E230]=&quot;Long&quot;; [.G230]*([.M230]-[.H230]); IF([.E230]=&quot;Short&quot;; [.G230]*([.H230]-[.M230]); &quot;&quot;)))">
            <text:p/>
          </table:table-cell>
          <table:table-cell table:formula="of:=IF(ISNUMBER([.P230]); IF([.P230]&gt;0; &quot;Win&quot;; &quot;Loss&quot;); &quot;&quot;)">
            <text:p/>
          </table:table-cell>
          <table:table-cell table:formula="of:=IF([.N230]=&quot;&quot;; &quot;&quot;; CONCATENATE(DATEDIF([.F230];[.N230];&quot;d&quot;); IF(DATEDIF([.F230];[.N23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  <table:table-cell table:formula="of:=ABS([.I231]-[.H231])*[.G231]" office:value-type="float" office:value="0" calcext:value-type="float">
            <text:p>0</text:p>
          </table:table-cell>
          <table:table-cell table:number-columns-repeated="4"/>
          <table:table-cell table:formula="of:=IF(OR([.J231]=0; ISBLANK([.M231])); &quot;&quot;; [.P231]/[.J231])">
            <text:p/>
          </table:table-cell>
          <table:table-cell table:formula="of:=IF(OR(ISBLANK([.L231]); ISBLANK([.M231])); &quot;&quot;; IF([.E231]=&quot;Long&quot;; [.G231]*([.M231]-[.H231]); IF([.E231]=&quot;Short&quot;; [.G231]*([.H231]-[.M231]); &quot;&quot;)))">
            <text:p/>
          </table:table-cell>
          <table:table-cell table:formula="of:=IF(ISNUMBER([.P231]); IF([.P231]&gt;0; &quot;Win&quot;; &quot;Loss&quot;); &quot;&quot;)">
            <text:p/>
          </table:table-cell>
          <table:table-cell table:formula="of:=IF([.N231]=&quot;&quot;; &quot;&quot;; CONCATENATE(DATEDIF([.F231];[.N231];&quot;d&quot;); IF(DATEDIF([.F231];[.N23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  <table:table-cell table:formula="of:=ABS([.I232]-[.H232])*[.G232]" office:value-type="float" office:value="0" calcext:value-type="float">
            <text:p>0</text:p>
          </table:table-cell>
          <table:table-cell table:number-columns-repeated="4"/>
          <table:table-cell table:formula="of:=IF(OR([.J232]=0; ISBLANK([.M232])); &quot;&quot;; [.P232]/[.J232])">
            <text:p/>
          </table:table-cell>
          <table:table-cell table:formula="of:=IF(OR(ISBLANK([.L232]); ISBLANK([.M232])); &quot;&quot;; IF([.E232]=&quot;Long&quot;; [.G232]*([.M232]-[.H232]); IF([.E232]=&quot;Short&quot;; [.G232]*([.H232]-[.M232]); &quot;&quot;)))">
            <text:p/>
          </table:table-cell>
          <table:table-cell table:formula="of:=IF(ISNUMBER([.P232]); IF([.P232]&gt;0; &quot;Win&quot;; &quot;Loss&quot;); &quot;&quot;)">
            <text:p/>
          </table:table-cell>
          <table:table-cell table:formula="of:=IF([.N232]=&quot;&quot;; &quot;&quot;; CONCATENATE(DATEDIF([.F232];[.N232];&quot;d&quot;); IF(DATEDIF([.F232];[.N23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  <table:table-cell table:formula="of:=ABS([.I233]-[.H233])*[.G233]" office:value-type="float" office:value="0" calcext:value-type="float">
            <text:p>0</text:p>
          </table:table-cell>
          <table:table-cell table:number-columns-repeated="4"/>
          <table:table-cell table:formula="of:=IF(OR([.J233]=0; ISBLANK([.M233])); &quot;&quot;; [.P233]/[.J233])">
            <text:p/>
          </table:table-cell>
          <table:table-cell table:formula="of:=IF(OR(ISBLANK([.L233]); ISBLANK([.M233])); &quot;&quot;; IF([.E233]=&quot;Long&quot;; [.G233]*([.M233]-[.H233]); IF([.E233]=&quot;Short&quot;; [.G233]*([.H233]-[.M233]); &quot;&quot;)))">
            <text:p/>
          </table:table-cell>
          <table:table-cell table:formula="of:=IF(ISNUMBER([.P233]); IF([.P233]&gt;0; &quot;Win&quot;; &quot;Loss&quot;); &quot;&quot;)">
            <text:p/>
          </table:table-cell>
          <table:table-cell table:formula="of:=IF([.N233]=&quot;&quot;; &quot;&quot;; CONCATENATE(DATEDIF([.F233];[.N233];&quot;d&quot;); IF(DATEDIF([.F233];[.N23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  <table:table-cell table:formula="of:=ABS([.I234]-[.H234])*[.G234]" office:value-type="float" office:value="0" calcext:value-type="float">
            <text:p>0</text:p>
          </table:table-cell>
          <table:table-cell table:number-columns-repeated="4"/>
          <table:table-cell table:formula="of:=IF(OR([.J234]=0; ISBLANK([.M234])); &quot;&quot;; [.P234]/[.J234])">
            <text:p/>
          </table:table-cell>
          <table:table-cell table:formula="of:=IF(OR(ISBLANK([.L234]); ISBLANK([.M234])); &quot;&quot;; IF([.E234]=&quot;Long&quot;; [.G234]*([.M234]-[.H234]); IF([.E234]=&quot;Short&quot;; [.G234]*([.H234]-[.M234]); &quot;&quot;)))">
            <text:p/>
          </table:table-cell>
          <table:table-cell table:formula="of:=IF(ISNUMBER([.P234]); IF([.P234]&gt;0; &quot;Win&quot;; &quot;Loss&quot;); &quot;&quot;)">
            <text:p/>
          </table:table-cell>
          <table:table-cell table:formula="of:=IF([.N234]=&quot;&quot;; &quot;&quot;; CONCATENATE(DATEDIF([.F234];[.N234];&quot;d&quot;); IF(DATEDIF([.F234];[.N23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  <table:table-cell table:formula="of:=ABS([.I235]-[.H235])*[.G235]" office:value-type="float" office:value="0" calcext:value-type="float">
            <text:p>0</text:p>
          </table:table-cell>
          <table:table-cell table:number-columns-repeated="4"/>
          <table:table-cell table:formula="of:=IF(OR([.J235]=0; ISBLANK([.M235])); &quot;&quot;; [.P235]/[.J235])">
            <text:p/>
          </table:table-cell>
          <table:table-cell table:formula="of:=IF(OR(ISBLANK([.L235]); ISBLANK([.M235])); &quot;&quot;; IF([.E235]=&quot;Long&quot;; [.G235]*([.M235]-[.H235]); IF([.E235]=&quot;Short&quot;; [.G235]*([.H235]-[.M235]); &quot;&quot;)))">
            <text:p/>
          </table:table-cell>
          <table:table-cell table:formula="of:=IF(ISNUMBER([.P235]); IF([.P235]&gt;0; &quot;Win&quot;; &quot;Loss&quot;); &quot;&quot;)">
            <text:p/>
          </table:table-cell>
          <table:table-cell table:formula="of:=IF([.N235]=&quot;&quot;; &quot;&quot;; CONCATENATE(DATEDIF([.F235];[.N235];&quot;d&quot;); IF(DATEDIF([.F235];[.N23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  <table:table-cell table:formula="of:=ABS([.I236]-[.H236])*[.G236]" office:value-type="float" office:value="0" calcext:value-type="float">
            <text:p>0</text:p>
          </table:table-cell>
          <table:table-cell table:number-columns-repeated="4"/>
          <table:table-cell table:formula="of:=IF(OR([.J236]=0; ISBLANK([.M236])); &quot;&quot;; [.P236]/[.J236])">
            <text:p/>
          </table:table-cell>
          <table:table-cell table:formula="of:=IF(OR(ISBLANK([.L236]); ISBLANK([.M236])); &quot;&quot;; IF([.E236]=&quot;Long&quot;; [.G236]*([.M236]-[.H236]); IF([.E236]=&quot;Short&quot;; [.G236]*([.H236]-[.M236]); &quot;&quot;)))">
            <text:p/>
          </table:table-cell>
          <table:table-cell table:formula="of:=IF(ISNUMBER([.P236]); IF([.P236]&gt;0; &quot;Win&quot;; &quot;Loss&quot;); &quot;&quot;)">
            <text:p/>
          </table:table-cell>
          <table:table-cell table:formula="of:=IF([.N236]=&quot;&quot;; &quot;&quot;; CONCATENATE(DATEDIF([.F236];[.N236];&quot;d&quot;); IF(DATEDIF([.F236];[.N23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  <table:table-cell table:formula="of:=ABS([.I237]-[.H237])*[.G237]" office:value-type="float" office:value="0" calcext:value-type="float">
            <text:p>0</text:p>
          </table:table-cell>
          <table:table-cell table:number-columns-repeated="4"/>
          <table:table-cell table:formula="of:=IF(OR([.J237]=0; ISBLANK([.M237])); &quot;&quot;; [.P237]/[.J237])">
            <text:p/>
          </table:table-cell>
          <table:table-cell table:formula="of:=IF(OR(ISBLANK([.L237]); ISBLANK([.M237])); &quot;&quot;; IF([.E237]=&quot;Long&quot;; [.G237]*([.M237]-[.H237]); IF([.E237]=&quot;Short&quot;; [.G237]*([.H237]-[.M237]); &quot;&quot;)))">
            <text:p/>
          </table:table-cell>
          <table:table-cell table:formula="of:=IF(ISNUMBER([.P237]); IF([.P237]&gt;0; &quot;Win&quot;; &quot;Loss&quot;); &quot;&quot;)">
            <text:p/>
          </table:table-cell>
          <table:table-cell table:formula="of:=IF([.N237]=&quot;&quot;; &quot;&quot;; CONCATENATE(DATEDIF([.F237];[.N237];&quot;d&quot;); IF(DATEDIF([.F237];[.N23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  <table:table-cell table:formula="of:=ABS([.I238]-[.H238])*[.G238]" office:value-type="float" office:value="0" calcext:value-type="float">
            <text:p>0</text:p>
          </table:table-cell>
          <table:table-cell table:number-columns-repeated="4"/>
          <table:table-cell table:formula="of:=IF(OR([.J238]=0; ISBLANK([.M238])); &quot;&quot;; [.P238]/[.J238])">
            <text:p/>
          </table:table-cell>
          <table:table-cell table:formula="of:=IF(OR(ISBLANK([.L238]); ISBLANK([.M238])); &quot;&quot;; IF([.E238]=&quot;Long&quot;; [.G238]*([.M238]-[.H238]); IF([.E238]=&quot;Short&quot;; [.G238]*([.H238]-[.M238]); &quot;&quot;)))">
            <text:p/>
          </table:table-cell>
          <table:table-cell table:formula="of:=IF(ISNUMBER([.P238]); IF([.P238]&gt;0; &quot;Win&quot;; &quot;Loss&quot;); &quot;&quot;)">
            <text:p/>
          </table:table-cell>
          <table:table-cell table:formula="of:=IF([.N238]=&quot;&quot;; &quot;&quot;; CONCATENATE(DATEDIF([.F238];[.N238];&quot;d&quot;); IF(DATEDIF([.F238];[.N23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  <table:table-cell table:formula="of:=ABS([.I239]-[.H239])*[.G239]" office:value-type="float" office:value="0" calcext:value-type="float">
            <text:p>0</text:p>
          </table:table-cell>
          <table:table-cell table:number-columns-repeated="4"/>
          <table:table-cell table:formula="of:=IF(OR([.J239]=0; ISBLANK([.M239])); &quot;&quot;; [.P239]/[.J239])">
            <text:p/>
          </table:table-cell>
          <table:table-cell table:formula="of:=IF(OR(ISBLANK([.L239]); ISBLANK([.M239])); &quot;&quot;; IF([.E239]=&quot;Long&quot;; [.G239]*([.M239]-[.H239]); IF([.E239]=&quot;Short&quot;; [.G239]*([.H239]-[.M239]); &quot;&quot;)))">
            <text:p/>
          </table:table-cell>
          <table:table-cell table:formula="of:=IF(ISNUMBER([.P239]); IF([.P239]&gt;0; &quot;Win&quot;; &quot;Loss&quot;); &quot;&quot;)">
            <text:p/>
          </table:table-cell>
          <table:table-cell table:formula="of:=IF([.N239]=&quot;&quot;; &quot;&quot;; CONCATENATE(DATEDIF([.F239];[.N239];&quot;d&quot;); IF(DATEDIF([.F239];[.N23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  <table:table-cell table:formula="of:=ABS([.I240]-[.H240])*[.G240]" office:value-type="float" office:value="0" calcext:value-type="float">
            <text:p>0</text:p>
          </table:table-cell>
          <table:table-cell table:number-columns-repeated="4"/>
          <table:table-cell table:formula="of:=IF(OR([.J240]=0; ISBLANK([.M240])); &quot;&quot;; [.P240]/[.J240])">
            <text:p/>
          </table:table-cell>
          <table:table-cell table:formula="of:=IF(OR(ISBLANK([.L240]); ISBLANK([.M240])); &quot;&quot;; IF([.E240]=&quot;Long&quot;; [.G240]*([.M240]-[.H240]); IF([.E240]=&quot;Short&quot;; [.G240]*([.H240]-[.M240]); &quot;&quot;)))">
            <text:p/>
          </table:table-cell>
          <table:table-cell table:formula="of:=IF(ISNUMBER([.P240]); IF([.P240]&gt;0; &quot;Win&quot;; &quot;Loss&quot;); &quot;&quot;)">
            <text:p/>
          </table:table-cell>
          <table:table-cell table:formula="of:=IF([.N240]=&quot;&quot;; &quot;&quot;; CONCATENATE(DATEDIF([.F240];[.N240];&quot;d&quot;); IF(DATEDIF([.F240];[.N24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  <table:table-cell table:formula="of:=ABS([.I241]-[.H241])*[.G241]" office:value-type="float" office:value="0" calcext:value-type="float">
            <text:p>0</text:p>
          </table:table-cell>
          <table:table-cell table:number-columns-repeated="4"/>
          <table:table-cell table:formula="of:=IF(OR([.J241]=0; ISBLANK([.M241])); &quot;&quot;; [.P241]/[.J241])">
            <text:p/>
          </table:table-cell>
          <table:table-cell table:formula="of:=IF(OR(ISBLANK([.L241]); ISBLANK([.M241])); &quot;&quot;; IF([.E241]=&quot;Long&quot;; [.G241]*([.M241]-[.H241]); IF([.E241]=&quot;Short&quot;; [.G241]*([.H241]-[.M241]); &quot;&quot;)))">
            <text:p/>
          </table:table-cell>
          <table:table-cell table:formula="of:=IF(ISNUMBER([.P241]); IF([.P241]&gt;0; &quot;Win&quot;; &quot;Loss&quot;); &quot;&quot;)">
            <text:p/>
          </table:table-cell>
          <table:table-cell table:formula="of:=IF([.N241]=&quot;&quot;; &quot;&quot;; CONCATENATE(DATEDIF([.F241];[.N241];&quot;d&quot;); IF(DATEDIF([.F241];[.N24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  <table:table-cell table:formula="of:=ABS([.I242]-[.H242])*[.G242]" office:value-type="float" office:value="0" calcext:value-type="float">
            <text:p>0</text:p>
          </table:table-cell>
          <table:table-cell table:number-columns-repeated="4"/>
          <table:table-cell table:formula="of:=IF(OR([.J242]=0; ISBLANK([.M242])); &quot;&quot;; [.P242]/[.J242])">
            <text:p/>
          </table:table-cell>
          <table:table-cell table:formula="of:=IF(OR(ISBLANK([.L242]); ISBLANK([.M242])); &quot;&quot;; IF([.E242]=&quot;Long&quot;; [.G242]*([.M242]-[.H242]); IF([.E242]=&quot;Short&quot;; [.G242]*([.H242]-[.M242]); &quot;&quot;)))">
            <text:p/>
          </table:table-cell>
          <table:table-cell table:formula="of:=IF(ISNUMBER([.P242]); IF([.P242]&gt;0; &quot;Win&quot;; &quot;Loss&quot;); &quot;&quot;)">
            <text:p/>
          </table:table-cell>
          <table:table-cell table:formula="of:=IF([.N242]=&quot;&quot;; &quot;&quot;; CONCATENATE(DATEDIF([.F242];[.N242];&quot;d&quot;); IF(DATEDIF([.F242];[.N24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  <table:table-cell table:formula="of:=ABS([.I243]-[.H243])*[.G243]" office:value-type="float" office:value="0" calcext:value-type="float">
            <text:p>0</text:p>
          </table:table-cell>
          <table:table-cell table:number-columns-repeated="4"/>
          <table:table-cell table:formula="of:=IF(OR([.J243]=0; ISBLANK([.M243])); &quot;&quot;; [.P243]/[.J243])">
            <text:p/>
          </table:table-cell>
          <table:table-cell table:formula="of:=IF(OR(ISBLANK([.L243]); ISBLANK([.M243])); &quot;&quot;; IF([.E243]=&quot;Long&quot;; [.G243]*([.M243]-[.H243]); IF([.E243]=&quot;Short&quot;; [.G243]*([.H243]-[.M243]); &quot;&quot;)))">
            <text:p/>
          </table:table-cell>
          <table:table-cell table:formula="of:=IF(ISNUMBER([.P243]); IF([.P243]&gt;0; &quot;Win&quot;; &quot;Loss&quot;); &quot;&quot;)">
            <text:p/>
          </table:table-cell>
          <table:table-cell table:formula="of:=IF([.N243]=&quot;&quot;; &quot;&quot;; CONCATENATE(DATEDIF([.F243];[.N243];&quot;d&quot;); IF(DATEDIF([.F243];[.N24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  <table:table-cell table:formula="of:=ABS([.I244]-[.H244])*[.G244]" office:value-type="float" office:value="0" calcext:value-type="float">
            <text:p>0</text:p>
          </table:table-cell>
          <table:table-cell table:number-columns-repeated="4"/>
          <table:table-cell table:formula="of:=IF(OR([.J244]=0; ISBLANK([.M244])); &quot;&quot;; [.P244]/[.J244])">
            <text:p/>
          </table:table-cell>
          <table:table-cell table:formula="of:=IF(OR(ISBLANK([.L244]); ISBLANK([.M244])); &quot;&quot;; IF([.E244]=&quot;Long&quot;; [.G244]*([.M244]-[.H244]); IF([.E244]=&quot;Short&quot;; [.G244]*([.H244]-[.M244]); &quot;&quot;)))">
            <text:p/>
          </table:table-cell>
          <table:table-cell table:formula="of:=IF(ISNUMBER([.P244]); IF([.P244]&gt;0; &quot;Win&quot;; &quot;Loss&quot;); &quot;&quot;)">
            <text:p/>
          </table:table-cell>
          <table:table-cell table:formula="of:=IF([.N244]=&quot;&quot;; &quot;&quot;; CONCATENATE(DATEDIF([.F244];[.N244];&quot;d&quot;); IF(DATEDIF([.F244];[.N24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  <table:table-cell table:formula="of:=ABS([.I245]-[.H245])*[.G245]" office:value-type="float" office:value="0" calcext:value-type="float">
            <text:p>0</text:p>
          </table:table-cell>
          <table:table-cell table:number-columns-repeated="4"/>
          <table:table-cell table:formula="of:=IF(OR([.J245]=0; ISBLANK([.M245])); &quot;&quot;; [.P245]/[.J245])">
            <text:p/>
          </table:table-cell>
          <table:table-cell table:formula="of:=IF(OR(ISBLANK([.L245]); ISBLANK([.M245])); &quot;&quot;; IF([.E245]=&quot;Long&quot;; [.G245]*([.M245]-[.H245]); IF([.E245]=&quot;Short&quot;; [.G245]*([.H245]-[.M245]); &quot;&quot;)))">
            <text:p/>
          </table:table-cell>
          <table:table-cell table:formula="of:=IF(ISNUMBER([.P245]); IF([.P245]&gt;0; &quot;Win&quot;; &quot;Loss&quot;); &quot;&quot;)">
            <text:p/>
          </table:table-cell>
          <table:table-cell table:formula="of:=IF([.N245]=&quot;&quot;; &quot;&quot;; CONCATENATE(DATEDIF([.F245];[.N245];&quot;d&quot;); IF(DATEDIF([.F245];[.N24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  <table:table-cell table:formula="of:=ABS([.I246]-[.H246])*[.G246]" office:value-type="float" office:value="0" calcext:value-type="float">
            <text:p>0</text:p>
          </table:table-cell>
          <table:table-cell table:number-columns-repeated="4"/>
          <table:table-cell table:formula="of:=IF(OR([.J246]=0; ISBLANK([.M246])); &quot;&quot;; [.P246]/[.J246])">
            <text:p/>
          </table:table-cell>
          <table:table-cell table:formula="of:=IF(OR(ISBLANK([.L246]); ISBLANK([.M246])); &quot;&quot;; IF([.E246]=&quot;Long&quot;; [.G246]*([.M246]-[.H246]); IF([.E246]=&quot;Short&quot;; [.G246]*([.H246]-[.M246]); &quot;&quot;)))">
            <text:p/>
          </table:table-cell>
          <table:table-cell table:formula="of:=IF(ISNUMBER([.P246]); IF([.P246]&gt;0; &quot;Win&quot;; &quot;Loss&quot;); &quot;&quot;)">
            <text:p/>
          </table:table-cell>
          <table:table-cell table:formula="of:=IF([.N246]=&quot;&quot;; &quot;&quot;; CONCATENATE(DATEDIF([.F246];[.N246];&quot;d&quot;); IF(DATEDIF([.F246];[.N24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  <table:table-cell table:formula="of:=ABS([.I247]-[.H247])*[.G247]" office:value-type="float" office:value="0" calcext:value-type="float">
            <text:p>0</text:p>
          </table:table-cell>
          <table:table-cell table:number-columns-repeated="4"/>
          <table:table-cell table:formula="of:=IF(OR([.J247]=0; ISBLANK([.M247])); &quot;&quot;; [.P247]/[.J247])">
            <text:p/>
          </table:table-cell>
          <table:table-cell table:formula="of:=IF(OR(ISBLANK([.L247]); ISBLANK([.M247])); &quot;&quot;; IF([.E247]=&quot;Long&quot;; [.G247]*([.M247]-[.H247]); IF([.E247]=&quot;Short&quot;; [.G247]*([.H247]-[.M247]); &quot;&quot;)))">
            <text:p/>
          </table:table-cell>
          <table:table-cell table:formula="of:=IF(ISNUMBER([.P247]); IF([.P247]&gt;0; &quot;Win&quot;; &quot;Loss&quot;); &quot;&quot;)">
            <text:p/>
          </table:table-cell>
          <table:table-cell table:formula="of:=IF([.N247]=&quot;&quot;; &quot;&quot;; CONCATENATE(DATEDIF([.F247];[.N247];&quot;d&quot;); IF(DATEDIF([.F247];[.N24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  <table:table-cell table:formula="of:=ABS([.I248]-[.H248])*[.G248]" office:value-type="float" office:value="0" calcext:value-type="float">
            <text:p>0</text:p>
          </table:table-cell>
          <table:table-cell table:number-columns-repeated="4"/>
          <table:table-cell table:formula="of:=IF(OR([.J248]=0; ISBLANK([.M248])); &quot;&quot;; [.P248]/[.J248])">
            <text:p/>
          </table:table-cell>
          <table:table-cell table:formula="of:=IF(OR(ISBLANK([.L248]); ISBLANK([.M248])); &quot;&quot;; IF([.E248]=&quot;Long&quot;; [.G248]*([.M248]-[.H248]); IF([.E248]=&quot;Short&quot;; [.G248]*([.H248]-[.M248]); &quot;&quot;)))">
            <text:p/>
          </table:table-cell>
          <table:table-cell table:formula="of:=IF(ISNUMBER([.P248]); IF([.P248]&gt;0; &quot;Win&quot;; &quot;Loss&quot;); &quot;&quot;)">
            <text:p/>
          </table:table-cell>
          <table:table-cell table:formula="of:=IF([.N248]=&quot;&quot;; &quot;&quot;; CONCATENATE(DATEDIF([.F248];[.N248];&quot;d&quot;); IF(DATEDIF([.F248];[.N24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  <table:table-cell table:formula="of:=ABS([.I249]-[.H249])*[.G249]" office:value-type="float" office:value="0" calcext:value-type="float">
            <text:p>0</text:p>
          </table:table-cell>
          <table:table-cell table:number-columns-repeated="4"/>
          <table:table-cell table:formula="of:=IF(OR([.J249]=0; ISBLANK([.M249])); &quot;&quot;; [.P249]/[.J249])">
            <text:p/>
          </table:table-cell>
          <table:table-cell table:formula="of:=IF(OR(ISBLANK([.L249]); ISBLANK([.M249])); &quot;&quot;; IF([.E249]=&quot;Long&quot;; [.G249]*([.M249]-[.H249]); IF([.E249]=&quot;Short&quot;; [.G249]*([.H249]-[.M249]); &quot;&quot;)))">
            <text:p/>
          </table:table-cell>
          <table:table-cell table:formula="of:=IF(ISNUMBER([.P249]); IF([.P249]&gt;0; &quot;Win&quot;; &quot;Loss&quot;); &quot;&quot;)">
            <text:p/>
          </table:table-cell>
          <table:table-cell table:formula="of:=IF([.N249]=&quot;&quot;; &quot;&quot;; CONCATENATE(DATEDIF([.F249];[.N249];&quot;d&quot;); IF(DATEDIF([.F249];[.N24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  <table:table-cell table:formula="of:=ABS([.I250]-[.H250])*[.G250]" office:value-type="float" office:value="0" calcext:value-type="float">
            <text:p>0</text:p>
          </table:table-cell>
          <table:table-cell table:number-columns-repeated="4"/>
          <table:table-cell table:formula="of:=IF(OR([.J250]=0; ISBLANK([.M250])); &quot;&quot;; [.P250]/[.J250])">
            <text:p/>
          </table:table-cell>
          <table:table-cell table:formula="of:=IF(OR(ISBLANK([.L250]); ISBLANK([.M250])); &quot;&quot;; IF([.E250]=&quot;Long&quot;; [.G250]*([.M250]-[.H250]); IF([.E250]=&quot;Short&quot;; [.G250]*([.H250]-[.M250]); &quot;&quot;)))">
            <text:p/>
          </table:table-cell>
          <table:table-cell table:formula="of:=IF(ISNUMBER([.P250]); IF([.P250]&gt;0; &quot;Win&quot;; &quot;Loss&quot;); &quot;&quot;)">
            <text:p/>
          </table:table-cell>
          <table:table-cell table:formula="of:=IF([.N250]=&quot;&quot;; &quot;&quot;; CONCATENATE(DATEDIF([.F250];[.N250];&quot;d&quot;); IF(DATEDIF([.F250];[.N25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  <table:table-cell table:formula="of:=ABS([.I251]-[.H251])*[.G251]" office:value-type="float" office:value="0" calcext:value-type="float">
            <text:p>0</text:p>
          </table:table-cell>
          <table:table-cell table:number-columns-repeated="4"/>
          <table:table-cell table:formula="of:=IF(OR([.J251]=0; ISBLANK([.M251])); &quot;&quot;; [.P251]/[.J251])">
            <text:p/>
          </table:table-cell>
          <table:table-cell table:formula="of:=IF(OR(ISBLANK([.L251]); ISBLANK([.M251])); &quot;&quot;; IF([.E251]=&quot;Long&quot;; [.G251]*([.M251]-[.H251]); IF([.E251]=&quot;Short&quot;; [.G251]*([.H251]-[.M251]); &quot;&quot;)))">
            <text:p/>
          </table:table-cell>
          <table:table-cell table:formula="of:=IF(ISNUMBER([.P251]); IF([.P251]&gt;0; &quot;Win&quot;; &quot;Loss&quot;); &quot;&quot;)">
            <text:p/>
          </table:table-cell>
          <table:table-cell table:formula="of:=IF([.N251]=&quot;&quot;; &quot;&quot;; CONCATENATE(DATEDIF([.F251];[.N251];&quot;d&quot;); IF(DATEDIF([.F251];[.N25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  <table:table-cell table:formula="of:=ABS([.I252]-[.H252])*[.G252]" office:value-type="float" office:value="0" calcext:value-type="float">
            <text:p>0</text:p>
          </table:table-cell>
          <table:table-cell table:number-columns-repeated="4"/>
          <table:table-cell table:formula="of:=IF(OR([.J252]=0; ISBLANK([.M252])); &quot;&quot;; [.P252]/[.J252])">
            <text:p/>
          </table:table-cell>
          <table:table-cell table:formula="of:=IF(OR(ISBLANK([.L252]); ISBLANK([.M252])); &quot;&quot;; IF([.E252]=&quot;Long&quot;; [.G252]*([.M252]-[.H252]); IF([.E252]=&quot;Short&quot;; [.G252]*([.H252]-[.M252]); &quot;&quot;)))">
            <text:p/>
          </table:table-cell>
          <table:table-cell table:formula="of:=IF(ISNUMBER([.P252]); IF([.P252]&gt;0; &quot;Win&quot;; &quot;Loss&quot;); &quot;&quot;)">
            <text:p/>
          </table:table-cell>
          <table:table-cell table:formula="of:=IF([.N252]=&quot;&quot;; &quot;&quot;; CONCATENATE(DATEDIF([.F252];[.N252];&quot;d&quot;); IF(DATEDIF([.F252];[.N25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  <table:table-cell table:formula="of:=ABS([.I253]-[.H253])*[.G253]" office:value-type="float" office:value="0" calcext:value-type="float">
            <text:p>0</text:p>
          </table:table-cell>
          <table:table-cell table:number-columns-repeated="4"/>
          <table:table-cell table:formula="of:=IF(OR([.J253]=0; ISBLANK([.M253])); &quot;&quot;; [.P253]/[.J253])">
            <text:p/>
          </table:table-cell>
          <table:table-cell table:formula="of:=IF(OR(ISBLANK([.L253]); ISBLANK([.M253])); &quot;&quot;; IF([.E253]=&quot;Long&quot;; [.G253]*([.M253]-[.H253]); IF([.E253]=&quot;Short&quot;; [.G253]*([.H253]-[.M253]); &quot;&quot;)))">
            <text:p/>
          </table:table-cell>
          <table:table-cell table:formula="of:=IF(ISNUMBER([.P253]); IF([.P253]&gt;0; &quot;Win&quot;; &quot;Loss&quot;); &quot;&quot;)">
            <text:p/>
          </table:table-cell>
          <table:table-cell table:formula="of:=IF([.N253]=&quot;&quot;; &quot;&quot;; CONCATENATE(DATEDIF([.F253];[.N253];&quot;d&quot;); IF(DATEDIF([.F253];[.N25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  <table:table-cell table:formula="of:=ABS([.I254]-[.H254])*[.G254]" office:value-type="float" office:value="0" calcext:value-type="float">
            <text:p>0</text:p>
          </table:table-cell>
          <table:table-cell table:number-columns-repeated="4"/>
          <table:table-cell table:formula="of:=IF(OR([.J254]=0; ISBLANK([.M254])); &quot;&quot;; [.P254]/[.J254])">
            <text:p/>
          </table:table-cell>
          <table:table-cell table:formula="of:=IF(OR(ISBLANK([.L254]); ISBLANK([.M254])); &quot;&quot;; IF([.E254]=&quot;Long&quot;; [.G254]*([.M254]-[.H254]); IF([.E254]=&quot;Short&quot;; [.G254]*([.H254]-[.M254]); &quot;&quot;)))">
            <text:p/>
          </table:table-cell>
          <table:table-cell table:formula="of:=IF(ISNUMBER([.P254]); IF([.P254]&gt;0; &quot;Win&quot;; &quot;Loss&quot;); &quot;&quot;)">
            <text:p/>
          </table:table-cell>
          <table:table-cell table:formula="of:=IF([.N254]=&quot;&quot;; &quot;&quot;; CONCATENATE(DATEDIF([.F254];[.N254];&quot;d&quot;); IF(DATEDIF([.F254];[.N25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  <table:table-cell table:formula="of:=ABS([.I255]-[.H255])*[.G255]" office:value-type="float" office:value="0" calcext:value-type="float">
            <text:p>0</text:p>
          </table:table-cell>
          <table:table-cell table:number-columns-repeated="4"/>
          <table:table-cell table:formula="of:=IF(OR([.J255]=0; ISBLANK([.M255])); &quot;&quot;; [.P255]/[.J255])">
            <text:p/>
          </table:table-cell>
          <table:table-cell table:formula="of:=IF(OR(ISBLANK([.L255]); ISBLANK([.M255])); &quot;&quot;; IF([.E255]=&quot;Long&quot;; [.G255]*([.M255]-[.H255]); IF([.E255]=&quot;Short&quot;; [.G255]*([.H255]-[.M255]); &quot;&quot;)))">
            <text:p/>
          </table:table-cell>
          <table:table-cell table:formula="of:=IF(ISNUMBER([.P255]); IF([.P255]&gt;0; &quot;Win&quot;; &quot;Loss&quot;); &quot;&quot;)">
            <text:p/>
          </table:table-cell>
          <table:table-cell table:formula="of:=IF([.N255]=&quot;&quot;; &quot;&quot;; CONCATENATE(DATEDIF([.F255];[.N255];&quot;d&quot;); IF(DATEDIF([.F255];[.N25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  <table:table-cell table:formula="of:=ABS([.I256]-[.H256])*[.G256]" office:value-type="float" office:value="0" calcext:value-type="float">
            <text:p>0</text:p>
          </table:table-cell>
          <table:table-cell table:number-columns-repeated="4"/>
          <table:table-cell table:formula="of:=IF(OR([.J256]=0; ISBLANK([.M256])); &quot;&quot;; [.P256]/[.J256])">
            <text:p/>
          </table:table-cell>
          <table:table-cell table:formula="of:=IF(OR(ISBLANK([.L256]); ISBLANK([.M256])); &quot;&quot;; IF([.E256]=&quot;Long&quot;; [.G256]*([.M256]-[.H256]); IF([.E256]=&quot;Short&quot;; [.G256]*([.H256]-[.M256]); &quot;&quot;)))">
            <text:p/>
          </table:table-cell>
          <table:table-cell table:formula="of:=IF(ISNUMBER([.P256]); IF([.P256]&gt;0; &quot;Win&quot;; &quot;Loss&quot;); &quot;&quot;)">
            <text:p/>
          </table:table-cell>
          <table:table-cell table:formula="of:=IF([.N256]=&quot;&quot;; &quot;&quot;; CONCATENATE(DATEDIF([.F256];[.N256];&quot;d&quot;); IF(DATEDIF([.F256];[.N25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  <table:table-cell table:formula="of:=ABS([.I257]-[.H257])*[.G257]" office:value-type="float" office:value="0" calcext:value-type="float">
            <text:p>0</text:p>
          </table:table-cell>
          <table:table-cell table:number-columns-repeated="4"/>
          <table:table-cell table:formula="of:=IF(OR([.J257]=0; ISBLANK([.M257])); &quot;&quot;; [.P257]/[.J257])">
            <text:p/>
          </table:table-cell>
          <table:table-cell table:formula="of:=IF(OR(ISBLANK([.L257]); ISBLANK([.M257])); &quot;&quot;; IF([.E257]=&quot;Long&quot;; [.G257]*([.M257]-[.H257]); IF([.E257]=&quot;Short&quot;; [.G257]*([.H257]-[.M257]); &quot;&quot;)))">
            <text:p/>
          </table:table-cell>
          <table:table-cell table:formula="of:=IF(ISNUMBER([.P257]); IF([.P257]&gt;0; &quot;Win&quot;; &quot;Loss&quot;); &quot;&quot;)">
            <text:p/>
          </table:table-cell>
          <table:table-cell table:formula="of:=IF([.N257]=&quot;&quot;; &quot;&quot;; CONCATENATE(DATEDIF([.F257];[.N257];&quot;d&quot;); IF(DATEDIF([.F257];[.N25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  <table:table-cell table:formula="of:=ABS([.I258]-[.H258])*[.G258]" office:value-type="float" office:value="0" calcext:value-type="float">
            <text:p>0</text:p>
          </table:table-cell>
          <table:table-cell table:number-columns-repeated="4"/>
          <table:table-cell table:formula="of:=IF(OR([.J258]=0; ISBLANK([.M258])); &quot;&quot;; [.P258]/[.J258])">
            <text:p/>
          </table:table-cell>
          <table:table-cell table:formula="of:=IF(OR(ISBLANK([.L258]); ISBLANK([.M258])); &quot;&quot;; IF([.E258]=&quot;Long&quot;; [.G258]*([.M258]-[.H258]); IF([.E258]=&quot;Short&quot;; [.G258]*([.H258]-[.M258]); &quot;&quot;)))">
            <text:p/>
          </table:table-cell>
          <table:table-cell table:formula="of:=IF(ISNUMBER([.P258]); IF([.P258]&gt;0; &quot;Win&quot;; &quot;Loss&quot;); &quot;&quot;)">
            <text:p/>
          </table:table-cell>
          <table:table-cell table:formula="of:=IF([.N258]=&quot;&quot;; &quot;&quot;; CONCATENATE(DATEDIF([.F258];[.N258];&quot;d&quot;); IF(DATEDIF([.F258];[.N25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  <table:table-cell table:formula="of:=ABS([.I259]-[.H259])*[.G259]" office:value-type="float" office:value="0" calcext:value-type="float">
            <text:p>0</text:p>
          </table:table-cell>
          <table:table-cell table:number-columns-repeated="4"/>
          <table:table-cell table:formula="of:=IF(OR([.J259]=0; ISBLANK([.M259])); &quot;&quot;; [.P259]/[.J259])">
            <text:p/>
          </table:table-cell>
          <table:table-cell table:formula="of:=IF(OR(ISBLANK([.L259]); ISBLANK([.M259])); &quot;&quot;; IF([.E259]=&quot;Long&quot;; [.G259]*([.M259]-[.H259]); IF([.E259]=&quot;Short&quot;; [.G259]*([.H259]-[.M259]); &quot;&quot;)))">
            <text:p/>
          </table:table-cell>
          <table:table-cell table:formula="of:=IF(ISNUMBER([.P259]); IF([.P259]&gt;0; &quot;Win&quot;; &quot;Loss&quot;); &quot;&quot;)">
            <text:p/>
          </table:table-cell>
          <table:table-cell table:formula="of:=IF([.N259]=&quot;&quot;; &quot;&quot;; CONCATENATE(DATEDIF([.F259];[.N259];&quot;d&quot;); IF(DATEDIF([.F259];[.N25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  <table:table-cell table:formula="of:=ABS([.I260]-[.H260])*[.G260]" office:value-type="float" office:value="0" calcext:value-type="float">
            <text:p>0</text:p>
          </table:table-cell>
          <table:table-cell table:number-columns-repeated="4"/>
          <table:table-cell table:formula="of:=IF(OR([.J260]=0; ISBLANK([.M260])); &quot;&quot;; [.P260]/[.J260])">
            <text:p/>
          </table:table-cell>
          <table:table-cell table:formula="of:=IF(OR(ISBLANK([.L260]); ISBLANK([.M260])); &quot;&quot;; IF([.E260]=&quot;Long&quot;; [.G260]*([.M260]-[.H260]); IF([.E260]=&quot;Short&quot;; [.G260]*([.H260]-[.M260]); &quot;&quot;)))">
            <text:p/>
          </table:table-cell>
          <table:table-cell table:formula="of:=IF(ISNUMBER([.P260]); IF([.P260]&gt;0; &quot;Win&quot;; &quot;Loss&quot;); &quot;&quot;)">
            <text:p/>
          </table:table-cell>
          <table:table-cell table:formula="of:=IF([.N260]=&quot;&quot;; &quot;&quot;; CONCATENATE(DATEDIF([.F260];[.N260];&quot;d&quot;); IF(DATEDIF([.F260];[.N26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  <table:table-cell table:formula="of:=ABS([.I261]-[.H261])*[.G261]" office:value-type="float" office:value="0" calcext:value-type="float">
            <text:p>0</text:p>
          </table:table-cell>
          <table:table-cell table:number-columns-repeated="4"/>
          <table:table-cell table:formula="of:=IF(OR([.J261]=0; ISBLANK([.M261])); &quot;&quot;; [.P261]/[.J261])">
            <text:p/>
          </table:table-cell>
          <table:table-cell table:formula="of:=IF(OR(ISBLANK([.L261]); ISBLANK([.M261])); &quot;&quot;; IF([.E261]=&quot;Long&quot;; [.G261]*([.M261]-[.H261]); IF([.E261]=&quot;Short&quot;; [.G261]*([.H261]-[.M261]); &quot;&quot;)))">
            <text:p/>
          </table:table-cell>
          <table:table-cell table:formula="of:=IF(ISNUMBER([.P261]); IF([.P261]&gt;0; &quot;Win&quot;; &quot;Loss&quot;); &quot;&quot;)">
            <text:p/>
          </table:table-cell>
          <table:table-cell table:formula="of:=IF([.N261]=&quot;&quot;; &quot;&quot;; CONCATENATE(DATEDIF([.F261];[.N261];&quot;d&quot;); IF(DATEDIF([.F261];[.N26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  <table:table-cell table:formula="of:=ABS([.I262]-[.H262])*[.G262]" office:value-type="float" office:value="0" calcext:value-type="float">
            <text:p>0</text:p>
          </table:table-cell>
          <table:table-cell table:number-columns-repeated="4"/>
          <table:table-cell table:formula="of:=IF(OR([.J262]=0; ISBLANK([.M262])); &quot;&quot;; [.P262]/[.J262])">
            <text:p/>
          </table:table-cell>
          <table:table-cell table:formula="of:=IF(OR(ISBLANK([.L262]); ISBLANK([.M262])); &quot;&quot;; IF([.E262]=&quot;Long&quot;; [.G262]*([.M262]-[.H262]); IF([.E262]=&quot;Short&quot;; [.G262]*([.H262]-[.M262]); &quot;&quot;)))">
            <text:p/>
          </table:table-cell>
          <table:table-cell table:formula="of:=IF(ISNUMBER([.P262]); IF([.P262]&gt;0; &quot;Win&quot;; &quot;Loss&quot;); &quot;&quot;)">
            <text:p/>
          </table:table-cell>
          <table:table-cell table:formula="of:=IF([.N262]=&quot;&quot;; &quot;&quot;; CONCATENATE(DATEDIF([.F262];[.N262];&quot;d&quot;); IF(DATEDIF([.F262];[.N26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  <table:table-cell table:formula="of:=ABS([.I263]-[.H263])*[.G263]" office:value-type="float" office:value="0" calcext:value-type="float">
            <text:p>0</text:p>
          </table:table-cell>
          <table:table-cell table:number-columns-repeated="4"/>
          <table:table-cell table:formula="of:=IF(OR([.J263]=0; ISBLANK([.M263])); &quot;&quot;; [.P263]/[.J263])">
            <text:p/>
          </table:table-cell>
          <table:table-cell table:formula="of:=IF(OR(ISBLANK([.L263]); ISBLANK([.M263])); &quot;&quot;; IF([.E263]=&quot;Long&quot;; [.G263]*([.M263]-[.H263]); IF([.E263]=&quot;Short&quot;; [.G263]*([.H263]-[.M263]); &quot;&quot;)))">
            <text:p/>
          </table:table-cell>
          <table:table-cell table:formula="of:=IF(ISNUMBER([.P263]); IF([.P263]&gt;0; &quot;Win&quot;; &quot;Loss&quot;); &quot;&quot;)">
            <text:p/>
          </table:table-cell>
          <table:table-cell table:formula="of:=IF([.N263]=&quot;&quot;; &quot;&quot;; CONCATENATE(DATEDIF([.F263];[.N263];&quot;d&quot;); IF(DATEDIF([.F263];[.N26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  <table:table-cell table:formula="of:=ABS([.I264]-[.H264])*[.G264]" office:value-type="float" office:value="0" calcext:value-type="float">
            <text:p>0</text:p>
          </table:table-cell>
          <table:table-cell table:number-columns-repeated="4"/>
          <table:table-cell table:formula="of:=IF(OR([.J264]=0; ISBLANK([.M264])); &quot;&quot;; [.P264]/[.J264])">
            <text:p/>
          </table:table-cell>
          <table:table-cell table:formula="of:=IF(OR(ISBLANK([.L264]); ISBLANK([.M264])); &quot;&quot;; IF([.E264]=&quot;Long&quot;; [.G264]*([.M264]-[.H264]); IF([.E264]=&quot;Short&quot;; [.G264]*([.H264]-[.M264]); &quot;&quot;)))">
            <text:p/>
          </table:table-cell>
          <table:table-cell table:formula="of:=IF(ISNUMBER([.P264]); IF([.P264]&gt;0; &quot;Win&quot;; &quot;Loss&quot;); &quot;&quot;)">
            <text:p/>
          </table:table-cell>
          <table:table-cell table:formula="of:=IF([.N264]=&quot;&quot;; &quot;&quot;; CONCATENATE(DATEDIF([.F264];[.N264];&quot;d&quot;); IF(DATEDIF([.F264];[.N26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  <table:table-cell table:formula="of:=ABS([.I265]-[.H265])*[.G265]" office:value-type="float" office:value="0" calcext:value-type="float">
            <text:p>0</text:p>
          </table:table-cell>
          <table:table-cell table:number-columns-repeated="4"/>
          <table:table-cell table:formula="of:=IF(OR([.J265]=0; ISBLANK([.M265])); &quot;&quot;; [.P265]/[.J265])">
            <text:p/>
          </table:table-cell>
          <table:table-cell table:formula="of:=IF(OR(ISBLANK([.L265]); ISBLANK([.M265])); &quot;&quot;; IF([.E265]=&quot;Long&quot;; [.G265]*([.M265]-[.H265]); IF([.E265]=&quot;Short&quot;; [.G265]*([.H265]-[.M265]); &quot;&quot;)))">
            <text:p/>
          </table:table-cell>
          <table:table-cell table:formula="of:=IF(ISNUMBER([.P265]); IF([.P265]&gt;0; &quot;Win&quot;; &quot;Loss&quot;); &quot;&quot;)">
            <text:p/>
          </table:table-cell>
          <table:table-cell table:formula="of:=IF([.N265]=&quot;&quot;; &quot;&quot;; CONCATENATE(DATEDIF([.F265];[.N265];&quot;d&quot;); IF(DATEDIF([.F265];[.N26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  <table:table-cell table:formula="of:=ABS([.I266]-[.H266])*[.G266]" office:value-type="float" office:value="0" calcext:value-type="float">
            <text:p>0</text:p>
          </table:table-cell>
          <table:table-cell table:number-columns-repeated="4"/>
          <table:table-cell table:formula="of:=IF(OR([.J266]=0; ISBLANK([.M266])); &quot;&quot;; [.P266]/[.J266])">
            <text:p/>
          </table:table-cell>
          <table:table-cell table:formula="of:=IF(OR(ISBLANK([.L266]); ISBLANK([.M266])); &quot;&quot;; IF([.E266]=&quot;Long&quot;; [.G266]*([.M266]-[.H266]); IF([.E266]=&quot;Short&quot;; [.G266]*([.H266]-[.M266]); &quot;&quot;)))">
            <text:p/>
          </table:table-cell>
          <table:table-cell table:formula="of:=IF(ISNUMBER([.P266]); IF([.P266]&gt;0; &quot;Win&quot;; &quot;Loss&quot;); &quot;&quot;)">
            <text:p/>
          </table:table-cell>
          <table:table-cell table:formula="of:=IF([.N266]=&quot;&quot;; &quot;&quot;; CONCATENATE(DATEDIF([.F266];[.N266];&quot;d&quot;); IF(DATEDIF([.F266];[.N26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  <table:table-cell table:formula="of:=ABS([.I267]-[.H267])*[.G267]" office:value-type="float" office:value="0" calcext:value-type="float">
            <text:p>0</text:p>
          </table:table-cell>
          <table:table-cell table:number-columns-repeated="4"/>
          <table:table-cell table:formula="of:=IF(OR([.J267]=0; ISBLANK([.M267])); &quot;&quot;; [.P267]/[.J267])">
            <text:p/>
          </table:table-cell>
          <table:table-cell table:formula="of:=IF(OR(ISBLANK([.L267]); ISBLANK([.M267])); &quot;&quot;; IF([.E267]=&quot;Long&quot;; [.G267]*([.M267]-[.H267]); IF([.E267]=&quot;Short&quot;; [.G267]*([.H267]-[.M267]); &quot;&quot;)))">
            <text:p/>
          </table:table-cell>
          <table:table-cell table:formula="of:=IF(ISNUMBER([.P267]); IF([.P267]&gt;0; &quot;Win&quot;; &quot;Loss&quot;); &quot;&quot;)">
            <text:p/>
          </table:table-cell>
          <table:table-cell table:formula="of:=IF([.N267]=&quot;&quot;; &quot;&quot;; CONCATENATE(DATEDIF([.F267];[.N267];&quot;d&quot;); IF(DATEDIF([.F267];[.N26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  <table:table-cell table:formula="of:=ABS([.I268]-[.H268])*[.G268]" office:value-type="float" office:value="0" calcext:value-type="float">
            <text:p>0</text:p>
          </table:table-cell>
          <table:table-cell table:number-columns-repeated="4"/>
          <table:table-cell table:formula="of:=IF(OR([.J268]=0; ISBLANK([.M268])); &quot;&quot;; [.P268]/[.J268])">
            <text:p/>
          </table:table-cell>
          <table:table-cell table:formula="of:=IF(OR(ISBLANK([.L268]); ISBLANK([.M268])); &quot;&quot;; IF([.E268]=&quot;Long&quot;; [.G268]*([.M268]-[.H268]); IF([.E268]=&quot;Short&quot;; [.G268]*([.H268]-[.M268]); &quot;&quot;)))">
            <text:p/>
          </table:table-cell>
          <table:table-cell table:formula="of:=IF(ISNUMBER([.P268]); IF([.P268]&gt;0; &quot;Win&quot;; &quot;Loss&quot;); &quot;&quot;)">
            <text:p/>
          </table:table-cell>
          <table:table-cell table:formula="of:=IF([.N268]=&quot;&quot;; &quot;&quot;; CONCATENATE(DATEDIF([.F268];[.N268];&quot;d&quot;); IF(DATEDIF([.F268];[.N26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  <table:table-cell table:formula="of:=ABS([.I269]-[.H269])*[.G269]" office:value-type="float" office:value="0" calcext:value-type="float">
            <text:p>0</text:p>
          </table:table-cell>
          <table:table-cell table:number-columns-repeated="4"/>
          <table:table-cell table:formula="of:=IF(OR([.J269]=0; ISBLANK([.M269])); &quot;&quot;; [.P269]/[.J269])">
            <text:p/>
          </table:table-cell>
          <table:table-cell table:formula="of:=IF(OR(ISBLANK([.L269]); ISBLANK([.M269])); &quot;&quot;; IF([.E269]=&quot;Long&quot;; [.G269]*([.M269]-[.H269]); IF([.E269]=&quot;Short&quot;; [.G269]*([.H269]-[.M269]); &quot;&quot;)))">
            <text:p/>
          </table:table-cell>
          <table:table-cell table:formula="of:=IF(ISNUMBER([.P269]); IF([.P269]&gt;0; &quot;Win&quot;; &quot;Loss&quot;); &quot;&quot;)">
            <text:p/>
          </table:table-cell>
          <table:table-cell table:formula="of:=IF([.N269]=&quot;&quot;; &quot;&quot;; CONCATENATE(DATEDIF([.F269];[.N269];&quot;d&quot;); IF(DATEDIF([.F269];[.N26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  <table:table-cell table:formula="of:=ABS([.I270]-[.H270])*[.G270]" office:value-type="float" office:value="0" calcext:value-type="float">
            <text:p>0</text:p>
          </table:table-cell>
          <table:table-cell table:number-columns-repeated="4"/>
          <table:table-cell table:formula="of:=IF(OR([.J270]=0; ISBLANK([.M270])); &quot;&quot;; [.P270]/[.J270])">
            <text:p/>
          </table:table-cell>
          <table:table-cell table:formula="of:=IF(OR(ISBLANK([.L270]); ISBLANK([.M270])); &quot;&quot;; IF([.E270]=&quot;Long&quot;; [.G270]*([.M270]-[.H270]); IF([.E270]=&quot;Short&quot;; [.G270]*([.H270]-[.M270]); &quot;&quot;)))">
            <text:p/>
          </table:table-cell>
          <table:table-cell table:formula="of:=IF(ISNUMBER([.P270]); IF([.P270]&gt;0; &quot;Win&quot;; &quot;Loss&quot;); &quot;&quot;)">
            <text:p/>
          </table:table-cell>
          <table:table-cell table:formula="of:=IF([.N270]=&quot;&quot;; &quot;&quot;; CONCATENATE(DATEDIF([.F270];[.N270];&quot;d&quot;); IF(DATEDIF([.F270];[.N27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  <table:table-cell table:formula="of:=ABS([.I271]-[.H271])*[.G271]" office:value-type="float" office:value="0" calcext:value-type="float">
            <text:p>0</text:p>
          </table:table-cell>
          <table:table-cell table:number-columns-repeated="4"/>
          <table:table-cell table:formula="of:=IF(OR([.J271]=0; ISBLANK([.M271])); &quot;&quot;; [.P271]/[.J271])">
            <text:p/>
          </table:table-cell>
          <table:table-cell table:formula="of:=IF(OR(ISBLANK([.L271]); ISBLANK([.M271])); &quot;&quot;; IF([.E271]=&quot;Long&quot;; [.G271]*([.M271]-[.H271]); IF([.E271]=&quot;Short&quot;; [.G271]*([.H271]-[.M271]); &quot;&quot;)))">
            <text:p/>
          </table:table-cell>
          <table:table-cell table:formula="of:=IF(ISNUMBER([.P271]); IF([.P271]&gt;0; &quot;Win&quot;; &quot;Loss&quot;); &quot;&quot;)">
            <text:p/>
          </table:table-cell>
          <table:table-cell table:formula="of:=IF([.N271]=&quot;&quot;; &quot;&quot;; CONCATENATE(DATEDIF([.F271];[.N271];&quot;d&quot;); IF(DATEDIF([.F271];[.N27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  <table:table-cell table:formula="of:=ABS([.I272]-[.H272])*[.G272]" office:value-type="float" office:value="0" calcext:value-type="float">
            <text:p>0</text:p>
          </table:table-cell>
          <table:table-cell table:number-columns-repeated="4"/>
          <table:table-cell table:formula="of:=IF(OR([.J272]=0; ISBLANK([.M272])); &quot;&quot;; [.P272]/[.J272])">
            <text:p/>
          </table:table-cell>
          <table:table-cell table:formula="of:=IF(OR(ISBLANK([.L272]); ISBLANK([.M272])); &quot;&quot;; IF([.E272]=&quot;Long&quot;; [.G272]*([.M272]-[.H272]); IF([.E272]=&quot;Short&quot;; [.G272]*([.H272]-[.M272]); &quot;&quot;)))">
            <text:p/>
          </table:table-cell>
          <table:table-cell table:formula="of:=IF(ISNUMBER([.P272]); IF([.P272]&gt;0; &quot;Win&quot;; &quot;Loss&quot;); &quot;&quot;)">
            <text:p/>
          </table:table-cell>
          <table:table-cell table:formula="of:=IF([.N272]=&quot;&quot;; &quot;&quot;; CONCATENATE(DATEDIF([.F272];[.N272];&quot;d&quot;); IF(DATEDIF([.F272];[.N27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  <table:table-cell table:formula="of:=ABS([.I273]-[.H273])*[.G273]" office:value-type="float" office:value="0" calcext:value-type="float">
            <text:p>0</text:p>
          </table:table-cell>
          <table:table-cell table:number-columns-repeated="4"/>
          <table:table-cell table:formula="of:=IF(OR([.J273]=0; ISBLANK([.M273])); &quot;&quot;; [.P273]/[.J273])">
            <text:p/>
          </table:table-cell>
          <table:table-cell table:formula="of:=IF(OR(ISBLANK([.L273]); ISBLANK([.M273])); &quot;&quot;; IF([.E273]=&quot;Long&quot;; [.G273]*([.M273]-[.H273]); IF([.E273]=&quot;Short&quot;; [.G273]*([.H273]-[.M273]); &quot;&quot;)))">
            <text:p/>
          </table:table-cell>
          <table:table-cell table:formula="of:=IF(ISNUMBER([.P273]); IF([.P273]&gt;0; &quot;Win&quot;; &quot;Loss&quot;); &quot;&quot;)">
            <text:p/>
          </table:table-cell>
          <table:table-cell table:formula="of:=IF([.N273]=&quot;&quot;; &quot;&quot;; CONCATENATE(DATEDIF([.F273];[.N273];&quot;d&quot;); IF(DATEDIF([.F273];[.N27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  <table:table-cell table:formula="of:=ABS([.I274]-[.H274])*[.G274]" office:value-type="float" office:value="0" calcext:value-type="float">
            <text:p>0</text:p>
          </table:table-cell>
          <table:table-cell table:number-columns-repeated="4"/>
          <table:table-cell table:formula="of:=IF(OR([.J274]=0; ISBLANK([.M274])); &quot;&quot;; [.P274]/[.J274])">
            <text:p/>
          </table:table-cell>
          <table:table-cell table:formula="of:=IF(OR(ISBLANK([.L274]); ISBLANK([.M274])); &quot;&quot;; IF([.E274]=&quot;Long&quot;; [.G274]*([.M274]-[.H274]); IF([.E274]=&quot;Short&quot;; [.G274]*([.H274]-[.M274]); &quot;&quot;)))">
            <text:p/>
          </table:table-cell>
          <table:table-cell table:formula="of:=IF(ISNUMBER([.P274]); IF([.P274]&gt;0; &quot;Win&quot;; &quot;Loss&quot;); &quot;&quot;)">
            <text:p/>
          </table:table-cell>
          <table:table-cell table:formula="of:=IF([.N274]=&quot;&quot;; &quot;&quot;; CONCATENATE(DATEDIF([.F274];[.N274];&quot;d&quot;); IF(DATEDIF([.F274];[.N27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  <table:table-cell table:formula="of:=ABS([.I275]-[.H275])*[.G275]" office:value-type="float" office:value="0" calcext:value-type="float">
            <text:p>0</text:p>
          </table:table-cell>
          <table:table-cell table:number-columns-repeated="4"/>
          <table:table-cell table:formula="of:=IF(OR([.J275]=0; ISBLANK([.M275])); &quot;&quot;; [.P275]/[.J275])">
            <text:p/>
          </table:table-cell>
          <table:table-cell table:formula="of:=IF(OR(ISBLANK([.L275]); ISBLANK([.M275])); &quot;&quot;; IF([.E275]=&quot;Long&quot;; [.G275]*([.M275]-[.H275]); IF([.E275]=&quot;Short&quot;; [.G275]*([.H275]-[.M275]); &quot;&quot;)))">
            <text:p/>
          </table:table-cell>
          <table:table-cell table:formula="of:=IF(ISNUMBER([.P275]); IF([.P275]&gt;0; &quot;Win&quot;; &quot;Loss&quot;); &quot;&quot;)">
            <text:p/>
          </table:table-cell>
          <table:table-cell table:formula="of:=IF([.N275]=&quot;&quot;; &quot;&quot;; CONCATENATE(DATEDIF([.F275];[.N275];&quot;d&quot;); IF(DATEDIF([.F275];[.N27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  <table:table-cell table:formula="of:=ABS([.I276]-[.H276])*[.G276]" office:value-type="float" office:value="0" calcext:value-type="float">
            <text:p>0</text:p>
          </table:table-cell>
          <table:table-cell table:number-columns-repeated="4"/>
          <table:table-cell table:formula="of:=IF(OR([.J276]=0; ISBLANK([.M276])); &quot;&quot;; [.P276]/[.J276])">
            <text:p/>
          </table:table-cell>
          <table:table-cell table:formula="of:=IF(OR(ISBLANK([.L276]); ISBLANK([.M276])); &quot;&quot;; IF([.E276]=&quot;Long&quot;; [.G276]*([.M276]-[.H276]); IF([.E276]=&quot;Short&quot;; [.G276]*([.H276]-[.M276]); &quot;&quot;)))">
            <text:p/>
          </table:table-cell>
          <table:table-cell table:formula="of:=IF(ISNUMBER([.P276]); IF([.P276]&gt;0; &quot;Win&quot;; &quot;Loss&quot;); &quot;&quot;)">
            <text:p/>
          </table:table-cell>
          <table:table-cell table:formula="of:=IF([.N276]=&quot;&quot;; &quot;&quot;; CONCATENATE(DATEDIF([.F276];[.N276];&quot;d&quot;); IF(DATEDIF([.F276];[.N27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8"/>
          <table:table-cell table:formula="of:=ABS([.I277]-[.H277])*[.G277]" office:value-type="float" office:value="0" calcext:value-type="float">
            <text:p>0</text:p>
          </table:table-cell>
          <table:table-cell table:number-columns-repeated="4"/>
          <table:table-cell table:formula="of:=IF(OR([.J277]=0; ISBLANK([.M277])); &quot;&quot;; [.P277]/[.J277])">
            <text:p/>
          </table:table-cell>
          <table:table-cell table:formula="of:=IF(OR(ISBLANK([.L277]); ISBLANK([.M277])); &quot;&quot;; IF([.E277]=&quot;Long&quot;; [.G277]*([.M277]-[.H277]); IF([.E277]=&quot;Short&quot;; [.G277]*([.H277]-[.M277]); &quot;&quot;)))">
            <text:p/>
          </table:table-cell>
          <table:table-cell table:formula="of:=IF(ISNUMBER([.P277]); IF([.P277]&gt;0; &quot;Win&quot;; &quot;Loss&quot;); &quot;&quot;)">
            <text:p/>
          </table:table-cell>
          <table:table-cell table:formula="of:=IF([.N277]=&quot;&quot;; &quot;&quot;; CONCATENATE(DATEDIF([.F277];[.N277];&quot;d&quot;); IF(DATEDIF([.F277];[.N27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8"/>
          <table:table-cell table:formula="of:=ABS([.I278]-[.H278])*[.G278]" office:value-type="float" office:value="0" calcext:value-type="float">
            <text:p>0</text:p>
          </table:table-cell>
          <table:table-cell table:number-columns-repeated="4"/>
          <table:table-cell table:formula="of:=IF(OR([.J278]=0; ISBLANK([.M278])); &quot;&quot;; [.P278]/[.J278])">
            <text:p/>
          </table:table-cell>
          <table:table-cell table:formula="of:=IF(OR(ISBLANK([.L278]); ISBLANK([.M278])); &quot;&quot;; IF([.E278]=&quot;Long&quot;; [.G278]*([.M278]-[.H278]); IF([.E278]=&quot;Short&quot;; [.G278]*([.H278]-[.M278]); &quot;&quot;)))">
            <text:p/>
          </table:table-cell>
          <table:table-cell table:formula="of:=IF(ISNUMBER([.P278]); IF([.P278]&gt;0; &quot;Win&quot;; &quot;Loss&quot;); &quot;&quot;)">
            <text:p/>
          </table:table-cell>
          <table:table-cell table:formula="of:=IF([.N278]=&quot;&quot;; &quot;&quot;; CONCATENATE(DATEDIF([.F278];[.N278];&quot;d&quot;); IF(DATEDIF([.F278];[.N27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8"/>
          <table:table-cell table:formula="of:=ABS([.I279]-[.H279])*[.G279]" office:value-type="float" office:value="0" calcext:value-type="float">
            <text:p>0</text:p>
          </table:table-cell>
          <table:table-cell table:number-columns-repeated="4"/>
          <table:table-cell table:formula="of:=IF(OR([.J279]=0; ISBLANK([.M279])); &quot;&quot;; [.P279]/[.J279])">
            <text:p/>
          </table:table-cell>
          <table:table-cell table:formula="of:=IF(OR(ISBLANK([.L279]); ISBLANK([.M279])); &quot;&quot;; IF([.E279]=&quot;Long&quot;; [.G279]*([.M279]-[.H279]); IF([.E279]=&quot;Short&quot;; [.G279]*([.H279]-[.M279]); &quot;&quot;)))">
            <text:p/>
          </table:table-cell>
          <table:table-cell table:formula="of:=IF(ISNUMBER([.P279]); IF([.P279]&gt;0; &quot;Win&quot;; &quot;Loss&quot;); &quot;&quot;)">
            <text:p/>
          </table:table-cell>
          <table:table-cell table:formula="of:=IF([.N279]=&quot;&quot;; &quot;&quot;; CONCATENATE(DATEDIF([.F279];[.N279];&quot;d&quot;); IF(DATEDIF([.F279];[.N27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8"/>
          <table:table-cell table:formula="of:=ABS([.I280]-[.H280])*[.G280]" office:value-type="float" office:value="0" calcext:value-type="float">
            <text:p>0</text:p>
          </table:table-cell>
          <table:table-cell table:number-columns-repeated="4"/>
          <table:table-cell table:formula="of:=IF(OR([.J280]=0; ISBLANK([.M280])); &quot;&quot;; [.P280]/[.J280])">
            <text:p/>
          </table:table-cell>
          <table:table-cell table:formula="of:=IF(OR(ISBLANK([.L280]); ISBLANK([.M280])); &quot;&quot;; IF([.E280]=&quot;Long&quot;; [.G280]*([.M280]-[.H280]); IF([.E280]=&quot;Short&quot;; [.G280]*([.H280]-[.M280]); &quot;&quot;)))">
            <text:p/>
          </table:table-cell>
          <table:table-cell table:formula="of:=IF(ISNUMBER([.P280]); IF([.P280]&gt;0; &quot;Win&quot;; &quot;Loss&quot;); &quot;&quot;)">
            <text:p/>
          </table:table-cell>
          <table:table-cell table:formula="of:=IF([.N280]=&quot;&quot;; &quot;&quot;; CONCATENATE(DATEDIF([.F280];[.N280];&quot;d&quot;); IF(DATEDIF([.F280];[.N28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8"/>
          <table:table-cell table:formula="of:=ABS([.I281]-[.H281])*[.G281]" office:value-type="float" office:value="0" calcext:value-type="float">
            <text:p>0</text:p>
          </table:table-cell>
          <table:table-cell table:number-columns-repeated="4"/>
          <table:table-cell table:formula="of:=IF(OR([.J281]=0; ISBLANK([.M281])); &quot;&quot;; [.P281]/[.J281])">
            <text:p/>
          </table:table-cell>
          <table:table-cell table:formula="of:=IF(OR(ISBLANK([.L281]); ISBLANK([.M281])); &quot;&quot;; IF([.E281]=&quot;Long&quot;; [.G281]*([.M281]-[.H281]); IF([.E281]=&quot;Short&quot;; [.G281]*([.H281]-[.M281]); &quot;&quot;)))">
            <text:p/>
          </table:table-cell>
          <table:table-cell table:formula="of:=IF(ISNUMBER([.P281]); IF([.P281]&gt;0; &quot;Win&quot;; &quot;Loss&quot;); &quot;&quot;)">
            <text:p/>
          </table:table-cell>
          <table:table-cell table:formula="of:=IF([.N281]=&quot;&quot;; &quot;&quot;; CONCATENATE(DATEDIF([.F281];[.N281];&quot;d&quot;); IF(DATEDIF([.F281];[.N28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8"/>
          <table:table-cell table:formula="of:=ABS([.I282]-[.H282])*[.G282]" office:value-type="float" office:value="0" calcext:value-type="float">
            <text:p>0</text:p>
          </table:table-cell>
          <table:table-cell table:number-columns-repeated="4"/>
          <table:table-cell table:formula="of:=IF(OR([.J282]=0; ISBLANK([.M282])); &quot;&quot;; [.P282]/[.J282])">
            <text:p/>
          </table:table-cell>
          <table:table-cell table:formula="of:=IF(OR(ISBLANK([.L282]); ISBLANK([.M282])); &quot;&quot;; IF([.E282]=&quot;Long&quot;; [.G282]*([.M282]-[.H282]); IF([.E282]=&quot;Short&quot;; [.G282]*([.H282]-[.M282]); &quot;&quot;)))">
            <text:p/>
          </table:table-cell>
          <table:table-cell table:formula="of:=IF(ISNUMBER([.P282]); IF([.P282]&gt;0; &quot;Win&quot;; &quot;Loss&quot;); &quot;&quot;)">
            <text:p/>
          </table:table-cell>
          <table:table-cell table:formula="of:=IF([.N282]=&quot;&quot;; &quot;&quot;; CONCATENATE(DATEDIF([.F282];[.N282];&quot;d&quot;); IF(DATEDIF([.F282];[.N28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8"/>
          <table:table-cell table:formula="of:=ABS([.I283]-[.H283])*[.G283]" office:value-type="float" office:value="0" calcext:value-type="float">
            <text:p>0</text:p>
          </table:table-cell>
          <table:table-cell table:number-columns-repeated="4"/>
          <table:table-cell table:formula="of:=IF(OR([.J283]=0; ISBLANK([.M283])); &quot;&quot;; [.P283]/[.J283])">
            <text:p/>
          </table:table-cell>
          <table:table-cell table:formula="of:=IF(OR(ISBLANK([.L283]); ISBLANK([.M283])); &quot;&quot;; IF([.E283]=&quot;Long&quot;; [.G283]*([.M283]-[.H283]); IF([.E283]=&quot;Short&quot;; [.G283]*([.H283]-[.M283]); &quot;&quot;)))">
            <text:p/>
          </table:table-cell>
          <table:table-cell table:formula="of:=IF(ISNUMBER([.P283]); IF([.P283]&gt;0; &quot;Win&quot;; &quot;Loss&quot;); &quot;&quot;)">
            <text:p/>
          </table:table-cell>
          <table:table-cell table:formula="of:=IF([.N283]=&quot;&quot;; &quot;&quot;; CONCATENATE(DATEDIF([.F283];[.N283];&quot;d&quot;); IF(DATEDIF([.F283];[.N28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8"/>
          <table:table-cell table:formula="of:=ABS([.I284]-[.H284])*[.G284]" office:value-type="float" office:value="0" calcext:value-type="float">
            <text:p>0</text:p>
          </table:table-cell>
          <table:table-cell table:number-columns-repeated="4"/>
          <table:table-cell table:formula="of:=IF(OR([.J284]=0; ISBLANK([.M284])); &quot;&quot;; [.P284]/[.J284])">
            <text:p/>
          </table:table-cell>
          <table:table-cell table:formula="of:=IF(OR(ISBLANK([.L284]); ISBLANK([.M284])); &quot;&quot;; IF([.E284]=&quot;Long&quot;; [.G284]*([.M284]-[.H284]); IF([.E284]=&quot;Short&quot;; [.G284]*([.H284]-[.M284]); &quot;&quot;)))">
            <text:p/>
          </table:table-cell>
          <table:table-cell table:formula="of:=IF(ISNUMBER([.P284]); IF([.P284]&gt;0; &quot;Win&quot;; &quot;Loss&quot;); &quot;&quot;)">
            <text:p/>
          </table:table-cell>
          <table:table-cell table:formula="of:=IF([.N284]=&quot;&quot;; &quot;&quot;; CONCATENATE(DATEDIF([.F284];[.N284];&quot;d&quot;); IF(DATEDIF([.F284];[.N28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8"/>
          <table:table-cell table:formula="of:=ABS([.I285]-[.H285])*[.G285]" office:value-type="float" office:value="0" calcext:value-type="float">
            <text:p>0</text:p>
          </table:table-cell>
          <table:table-cell table:number-columns-repeated="4"/>
          <table:table-cell table:formula="of:=IF(OR([.J285]=0; ISBLANK([.M285])); &quot;&quot;; [.P285]/[.J285])">
            <text:p/>
          </table:table-cell>
          <table:table-cell table:formula="of:=IF(OR(ISBLANK([.L285]); ISBLANK([.M285])); &quot;&quot;; IF([.E285]=&quot;Long&quot;; [.G285]*([.M285]-[.H285]); IF([.E285]=&quot;Short&quot;; [.G285]*([.H285]-[.M285]); &quot;&quot;)))">
            <text:p/>
          </table:table-cell>
          <table:table-cell table:formula="of:=IF(ISNUMBER([.P285]); IF([.P285]&gt;0; &quot;Win&quot;; &quot;Loss&quot;); &quot;&quot;)">
            <text:p/>
          </table:table-cell>
          <table:table-cell table:formula="of:=IF([.N285]=&quot;&quot;; &quot;&quot;; CONCATENATE(DATEDIF([.F285];[.N285];&quot;d&quot;); IF(DATEDIF([.F285];[.N28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8"/>
          <table:table-cell table:formula="of:=ABS([.I286]-[.H286])*[.G286]" office:value-type="float" office:value="0" calcext:value-type="float">
            <text:p>0</text:p>
          </table:table-cell>
          <table:table-cell table:number-columns-repeated="4"/>
          <table:table-cell table:formula="of:=IF(OR([.J286]=0; ISBLANK([.M286])); &quot;&quot;; [.P286]/[.J286])">
            <text:p/>
          </table:table-cell>
          <table:table-cell table:formula="of:=IF(OR(ISBLANK([.L286]); ISBLANK([.M286])); &quot;&quot;; IF([.E286]=&quot;Long&quot;; [.G286]*([.M286]-[.H286]); IF([.E286]=&quot;Short&quot;; [.G286]*([.H286]-[.M286]); &quot;&quot;)))">
            <text:p/>
          </table:table-cell>
          <table:table-cell table:formula="of:=IF(ISNUMBER([.P286]); IF([.P286]&gt;0; &quot;Win&quot;; &quot;Loss&quot;); &quot;&quot;)">
            <text:p/>
          </table:table-cell>
          <table:table-cell table:formula="of:=IF([.N286]=&quot;&quot;; &quot;&quot;; CONCATENATE(DATEDIF([.F286];[.N286];&quot;d&quot;); IF(DATEDIF([.F286];[.N28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8"/>
          <table:table-cell table:formula="of:=ABS([.I287]-[.H287])*[.G287]" office:value-type="float" office:value="0" calcext:value-type="float">
            <text:p>0</text:p>
          </table:table-cell>
          <table:table-cell table:number-columns-repeated="4"/>
          <table:table-cell table:formula="of:=IF(OR([.J287]=0; ISBLANK([.M287])); &quot;&quot;; [.P287]/[.J287])">
            <text:p/>
          </table:table-cell>
          <table:table-cell table:formula="of:=IF(OR(ISBLANK([.L287]); ISBLANK([.M287])); &quot;&quot;; IF([.E287]=&quot;Long&quot;; [.G287]*([.M287]-[.H287]); IF([.E287]=&quot;Short&quot;; [.G287]*([.H287]-[.M287]); &quot;&quot;)))">
            <text:p/>
          </table:table-cell>
          <table:table-cell table:formula="of:=IF(ISNUMBER([.P287]); IF([.P287]&gt;0; &quot;Win&quot;; &quot;Loss&quot;); &quot;&quot;)">
            <text:p/>
          </table:table-cell>
          <table:table-cell table:formula="of:=IF([.N287]=&quot;&quot;; &quot;&quot;; CONCATENATE(DATEDIF([.F287];[.N287];&quot;d&quot;); IF(DATEDIF([.F287];[.N28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8"/>
          <table:table-cell table:formula="of:=ABS([.I288]-[.H288])*[.G288]" office:value-type="float" office:value="0" calcext:value-type="float">
            <text:p>0</text:p>
          </table:table-cell>
          <table:table-cell table:number-columns-repeated="4"/>
          <table:table-cell table:formula="of:=IF(OR([.J288]=0; ISBLANK([.M288])); &quot;&quot;; [.P288]/[.J288])">
            <text:p/>
          </table:table-cell>
          <table:table-cell table:formula="of:=IF(OR(ISBLANK([.L288]); ISBLANK([.M288])); &quot;&quot;; IF([.E288]=&quot;Long&quot;; [.G288]*([.M288]-[.H288]); IF([.E288]=&quot;Short&quot;; [.G288]*([.H288]-[.M288]); &quot;&quot;)))">
            <text:p/>
          </table:table-cell>
          <table:table-cell table:formula="of:=IF(ISNUMBER([.P288]); IF([.P288]&gt;0; &quot;Win&quot;; &quot;Loss&quot;); &quot;&quot;)">
            <text:p/>
          </table:table-cell>
          <table:table-cell table:formula="of:=IF([.N288]=&quot;&quot;; &quot;&quot;; CONCATENATE(DATEDIF([.F288];[.N288];&quot;d&quot;); IF(DATEDIF([.F288];[.N28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8"/>
          <table:table-cell table:formula="of:=ABS([.I289]-[.H289])*[.G289]" office:value-type="float" office:value="0" calcext:value-type="float">
            <text:p>0</text:p>
          </table:table-cell>
          <table:table-cell table:number-columns-repeated="4"/>
          <table:table-cell table:formula="of:=IF(OR([.J289]=0; ISBLANK([.M289])); &quot;&quot;; [.P289]/[.J289])">
            <text:p/>
          </table:table-cell>
          <table:table-cell table:formula="of:=IF(OR(ISBLANK([.L289]); ISBLANK([.M289])); &quot;&quot;; IF([.E289]=&quot;Long&quot;; [.G289]*([.M289]-[.H289]); IF([.E289]=&quot;Short&quot;; [.G289]*([.H289]-[.M289]); &quot;&quot;)))">
            <text:p/>
          </table:table-cell>
          <table:table-cell table:formula="of:=IF(ISNUMBER([.P289]); IF([.P289]&gt;0; &quot;Win&quot;; &quot;Loss&quot;); &quot;&quot;)">
            <text:p/>
          </table:table-cell>
          <table:table-cell table:formula="of:=IF([.N289]=&quot;&quot;; &quot;&quot;; CONCATENATE(DATEDIF([.F289];[.N289];&quot;d&quot;); IF(DATEDIF([.F289];[.N28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8"/>
          <table:table-cell table:formula="of:=ABS([.I290]-[.H290])*[.G290]" office:value-type="float" office:value="0" calcext:value-type="float">
            <text:p>0</text:p>
          </table:table-cell>
          <table:table-cell table:number-columns-repeated="4"/>
          <table:table-cell table:formula="of:=IF(OR([.J290]=0; ISBLANK([.M290])); &quot;&quot;; [.P290]/[.J290])">
            <text:p/>
          </table:table-cell>
          <table:table-cell table:formula="of:=IF(OR(ISBLANK([.L290]); ISBLANK([.M290])); &quot;&quot;; IF([.E290]=&quot;Long&quot;; [.G290]*([.M290]-[.H290]); IF([.E290]=&quot;Short&quot;; [.G290]*([.H290]-[.M290]); &quot;&quot;)))">
            <text:p/>
          </table:table-cell>
          <table:table-cell table:formula="of:=IF(ISNUMBER([.P290]); IF([.P290]&gt;0; &quot;Win&quot;; &quot;Loss&quot;); &quot;&quot;)">
            <text:p/>
          </table:table-cell>
          <table:table-cell table:formula="of:=IF([.N290]=&quot;&quot;; &quot;&quot;; CONCATENATE(DATEDIF([.F290];[.N290];&quot;d&quot;); IF(DATEDIF([.F290];[.N29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8"/>
          <table:table-cell table:formula="of:=ABS([.I291]-[.H291])*[.G291]" office:value-type="float" office:value="0" calcext:value-type="float">
            <text:p>0</text:p>
          </table:table-cell>
          <table:table-cell table:number-columns-repeated="4"/>
          <table:table-cell table:formula="of:=IF(OR([.J291]=0; ISBLANK([.M291])); &quot;&quot;; [.P291]/[.J291])">
            <text:p/>
          </table:table-cell>
          <table:table-cell table:formula="of:=IF(OR(ISBLANK([.L291]); ISBLANK([.M291])); &quot;&quot;; IF([.E291]=&quot;Long&quot;; [.G291]*([.M291]-[.H291]); IF([.E291]=&quot;Short&quot;; [.G291]*([.H291]-[.M291]); &quot;&quot;)))">
            <text:p/>
          </table:table-cell>
          <table:table-cell table:formula="of:=IF(ISNUMBER([.P291]); IF([.P291]&gt;0; &quot;Win&quot;; &quot;Loss&quot;); &quot;&quot;)">
            <text:p/>
          </table:table-cell>
          <table:table-cell table:formula="of:=IF([.N291]=&quot;&quot;; &quot;&quot;; CONCATENATE(DATEDIF([.F291];[.N291];&quot;d&quot;); IF(DATEDIF([.F291];[.N29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8"/>
          <table:table-cell table:formula="of:=ABS([.I292]-[.H292])*[.G292]" office:value-type="float" office:value="0" calcext:value-type="float">
            <text:p>0</text:p>
          </table:table-cell>
          <table:table-cell table:number-columns-repeated="4"/>
          <table:table-cell table:formula="of:=IF(OR([.J292]=0; ISBLANK([.M292])); &quot;&quot;; [.P292]/[.J292])">
            <text:p/>
          </table:table-cell>
          <table:table-cell table:formula="of:=IF(OR(ISBLANK([.L292]); ISBLANK([.M292])); &quot;&quot;; IF([.E292]=&quot;Long&quot;; [.G292]*([.M292]-[.H292]); IF([.E292]=&quot;Short&quot;; [.G292]*([.H292]-[.M292]); &quot;&quot;)))">
            <text:p/>
          </table:table-cell>
          <table:table-cell table:formula="of:=IF(ISNUMBER([.P292]); IF([.P292]&gt;0; &quot;Win&quot;; &quot;Loss&quot;); &quot;&quot;)">
            <text:p/>
          </table:table-cell>
          <table:table-cell table:formula="of:=IF([.N292]=&quot;&quot;; &quot;&quot;; CONCATENATE(DATEDIF([.F292];[.N292];&quot;d&quot;); IF(DATEDIF([.F292];[.N29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8"/>
          <table:table-cell table:formula="of:=ABS([.I293]-[.H293])*[.G293]" office:value-type="float" office:value="0" calcext:value-type="float">
            <text:p>0</text:p>
          </table:table-cell>
          <table:table-cell table:number-columns-repeated="4"/>
          <table:table-cell table:formula="of:=IF(OR([.J293]=0; ISBLANK([.M293])); &quot;&quot;; [.P293]/[.J293])">
            <text:p/>
          </table:table-cell>
          <table:table-cell table:formula="of:=IF(OR(ISBLANK([.L293]); ISBLANK([.M293])); &quot;&quot;; IF([.E293]=&quot;Long&quot;; [.G293]*([.M293]-[.H293]); IF([.E293]=&quot;Short&quot;; [.G293]*([.H293]-[.M293]); &quot;&quot;)))">
            <text:p/>
          </table:table-cell>
          <table:table-cell table:formula="of:=IF(ISNUMBER([.P293]); IF([.P293]&gt;0; &quot;Win&quot;; &quot;Loss&quot;); &quot;&quot;)">
            <text:p/>
          </table:table-cell>
          <table:table-cell table:formula="of:=IF([.N293]=&quot;&quot;; &quot;&quot;; CONCATENATE(DATEDIF([.F293];[.N293];&quot;d&quot;); IF(DATEDIF([.F293];[.N29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8"/>
          <table:table-cell table:formula="of:=ABS([.I294]-[.H294])*[.G294]" office:value-type="float" office:value="0" calcext:value-type="float">
            <text:p>0</text:p>
          </table:table-cell>
          <table:table-cell table:number-columns-repeated="4"/>
          <table:table-cell table:formula="of:=IF(OR([.J294]=0; ISBLANK([.M294])); &quot;&quot;; [.P294]/[.J294])">
            <text:p/>
          </table:table-cell>
          <table:table-cell table:formula="of:=IF(OR(ISBLANK([.L294]); ISBLANK([.M294])); &quot;&quot;; IF([.E294]=&quot;Long&quot;; [.G294]*([.M294]-[.H294]); IF([.E294]=&quot;Short&quot;; [.G294]*([.H294]-[.M294]); &quot;&quot;)))">
            <text:p/>
          </table:table-cell>
          <table:table-cell table:formula="of:=IF(ISNUMBER([.P294]); IF([.P294]&gt;0; &quot;Win&quot;; &quot;Loss&quot;); &quot;&quot;)">
            <text:p/>
          </table:table-cell>
          <table:table-cell table:formula="of:=IF([.N294]=&quot;&quot;; &quot;&quot;; CONCATENATE(DATEDIF([.F294];[.N294];&quot;d&quot;); IF(DATEDIF([.F294];[.N29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8"/>
          <table:table-cell table:formula="of:=ABS([.I295]-[.H295])*[.G295]" office:value-type="float" office:value="0" calcext:value-type="float">
            <text:p>0</text:p>
          </table:table-cell>
          <table:table-cell table:number-columns-repeated="4"/>
          <table:table-cell table:formula="of:=IF(OR([.J295]=0; ISBLANK([.M295])); &quot;&quot;; [.P295]/[.J295])">
            <text:p/>
          </table:table-cell>
          <table:table-cell table:formula="of:=IF(OR(ISBLANK([.L295]); ISBLANK([.M295])); &quot;&quot;; IF([.E295]=&quot;Long&quot;; [.G295]*([.M295]-[.H295]); IF([.E295]=&quot;Short&quot;; [.G295]*([.H295]-[.M295]); &quot;&quot;)))">
            <text:p/>
          </table:table-cell>
          <table:table-cell table:formula="of:=IF(ISNUMBER([.P295]); IF([.P295]&gt;0; &quot;Win&quot;; &quot;Loss&quot;); &quot;&quot;)">
            <text:p/>
          </table:table-cell>
          <table:table-cell table:formula="of:=IF([.N295]=&quot;&quot;; &quot;&quot;; CONCATENATE(DATEDIF([.F295];[.N295];&quot;d&quot;); IF(DATEDIF([.F295];[.N29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8"/>
          <table:table-cell table:formula="of:=ABS([.I296]-[.H296])*[.G296]" office:value-type="float" office:value="0" calcext:value-type="float">
            <text:p>0</text:p>
          </table:table-cell>
          <table:table-cell table:number-columns-repeated="4"/>
          <table:table-cell table:formula="of:=IF(OR([.J296]=0; ISBLANK([.M296])); &quot;&quot;; [.P296]/[.J296])">
            <text:p/>
          </table:table-cell>
          <table:table-cell table:formula="of:=IF(OR(ISBLANK([.L296]); ISBLANK([.M296])); &quot;&quot;; IF([.E296]=&quot;Long&quot;; [.G296]*([.M296]-[.H296]); IF([.E296]=&quot;Short&quot;; [.G296]*([.H296]-[.M296]); &quot;&quot;)))">
            <text:p/>
          </table:table-cell>
          <table:table-cell table:formula="of:=IF(ISNUMBER([.P296]); IF([.P296]&gt;0; &quot;Win&quot;; &quot;Loss&quot;); &quot;&quot;)">
            <text:p/>
          </table:table-cell>
          <table:table-cell table:formula="of:=IF([.N296]=&quot;&quot;; &quot;&quot;; CONCATENATE(DATEDIF([.F296];[.N296];&quot;d&quot;); IF(DATEDIF([.F296];[.N29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8"/>
          <table:table-cell table:formula="of:=ABS([.I297]-[.H297])*[.G297]" office:value-type="float" office:value="0" calcext:value-type="float">
            <text:p>0</text:p>
          </table:table-cell>
          <table:table-cell table:number-columns-repeated="4"/>
          <table:table-cell table:formula="of:=IF(OR([.J297]=0; ISBLANK([.M297])); &quot;&quot;; [.P297]/[.J297])">
            <text:p/>
          </table:table-cell>
          <table:table-cell table:formula="of:=IF(OR(ISBLANK([.L297]); ISBLANK([.M297])); &quot;&quot;; IF([.E297]=&quot;Long&quot;; [.G297]*([.M297]-[.H297]); IF([.E297]=&quot;Short&quot;; [.G297]*([.H297]-[.M297]); &quot;&quot;)))">
            <text:p/>
          </table:table-cell>
          <table:table-cell table:formula="of:=IF(ISNUMBER([.P297]); IF([.P297]&gt;0; &quot;Win&quot;; &quot;Loss&quot;); &quot;&quot;)">
            <text:p/>
          </table:table-cell>
          <table:table-cell table:formula="of:=IF([.N297]=&quot;&quot;; &quot;&quot;; CONCATENATE(DATEDIF([.F297];[.N297];&quot;d&quot;); IF(DATEDIF([.F297];[.N29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8"/>
          <table:table-cell table:formula="of:=ABS([.I298]-[.H298])*[.G298]" office:value-type="float" office:value="0" calcext:value-type="float">
            <text:p>0</text:p>
          </table:table-cell>
          <table:table-cell table:number-columns-repeated="4"/>
          <table:table-cell table:formula="of:=IF(OR([.J298]=0; ISBLANK([.M298])); &quot;&quot;; [.P298]/[.J298])">
            <text:p/>
          </table:table-cell>
          <table:table-cell table:formula="of:=IF(OR(ISBLANK([.L298]); ISBLANK([.M298])); &quot;&quot;; IF([.E298]=&quot;Long&quot;; [.G298]*([.M298]-[.H298]); IF([.E298]=&quot;Short&quot;; [.G298]*([.H298]-[.M298]); &quot;&quot;)))">
            <text:p/>
          </table:table-cell>
          <table:table-cell table:formula="of:=IF(ISNUMBER([.P298]); IF([.P298]&gt;0; &quot;Win&quot;; &quot;Loss&quot;); &quot;&quot;)">
            <text:p/>
          </table:table-cell>
          <table:table-cell table:formula="of:=IF([.N298]=&quot;&quot;; &quot;&quot;; CONCATENATE(DATEDIF([.F298];[.N298];&quot;d&quot;); IF(DATEDIF([.F298];[.N29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8"/>
          <table:table-cell table:formula="of:=ABS([.I299]-[.H299])*[.G299]" office:value-type="float" office:value="0" calcext:value-type="float">
            <text:p>0</text:p>
          </table:table-cell>
          <table:table-cell table:number-columns-repeated="4"/>
          <table:table-cell table:formula="of:=IF(OR([.J299]=0; ISBLANK([.M299])); &quot;&quot;; [.P299]/[.J299])">
            <text:p/>
          </table:table-cell>
          <table:table-cell table:formula="of:=IF(OR(ISBLANK([.L299]); ISBLANK([.M299])); &quot;&quot;; IF([.E299]=&quot;Long&quot;; [.G299]*([.M299]-[.H299]); IF([.E299]=&quot;Short&quot;; [.G299]*([.H299]-[.M299]); &quot;&quot;)))">
            <text:p/>
          </table:table-cell>
          <table:table-cell table:formula="of:=IF(ISNUMBER([.P299]); IF([.P299]&gt;0; &quot;Win&quot;; &quot;Loss&quot;); &quot;&quot;)">
            <text:p/>
          </table:table-cell>
          <table:table-cell table:formula="of:=IF([.N299]=&quot;&quot;; &quot;&quot;; CONCATENATE(DATEDIF([.F299];[.N299];&quot;d&quot;); IF(DATEDIF([.F299];[.N29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8"/>
          <table:table-cell table:formula="of:=ABS([.I300]-[.H300])*[.G300]" office:value-type="float" office:value="0" calcext:value-type="float">
            <text:p>0</text:p>
          </table:table-cell>
          <table:table-cell table:number-columns-repeated="4"/>
          <table:table-cell table:formula="of:=IF(OR([.J300]=0; ISBLANK([.M300])); &quot;&quot;; [.P300]/[.J300])">
            <text:p/>
          </table:table-cell>
          <table:table-cell table:formula="of:=IF(OR(ISBLANK([.L300]); ISBLANK([.M300])); &quot;&quot;; IF([.E300]=&quot;Long&quot;; [.G300]*([.M300]-[.H300]); IF([.E300]=&quot;Short&quot;; [.G300]*([.H300]-[.M300]); &quot;&quot;)))">
            <text:p/>
          </table:table-cell>
          <table:table-cell table:formula="of:=IF(ISNUMBER([.P300]); IF([.P300]&gt;0; &quot;Win&quot;; &quot;Loss&quot;); &quot;&quot;)">
            <text:p/>
          </table:table-cell>
          <table:table-cell table:formula="of:=IF([.N300]=&quot;&quot;; &quot;&quot;; CONCATENATE(DATEDIF([.F300];[.N300];&quot;d&quot;); IF(DATEDIF([.F300];[.N30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8"/>
          <table:table-cell table:formula="of:=ABS([.I301]-[.H301])*[.G301]" office:value-type="float" office:value="0" calcext:value-type="float">
            <text:p>0</text:p>
          </table:table-cell>
          <table:table-cell table:number-columns-repeated="4"/>
          <table:table-cell table:formula="of:=IF(OR([.J301]=0; ISBLANK([.M301])); &quot;&quot;; [.P301]/[.J301])">
            <text:p/>
          </table:table-cell>
          <table:table-cell table:formula="of:=IF(OR(ISBLANK([.L301]); ISBLANK([.M301])); &quot;&quot;; IF([.E301]=&quot;Long&quot;; [.G301]*([.M301]-[.H301]); IF([.E301]=&quot;Short&quot;; [.G301]*([.H301]-[.M301]); &quot;&quot;)))">
            <text:p/>
          </table:table-cell>
          <table:table-cell table:formula="of:=IF(ISNUMBER([.P301]); IF([.P301]&gt;0; &quot;Win&quot;; &quot;Loss&quot;); &quot;&quot;)">
            <text:p/>
          </table:table-cell>
          <table:table-cell table:formula="of:=IF([.N301]=&quot;&quot;; &quot;&quot;; CONCATENATE(DATEDIF([.F301];[.N301];&quot;d&quot;); IF(DATEDIF([.F301];[.N30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8"/>
          <table:table-cell table:formula="of:=ABS([.I302]-[.H302])*[.G302]" office:value-type="float" office:value="0" calcext:value-type="float">
            <text:p>0</text:p>
          </table:table-cell>
          <table:table-cell table:number-columns-repeated="4"/>
          <table:table-cell table:formula="of:=IF(OR([.J302]=0; ISBLANK([.M302])); &quot;&quot;; [.P302]/[.J302])">
            <text:p/>
          </table:table-cell>
          <table:table-cell table:formula="of:=IF(OR(ISBLANK([.L302]); ISBLANK([.M302])); &quot;&quot;; IF([.E302]=&quot;Long&quot;; [.G302]*([.M302]-[.H302]); IF([.E302]=&quot;Short&quot;; [.G302]*([.H302]-[.M302]); &quot;&quot;)))">
            <text:p/>
          </table:table-cell>
          <table:table-cell table:formula="of:=IF(ISNUMBER([.P302]); IF([.P302]&gt;0; &quot;Win&quot;; &quot;Loss&quot;); &quot;&quot;)">
            <text:p/>
          </table:table-cell>
          <table:table-cell table:formula="of:=IF([.N302]=&quot;&quot;; &quot;&quot;; CONCATENATE(DATEDIF([.F302];[.N302];&quot;d&quot;); IF(DATEDIF([.F302];[.N30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8"/>
          <table:table-cell table:formula="of:=ABS([.I303]-[.H303])*[.G303]" office:value-type="float" office:value="0" calcext:value-type="float">
            <text:p>0</text:p>
          </table:table-cell>
          <table:table-cell table:number-columns-repeated="4"/>
          <table:table-cell table:formula="of:=IF(OR([.J303]=0; ISBLANK([.M303])); &quot;&quot;; [.P303]/[.J303])">
            <text:p/>
          </table:table-cell>
          <table:table-cell table:formula="of:=IF(OR(ISBLANK([.L303]); ISBLANK([.M303])); &quot;&quot;; IF([.E303]=&quot;Long&quot;; [.G303]*([.M303]-[.H303]); IF([.E303]=&quot;Short&quot;; [.G303]*([.H303]-[.M303]); &quot;&quot;)))">
            <text:p/>
          </table:table-cell>
          <table:table-cell table:formula="of:=IF(ISNUMBER([.P303]); IF([.P303]&gt;0; &quot;Win&quot;; &quot;Loss&quot;); &quot;&quot;)">
            <text:p/>
          </table:table-cell>
          <table:table-cell table:formula="of:=IF([.N303]=&quot;&quot;; &quot;&quot;; CONCATENATE(DATEDIF([.F303];[.N303];&quot;d&quot;); IF(DATEDIF([.F303];[.N30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8"/>
          <table:table-cell table:formula="of:=ABS([.I304]-[.H304])*[.G304]" office:value-type="float" office:value="0" calcext:value-type="float">
            <text:p>0</text:p>
          </table:table-cell>
          <table:table-cell table:number-columns-repeated="4"/>
          <table:table-cell table:formula="of:=IF(OR([.J304]=0; ISBLANK([.M304])); &quot;&quot;; [.P304]/[.J304])">
            <text:p/>
          </table:table-cell>
          <table:table-cell table:formula="of:=IF(OR(ISBLANK([.L304]); ISBLANK([.M304])); &quot;&quot;; IF([.E304]=&quot;Long&quot;; [.G304]*([.M304]-[.H304]); IF([.E304]=&quot;Short&quot;; [.G304]*([.H304]-[.M304]); &quot;&quot;)))">
            <text:p/>
          </table:table-cell>
          <table:table-cell table:formula="of:=IF(ISNUMBER([.P304]); IF([.P304]&gt;0; &quot;Win&quot;; &quot;Loss&quot;); &quot;&quot;)">
            <text:p/>
          </table:table-cell>
          <table:table-cell table:formula="of:=IF([.N304]=&quot;&quot;; &quot;&quot;; CONCATENATE(DATEDIF([.F304];[.N304];&quot;d&quot;); IF(DATEDIF([.F304];[.N30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8"/>
          <table:table-cell table:formula="of:=ABS([.I305]-[.H305])*[.G305]" office:value-type="float" office:value="0" calcext:value-type="float">
            <text:p>0</text:p>
          </table:table-cell>
          <table:table-cell table:number-columns-repeated="4"/>
          <table:table-cell table:formula="of:=IF(OR([.J305]=0; ISBLANK([.M305])); &quot;&quot;; [.P305]/[.J305])">
            <text:p/>
          </table:table-cell>
          <table:table-cell table:formula="of:=IF(OR(ISBLANK([.L305]); ISBLANK([.M305])); &quot;&quot;; IF([.E305]=&quot;Long&quot;; [.G305]*([.M305]-[.H305]); IF([.E305]=&quot;Short&quot;; [.G305]*([.H305]-[.M305]); &quot;&quot;)))">
            <text:p/>
          </table:table-cell>
          <table:table-cell table:formula="of:=IF(ISNUMBER([.P305]); IF([.P305]&gt;0; &quot;Win&quot;; &quot;Loss&quot;); &quot;&quot;)">
            <text:p/>
          </table:table-cell>
          <table:table-cell table:formula="of:=IF([.N305]=&quot;&quot;; &quot;&quot;; CONCATENATE(DATEDIF([.F305];[.N305];&quot;d&quot;); IF(DATEDIF([.F305];[.N30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8"/>
          <table:table-cell table:formula="of:=ABS([.I306]-[.H306])*[.G306]" office:value-type="float" office:value="0" calcext:value-type="float">
            <text:p>0</text:p>
          </table:table-cell>
          <table:table-cell table:number-columns-repeated="4"/>
          <table:table-cell table:formula="of:=IF(OR([.J306]=0; ISBLANK([.M306])); &quot;&quot;; [.P306]/[.J306])">
            <text:p/>
          </table:table-cell>
          <table:table-cell table:formula="of:=IF(OR(ISBLANK([.L306]); ISBLANK([.M306])); &quot;&quot;; IF([.E306]=&quot;Long&quot;; [.G306]*([.M306]-[.H306]); IF([.E306]=&quot;Short&quot;; [.G306]*([.H306]-[.M306]); &quot;&quot;)))">
            <text:p/>
          </table:table-cell>
          <table:table-cell table:formula="of:=IF(ISNUMBER([.P306]); IF([.P306]&gt;0; &quot;Win&quot;; &quot;Loss&quot;); &quot;&quot;)">
            <text:p/>
          </table:table-cell>
          <table:table-cell table:formula="of:=IF([.N306]=&quot;&quot;; &quot;&quot;; CONCATENATE(DATEDIF([.F306];[.N306];&quot;d&quot;); IF(DATEDIF([.F306];[.N30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8"/>
          <table:table-cell table:formula="of:=ABS([.I307]-[.H307])*[.G307]" office:value-type="float" office:value="0" calcext:value-type="float">
            <text:p>0</text:p>
          </table:table-cell>
          <table:table-cell table:number-columns-repeated="4"/>
          <table:table-cell table:formula="of:=IF(OR([.J307]=0; ISBLANK([.M307])); &quot;&quot;; [.P307]/[.J307])">
            <text:p/>
          </table:table-cell>
          <table:table-cell table:formula="of:=IF(OR(ISBLANK([.L307]); ISBLANK([.M307])); &quot;&quot;; IF([.E307]=&quot;Long&quot;; [.G307]*([.M307]-[.H307]); IF([.E307]=&quot;Short&quot;; [.G307]*([.H307]-[.M307]); &quot;&quot;)))">
            <text:p/>
          </table:table-cell>
          <table:table-cell table:formula="of:=IF(ISNUMBER([.P307]); IF([.P307]&gt;0; &quot;Win&quot;; &quot;Loss&quot;); &quot;&quot;)">
            <text:p/>
          </table:table-cell>
          <table:table-cell table:formula="of:=IF([.N307]=&quot;&quot;; &quot;&quot;; CONCATENATE(DATEDIF([.F307];[.N307];&quot;d&quot;); IF(DATEDIF([.F307];[.N30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8"/>
          <table:table-cell table:formula="of:=ABS([.I308]-[.H308])*[.G308]" office:value-type="float" office:value="0" calcext:value-type="float">
            <text:p>0</text:p>
          </table:table-cell>
          <table:table-cell table:number-columns-repeated="4"/>
          <table:table-cell table:formula="of:=IF(OR([.J308]=0; ISBLANK([.M308])); &quot;&quot;; [.P308]/[.J308])">
            <text:p/>
          </table:table-cell>
          <table:table-cell table:formula="of:=IF(OR(ISBLANK([.L308]); ISBLANK([.M308])); &quot;&quot;; IF([.E308]=&quot;Long&quot;; [.G308]*([.M308]-[.H308]); IF([.E308]=&quot;Short&quot;; [.G308]*([.H308]-[.M308]); &quot;&quot;)))">
            <text:p/>
          </table:table-cell>
          <table:table-cell table:formula="of:=IF(ISNUMBER([.P308]); IF([.P308]&gt;0; &quot;Win&quot;; &quot;Loss&quot;); &quot;&quot;)">
            <text:p/>
          </table:table-cell>
          <table:table-cell table:formula="of:=IF([.N308]=&quot;&quot;; &quot;&quot;; CONCATENATE(DATEDIF([.F308];[.N308];&quot;d&quot;); IF(DATEDIF([.F308];[.N30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8"/>
          <table:table-cell table:formula="of:=ABS([.I309]-[.H309])*[.G309]" office:value-type="float" office:value="0" calcext:value-type="float">
            <text:p>0</text:p>
          </table:table-cell>
          <table:table-cell table:number-columns-repeated="4"/>
          <table:table-cell table:formula="of:=IF(OR([.J309]=0; ISBLANK([.M309])); &quot;&quot;; [.P309]/[.J309])">
            <text:p/>
          </table:table-cell>
          <table:table-cell table:formula="of:=IF(OR(ISBLANK([.L309]); ISBLANK([.M309])); &quot;&quot;; IF([.E309]=&quot;Long&quot;; [.G309]*([.M309]-[.H309]); IF([.E309]=&quot;Short&quot;; [.G309]*([.H309]-[.M309]); &quot;&quot;)))">
            <text:p/>
          </table:table-cell>
          <table:table-cell table:formula="of:=IF(ISNUMBER([.P309]); IF([.P309]&gt;0; &quot;Win&quot;; &quot;Loss&quot;); &quot;&quot;)">
            <text:p/>
          </table:table-cell>
          <table:table-cell table:formula="of:=IF([.N309]=&quot;&quot;; &quot;&quot;; CONCATENATE(DATEDIF([.F309];[.N309];&quot;d&quot;); IF(DATEDIF([.F309];[.N30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8"/>
          <table:table-cell table:formula="of:=ABS([.I310]-[.H310])*[.G310]" office:value-type="float" office:value="0" calcext:value-type="float">
            <text:p>0</text:p>
          </table:table-cell>
          <table:table-cell table:number-columns-repeated="4"/>
          <table:table-cell table:formula="of:=IF(OR([.J310]=0; ISBLANK([.M310])); &quot;&quot;; [.P310]/[.J310])">
            <text:p/>
          </table:table-cell>
          <table:table-cell table:formula="of:=IF(OR(ISBLANK([.L310]); ISBLANK([.M310])); &quot;&quot;; IF([.E310]=&quot;Long&quot;; [.G310]*([.M310]-[.H310]); IF([.E310]=&quot;Short&quot;; [.G310]*([.H310]-[.M310]); &quot;&quot;)))">
            <text:p/>
          </table:table-cell>
          <table:table-cell table:formula="of:=IF(ISNUMBER([.P310]); IF([.P310]&gt;0; &quot;Win&quot;; &quot;Loss&quot;); &quot;&quot;)">
            <text:p/>
          </table:table-cell>
          <table:table-cell table:formula="of:=IF([.N310]=&quot;&quot;; &quot;&quot;; CONCATENATE(DATEDIF([.F310];[.N310];&quot;d&quot;); IF(DATEDIF([.F310];[.N31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8"/>
          <table:table-cell table:formula="of:=ABS([.I311]-[.H311])*[.G311]" office:value-type="float" office:value="0" calcext:value-type="float">
            <text:p>0</text:p>
          </table:table-cell>
          <table:table-cell table:number-columns-repeated="4"/>
          <table:table-cell table:formula="of:=IF(OR([.J311]=0; ISBLANK([.M311])); &quot;&quot;; [.P311]/[.J311])">
            <text:p/>
          </table:table-cell>
          <table:table-cell table:formula="of:=IF(OR(ISBLANK([.L311]); ISBLANK([.M311])); &quot;&quot;; IF([.E311]=&quot;Long&quot;; [.G311]*([.M311]-[.H311]); IF([.E311]=&quot;Short&quot;; [.G311]*([.H311]-[.M311]); &quot;&quot;)))">
            <text:p/>
          </table:table-cell>
          <table:table-cell table:formula="of:=IF(ISNUMBER([.P311]); IF([.P311]&gt;0; &quot;Win&quot;; &quot;Loss&quot;); &quot;&quot;)">
            <text:p/>
          </table:table-cell>
          <table:table-cell table:formula="of:=IF([.N311]=&quot;&quot;; &quot;&quot;; CONCATENATE(DATEDIF([.F311];[.N311];&quot;d&quot;); IF(DATEDIF([.F311];[.N31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8"/>
          <table:table-cell table:formula="of:=ABS([.I312]-[.H312])*[.G312]" office:value-type="float" office:value="0" calcext:value-type="float">
            <text:p>0</text:p>
          </table:table-cell>
          <table:table-cell table:number-columns-repeated="4"/>
          <table:table-cell table:formula="of:=IF(OR([.J312]=0; ISBLANK([.M312])); &quot;&quot;; [.P312]/[.J312])">
            <text:p/>
          </table:table-cell>
          <table:table-cell table:formula="of:=IF(OR(ISBLANK([.L312]); ISBLANK([.M312])); &quot;&quot;; IF([.E312]=&quot;Long&quot;; [.G312]*([.M312]-[.H312]); IF([.E312]=&quot;Short&quot;; [.G312]*([.H312]-[.M312]); &quot;&quot;)))">
            <text:p/>
          </table:table-cell>
          <table:table-cell table:formula="of:=IF(ISNUMBER([.P312]); IF([.P312]&gt;0; &quot;Win&quot;; &quot;Loss&quot;); &quot;&quot;)">
            <text:p/>
          </table:table-cell>
          <table:table-cell table:formula="of:=IF([.N312]=&quot;&quot;; &quot;&quot;; CONCATENATE(DATEDIF([.F312];[.N312];&quot;d&quot;); IF(DATEDIF([.F312];[.N31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8"/>
          <table:table-cell table:formula="of:=ABS([.I313]-[.H313])*[.G313]" office:value-type="float" office:value="0" calcext:value-type="float">
            <text:p>0</text:p>
          </table:table-cell>
          <table:table-cell table:number-columns-repeated="4"/>
          <table:table-cell table:formula="of:=IF(OR([.J313]=0; ISBLANK([.M313])); &quot;&quot;; [.P313]/[.J313])">
            <text:p/>
          </table:table-cell>
          <table:table-cell table:formula="of:=IF(OR(ISBLANK([.L313]); ISBLANK([.M313])); &quot;&quot;; IF([.E313]=&quot;Long&quot;; [.G313]*([.M313]-[.H313]); IF([.E313]=&quot;Short&quot;; [.G313]*([.H313]-[.M313]); &quot;&quot;)))">
            <text:p/>
          </table:table-cell>
          <table:table-cell table:formula="of:=IF(ISNUMBER([.P313]); IF([.P313]&gt;0; &quot;Win&quot;; &quot;Loss&quot;); &quot;&quot;)">
            <text:p/>
          </table:table-cell>
          <table:table-cell table:formula="of:=IF([.N313]=&quot;&quot;; &quot;&quot;; CONCATENATE(DATEDIF([.F313];[.N313];&quot;d&quot;); IF(DATEDIF([.F313];[.N31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8"/>
          <table:table-cell table:formula="of:=ABS([.I314]-[.H314])*[.G314]" office:value-type="float" office:value="0" calcext:value-type="float">
            <text:p>0</text:p>
          </table:table-cell>
          <table:table-cell table:number-columns-repeated="4"/>
          <table:table-cell table:formula="of:=IF(OR([.J314]=0; ISBLANK([.M314])); &quot;&quot;; [.P314]/[.J314])">
            <text:p/>
          </table:table-cell>
          <table:table-cell table:formula="of:=IF(OR(ISBLANK([.L314]); ISBLANK([.M314])); &quot;&quot;; IF([.E314]=&quot;Long&quot;; [.G314]*([.M314]-[.H314]); IF([.E314]=&quot;Short&quot;; [.G314]*([.H314]-[.M314]); &quot;&quot;)))">
            <text:p/>
          </table:table-cell>
          <table:table-cell table:formula="of:=IF(ISNUMBER([.P314]); IF([.P314]&gt;0; &quot;Win&quot;; &quot;Loss&quot;); &quot;&quot;)">
            <text:p/>
          </table:table-cell>
          <table:table-cell table:formula="of:=IF([.N314]=&quot;&quot;; &quot;&quot;; CONCATENATE(DATEDIF([.F314];[.N314];&quot;d&quot;); IF(DATEDIF([.F314];[.N31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8"/>
          <table:table-cell table:formula="of:=ABS([.I315]-[.H315])*[.G315]" office:value-type="float" office:value="0" calcext:value-type="float">
            <text:p>0</text:p>
          </table:table-cell>
          <table:table-cell table:number-columns-repeated="4"/>
          <table:table-cell table:formula="of:=IF(OR([.J315]=0; ISBLANK([.M315])); &quot;&quot;; [.P315]/[.J315])">
            <text:p/>
          </table:table-cell>
          <table:table-cell table:formula="of:=IF(OR(ISBLANK([.L315]); ISBLANK([.M315])); &quot;&quot;; IF([.E315]=&quot;Long&quot;; [.G315]*([.M315]-[.H315]); IF([.E315]=&quot;Short&quot;; [.G315]*([.H315]-[.M315]); &quot;&quot;)))">
            <text:p/>
          </table:table-cell>
          <table:table-cell table:formula="of:=IF(ISNUMBER([.P315]); IF([.P315]&gt;0; &quot;Win&quot;; &quot;Loss&quot;); &quot;&quot;)">
            <text:p/>
          </table:table-cell>
          <table:table-cell table:formula="of:=IF([.N315]=&quot;&quot;; &quot;&quot;; CONCATENATE(DATEDIF([.F315];[.N315];&quot;d&quot;); IF(DATEDIF([.F315];[.N31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8"/>
          <table:table-cell table:formula="of:=ABS([.I316]-[.H316])*[.G316]" office:value-type="float" office:value="0" calcext:value-type="float">
            <text:p>0</text:p>
          </table:table-cell>
          <table:table-cell table:number-columns-repeated="4"/>
          <table:table-cell table:formula="of:=IF(OR([.J316]=0; ISBLANK([.M316])); &quot;&quot;; [.P316]/[.J316])">
            <text:p/>
          </table:table-cell>
          <table:table-cell table:formula="of:=IF(OR(ISBLANK([.L316]); ISBLANK([.M316])); &quot;&quot;; IF([.E316]=&quot;Long&quot;; [.G316]*([.M316]-[.H316]); IF([.E316]=&quot;Short&quot;; [.G316]*([.H316]-[.M316]); &quot;&quot;)))">
            <text:p/>
          </table:table-cell>
          <table:table-cell table:formula="of:=IF(ISNUMBER([.P316]); IF([.P316]&gt;0; &quot;Win&quot;; &quot;Loss&quot;); &quot;&quot;)">
            <text:p/>
          </table:table-cell>
          <table:table-cell table:formula="of:=IF([.N316]=&quot;&quot;; &quot;&quot;; CONCATENATE(DATEDIF([.F316];[.N316];&quot;d&quot;); IF(DATEDIF([.F316];[.N31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8"/>
          <table:table-cell table:formula="of:=ABS([.I317]-[.H317])*[.G317]" office:value-type="float" office:value="0" calcext:value-type="float">
            <text:p>0</text:p>
          </table:table-cell>
          <table:table-cell table:number-columns-repeated="4"/>
          <table:table-cell table:formula="of:=IF(OR([.J317]=0; ISBLANK([.M317])); &quot;&quot;; [.P317]/[.J317])">
            <text:p/>
          </table:table-cell>
          <table:table-cell table:formula="of:=IF(OR(ISBLANK([.L317]); ISBLANK([.M317])); &quot;&quot;; IF([.E317]=&quot;Long&quot;; [.G317]*([.M317]-[.H317]); IF([.E317]=&quot;Short&quot;; [.G317]*([.H317]-[.M317]); &quot;&quot;)))">
            <text:p/>
          </table:table-cell>
          <table:table-cell table:formula="of:=IF(ISNUMBER([.P317]); IF([.P317]&gt;0; &quot;Win&quot;; &quot;Loss&quot;); &quot;&quot;)">
            <text:p/>
          </table:table-cell>
          <table:table-cell table:formula="of:=IF([.N317]=&quot;&quot;; &quot;&quot;; CONCATENATE(DATEDIF([.F317];[.N317];&quot;d&quot;); IF(DATEDIF([.F317];[.N31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8"/>
          <table:table-cell table:formula="of:=ABS([.I318]-[.H318])*[.G318]" office:value-type="float" office:value="0" calcext:value-type="float">
            <text:p>0</text:p>
          </table:table-cell>
          <table:table-cell table:number-columns-repeated="4"/>
          <table:table-cell table:formula="of:=IF(OR([.J318]=0; ISBLANK([.M318])); &quot;&quot;; [.P318]/[.J318])">
            <text:p/>
          </table:table-cell>
          <table:table-cell table:formula="of:=IF(OR(ISBLANK([.L318]); ISBLANK([.M318])); &quot;&quot;; IF([.E318]=&quot;Long&quot;; [.G318]*([.M318]-[.H318]); IF([.E318]=&quot;Short&quot;; [.G318]*([.H318]-[.M318]); &quot;&quot;)))">
            <text:p/>
          </table:table-cell>
          <table:table-cell table:formula="of:=IF(ISNUMBER([.P318]); IF([.P318]&gt;0; &quot;Win&quot;; &quot;Loss&quot;); &quot;&quot;)">
            <text:p/>
          </table:table-cell>
          <table:table-cell table:formula="of:=IF([.N318]=&quot;&quot;; &quot;&quot;; CONCATENATE(DATEDIF([.F318];[.N318];&quot;d&quot;); IF(DATEDIF([.F318];[.N31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8"/>
          <table:table-cell table:formula="of:=ABS([.I319]-[.H319])*[.G319]" office:value-type="float" office:value="0" calcext:value-type="float">
            <text:p>0</text:p>
          </table:table-cell>
          <table:table-cell table:number-columns-repeated="4"/>
          <table:table-cell table:formula="of:=IF(OR([.J319]=0; ISBLANK([.M319])); &quot;&quot;; [.P319]/[.J319])">
            <text:p/>
          </table:table-cell>
          <table:table-cell table:formula="of:=IF(OR(ISBLANK([.L319]); ISBLANK([.M319])); &quot;&quot;; IF([.E319]=&quot;Long&quot;; [.G319]*([.M319]-[.H319]); IF([.E319]=&quot;Short&quot;; [.G319]*([.H319]-[.M319]); &quot;&quot;)))">
            <text:p/>
          </table:table-cell>
          <table:table-cell table:formula="of:=IF(ISNUMBER([.P319]); IF([.P319]&gt;0; &quot;Win&quot;; &quot;Loss&quot;); &quot;&quot;)">
            <text:p/>
          </table:table-cell>
          <table:table-cell table:formula="of:=IF([.N319]=&quot;&quot;; &quot;&quot;; CONCATENATE(DATEDIF([.F319];[.N319];&quot;d&quot;); IF(DATEDIF([.F319];[.N31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8"/>
          <table:table-cell table:formula="of:=ABS([.I320]-[.H320])*[.G320]" office:value-type="float" office:value="0" calcext:value-type="float">
            <text:p>0</text:p>
          </table:table-cell>
          <table:table-cell table:number-columns-repeated="4"/>
          <table:table-cell table:formula="of:=IF(OR([.J320]=0; ISBLANK([.M320])); &quot;&quot;; [.P320]/[.J320])">
            <text:p/>
          </table:table-cell>
          <table:table-cell table:formula="of:=IF(OR(ISBLANK([.L320]); ISBLANK([.M320])); &quot;&quot;; IF([.E320]=&quot;Long&quot;; [.G320]*([.M320]-[.H320]); IF([.E320]=&quot;Short&quot;; [.G320]*([.H320]-[.M320]); &quot;&quot;)))">
            <text:p/>
          </table:table-cell>
          <table:table-cell table:formula="of:=IF(ISNUMBER([.P320]); IF([.P320]&gt;0; &quot;Win&quot;; &quot;Loss&quot;); &quot;&quot;)">
            <text:p/>
          </table:table-cell>
          <table:table-cell table:formula="of:=IF([.N320]=&quot;&quot;; &quot;&quot;; CONCATENATE(DATEDIF([.F320];[.N320];&quot;d&quot;); IF(DATEDIF([.F320];[.N32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8"/>
          <table:table-cell table:formula="of:=ABS([.I321]-[.H321])*[.G321]" office:value-type="float" office:value="0" calcext:value-type="float">
            <text:p>0</text:p>
          </table:table-cell>
          <table:table-cell table:number-columns-repeated="4"/>
          <table:table-cell table:formula="of:=IF(OR([.J321]=0; ISBLANK([.M321])); &quot;&quot;; [.P321]/[.J321])">
            <text:p/>
          </table:table-cell>
          <table:table-cell table:formula="of:=IF(OR(ISBLANK([.L321]); ISBLANK([.M321])); &quot;&quot;; IF([.E321]=&quot;Long&quot;; [.G321]*([.M321]-[.H321]); IF([.E321]=&quot;Short&quot;; [.G321]*([.H321]-[.M321]); &quot;&quot;)))">
            <text:p/>
          </table:table-cell>
          <table:table-cell table:formula="of:=IF(ISNUMBER([.P321]); IF([.P321]&gt;0; &quot;Win&quot;; &quot;Loss&quot;); &quot;&quot;)">
            <text:p/>
          </table:table-cell>
          <table:table-cell table:formula="of:=IF([.N321]=&quot;&quot;; &quot;&quot;; CONCATENATE(DATEDIF([.F321];[.N321];&quot;d&quot;); IF(DATEDIF([.F321];[.N32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8"/>
          <table:table-cell table:formula="of:=ABS([.I322]-[.H322])*[.G322]" office:value-type="float" office:value="0" calcext:value-type="float">
            <text:p>0</text:p>
          </table:table-cell>
          <table:table-cell table:number-columns-repeated="4"/>
          <table:table-cell table:formula="of:=IF(OR([.J322]=0; ISBLANK([.M322])); &quot;&quot;; [.P322]/[.J322])">
            <text:p/>
          </table:table-cell>
          <table:table-cell table:formula="of:=IF(OR(ISBLANK([.L322]); ISBLANK([.M322])); &quot;&quot;; IF([.E322]=&quot;Long&quot;; [.G322]*([.M322]-[.H322]); IF([.E322]=&quot;Short&quot;; [.G322]*([.H322]-[.M322]); &quot;&quot;)))">
            <text:p/>
          </table:table-cell>
          <table:table-cell table:formula="of:=IF(ISNUMBER([.P322]); IF([.P322]&gt;0; &quot;Win&quot;; &quot;Loss&quot;); &quot;&quot;)">
            <text:p/>
          </table:table-cell>
          <table:table-cell table:formula="of:=IF([.N322]=&quot;&quot;; &quot;&quot;; CONCATENATE(DATEDIF([.F322];[.N322];&quot;d&quot;); IF(DATEDIF([.F322];[.N32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8"/>
          <table:table-cell table:formula="of:=ABS([.I323]-[.H323])*[.G323]" office:value-type="float" office:value="0" calcext:value-type="float">
            <text:p>0</text:p>
          </table:table-cell>
          <table:table-cell table:number-columns-repeated="4"/>
          <table:table-cell table:formula="of:=IF(OR([.J323]=0; ISBLANK([.M323])); &quot;&quot;; [.P323]/[.J323])">
            <text:p/>
          </table:table-cell>
          <table:table-cell table:formula="of:=IF(OR(ISBLANK([.L323]); ISBLANK([.M323])); &quot;&quot;; IF([.E323]=&quot;Long&quot;; [.G323]*([.M323]-[.H323]); IF([.E323]=&quot;Short&quot;; [.G323]*([.H323]-[.M323]); &quot;&quot;)))">
            <text:p/>
          </table:table-cell>
          <table:table-cell table:formula="of:=IF(ISNUMBER([.P323]); IF([.P323]&gt;0; &quot;Win&quot;; &quot;Loss&quot;); &quot;&quot;)">
            <text:p/>
          </table:table-cell>
          <table:table-cell table:formula="of:=IF([.N323]=&quot;&quot;; &quot;&quot;; CONCATENATE(DATEDIF([.F323];[.N323];&quot;d&quot;); IF(DATEDIF([.F323];[.N32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8"/>
          <table:table-cell table:formula="of:=ABS([.I324]-[.H324])*[.G324]" office:value-type="float" office:value="0" calcext:value-type="float">
            <text:p>0</text:p>
          </table:table-cell>
          <table:table-cell table:number-columns-repeated="4"/>
          <table:table-cell table:formula="of:=IF(OR([.J324]=0; ISBLANK([.M324])); &quot;&quot;; [.P324]/[.J324])">
            <text:p/>
          </table:table-cell>
          <table:table-cell table:formula="of:=IF(OR(ISBLANK([.L324]); ISBLANK([.M324])); &quot;&quot;; IF([.E324]=&quot;Long&quot;; [.G324]*([.M324]-[.H324]); IF([.E324]=&quot;Short&quot;; [.G324]*([.H324]-[.M324]); &quot;&quot;)))">
            <text:p/>
          </table:table-cell>
          <table:table-cell table:formula="of:=IF(ISNUMBER([.P324]); IF([.P324]&gt;0; &quot;Win&quot;; &quot;Loss&quot;); &quot;&quot;)">
            <text:p/>
          </table:table-cell>
          <table:table-cell table:formula="of:=IF([.N324]=&quot;&quot;; &quot;&quot;; CONCATENATE(DATEDIF([.F324];[.N324];&quot;d&quot;); IF(DATEDIF([.F324];[.N32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8"/>
          <table:table-cell table:formula="of:=ABS([.I325]-[.H325])*[.G325]" office:value-type="float" office:value="0" calcext:value-type="float">
            <text:p>0</text:p>
          </table:table-cell>
          <table:table-cell table:number-columns-repeated="4"/>
          <table:table-cell table:formula="of:=IF(OR([.J325]=0; ISBLANK([.M325])); &quot;&quot;; [.P325]/[.J325])">
            <text:p/>
          </table:table-cell>
          <table:table-cell table:formula="of:=IF(OR(ISBLANK([.L325]); ISBLANK([.M325])); &quot;&quot;; IF([.E325]=&quot;Long&quot;; [.G325]*([.M325]-[.H325]); IF([.E325]=&quot;Short&quot;; [.G325]*([.H325]-[.M325]); &quot;&quot;)))">
            <text:p/>
          </table:table-cell>
          <table:table-cell table:formula="of:=IF(ISNUMBER([.P325]); IF([.P325]&gt;0; &quot;Win&quot;; &quot;Loss&quot;); &quot;&quot;)">
            <text:p/>
          </table:table-cell>
          <table:table-cell table:formula="of:=IF([.N325]=&quot;&quot;; &quot;&quot;; CONCATENATE(DATEDIF([.F325];[.N325];&quot;d&quot;); IF(DATEDIF([.F325];[.N32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8"/>
          <table:table-cell table:formula="of:=ABS([.I326]-[.H326])*[.G326]" office:value-type="float" office:value="0" calcext:value-type="float">
            <text:p>0</text:p>
          </table:table-cell>
          <table:table-cell table:number-columns-repeated="4"/>
          <table:table-cell table:formula="of:=IF(OR([.J326]=0; ISBLANK([.M326])); &quot;&quot;; [.P326]/[.J326])">
            <text:p/>
          </table:table-cell>
          <table:table-cell table:formula="of:=IF(OR(ISBLANK([.L326]); ISBLANK([.M326])); &quot;&quot;; IF([.E326]=&quot;Long&quot;; [.G326]*([.M326]-[.H326]); IF([.E326]=&quot;Short&quot;; [.G326]*([.H326]-[.M326]); &quot;&quot;)))">
            <text:p/>
          </table:table-cell>
          <table:table-cell table:formula="of:=IF(ISNUMBER([.P326]); IF([.P326]&gt;0; &quot;Win&quot;; &quot;Loss&quot;); &quot;&quot;)">
            <text:p/>
          </table:table-cell>
          <table:table-cell table:formula="of:=IF([.N326]=&quot;&quot;; &quot;&quot;; CONCATENATE(DATEDIF([.F326];[.N326];&quot;d&quot;); IF(DATEDIF([.F326];[.N32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8"/>
          <table:table-cell table:formula="of:=ABS([.I327]-[.H327])*[.G327]" office:value-type="float" office:value="0" calcext:value-type="float">
            <text:p>0</text:p>
          </table:table-cell>
          <table:table-cell table:number-columns-repeated="4"/>
          <table:table-cell table:formula="of:=IF(OR([.J327]=0; ISBLANK([.M327])); &quot;&quot;; [.P327]/[.J327])">
            <text:p/>
          </table:table-cell>
          <table:table-cell table:formula="of:=IF(OR(ISBLANK([.L327]); ISBLANK([.M327])); &quot;&quot;; IF([.E327]=&quot;Long&quot;; [.G327]*([.M327]-[.H327]); IF([.E327]=&quot;Short&quot;; [.G327]*([.H327]-[.M327]); &quot;&quot;)))">
            <text:p/>
          </table:table-cell>
          <table:table-cell table:formula="of:=IF(ISNUMBER([.P327]); IF([.P327]&gt;0; &quot;Win&quot;; &quot;Loss&quot;); &quot;&quot;)">
            <text:p/>
          </table:table-cell>
          <table:table-cell table:formula="of:=IF([.N327]=&quot;&quot;; &quot;&quot;; CONCATENATE(DATEDIF([.F327];[.N327];&quot;d&quot;); IF(DATEDIF([.F327];[.N32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8"/>
          <table:table-cell table:formula="of:=ABS([.I328]-[.H328])*[.G328]" office:value-type="float" office:value="0" calcext:value-type="float">
            <text:p>0</text:p>
          </table:table-cell>
          <table:table-cell table:number-columns-repeated="4"/>
          <table:table-cell table:formula="of:=IF(OR([.J328]=0; ISBLANK([.M328])); &quot;&quot;; [.P328]/[.J328])">
            <text:p/>
          </table:table-cell>
          <table:table-cell table:formula="of:=IF(OR(ISBLANK([.L328]); ISBLANK([.M328])); &quot;&quot;; IF([.E328]=&quot;Long&quot;; [.G328]*([.M328]-[.H328]); IF([.E328]=&quot;Short&quot;; [.G328]*([.H328]-[.M328]); &quot;&quot;)))">
            <text:p/>
          </table:table-cell>
          <table:table-cell table:formula="of:=IF(ISNUMBER([.P328]); IF([.P328]&gt;0; &quot;Win&quot;; &quot;Loss&quot;); &quot;&quot;)">
            <text:p/>
          </table:table-cell>
          <table:table-cell table:formula="of:=IF([.N328]=&quot;&quot;; &quot;&quot;; CONCATENATE(DATEDIF([.F328];[.N328];&quot;d&quot;); IF(DATEDIF([.F328];[.N32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8"/>
          <table:table-cell table:formula="of:=ABS([.I329]-[.H329])*[.G329]" office:value-type="float" office:value="0" calcext:value-type="float">
            <text:p>0</text:p>
          </table:table-cell>
          <table:table-cell table:number-columns-repeated="4"/>
          <table:table-cell table:formula="of:=IF(OR([.J329]=0; ISBLANK([.M329])); &quot;&quot;; [.P329]/[.J329])">
            <text:p/>
          </table:table-cell>
          <table:table-cell table:formula="of:=IF(OR(ISBLANK([.L329]); ISBLANK([.M329])); &quot;&quot;; IF([.E329]=&quot;Long&quot;; [.G329]*([.M329]-[.H329]); IF([.E329]=&quot;Short&quot;; [.G329]*([.H329]-[.M329]); &quot;&quot;)))">
            <text:p/>
          </table:table-cell>
          <table:table-cell table:formula="of:=IF(ISNUMBER([.P329]); IF([.P329]&gt;0; &quot;Win&quot;; &quot;Loss&quot;); &quot;&quot;)">
            <text:p/>
          </table:table-cell>
          <table:table-cell table:formula="of:=IF([.N329]=&quot;&quot;; &quot;&quot;; CONCATENATE(DATEDIF([.F329];[.N329];&quot;d&quot;); IF(DATEDIF([.F329];[.N32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8"/>
          <table:table-cell table:formula="of:=ABS([.I330]-[.H330])*[.G330]" office:value-type="float" office:value="0" calcext:value-type="float">
            <text:p>0</text:p>
          </table:table-cell>
          <table:table-cell table:number-columns-repeated="4"/>
          <table:table-cell table:formula="of:=IF(OR([.J330]=0; ISBLANK([.M330])); &quot;&quot;; [.P330]/[.J330])">
            <text:p/>
          </table:table-cell>
          <table:table-cell table:formula="of:=IF(OR(ISBLANK([.L330]); ISBLANK([.M330])); &quot;&quot;; IF([.E330]=&quot;Long&quot;; [.G330]*([.M330]-[.H330]); IF([.E330]=&quot;Short&quot;; [.G330]*([.H330]-[.M330]); &quot;&quot;)))">
            <text:p/>
          </table:table-cell>
          <table:table-cell table:formula="of:=IF(ISNUMBER([.P330]); IF([.P330]&gt;0; &quot;Win&quot;; &quot;Loss&quot;); &quot;&quot;)">
            <text:p/>
          </table:table-cell>
          <table:table-cell table:formula="of:=IF([.N330]=&quot;&quot;; &quot;&quot;; CONCATENATE(DATEDIF([.F330];[.N330];&quot;d&quot;); IF(DATEDIF([.F330];[.N33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8"/>
          <table:table-cell table:formula="of:=ABS([.I331]-[.H331])*[.G331]" office:value-type="float" office:value="0" calcext:value-type="float">
            <text:p>0</text:p>
          </table:table-cell>
          <table:table-cell table:number-columns-repeated="4"/>
          <table:table-cell table:formula="of:=IF(OR([.J331]=0; ISBLANK([.M331])); &quot;&quot;; [.P331]/[.J331])">
            <text:p/>
          </table:table-cell>
          <table:table-cell table:formula="of:=IF(OR(ISBLANK([.L331]); ISBLANK([.M331])); &quot;&quot;; IF([.E331]=&quot;Long&quot;; [.G331]*([.M331]-[.H331]); IF([.E331]=&quot;Short&quot;; [.G331]*([.H331]-[.M331]); &quot;&quot;)))">
            <text:p/>
          </table:table-cell>
          <table:table-cell table:formula="of:=IF(ISNUMBER([.P331]); IF([.P331]&gt;0; &quot;Win&quot;; &quot;Loss&quot;); &quot;&quot;)">
            <text:p/>
          </table:table-cell>
          <table:table-cell table:formula="of:=IF([.N331]=&quot;&quot;; &quot;&quot;; CONCATENATE(DATEDIF([.F331];[.N331];&quot;d&quot;); IF(DATEDIF([.F331];[.N33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8"/>
          <table:table-cell table:formula="of:=ABS([.I332]-[.H332])*[.G332]" office:value-type="float" office:value="0" calcext:value-type="float">
            <text:p>0</text:p>
          </table:table-cell>
          <table:table-cell table:number-columns-repeated="4"/>
          <table:table-cell table:formula="of:=IF(OR([.J332]=0; ISBLANK([.M332])); &quot;&quot;; [.P332]/[.J332])">
            <text:p/>
          </table:table-cell>
          <table:table-cell table:formula="of:=IF(OR(ISBLANK([.L332]); ISBLANK([.M332])); &quot;&quot;; IF([.E332]=&quot;Long&quot;; [.G332]*([.M332]-[.H332]); IF([.E332]=&quot;Short&quot;; [.G332]*([.H332]-[.M332]); &quot;&quot;)))">
            <text:p/>
          </table:table-cell>
          <table:table-cell table:formula="of:=IF(ISNUMBER([.P332]); IF([.P332]&gt;0; &quot;Win&quot;; &quot;Loss&quot;); &quot;&quot;)">
            <text:p/>
          </table:table-cell>
          <table:table-cell table:formula="of:=IF([.N332]=&quot;&quot;; &quot;&quot;; CONCATENATE(DATEDIF([.F332];[.N332];&quot;d&quot;); IF(DATEDIF([.F332];[.N33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8"/>
          <table:table-cell table:formula="of:=ABS([.I333]-[.H333])*[.G333]" office:value-type="float" office:value="0" calcext:value-type="float">
            <text:p>0</text:p>
          </table:table-cell>
          <table:table-cell table:number-columns-repeated="4"/>
          <table:table-cell table:formula="of:=IF(OR([.J333]=0; ISBLANK([.M333])); &quot;&quot;; [.P333]/[.J333])">
            <text:p/>
          </table:table-cell>
          <table:table-cell table:formula="of:=IF(OR(ISBLANK([.L333]); ISBLANK([.M333])); &quot;&quot;; IF([.E333]=&quot;Long&quot;; [.G333]*([.M333]-[.H333]); IF([.E333]=&quot;Short&quot;; [.G333]*([.H333]-[.M333]); &quot;&quot;)))">
            <text:p/>
          </table:table-cell>
          <table:table-cell table:formula="of:=IF(ISNUMBER([.P333]); IF([.P333]&gt;0; &quot;Win&quot;; &quot;Loss&quot;); &quot;&quot;)">
            <text:p/>
          </table:table-cell>
          <table:table-cell table:formula="of:=IF([.N333]=&quot;&quot;; &quot;&quot;; CONCATENATE(DATEDIF([.F333];[.N333];&quot;d&quot;); IF(DATEDIF([.F333];[.N33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8"/>
          <table:table-cell table:formula="of:=ABS([.I334]-[.H334])*[.G334]" office:value-type="float" office:value="0" calcext:value-type="float">
            <text:p>0</text:p>
          </table:table-cell>
          <table:table-cell table:number-columns-repeated="4"/>
          <table:table-cell table:formula="of:=IF(OR([.J334]=0; ISBLANK([.M334])); &quot;&quot;; [.P334]/[.J334])">
            <text:p/>
          </table:table-cell>
          <table:table-cell table:formula="of:=IF(OR(ISBLANK([.L334]); ISBLANK([.M334])); &quot;&quot;; IF([.E334]=&quot;Long&quot;; [.G334]*([.M334]-[.H334]); IF([.E334]=&quot;Short&quot;; [.G334]*([.H334]-[.M334]); &quot;&quot;)))">
            <text:p/>
          </table:table-cell>
          <table:table-cell table:formula="of:=IF(ISNUMBER([.P334]); IF([.P334]&gt;0; &quot;Win&quot;; &quot;Loss&quot;); &quot;&quot;)">
            <text:p/>
          </table:table-cell>
          <table:table-cell table:formula="of:=IF([.N334]=&quot;&quot;; &quot;&quot;; CONCATENATE(DATEDIF([.F334];[.N334];&quot;d&quot;); IF(DATEDIF([.F334];[.N33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8"/>
          <table:table-cell table:formula="of:=ABS([.I335]-[.H335])*[.G335]" office:value-type="float" office:value="0" calcext:value-type="float">
            <text:p>0</text:p>
          </table:table-cell>
          <table:table-cell table:number-columns-repeated="4"/>
          <table:table-cell table:formula="of:=IF(OR([.J335]=0; ISBLANK([.M335])); &quot;&quot;; [.P335]/[.J335])">
            <text:p/>
          </table:table-cell>
          <table:table-cell table:formula="of:=IF(OR(ISBLANK([.L335]); ISBLANK([.M335])); &quot;&quot;; IF([.E335]=&quot;Long&quot;; [.G335]*([.M335]-[.H335]); IF([.E335]=&quot;Short&quot;; [.G335]*([.H335]-[.M335]); &quot;&quot;)))">
            <text:p/>
          </table:table-cell>
          <table:table-cell table:formula="of:=IF(ISNUMBER([.P335]); IF([.P335]&gt;0; &quot;Win&quot;; &quot;Loss&quot;); &quot;&quot;)">
            <text:p/>
          </table:table-cell>
          <table:table-cell table:formula="of:=IF([.N335]=&quot;&quot;; &quot;&quot;; CONCATENATE(DATEDIF([.F335];[.N335];&quot;d&quot;); IF(DATEDIF([.F335];[.N33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8"/>
          <table:table-cell table:formula="of:=ABS([.I336]-[.H336])*[.G336]" office:value-type="float" office:value="0" calcext:value-type="float">
            <text:p>0</text:p>
          </table:table-cell>
          <table:table-cell table:number-columns-repeated="4"/>
          <table:table-cell table:formula="of:=IF(OR([.J336]=0; ISBLANK([.M336])); &quot;&quot;; [.P336]/[.J336])">
            <text:p/>
          </table:table-cell>
          <table:table-cell table:formula="of:=IF(OR(ISBLANK([.L336]); ISBLANK([.M336])); &quot;&quot;; IF([.E336]=&quot;Long&quot;; [.G336]*([.M336]-[.H336]); IF([.E336]=&quot;Short&quot;; [.G336]*([.H336]-[.M336]); &quot;&quot;)))">
            <text:p/>
          </table:table-cell>
          <table:table-cell table:formula="of:=IF(ISNUMBER([.P336]); IF([.P336]&gt;0; &quot;Win&quot;; &quot;Loss&quot;); &quot;&quot;)">
            <text:p/>
          </table:table-cell>
          <table:table-cell table:formula="of:=IF([.N336]=&quot;&quot;; &quot;&quot;; CONCATENATE(DATEDIF([.F336];[.N336];&quot;d&quot;); IF(DATEDIF([.F336];[.N33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8"/>
          <table:table-cell table:formula="of:=ABS([.I337]-[.H337])*[.G337]" office:value-type="float" office:value="0" calcext:value-type="float">
            <text:p>0</text:p>
          </table:table-cell>
          <table:table-cell table:number-columns-repeated="4"/>
          <table:table-cell table:formula="of:=IF(OR([.J337]=0; ISBLANK([.M337])); &quot;&quot;; [.P337]/[.J337])">
            <text:p/>
          </table:table-cell>
          <table:table-cell table:formula="of:=IF(OR(ISBLANK([.L337]); ISBLANK([.M337])); &quot;&quot;; IF([.E337]=&quot;Long&quot;; [.G337]*([.M337]-[.H337]); IF([.E337]=&quot;Short&quot;; [.G337]*([.H337]-[.M337]); &quot;&quot;)))">
            <text:p/>
          </table:table-cell>
          <table:table-cell table:formula="of:=IF(ISNUMBER([.P337]); IF([.P337]&gt;0; &quot;Win&quot;; &quot;Loss&quot;); &quot;&quot;)">
            <text:p/>
          </table:table-cell>
          <table:table-cell table:formula="of:=IF([.N337]=&quot;&quot;; &quot;&quot;; CONCATENATE(DATEDIF([.F337];[.N337];&quot;d&quot;); IF(DATEDIF([.F337];[.N33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8"/>
          <table:table-cell table:formula="of:=ABS([.I338]-[.H338])*[.G338]" office:value-type="float" office:value="0" calcext:value-type="float">
            <text:p>0</text:p>
          </table:table-cell>
          <table:table-cell table:number-columns-repeated="4"/>
          <table:table-cell table:formula="of:=IF(OR([.J338]=0; ISBLANK([.M338])); &quot;&quot;; [.P338]/[.J338])">
            <text:p/>
          </table:table-cell>
          <table:table-cell table:formula="of:=IF(OR(ISBLANK([.L338]); ISBLANK([.M338])); &quot;&quot;; IF([.E338]=&quot;Long&quot;; [.G338]*([.M338]-[.H338]); IF([.E338]=&quot;Short&quot;; [.G338]*([.H338]-[.M338]); &quot;&quot;)))">
            <text:p/>
          </table:table-cell>
          <table:table-cell table:formula="of:=IF(ISNUMBER([.P338]); IF([.P338]&gt;0; &quot;Win&quot;; &quot;Loss&quot;); &quot;&quot;)">
            <text:p/>
          </table:table-cell>
          <table:table-cell table:formula="of:=IF([.N338]=&quot;&quot;; &quot;&quot;; CONCATENATE(DATEDIF([.F338];[.N338];&quot;d&quot;); IF(DATEDIF([.F338];[.N33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8"/>
          <table:table-cell table:formula="of:=ABS([.I339]-[.H339])*[.G339]" office:value-type="float" office:value="0" calcext:value-type="float">
            <text:p>0</text:p>
          </table:table-cell>
          <table:table-cell table:number-columns-repeated="4"/>
          <table:table-cell table:formula="of:=IF(OR([.J339]=0; ISBLANK([.M339])); &quot;&quot;; [.P339]/[.J339])">
            <text:p/>
          </table:table-cell>
          <table:table-cell table:formula="of:=IF(OR(ISBLANK([.L339]); ISBLANK([.M339])); &quot;&quot;; IF([.E339]=&quot;Long&quot;; [.G339]*([.M339]-[.H339]); IF([.E339]=&quot;Short&quot;; [.G339]*([.H339]-[.M339]); &quot;&quot;)))">
            <text:p/>
          </table:table-cell>
          <table:table-cell table:formula="of:=IF(ISNUMBER([.P339]); IF([.P339]&gt;0; &quot;Win&quot;; &quot;Loss&quot;); &quot;&quot;)">
            <text:p/>
          </table:table-cell>
          <table:table-cell table:formula="of:=IF([.N339]=&quot;&quot;; &quot;&quot;; CONCATENATE(DATEDIF([.F339];[.N339];&quot;d&quot;); IF(DATEDIF([.F339];[.N33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8"/>
          <table:table-cell table:formula="of:=ABS([.I340]-[.H340])*[.G340]" office:value-type="float" office:value="0" calcext:value-type="float">
            <text:p>0</text:p>
          </table:table-cell>
          <table:table-cell table:number-columns-repeated="4"/>
          <table:table-cell table:formula="of:=IF(OR([.J340]=0; ISBLANK([.M340])); &quot;&quot;; [.P340]/[.J340])">
            <text:p/>
          </table:table-cell>
          <table:table-cell table:formula="of:=IF(OR(ISBLANK([.L340]); ISBLANK([.M340])); &quot;&quot;; IF([.E340]=&quot;Long&quot;; [.G340]*([.M340]-[.H340]); IF([.E340]=&quot;Short&quot;; [.G340]*([.H340]-[.M340]); &quot;&quot;)))">
            <text:p/>
          </table:table-cell>
          <table:table-cell table:formula="of:=IF(ISNUMBER([.P340]); IF([.P340]&gt;0; &quot;Win&quot;; &quot;Loss&quot;); &quot;&quot;)">
            <text:p/>
          </table:table-cell>
          <table:table-cell table:formula="of:=IF([.N340]=&quot;&quot;; &quot;&quot;; CONCATENATE(DATEDIF([.F340];[.N340];&quot;d&quot;); IF(DATEDIF([.F340];[.N34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8"/>
          <table:table-cell table:formula="of:=ABS([.I341]-[.H341])*[.G341]" office:value-type="float" office:value="0" calcext:value-type="float">
            <text:p>0</text:p>
          </table:table-cell>
          <table:table-cell table:number-columns-repeated="4"/>
          <table:table-cell table:formula="of:=IF(OR([.J341]=0; ISBLANK([.M341])); &quot;&quot;; [.P341]/[.J341])">
            <text:p/>
          </table:table-cell>
          <table:table-cell table:formula="of:=IF(OR(ISBLANK([.L341]); ISBLANK([.M341])); &quot;&quot;; IF([.E341]=&quot;Long&quot;; [.G341]*([.M341]-[.H341]); IF([.E341]=&quot;Short&quot;; [.G341]*([.H341]-[.M341]); &quot;&quot;)))">
            <text:p/>
          </table:table-cell>
          <table:table-cell table:formula="of:=IF(ISNUMBER([.P341]); IF([.P341]&gt;0; &quot;Win&quot;; &quot;Loss&quot;); &quot;&quot;)">
            <text:p/>
          </table:table-cell>
          <table:table-cell table:formula="of:=IF([.N341]=&quot;&quot;; &quot;&quot;; CONCATENATE(DATEDIF([.F341];[.N341];&quot;d&quot;); IF(DATEDIF([.F341];[.N34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8"/>
          <table:table-cell table:formula="of:=ABS([.I342]-[.H342])*[.G342]" office:value-type="float" office:value="0" calcext:value-type="float">
            <text:p>0</text:p>
          </table:table-cell>
          <table:table-cell table:number-columns-repeated="4"/>
          <table:table-cell table:formula="of:=IF(OR([.J342]=0; ISBLANK([.M342])); &quot;&quot;; [.P342]/[.J342])">
            <text:p/>
          </table:table-cell>
          <table:table-cell table:formula="of:=IF(OR(ISBLANK([.L342]); ISBLANK([.M342])); &quot;&quot;; IF([.E342]=&quot;Long&quot;; [.G342]*([.M342]-[.H342]); IF([.E342]=&quot;Short&quot;; [.G342]*([.H342]-[.M342]); &quot;&quot;)))">
            <text:p/>
          </table:table-cell>
          <table:table-cell table:formula="of:=IF(ISNUMBER([.P342]); IF([.P342]&gt;0; &quot;Win&quot;; &quot;Loss&quot;); &quot;&quot;)">
            <text:p/>
          </table:table-cell>
          <table:table-cell table:formula="of:=IF([.N342]=&quot;&quot;; &quot;&quot;; CONCATENATE(DATEDIF([.F342];[.N342];&quot;d&quot;); IF(DATEDIF([.F342];[.N34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8"/>
          <table:table-cell table:formula="of:=ABS([.I343]-[.H343])*[.G343]" office:value-type="float" office:value="0" calcext:value-type="float">
            <text:p>0</text:p>
          </table:table-cell>
          <table:table-cell table:number-columns-repeated="4"/>
          <table:table-cell table:formula="of:=IF(OR([.J343]=0; ISBLANK([.M343])); &quot;&quot;; [.P343]/[.J343])">
            <text:p/>
          </table:table-cell>
          <table:table-cell table:formula="of:=IF(OR(ISBLANK([.L343]); ISBLANK([.M343])); &quot;&quot;; IF([.E343]=&quot;Long&quot;; [.G343]*([.M343]-[.H343]); IF([.E343]=&quot;Short&quot;; [.G343]*([.H343]-[.M343]); &quot;&quot;)))">
            <text:p/>
          </table:table-cell>
          <table:table-cell table:formula="of:=IF(ISNUMBER([.P343]); IF([.P343]&gt;0; &quot;Win&quot;; &quot;Loss&quot;); &quot;&quot;)">
            <text:p/>
          </table:table-cell>
          <table:table-cell table:formula="of:=IF([.N343]=&quot;&quot;; &quot;&quot;; CONCATENATE(DATEDIF([.F343];[.N343];&quot;d&quot;); IF(DATEDIF([.F343];[.N34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8"/>
          <table:table-cell table:formula="of:=ABS([.I344]-[.H344])*[.G344]" office:value-type="float" office:value="0" calcext:value-type="float">
            <text:p>0</text:p>
          </table:table-cell>
          <table:table-cell table:number-columns-repeated="4"/>
          <table:table-cell table:formula="of:=IF(OR([.J344]=0; ISBLANK([.M344])); &quot;&quot;; [.P344]/[.J344])">
            <text:p/>
          </table:table-cell>
          <table:table-cell table:formula="of:=IF(OR(ISBLANK([.L344]); ISBLANK([.M344])); &quot;&quot;; IF([.E344]=&quot;Long&quot;; [.G344]*([.M344]-[.H344]); IF([.E344]=&quot;Short&quot;; [.G344]*([.H344]-[.M344]); &quot;&quot;)))">
            <text:p/>
          </table:table-cell>
          <table:table-cell table:formula="of:=IF(ISNUMBER([.P344]); IF([.P344]&gt;0; &quot;Win&quot;; &quot;Loss&quot;); &quot;&quot;)">
            <text:p/>
          </table:table-cell>
          <table:table-cell table:formula="of:=IF([.N344]=&quot;&quot;; &quot;&quot;; CONCATENATE(DATEDIF([.F344];[.N344];&quot;d&quot;); IF(DATEDIF([.F344];[.N34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8"/>
          <table:table-cell table:formula="of:=ABS([.I345]-[.H345])*[.G345]" office:value-type="float" office:value="0" calcext:value-type="float">
            <text:p>0</text:p>
          </table:table-cell>
          <table:table-cell table:number-columns-repeated="4"/>
          <table:table-cell table:formula="of:=IF(OR([.J345]=0; ISBLANK([.M345])); &quot;&quot;; [.P345]/[.J345])">
            <text:p/>
          </table:table-cell>
          <table:table-cell table:formula="of:=IF(OR(ISBLANK([.L345]); ISBLANK([.M345])); &quot;&quot;; IF([.E345]=&quot;Long&quot;; [.G345]*([.M345]-[.H345]); IF([.E345]=&quot;Short&quot;; [.G345]*([.H345]-[.M345]); &quot;&quot;)))">
            <text:p/>
          </table:table-cell>
          <table:table-cell table:formula="of:=IF(ISNUMBER([.P345]); IF([.P345]&gt;0; &quot;Win&quot;; &quot;Loss&quot;); &quot;&quot;)">
            <text:p/>
          </table:table-cell>
          <table:table-cell table:formula="of:=IF([.N345]=&quot;&quot;; &quot;&quot;; CONCATENATE(DATEDIF([.F345];[.N345];&quot;d&quot;); IF(DATEDIF([.F345];[.N34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8"/>
          <table:table-cell table:formula="of:=ABS([.I346]-[.H346])*[.G346]" office:value-type="float" office:value="0" calcext:value-type="float">
            <text:p>0</text:p>
          </table:table-cell>
          <table:table-cell table:number-columns-repeated="4"/>
          <table:table-cell table:formula="of:=IF(OR([.J346]=0; ISBLANK([.M346])); &quot;&quot;; [.P346]/[.J346])">
            <text:p/>
          </table:table-cell>
          <table:table-cell table:formula="of:=IF(OR(ISBLANK([.L346]); ISBLANK([.M346])); &quot;&quot;; IF([.E346]=&quot;Long&quot;; [.G346]*([.M346]-[.H346]); IF([.E346]=&quot;Short&quot;; [.G346]*([.H346]-[.M346]); &quot;&quot;)))">
            <text:p/>
          </table:table-cell>
          <table:table-cell table:formula="of:=IF(ISNUMBER([.P346]); IF([.P346]&gt;0; &quot;Win&quot;; &quot;Loss&quot;); &quot;&quot;)">
            <text:p/>
          </table:table-cell>
          <table:table-cell table:formula="of:=IF([.N346]=&quot;&quot;; &quot;&quot;; CONCATENATE(DATEDIF([.F346];[.N346];&quot;d&quot;); IF(DATEDIF([.F346];[.N34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8"/>
          <table:table-cell table:formula="of:=ABS([.I347]-[.H347])*[.G347]" office:value-type="float" office:value="0" calcext:value-type="float">
            <text:p>0</text:p>
          </table:table-cell>
          <table:table-cell table:number-columns-repeated="4"/>
          <table:table-cell table:formula="of:=IF(OR([.J347]=0; ISBLANK([.M347])); &quot;&quot;; [.P347]/[.J347])">
            <text:p/>
          </table:table-cell>
          <table:table-cell table:formula="of:=IF(OR(ISBLANK([.L347]); ISBLANK([.M347])); &quot;&quot;; IF([.E347]=&quot;Long&quot;; [.G347]*([.M347]-[.H347]); IF([.E347]=&quot;Short&quot;; [.G347]*([.H347]-[.M347]); &quot;&quot;)))">
            <text:p/>
          </table:table-cell>
          <table:table-cell table:formula="of:=IF(ISNUMBER([.P347]); IF([.P347]&gt;0; &quot;Win&quot;; &quot;Loss&quot;); &quot;&quot;)">
            <text:p/>
          </table:table-cell>
          <table:table-cell table:formula="of:=IF([.N347]=&quot;&quot;; &quot;&quot;; CONCATENATE(DATEDIF([.F347];[.N347];&quot;d&quot;); IF(DATEDIF([.F347];[.N34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8"/>
          <table:table-cell table:formula="of:=ABS([.I348]-[.H348])*[.G348]" office:value-type="float" office:value="0" calcext:value-type="float">
            <text:p>0</text:p>
          </table:table-cell>
          <table:table-cell table:number-columns-repeated="4"/>
          <table:table-cell table:formula="of:=IF(OR([.J348]=0; ISBLANK([.M348])); &quot;&quot;; [.P348]/[.J348])">
            <text:p/>
          </table:table-cell>
          <table:table-cell table:formula="of:=IF(OR(ISBLANK([.L348]); ISBLANK([.M348])); &quot;&quot;; IF([.E348]=&quot;Long&quot;; [.G348]*([.M348]-[.H348]); IF([.E348]=&quot;Short&quot;; [.G348]*([.H348]-[.M348]); &quot;&quot;)))">
            <text:p/>
          </table:table-cell>
          <table:table-cell table:formula="of:=IF(ISNUMBER([.P348]); IF([.P348]&gt;0; &quot;Win&quot;; &quot;Loss&quot;); &quot;&quot;)">
            <text:p/>
          </table:table-cell>
          <table:table-cell table:formula="of:=IF([.N348]=&quot;&quot;; &quot;&quot;; CONCATENATE(DATEDIF([.F348];[.N348];&quot;d&quot;); IF(DATEDIF([.F348];[.N34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8"/>
          <table:table-cell table:formula="of:=ABS([.I349]-[.H349])*[.G349]" office:value-type="float" office:value="0" calcext:value-type="float">
            <text:p>0</text:p>
          </table:table-cell>
          <table:table-cell table:number-columns-repeated="4"/>
          <table:table-cell table:formula="of:=IF(OR([.J349]=0; ISBLANK([.M349])); &quot;&quot;; [.P349]/[.J349])">
            <text:p/>
          </table:table-cell>
          <table:table-cell table:formula="of:=IF(OR(ISBLANK([.L349]); ISBLANK([.M349])); &quot;&quot;; IF([.E349]=&quot;Long&quot;; [.G349]*([.M349]-[.H349]); IF([.E349]=&quot;Short&quot;; [.G349]*([.H349]-[.M349]); &quot;&quot;)))">
            <text:p/>
          </table:table-cell>
          <table:table-cell table:formula="of:=IF(ISNUMBER([.P349]); IF([.P349]&gt;0; &quot;Win&quot;; &quot;Loss&quot;); &quot;&quot;)">
            <text:p/>
          </table:table-cell>
          <table:table-cell table:formula="of:=IF([.N349]=&quot;&quot;; &quot;&quot;; CONCATENATE(DATEDIF([.F349];[.N349];&quot;d&quot;); IF(DATEDIF([.F349];[.N34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8"/>
          <table:table-cell table:formula="of:=ABS([.I350]-[.H350])*[.G350]" office:value-type="float" office:value="0" calcext:value-type="float">
            <text:p>0</text:p>
          </table:table-cell>
          <table:table-cell table:number-columns-repeated="4"/>
          <table:table-cell table:formula="of:=IF(OR([.J350]=0; ISBLANK([.M350])); &quot;&quot;; [.P350]/[.J350])">
            <text:p/>
          </table:table-cell>
          <table:table-cell table:formula="of:=IF(OR(ISBLANK([.L350]); ISBLANK([.M350])); &quot;&quot;; IF([.E350]=&quot;Long&quot;; [.G350]*([.M350]-[.H350]); IF([.E350]=&quot;Short&quot;; [.G350]*([.H350]-[.M350]); &quot;&quot;)))">
            <text:p/>
          </table:table-cell>
          <table:table-cell table:formula="of:=IF(ISNUMBER([.P350]); IF([.P350]&gt;0; &quot;Win&quot;; &quot;Loss&quot;); &quot;&quot;)">
            <text:p/>
          </table:table-cell>
          <table:table-cell table:formula="of:=IF([.N350]=&quot;&quot;; &quot;&quot;; CONCATENATE(DATEDIF([.F350];[.N350];&quot;d&quot;); IF(DATEDIF([.F350];[.N35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8"/>
          <table:table-cell table:formula="of:=ABS([.I351]-[.H351])*[.G351]" office:value-type="float" office:value="0" calcext:value-type="float">
            <text:p>0</text:p>
          </table:table-cell>
          <table:table-cell table:number-columns-repeated="4"/>
          <table:table-cell table:formula="of:=IF(OR([.J351]=0; ISBLANK([.M351])); &quot;&quot;; [.P351]/[.J351])">
            <text:p/>
          </table:table-cell>
          <table:table-cell table:formula="of:=IF(OR(ISBLANK([.L351]); ISBLANK([.M351])); &quot;&quot;; IF([.E351]=&quot;Long&quot;; [.G351]*([.M351]-[.H351]); IF([.E351]=&quot;Short&quot;; [.G351]*([.H351]-[.M351]); &quot;&quot;)))">
            <text:p/>
          </table:table-cell>
          <table:table-cell table:formula="of:=IF(ISNUMBER([.P351]); IF([.P351]&gt;0; &quot;Win&quot;; &quot;Loss&quot;); &quot;&quot;)">
            <text:p/>
          </table:table-cell>
          <table:table-cell table:formula="of:=IF([.N351]=&quot;&quot;; &quot;&quot;; CONCATENATE(DATEDIF([.F351];[.N351];&quot;d&quot;); IF(DATEDIF([.F351];[.N35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8"/>
          <table:table-cell table:formula="of:=ABS([.I352]-[.H352])*[.G352]" office:value-type="float" office:value="0" calcext:value-type="float">
            <text:p>0</text:p>
          </table:table-cell>
          <table:table-cell table:number-columns-repeated="4"/>
          <table:table-cell table:formula="of:=IF(OR([.J352]=0; ISBLANK([.M352])); &quot;&quot;; [.P352]/[.J352])">
            <text:p/>
          </table:table-cell>
          <table:table-cell table:formula="of:=IF(OR(ISBLANK([.L352]); ISBLANK([.M352])); &quot;&quot;; IF([.E352]=&quot;Long&quot;; [.G352]*([.M352]-[.H352]); IF([.E352]=&quot;Short&quot;; [.G352]*([.H352]-[.M352]); &quot;&quot;)))">
            <text:p/>
          </table:table-cell>
          <table:table-cell table:formula="of:=IF(ISNUMBER([.P352]); IF([.P352]&gt;0; &quot;Win&quot;; &quot;Loss&quot;); &quot;&quot;)">
            <text:p/>
          </table:table-cell>
          <table:table-cell table:formula="of:=IF([.N352]=&quot;&quot;; &quot;&quot;; CONCATENATE(DATEDIF([.F352];[.N352];&quot;d&quot;); IF(DATEDIF([.F352];[.N35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8"/>
          <table:table-cell table:formula="of:=ABS([.I353]-[.H353])*[.G353]" office:value-type="float" office:value="0" calcext:value-type="float">
            <text:p>0</text:p>
          </table:table-cell>
          <table:table-cell table:number-columns-repeated="4"/>
          <table:table-cell table:formula="of:=IF(OR([.J353]=0; ISBLANK([.M353])); &quot;&quot;; [.P353]/[.J353])">
            <text:p/>
          </table:table-cell>
          <table:table-cell table:formula="of:=IF(OR(ISBLANK([.L353]); ISBLANK([.M353])); &quot;&quot;; IF([.E353]=&quot;Long&quot;; [.G353]*([.M353]-[.H353]); IF([.E353]=&quot;Short&quot;; [.G353]*([.H353]-[.M353]); &quot;&quot;)))">
            <text:p/>
          </table:table-cell>
          <table:table-cell table:formula="of:=IF(ISNUMBER([.P353]); IF([.P353]&gt;0; &quot;Win&quot;; &quot;Loss&quot;); &quot;&quot;)">
            <text:p/>
          </table:table-cell>
          <table:table-cell table:formula="of:=IF([.N353]=&quot;&quot;; &quot;&quot;; CONCATENATE(DATEDIF([.F353];[.N353];&quot;d&quot;); IF(DATEDIF([.F353];[.N35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8"/>
          <table:table-cell table:formula="of:=ABS([.I354]-[.H354])*[.G354]" office:value-type="float" office:value="0" calcext:value-type="float">
            <text:p>0</text:p>
          </table:table-cell>
          <table:table-cell table:number-columns-repeated="4"/>
          <table:table-cell table:formula="of:=IF(OR([.J354]=0; ISBLANK([.M354])); &quot;&quot;; [.P354]/[.J354])">
            <text:p/>
          </table:table-cell>
          <table:table-cell table:formula="of:=IF(OR(ISBLANK([.L354]); ISBLANK([.M354])); &quot;&quot;; IF([.E354]=&quot;Long&quot;; [.G354]*([.M354]-[.H354]); IF([.E354]=&quot;Short&quot;; [.G354]*([.H354]-[.M354]); &quot;&quot;)))">
            <text:p/>
          </table:table-cell>
          <table:table-cell table:formula="of:=IF(ISNUMBER([.P354]); IF([.P354]&gt;0; &quot;Win&quot;; &quot;Loss&quot;); &quot;&quot;)">
            <text:p/>
          </table:table-cell>
          <table:table-cell table:formula="of:=IF([.N354]=&quot;&quot;; &quot;&quot;; CONCATENATE(DATEDIF([.F354];[.N354];&quot;d&quot;); IF(DATEDIF([.F354];[.N35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8"/>
          <table:table-cell table:formula="of:=ABS([.I355]-[.H355])*[.G355]" office:value-type="float" office:value="0" calcext:value-type="float">
            <text:p>0</text:p>
          </table:table-cell>
          <table:table-cell table:number-columns-repeated="4"/>
          <table:table-cell table:formula="of:=IF(OR([.J355]=0; ISBLANK([.M355])); &quot;&quot;; [.P355]/[.J355])">
            <text:p/>
          </table:table-cell>
          <table:table-cell table:formula="of:=IF(OR(ISBLANK([.L355]); ISBLANK([.M355])); &quot;&quot;; IF([.E355]=&quot;Long&quot;; [.G355]*([.M355]-[.H355]); IF([.E355]=&quot;Short&quot;; [.G355]*([.H355]-[.M355]); &quot;&quot;)))">
            <text:p/>
          </table:table-cell>
          <table:table-cell table:formula="of:=IF(ISNUMBER([.P355]); IF([.P355]&gt;0; &quot;Win&quot;; &quot;Loss&quot;); &quot;&quot;)">
            <text:p/>
          </table:table-cell>
          <table:table-cell table:formula="of:=IF([.N355]=&quot;&quot;; &quot;&quot;; CONCATENATE(DATEDIF([.F355];[.N355];&quot;d&quot;); IF(DATEDIF([.F355];[.N35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8"/>
          <table:table-cell table:formula="of:=ABS([.I356]-[.H356])*[.G356]" office:value-type="float" office:value="0" calcext:value-type="float">
            <text:p>0</text:p>
          </table:table-cell>
          <table:table-cell table:number-columns-repeated="4"/>
          <table:table-cell table:formula="of:=IF(OR([.J356]=0; ISBLANK([.M356])); &quot;&quot;; [.P356]/[.J356])">
            <text:p/>
          </table:table-cell>
          <table:table-cell table:formula="of:=IF(OR(ISBLANK([.L356]); ISBLANK([.M356])); &quot;&quot;; IF([.E356]=&quot;Long&quot;; [.G356]*([.M356]-[.H356]); IF([.E356]=&quot;Short&quot;; [.G356]*([.H356]-[.M356]); &quot;&quot;)))">
            <text:p/>
          </table:table-cell>
          <table:table-cell table:formula="of:=IF(ISNUMBER([.P356]); IF([.P356]&gt;0; &quot;Win&quot;; &quot;Loss&quot;); &quot;&quot;)">
            <text:p/>
          </table:table-cell>
          <table:table-cell table:formula="of:=IF([.N356]=&quot;&quot;; &quot;&quot;; CONCATENATE(DATEDIF([.F356];[.N356];&quot;d&quot;); IF(DATEDIF([.F356];[.N35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8"/>
          <table:table-cell table:formula="of:=ABS([.I357]-[.H357])*[.G357]" office:value-type="float" office:value="0" calcext:value-type="float">
            <text:p>0</text:p>
          </table:table-cell>
          <table:table-cell table:number-columns-repeated="4"/>
          <table:table-cell table:formula="of:=IF(OR([.J357]=0; ISBLANK([.M357])); &quot;&quot;; [.P357]/[.J357])">
            <text:p/>
          </table:table-cell>
          <table:table-cell table:formula="of:=IF(OR(ISBLANK([.L357]); ISBLANK([.M357])); &quot;&quot;; IF([.E357]=&quot;Long&quot;; [.G357]*([.M357]-[.H357]); IF([.E357]=&quot;Short&quot;; [.G357]*([.H357]-[.M357]); &quot;&quot;)))">
            <text:p/>
          </table:table-cell>
          <table:table-cell table:formula="of:=IF(ISNUMBER([.P357]); IF([.P357]&gt;0; &quot;Win&quot;; &quot;Loss&quot;); &quot;&quot;)">
            <text:p/>
          </table:table-cell>
          <table:table-cell table:formula="of:=IF([.N357]=&quot;&quot;; &quot;&quot;; CONCATENATE(DATEDIF([.F357];[.N357];&quot;d&quot;); IF(DATEDIF([.F357];[.N35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8"/>
          <table:table-cell table:formula="of:=ABS([.I358]-[.H358])*[.G358]" office:value-type="float" office:value="0" calcext:value-type="float">
            <text:p>0</text:p>
          </table:table-cell>
          <table:table-cell table:number-columns-repeated="4"/>
          <table:table-cell table:formula="of:=IF(OR([.J358]=0; ISBLANK([.M358])); &quot;&quot;; [.P358]/[.J358])">
            <text:p/>
          </table:table-cell>
          <table:table-cell table:formula="of:=IF(OR(ISBLANK([.L358]); ISBLANK([.M358])); &quot;&quot;; IF([.E358]=&quot;Long&quot;; [.G358]*([.M358]-[.H358]); IF([.E358]=&quot;Short&quot;; [.G358]*([.H358]-[.M358]); &quot;&quot;)))">
            <text:p/>
          </table:table-cell>
          <table:table-cell table:formula="of:=IF(ISNUMBER([.P358]); IF([.P358]&gt;0; &quot;Win&quot;; &quot;Loss&quot;); &quot;&quot;)">
            <text:p/>
          </table:table-cell>
          <table:table-cell table:formula="of:=IF([.N358]=&quot;&quot;; &quot;&quot;; CONCATENATE(DATEDIF([.F358];[.N358];&quot;d&quot;); IF(DATEDIF([.F358];[.N35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8"/>
          <table:table-cell table:formula="of:=ABS([.I359]-[.H359])*[.G359]" office:value-type="float" office:value="0" calcext:value-type="float">
            <text:p>0</text:p>
          </table:table-cell>
          <table:table-cell table:number-columns-repeated="4"/>
          <table:table-cell table:formula="of:=IF(OR([.J359]=0; ISBLANK([.M359])); &quot;&quot;; [.P359]/[.J359])">
            <text:p/>
          </table:table-cell>
          <table:table-cell table:formula="of:=IF(OR(ISBLANK([.L359]); ISBLANK([.M359])); &quot;&quot;; IF([.E359]=&quot;Long&quot;; [.G359]*([.M359]-[.H359]); IF([.E359]=&quot;Short&quot;; [.G359]*([.H359]-[.M359]); &quot;&quot;)))">
            <text:p/>
          </table:table-cell>
          <table:table-cell table:formula="of:=IF(ISNUMBER([.P359]); IF([.P359]&gt;0; &quot;Win&quot;; &quot;Loss&quot;); &quot;&quot;)">
            <text:p/>
          </table:table-cell>
          <table:table-cell table:formula="of:=IF([.N359]=&quot;&quot;; &quot;&quot;; CONCATENATE(DATEDIF([.F359];[.N359];&quot;d&quot;); IF(DATEDIF([.F359];[.N35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8"/>
          <table:table-cell table:formula="of:=ABS([.I360]-[.H360])*[.G360]" office:value-type="float" office:value="0" calcext:value-type="float">
            <text:p>0</text:p>
          </table:table-cell>
          <table:table-cell table:number-columns-repeated="4"/>
          <table:table-cell table:formula="of:=IF(OR([.J360]=0; ISBLANK([.M360])); &quot;&quot;; [.P360]/[.J360])">
            <text:p/>
          </table:table-cell>
          <table:table-cell table:formula="of:=IF(OR(ISBLANK([.L360]); ISBLANK([.M360])); &quot;&quot;; IF([.E360]=&quot;Long&quot;; [.G360]*([.M360]-[.H360]); IF([.E360]=&quot;Short&quot;; [.G360]*([.H360]-[.M360]); &quot;&quot;)))">
            <text:p/>
          </table:table-cell>
          <table:table-cell table:formula="of:=IF(ISNUMBER([.P360]); IF([.P360]&gt;0; &quot;Win&quot;; &quot;Loss&quot;); &quot;&quot;)">
            <text:p/>
          </table:table-cell>
          <table:table-cell table:formula="of:=IF([.N360]=&quot;&quot;; &quot;&quot;; CONCATENATE(DATEDIF([.F360];[.N360];&quot;d&quot;); IF(DATEDIF([.F360];[.N36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8"/>
          <table:table-cell table:formula="of:=ABS([.I361]-[.H361])*[.G361]" office:value-type="float" office:value="0" calcext:value-type="float">
            <text:p>0</text:p>
          </table:table-cell>
          <table:table-cell table:number-columns-repeated="4"/>
          <table:table-cell table:formula="of:=IF(OR([.J361]=0; ISBLANK([.M361])); &quot;&quot;; [.P361]/[.J361])">
            <text:p/>
          </table:table-cell>
          <table:table-cell table:formula="of:=IF(OR(ISBLANK([.L361]); ISBLANK([.M361])); &quot;&quot;; IF([.E361]=&quot;Long&quot;; [.G361]*([.M361]-[.H361]); IF([.E361]=&quot;Short&quot;; [.G361]*([.H361]-[.M361]); &quot;&quot;)))">
            <text:p/>
          </table:table-cell>
          <table:table-cell table:formula="of:=IF(ISNUMBER([.P361]); IF([.P361]&gt;0; &quot;Win&quot;; &quot;Loss&quot;); &quot;&quot;)">
            <text:p/>
          </table:table-cell>
          <table:table-cell table:formula="of:=IF([.N361]=&quot;&quot;; &quot;&quot;; CONCATENATE(DATEDIF([.F361];[.N361];&quot;d&quot;); IF(DATEDIF([.F361];[.N36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8"/>
          <table:table-cell table:formula="of:=ABS([.I362]-[.H362])*[.G362]" office:value-type="float" office:value="0" calcext:value-type="float">
            <text:p>0</text:p>
          </table:table-cell>
          <table:table-cell table:number-columns-repeated="4"/>
          <table:table-cell table:formula="of:=IF(OR([.J362]=0; ISBLANK([.M362])); &quot;&quot;; [.P362]/[.J362])">
            <text:p/>
          </table:table-cell>
          <table:table-cell table:formula="of:=IF(OR(ISBLANK([.L362]); ISBLANK([.M362])); &quot;&quot;; IF([.E362]=&quot;Long&quot;; [.G362]*([.M362]-[.H362]); IF([.E362]=&quot;Short&quot;; [.G362]*([.H362]-[.M362]); &quot;&quot;)))">
            <text:p/>
          </table:table-cell>
          <table:table-cell table:formula="of:=IF(ISNUMBER([.P362]); IF([.P362]&gt;0; &quot;Win&quot;; &quot;Loss&quot;); &quot;&quot;)">
            <text:p/>
          </table:table-cell>
          <table:table-cell table:formula="of:=IF([.N362]=&quot;&quot;; &quot;&quot;; CONCATENATE(DATEDIF([.F362];[.N362];&quot;d&quot;); IF(DATEDIF([.F362];[.N36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8"/>
          <table:table-cell table:formula="of:=ABS([.I363]-[.H363])*[.G363]" office:value-type="float" office:value="0" calcext:value-type="float">
            <text:p>0</text:p>
          </table:table-cell>
          <table:table-cell table:number-columns-repeated="4"/>
          <table:table-cell table:formula="of:=IF(OR([.J363]=0; ISBLANK([.M363])); &quot;&quot;; [.P363]/[.J363])">
            <text:p/>
          </table:table-cell>
          <table:table-cell table:formula="of:=IF(OR(ISBLANK([.L363]); ISBLANK([.M363])); &quot;&quot;; IF([.E363]=&quot;Long&quot;; [.G363]*([.M363]-[.H363]); IF([.E363]=&quot;Short&quot;; [.G363]*([.H363]-[.M363]); &quot;&quot;)))">
            <text:p/>
          </table:table-cell>
          <table:table-cell table:formula="of:=IF(ISNUMBER([.P363]); IF([.P363]&gt;0; &quot;Win&quot;; &quot;Loss&quot;); &quot;&quot;)">
            <text:p/>
          </table:table-cell>
          <table:table-cell table:formula="of:=IF([.N363]=&quot;&quot;; &quot;&quot;; CONCATENATE(DATEDIF([.F363];[.N363];&quot;d&quot;); IF(DATEDIF([.F363];[.N36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8"/>
          <table:table-cell table:formula="of:=ABS([.I364]-[.H364])*[.G364]" office:value-type="float" office:value="0" calcext:value-type="float">
            <text:p>0</text:p>
          </table:table-cell>
          <table:table-cell table:number-columns-repeated="4"/>
          <table:table-cell table:formula="of:=IF(OR([.J364]=0; ISBLANK([.M364])); &quot;&quot;; [.P364]/[.J364])">
            <text:p/>
          </table:table-cell>
          <table:table-cell table:formula="of:=IF(OR(ISBLANK([.L364]); ISBLANK([.M364])); &quot;&quot;; IF([.E364]=&quot;Long&quot;; [.G364]*([.M364]-[.H364]); IF([.E364]=&quot;Short&quot;; [.G364]*([.H364]-[.M364]); &quot;&quot;)))">
            <text:p/>
          </table:table-cell>
          <table:table-cell table:formula="of:=IF(ISNUMBER([.P364]); IF([.P364]&gt;0; &quot;Win&quot;; &quot;Loss&quot;); &quot;&quot;)">
            <text:p/>
          </table:table-cell>
          <table:table-cell table:formula="of:=IF([.N364]=&quot;&quot;; &quot;&quot;; CONCATENATE(DATEDIF([.F364];[.N364];&quot;d&quot;); IF(DATEDIF([.F364];[.N36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8"/>
          <table:table-cell table:formula="of:=ABS([.I365]-[.H365])*[.G365]" office:value-type="float" office:value="0" calcext:value-type="float">
            <text:p>0</text:p>
          </table:table-cell>
          <table:table-cell table:number-columns-repeated="4"/>
          <table:table-cell table:formula="of:=IF(OR([.J365]=0; ISBLANK([.M365])); &quot;&quot;; [.P365]/[.J365])">
            <text:p/>
          </table:table-cell>
          <table:table-cell table:formula="of:=IF(OR(ISBLANK([.L365]); ISBLANK([.M365])); &quot;&quot;; IF([.E365]=&quot;Long&quot;; [.G365]*([.M365]-[.H365]); IF([.E365]=&quot;Short&quot;; [.G365]*([.H365]-[.M365]); &quot;&quot;)))">
            <text:p/>
          </table:table-cell>
          <table:table-cell table:formula="of:=IF(ISNUMBER([.P365]); IF([.P365]&gt;0; &quot;Win&quot;; &quot;Loss&quot;); &quot;&quot;)">
            <text:p/>
          </table:table-cell>
          <table:table-cell table:formula="of:=IF([.N365]=&quot;&quot;; &quot;&quot;; CONCATENATE(DATEDIF([.F365];[.N365];&quot;d&quot;); IF(DATEDIF([.F365];[.N36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8"/>
          <table:table-cell table:formula="of:=ABS([.I366]-[.H366])*[.G366]" office:value-type="float" office:value="0" calcext:value-type="float">
            <text:p>0</text:p>
          </table:table-cell>
          <table:table-cell table:number-columns-repeated="4"/>
          <table:table-cell table:formula="of:=IF(OR([.J366]=0; ISBLANK([.M366])); &quot;&quot;; [.P366]/[.J366])">
            <text:p/>
          </table:table-cell>
          <table:table-cell table:formula="of:=IF(OR(ISBLANK([.L366]); ISBLANK([.M366])); &quot;&quot;; IF([.E366]=&quot;Long&quot;; [.G366]*([.M366]-[.H366]); IF([.E366]=&quot;Short&quot;; [.G366]*([.H366]-[.M366]); &quot;&quot;)))">
            <text:p/>
          </table:table-cell>
          <table:table-cell table:formula="of:=IF(ISNUMBER([.P366]); IF([.P366]&gt;0; &quot;Win&quot;; &quot;Loss&quot;); &quot;&quot;)">
            <text:p/>
          </table:table-cell>
          <table:table-cell table:formula="of:=IF([.N366]=&quot;&quot;; &quot;&quot;; CONCATENATE(DATEDIF([.F366];[.N366];&quot;d&quot;); IF(DATEDIF([.F366];[.N36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8"/>
          <table:table-cell table:formula="of:=ABS([.I367]-[.H367])*[.G367]" office:value-type="float" office:value="0" calcext:value-type="float">
            <text:p>0</text:p>
          </table:table-cell>
          <table:table-cell table:number-columns-repeated="4"/>
          <table:table-cell table:formula="of:=IF(OR([.J367]=0; ISBLANK([.M367])); &quot;&quot;; [.P367]/[.J367])">
            <text:p/>
          </table:table-cell>
          <table:table-cell table:formula="of:=IF(OR(ISBLANK([.L367]); ISBLANK([.M367])); &quot;&quot;; IF([.E367]=&quot;Long&quot;; [.G367]*([.M367]-[.H367]); IF([.E367]=&quot;Short&quot;; [.G367]*([.H367]-[.M367]); &quot;&quot;)))">
            <text:p/>
          </table:table-cell>
          <table:table-cell table:formula="of:=IF(ISNUMBER([.P367]); IF([.P367]&gt;0; &quot;Win&quot;; &quot;Loss&quot;); &quot;&quot;)">
            <text:p/>
          </table:table-cell>
          <table:table-cell table:formula="of:=IF([.N367]=&quot;&quot;; &quot;&quot;; CONCATENATE(DATEDIF([.F367];[.N367];&quot;d&quot;); IF(DATEDIF([.F367];[.N36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8"/>
          <table:table-cell table:formula="of:=ABS([.I368]-[.H368])*[.G368]" office:value-type="float" office:value="0" calcext:value-type="float">
            <text:p>0</text:p>
          </table:table-cell>
          <table:table-cell table:number-columns-repeated="4"/>
          <table:table-cell table:formula="of:=IF(OR([.J368]=0; ISBLANK([.M368])); &quot;&quot;; [.P368]/[.J368])">
            <text:p/>
          </table:table-cell>
          <table:table-cell table:formula="of:=IF(OR(ISBLANK([.L368]); ISBLANK([.M368])); &quot;&quot;; IF([.E368]=&quot;Long&quot;; [.G368]*([.M368]-[.H368]); IF([.E368]=&quot;Short&quot;; [.G368]*([.H368]-[.M368]); &quot;&quot;)))">
            <text:p/>
          </table:table-cell>
          <table:table-cell table:formula="of:=IF(ISNUMBER([.P368]); IF([.P368]&gt;0; &quot;Win&quot;; &quot;Loss&quot;); &quot;&quot;)">
            <text:p/>
          </table:table-cell>
          <table:table-cell table:formula="of:=IF([.N368]=&quot;&quot;; &quot;&quot;; CONCATENATE(DATEDIF([.F368];[.N368];&quot;d&quot;); IF(DATEDIF([.F368];[.N36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8"/>
          <table:table-cell table:formula="of:=ABS([.I369]-[.H369])*[.G369]" office:value-type="float" office:value="0" calcext:value-type="float">
            <text:p>0</text:p>
          </table:table-cell>
          <table:table-cell table:number-columns-repeated="4"/>
          <table:table-cell table:formula="of:=IF(OR([.J369]=0; ISBLANK([.M369])); &quot;&quot;; [.P369]/[.J369])">
            <text:p/>
          </table:table-cell>
          <table:table-cell table:formula="of:=IF(OR(ISBLANK([.L369]); ISBLANK([.M369])); &quot;&quot;; IF([.E369]=&quot;Long&quot;; [.G369]*([.M369]-[.H369]); IF([.E369]=&quot;Short&quot;; [.G369]*([.H369]-[.M369]); &quot;&quot;)))">
            <text:p/>
          </table:table-cell>
          <table:table-cell table:formula="of:=IF(ISNUMBER([.P369]); IF([.P369]&gt;0; &quot;Win&quot;; &quot;Loss&quot;); &quot;&quot;)">
            <text:p/>
          </table:table-cell>
          <table:table-cell table:formula="of:=IF([.N369]=&quot;&quot;; &quot;&quot;; CONCATENATE(DATEDIF([.F369];[.N369];&quot;d&quot;); IF(DATEDIF([.F369];[.N36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8"/>
          <table:table-cell table:formula="of:=ABS([.I370]-[.H370])*[.G370]" office:value-type="float" office:value="0" calcext:value-type="float">
            <text:p>0</text:p>
          </table:table-cell>
          <table:table-cell table:number-columns-repeated="4"/>
          <table:table-cell table:formula="of:=IF(OR([.J370]=0; ISBLANK([.M370])); &quot;&quot;; [.P370]/[.J370])">
            <text:p/>
          </table:table-cell>
          <table:table-cell table:formula="of:=IF(OR(ISBLANK([.L370]); ISBLANK([.M370])); &quot;&quot;; IF([.E370]=&quot;Long&quot;; [.G370]*([.M370]-[.H370]); IF([.E370]=&quot;Short&quot;; [.G370]*([.H370]-[.M370]); &quot;&quot;)))">
            <text:p/>
          </table:table-cell>
          <table:table-cell table:formula="of:=IF(ISNUMBER([.P370]); IF([.P370]&gt;0; &quot;Win&quot;; &quot;Loss&quot;); &quot;&quot;)">
            <text:p/>
          </table:table-cell>
          <table:table-cell table:formula="of:=IF([.N370]=&quot;&quot;; &quot;&quot;; CONCATENATE(DATEDIF([.F370];[.N370];&quot;d&quot;); IF(DATEDIF([.F370];[.N37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8"/>
          <table:table-cell table:formula="of:=ABS([.I371]-[.H371])*[.G371]" office:value-type="float" office:value="0" calcext:value-type="float">
            <text:p>0</text:p>
          </table:table-cell>
          <table:table-cell table:number-columns-repeated="4"/>
          <table:table-cell table:formula="of:=IF(OR([.J371]=0; ISBLANK([.M371])); &quot;&quot;; [.P371]/[.J371])">
            <text:p/>
          </table:table-cell>
          <table:table-cell table:formula="of:=IF(OR(ISBLANK([.L371]); ISBLANK([.M371])); &quot;&quot;; IF([.E371]=&quot;Long&quot;; [.G371]*([.M371]-[.H371]); IF([.E371]=&quot;Short&quot;; [.G371]*([.H371]-[.M371]); &quot;&quot;)))">
            <text:p/>
          </table:table-cell>
          <table:table-cell table:formula="of:=IF(ISNUMBER([.P371]); IF([.P371]&gt;0; &quot;Win&quot;; &quot;Loss&quot;); &quot;&quot;)">
            <text:p/>
          </table:table-cell>
          <table:table-cell table:formula="of:=IF([.N371]=&quot;&quot;; &quot;&quot;; CONCATENATE(DATEDIF([.F371];[.N371];&quot;d&quot;); IF(DATEDIF([.F371];[.N37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8"/>
          <table:table-cell table:formula="of:=ABS([.I372]-[.H372])*[.G372]" office:value-type="float" office:value="0" calcext:value-type="float">
            <text:p>0</text:p>
          </table:table-cell>
          <table:table-cell table:number-columns-repeated="4"/>
          <table:table-cell table:formula="of:=IF(OR([.J372]=0; ISBLANK([.M372])); &quot;&quot;; [.P372]/[.J372])">
            <text:p/>
          </table:table-cell>
          <table:table-cell table:formula="of:=IF(OR(ISBLANK([.L372]); ISBLANK([.M372])); &quot;&quot;; IF([.E372]=&quot;Long&quot;; [.G372]*([.M372]-[.H372]); IF([.E372]=&quot;Short&quot;; [.G372]*([.H372]-[.M372]); &quot;&quot;)))">
            <text:p/>
          </table:table-cell>
          <table:table-cell table:formula="of:=IF(ISNUMBER([.P372]); IF([.P372]&gt;0; &quot;Win&quot;; &quot;Loss&quot;); &quot;&quot;)">
            <text:p/>
          </table:table-cell>
          <table:table-cell table:formula="of:=IF([.N372]=&quot;&quot;; &quot;&quot;; CONCATENATE(DATEDIF([.F372];[.N372];&quot;d&quot;); IF(DATEDIF([.F372];[.N37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8"/>
          <table:table-cell table:formula="of:=ABS([.I373]-[.H373])*[.G373]" office:value-type="float" office:value="0" calcext:value-type="float">
            <text:p>0</text:p>
          </table:table-cell>
          <table:table-cell table:number-columns-repeated="4"/>
          <table:table-cell table:formula="of:=IF(OR([.J373]=0; ISBLANK([.M373])); &quot;&quot;; [.P373]/[.J373])">
            <text:p/>
          </table:table-cell>
          <table:table-cell table:formula="of:=IF(OR(ISBLANK([.L373]); ISBLANK([.M373])); &quot;&quot;; IF([.E373]=&quot;Long&quot;; [.G373]*([.M373]-[.H373]); IF([.E373]=&quot;Short&quot;; [.G373]*([.H373]-[.M373]); &quot;&quot;)))">
            <text:p/>
          </table:table-cell>
          <table:table-cell table:formula="of:=IF(ISNUMBER([.P373]); IF([.P373]&gt;0; &quot;Win&quot;; &quot;Loss&quot;); &quot;&quot;)">
            <text:p/>
          </table:table-cell>
          <table:table-cell table:formula="of:=IF([.N373]=&quot;&quot;; &quot;&quot;; CONCATENATE(DATEDIF([.F373];[.N373];&quot;d&quot;); IF(DATEDIF([.F373];[.N37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8"/>
          <table:table-cell table:formula="of:=ABS([.I374]-[.H374])*[.G374]" office:value-type="float" office:value="0" calcext:value-type="float">
            <text:p>0</text:p>
          </table:table-cell>
          <table:table-cell table:number-columns-repeated="4"/>
          <table:table-cell table:formula="of:=IF(OR([.J374]=0; ISBLANK([.M374])); &quot;&quot;; [.P374]/[.J374])">
            <text:p/>
          </table:table-cell>
          <table:table-cell table:formula="of:=IF(OR(ISBLANK([.L374]); ISBLANK([.M374])); &quot;&quot;; IF([.E374]=&quot;Long&quot;; [.G374]*([.M374]-[.H374]); IF([.E374]=&quot;Short&quot;; [.G374]*([.H374]-[.M374]); &quot;&quot;)))">
            <text:p/>
          </table:table-cell>
          <table:table-cell table:formula="of:=IF(ISNUMBER([.P374]); IF([.P374]&gt;0; &quot;Win&quot;; &quot;Loss&quot;); &quot;&quot;)">
            <text:p/>
          </table:table-cell>
          <table:table-cell table:formula="of:=IF([.N374]=&quot;&quot;; &quot;&quot;; CONCATENATE(DATEDIF([.F374];[.N374];&quot;d&quot;); IF(DATEDIF([.F374];[.N37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8"/>
          <table:table-cell table:formula="of:=ABS([.I375]-[.H375])*[.G375]" office:value-type="float" office:value="0" calcext:value-type="float">
            <text:p>0</text:p>
          </table:table-cell>
          <table:table-cell table:number-columns-repeated="4"/>
          <table:table-cell table:formula="of:=IF(OR([.J375]=0; ISBLANK([.M375])); &quot;&quot;; [.P375]/[.J375])">
            <text:p/>
          </table:table-cell>
          <table:table-cell table:formula="of:=IF(OR(ISBLANK([.L375]); ISBLANK([.M375])); &quot;&quot;; IF([.E375]=&quot;Long&quot;; [.G375]*([.M375]-[.H375]); IF([.E375]=&quot;Short&quot;; [.G375]*([.H375]-[.M375]); &quot;&quot;)))">
            <text:p/>
          </table:table-cell>
          <table:table-cell table:formula="of:=IF(ISNUMBER([.P375]); IF([.P375]&gt;0; &quot;Win&quot;; &quot;Loss&quot;); &quot;&quot;)">
            <text:p/>
          </table:table-cell>
          <table:table-cell table:formula="of:=IF([.N375]=&quot;&quot;; &quot;&quot;; CONCATENATE(DATEDIF([.F375];[.N375];&quot;d&quot;); IF(DATEDIF([.F375];[.N37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8"/>
          <table:table-cell table:formula="of:=ABS([.I376]-[.H376])*[.G376]" office:value-type="float" office:value="0" calcext:value-type="float">
            <text:p>0</text:p>
          </table:table-cell>
          <table:table-cell table:number-columns-repeated="4"/>
          <table:table-cell table:formula="of:=IF(OR([.J376]=0; ISBLANK([.M376])); &quot;&quot;; [.P376]/[.J376])">
            <text:p/>
          </table:table-cell>
          <table:table-cell table:formula="of:=IF(OR(ISBLANK([.L376]); ISBLANK([.M376])); &quot;&quot;; IF([.E376]=&quot;Long&quot;; [.G376]*([.M376]-[.H376]); IF([.E376]=&quot;Short&quot;; [.G376]*([.H376]-[.M376]); &quot;&quot;)))">
            <text:p/>
          </table:table-cell>
          <table:table-cell table:formula="of:=IF(ISNUMBER([.P376]); IF([.P376]&gt;0; &quot;Win&quot;; &quot;Loss&quot;); &quot;&quot;)">
            <text:p/>
          </table:table-cell>
          <table:table-cell table:formula="of:=IF([.N376]=&quot;&quot;; &quot;&quot;; CONCATENATE(DATEDIF([.F376];[.N376];&quot;d&quot;); IF(DATEDIF([.F376];[.N37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8"/>
          <table:table-cell table:formula="of:=ABS([.I377]-[.H377])*[.G377]" office:value-type="float" office:value="0" calcext:value-type="float">
            <text:p>0</text:p>
          </table:table-cell>
          <table:table-cell table:number-columns-repeated="4"/>
          <table:table-cell table:formula="of:=IF(OR([.J377]=0; ISBLANK([.M377])); &quot;&quot;; [.P377]/[.J377])">
            <text:p/>
          </table:table-cell>
          <table:table-cell table:formula="of:=IF(OR(ISBLANK([.L377]); ISBLANK([.M377])); &quot;&quot;; IF([.E377]=&quot;Long&quot;; [.G377]*([.M377]-[.H377]); IF([.E377]=&quot;Short&quot;; [.G377]*([.H377]-[.M377]); &quot;&quot;)))">
            <text:p/>
          </table:table-cell>
          <table:table-cell table:formula="of:=IF(ISNUMBER([.P377]); IF([.P377]&gt;0; &quot;Win&quot;; &quot;Loss&quot;); &quot;&quot;)">
            <text:p/>
          </table:table-cell>
          <table:table-cell table:formula="of:=IF([.N377]=&quot;&quot;; &quot;&quot;; CONCATENATE(DATEDIF([.F377];[.N377];&quot;d&quot;); IF(DATEDIF([.F377];[.N37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8"/>
          <table:table-cell table:formula="of:=ABS([.I378]-[.H378])*[.G378]" office:value-type="float" office:value="0" calcext:value-type="float">
            <text:p>0</text:p>
          </table:table-cell>
          <table:table-cell table:number-columns-repeated="4"/>
          <table:table-cell table:formula="of:=IF(OR([.J378]=0; ISBLANK([.M378])); &quot;&quot;; [.P378]/[.J378])">
            <text:p/>
          </table:table-cell>
          <table:table-cell table:formula="of:=IF(OR(ISBLANK([.L378]); ISBLANK([.M378])); &quot;&quot;; IF([.E378]=&quot;Long&quot;; [.G378]*([.M378]-[.H378]); IF([.E378]=&quot;Short&quot;; [.G378]*([.H378]-[.M378]); &quot;&quot;)))">
            <text:p/>
          </table:table-cell>
          <table:table-cell table:formula="of:=IF(ISNUMBER([.P378]); IF([.P378]&gt;0; &quot;Win&quot;; &quot;Loss&quot;); &quot;&quot;)">
            <text:p/>
          </table:table-cell>
          <table:table-cell table:formula="of:=IF([.N378]=&quot;&quot;; &quot;&quot;; CONCATENATE(DATEDIF([.F378];[.N378];&quot;d&quot;); IF(DATEDIF([.F378];[.N37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8"/>
          <table:table-cell table:formula="of:=ABS([.I379]-[.H379])*[.G379]" office:value-type="float" office:value="0" calcext:value-type="float">
            <text:p>0</text:p>
          </table:table-cell>
          <table:table-cell table:number-columns-repeated="4"/>
          <table:table-cell table:formula="of:=IF(OR([.J379]=0; ISBLANK([.M379])); &quot;&quot;; [.P379]/[.J379])">
            <text:p/>
          </table:table-cell>
          <table:table-cell table:formula="of:=IF(OR(ISBLANK([.L379]); ISBLANK([.M379])); &quot;&quot;; IF([.E379]=&quot;Long&quot;; [.G379]*([.M379]-[.H379]); IF([.E379]=&quot;Short&quot;; [.G379]*([.H379]-[.M379]); &quot;&quot;)))">
            <text:p/>
          </table:table-cell>
          <table:table-cell table:formula="of:=IF(ISNUMBER([.P379]); IF([.P379]&gt;0; &quot;Win&quot;; &quot;Loss&quot;); &quot;&quot;)">
            <text:p/>
          </table:table-cell>
          <table:table-cell table:formula="of:=IF([.N379]=&quot;&quot;; &quot;&quot;; CONCATENATE(DATEDIF([.F379];[.N379];&quot;d&quot;); IF(DATEDIF([.F379];[.N37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8"/>
          <table:table-cell table:formula="of:=ABS([.I380]-[.H380])*[.G380]" office:value-type="float" office:value="0" calcext:value-type="float">
            <text:p>0</text:p>
          </table:table-cell>
          <table:table-cell table:number-columns-repeated="4"/>
          <table:table-cell table:formula="of:=IF(OR([.J380]=0; ISBLANK([.M380])); &quot;&quot;; [.P380]/[.J380])">
            <text:p/>
          </table:table-cell>
          <table:table-cell table:formula="of:=IF(OR(ISBLANK([.L380]); ISBLANK([.M380])); &quot;&quot;; IF([.E380]=&quot;Long&quot;; [.G380]*([.M380]-[.H380]); IF([.E380]=&quot;Short&quot;; [.G380]*([.H380]-[.M380]); &quot;&quot;)))">
            <text:p/>
          </table:table-cell>
          <table:table-cell table:formula="of:=IF(ISNUMBER([.P380]); IF([.P380]&gt;0; &quot;Win&quot;; &quot;Loss&quot;); &quot;&quot;)">
            <text:p/>
          </table:table-cell>
          <table:table-cell table:formula="of:=IF([.N380]=&quot;&quot;; &quot;&quot;; CONCATENATE(DATEDIF([.F380];[.N380];&quot;d&quot;); IF(DATEDIF([.F380];[.N38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8"/>
          <table:table-cell table:formula="of:=ABS([.I381]-[.H381])*[.G381]" office:value-type="float" office:value="0" calcext:value-type="float">
            <text:p>0</text:p>
          </table:table-cell>
          <table:table-cell table:number-columns-repeated="4"/>
          <table:table-cell table:formula="of:=IF(OR([.J381]=0; ISBLANK([.M381])); &quot;&quot;; [.P381]/[.J381])">
            <text:p/>
          </table:table-cell>
          <table:table-cell table:formula="of:=IF(OR(ISBLANK([.L381]); ISBLANK([.M381])); &quot;&quot;; IF([.E381]=&quot;Long&quot;; [.G381]*([.M381]-[.H381]); IF([.E381]=&quot;Short&quot;; [.G381]*([.H381]-[.M381]); &quot;&quot;)))">
            <text:p/>
          </table:table-cell>
          <table:table-cell table:formula="of:=IF(ISNUMBER([.P381]); IF([.P381]&gt;0; &quot;Win&quot;; &quot;Loss&quot;); &quot;&quot;)">
            <text:p/>
          </table:table-cell>
          <table:table-cell table:formula="of:=IF([.N381]=&quot;&quot;; &quot;&quot;; CONCATENATE(DATEDIF([.F381];[.N381];&quot;d&quot;); IF(DATEDIF([.F381];[.N38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8"/>
          <table:table-cell table:formula="of:=ABS([.I382]-[.H382])*[.G382]" office:value-type="float" office:value="0" calcext:value-type="float">
            <text:p>0</text:p>
          </table:table-cell>
          <table:table-cell table:number-columns-repeated="4"/>
          <table:table-cell table:formula="of:=IF(OR([.J382]=0; ISBLANK([.M382])); &quot;&quot;; [.P382]/[.J382])">
            <text:p/>
          </table:table-cell>
          <table:table-cell table:formula="of:=IF(OR(ISBLANK([.L382]); ISBLANK([.M382])); &quot;&quot;; IF([.E382]=&quot;Long&quot;; [.G382]*([.M382]-[.H382]); IF([.E382]=&quot;Short&quot;; [.G382]*([.H382]-[.M382]); &quot;&quot;)))">
            <text:p/>
          </table:table-cell>
          <table:table-cell table:formula="of:=IF(ISNUMBER([.P382]); IF([.P382]&gt;0; &quot;Win&quot;; &quot;Loss&quot;); &quot;&quot;)">
            <text:p/>
          </table:table-cell>
          <table:table-cell table:formula="of:=IF([.N382]=&quot;&quot;; &quot;&quot;; CONCATENATE(DATEDIF([.F382];[.N382];&quot;d&quot;); IF(DATEDIF([.F382];[.N38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8"/>
          <table:table-cell table:formula="of:=ABS([.I383]-[.H383])*[.G383]" office:value-type="float" office:value="0" calcext:value-type="float">
            <text:p>0</text:p>
          </table:table-cell>
          <table:table-cell table:number-columns-repeated="4"/>
          <table:table-cell table:formula="of:=IF(OR([.J383]=0; ISBLANK([.M383])); &quot;&quot;; [.P383]/[.J383])">
            <text:p/>
          </table:table-cell>
          <table:table-cell table:formula="of:=IF(OR(ISBLANK([.L383]); ISBLANK([.M383])); &quot;&quot;; IF([.E383]=&quot;Long&quot;; [.G383]*([.M383]-[.H383]); IF([.E383]=&quot;Short&quot;; [.G383]*([.H383]-[.M383]); &quot;&quot;)))">
            <text:p/>
          </table:table-cell>
          <table:table-cell table:formula="of:=IF(ISNUMBER([.P383]); IF([.P383]&gt;0; &quot;Win&quot;; &quot;Loss&quot;); &quot;&quot;)">
            <text:p/>
          </table:table-cell>
          <table:table-cell table:formula="of:=IF([.N383]=&quot;&quot;; &quot;&quot;; CONCATENATE(DATEDIF([.F383];[.N383];&quot;d&quot;); IF(DATEDIF([.F383];[.N38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8"/>
          <table:table-cell table:formula="of:=ABS([.I384]-[.H384])*[.G384]" office:value-type="float" office:value="0" calcext:value-type="float">
            <text:p>0</text:p>
          </table:table-cell>
          <table:table-cell table:number-columns-repeated="4"/>
          <table:table-cell table:formula="of:=IF(OR([.J384]=0; ISBLANK([.M384])); &quot;&quot;; [.P384]/[.J384])">
            <text:p/>
          </table:table-cell>
          <table:table-cell table:formula="of:=IF(OR(ISBLANK([.L384]); ISBLANK([.M384])); &quot;&quot;; IF([.E384]=&quot;Long&quot;; [.G384]*([.M384]-[.H384]); IF([.E384]=&quot;Short&quot;; [.G384]*([.H384]-[.M384]); &quot;&quot;)))">
            <text:p/>
          </table:table-cell>
          <table:table-cell table:formula="of:=IF(ISNUMBER([.P384]); IF([.P384]&gt;0; &quot;Win&quot;; &quot;Loss&quot;); &quot;&quot;)">
            <text:p/>
          </table:table-cell>
          <table:table-cell table:formula="of:=IF([.N384]=&quot;&quot;; &quot;&quot;; CONCATENATE(DATEDIF([.F384];[.N384];&quot;d&quot;); IF(DATEDIF([.F384];[.N38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8"/>
          <table:table-cell table:formula="of:=ABS([.I385]-[.H385])*[.G385]" office:value-type="float" office:value="0" calcext:value-type="float">
            <text:p>0</text:p>
          </table:table-cell>
          <table:table-cell table:number-columns-repeated="4"/>
          <table:table-cell table:formula="of:=IF(OR([.J385]=0; ISBLANK([.M385])); &quot;&quot;; [.P385]/[.J385])">
            <text:p/>
          </table:table-cell>
          <table:table-cell table:formula="of:=IF(OR(ISBLANK([.L385]); ISBLANK([.M385])); &quot;&quot;; IF([.E385]=&quot;Long&quot;; [.G385]*([.M385]-[.H385]); IF([.E385]=&quot;Short&quot;; [.G385]*([.H385]-[.M385]); &quot;&quot;)))">
            <text:p/>
          </table:table-cell>
          <table:table-cell table:formula="of:=IF(ISNUMBER([.P385]); IF([.P385]&gt;0; &quot;Win&quot;; &quot;Loss&quot;); &quot;&quot;)">
            <text:p/>
          </table:table-cell>
          <table:table-cell table:formula="of:=IF([.N385]=&quot;&quot;; &quot;&quot;; CONCATENATE(DATEDIF([.F385];[.N385];&quot;d&quot;); IF(DATEDIF([.F385];[.N38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8"/>
          <table:table-cell table:formula="of:=ABS([.I386]-[.H386])*[.G386]" office:value-type="float" office:value="0" calcext:value-type="float">
            <text:p>0</text:p>
          </table:table-cell>
          <table:table-cell table:number-columns-repeated="4"/>
          <table:table-cell table:formula="of:=IF(OR([.J386]=0; ISBLANK([.M386])); &quot;&quot;; [.P386]/[.J386])">
            <text:p/>
          </table:table-cell>
          <table:table-cell table:formula="of:=IF(OR(ISBLANK([.L386]); ISBLANK([.M386])); &quot;&quot;; IF([.E386]=&quot;Long&quot;; [.G386]*([.M386]-[.H386]); IF([.E386]=&quot;Short&quot;; [.G386]*([.H386]-[.M386]); &quot;&quot;)))">
            <text:p/>
          </table:table-cell>
          <table:table-cell table:formula="of:=IF(ISNUMBER([.P386]); IF([.P386]&gt;0; &quot;Win&quot;; &quot;Loss&quot;); &quot;&quot;)">
            <text:p/>
          </table:table-cell>
          <table:table-cell table:formula="of:=IF([.N386]=&quot;&quot;; &quot;&quot;; CONCATENATE(DATEDIF([.F386];[.N386];&quot;d&quot;); IF(DATEDIF([.F386];[.N38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8"/>
          <table:table-cell table:formula="of:=ABS([.I387]-[.H387])*[.G387]" office:value-type="float" office:value="0" calcext:value-type="float">
            <text:p>0</text:p>
          </table:table-cell>
          <table:table-cell table:number-columns-repeated="4"/>
          <table:table-cell table:formula="of:=IF(OR([.J387]=0; ISBLANK([.M387])); &quot;&quot;; [.P387]/[.J387])">
            <text:p/>
          </table:table-cell>
          <table:table-cell table:formula="of:=IF(OR(ISBLANK([.L387]); ISBLANK([.M387])); &quot;&quot;; IF([.E387]=&quot;Long&quot;; [.G387]*([.M387]-[.H387]); IF([.E387]=&quot;Short&quot;; [.G387]*([.H387]-[.M387]); &quot;&quot;)))">
            <text:p/>
          </table:table-cell>
          <table:table-cell table:formula="of:=IF(ISNUMBER([.P387]); IF([.P387]&gt;0; &quot;Win&quot;; &quot;Loss&quot;); &quot;&quot;)">
            <text:p/>
          </table:table-cell>
          <table:table-cell table:formula="of:=IF([.N387]=&quot;&quot;; &quot;&quot;; CONCATENATE(DATEDIF([.F387];[.N387];&quot;d&quot;); IF(DATEDIF([.F387];[.N38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8"/>
          <table:table-cell table:formula="of:=ABS([.I388]-[.H388])*[.G388]" office:value-type="float" office:value="0" calcext:value-type="float">
            <text:p>0</text:p>
          </table:table-cell>
          <table:table-cell table:number-columns-repeated="4"/>
          <table:table-cell table:formula="of:=IF(OR([.J388]=0; ISBLANK([.M388])); &quot;&quot;; [.P388]/[.J388])">
            <text:p/>
          </table:table-cell>
          <table:table-cell table:formula="of:=IF(OR(ISBLANK([.L388]); ISBLANK([.M388])); &quot;&quot;; IF([.E388]=&quot;Long&quot;; [.G388]*([.M388]-[.H388]); IF([.E388]=&quot;Short&quot;; [.G388]*([.H388]-[.M388]); &quot;&quot;)))">
            <text:p/>
          </table:table-cell>
          <table:table-cell table:formula="of:=IF(ISNUMBER([.P388]); IF([.P388]&gt;0; &quot;Win&quot;; &quot;Loss&quot;); &quot;&quot;)">
            <text:p/>
          </table:table-cell>
          <table:table-cell table:formula="of:=IF([.N388]=&quot;&quot;; &quot;&quot;; CONCATENATE(DATEDIF([.F388];[.N388];&quot;d&quot;); IF(DATEDIF([.F388];[.N38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8"/>
          <table:table-cell table:formula="of:=ABS([.I389]-[.H389])*[.G389]" office:value-type="float" office:value="0" calcext:value-type="float">
            <text:p>0</text:p>
          </table:table-cell>
          <table:table-cell table:number-columns-repeated="4"/>
          <table:table-cell table:formula="of:=IF(OR([.J389]=0; ISBLANK([.M389])); &quot;&quot;; [.P389]/[.J389])">
            <text:p/>
          </table:table-cell>
          <table:table-cell table:formula="of:=IF(OR(ISBLANK([.L389]); ISBLANK([.M389])); &quot;&quot;; IF([.E389]=&quot;Long&quot;; [.G389]*([.M389]-[.H389]); IF([.E389]=&quot;Short&quot;; [.G389]*([.H389]-[.M389]); &quot;&quot;)))">
            <text:p/>
          </table:table-cell>
          <table:table-cell table:formula="of:=IF(ISNUMBER([.P389]); IF([.P389]&gt;0; &quot;Win&quot;; &quot;Loss&quot;); &quot;&quot;)">
            <text:p/>
          </table:table-cell>
          <table:table-cell table:formula="of:=IF([.N389]=&quot;&quot;; &quot;&quot;; CONCATENATE(DATEDIF([.F389];[.N389];&quot;d&quot;); IF(DATEDIF([.F389];[.N38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8"/>
          <table:table-cell table:formula="of:=ABS([.I390]-[.H390])*[.G390]" office:value-type="float" office:value="0" calcext:value-type="float">
            <text:p>0</text:p>
          </table:table-cell>
          <table:table-cell table:number-columns-repeated="4"/>
          <table:table-cell table:formula="of:=IF(OR([.J390]=0; ISBLANK([.M390])); &quot;&quot;; [.P390]/[.J390])">
            <text:p/>
          </table:table-cell>
          <table:table-cell table:formula="of:=IF(OR(ISBLANK([.L390]); ISBLANK([.M390])); &quot;&quot;; IF([.E390]=&quot;Long&quot;; [.G390]*([.M390]-[.H390]); IF([.E390]=&quot;Short&quot;; [.G390]*([.H390]-[.M390]); &quot;&quot;)))">
            <text:p/>
          </table:table-cell>
          <table:table-cell table:formula="of:=IF(ISNUMBER([.P390]); IF([.P390]&gt;0; &quot;Win&quot;; &quot;Loss&quot;); &quot;&quot;)">
            <text:p/>
          </table:table-cell>
          <table:table-cell table:formula="of:=IF([.N390]=&quot;&quot;; &quot;&quot;; CONCATENATE(DATEDIF([.F390];[.N390];&quot;d&quot;); IF(DATEDIF([.F390];[.N39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8"/>
          <table:table-cell table:formula="of:=ABS([.I391]-[.H391])*[.G391]" office:value-type="float" office:value="0" calcext:value-type="float">
            <text:p>0</text:p>
          </table:table-cell>
          <table:table-cell table:number-columns-repeated="4"/>
          <table:table-cell table:formula="of:=IF(OR([.J391]=0; ISBLANK([.M391])); &quot;&quot;; [.P391]/[.J391])">
            <text:p/>
          </table:table-cell>
          <table:table-cell table:formula="of:=IF(OR(ISBLANK([.L391]); ISBLANK([.M391])); &quot;&quot;; IF([.E391]=&quot;Long&quot;; [.G391]*([.M391]-[.H391]); IF([.E391]=&quot;Short&quot;; [.G391]*([.H391]-[.M391]); &quot;&quot;)))">
            <text:p/>
          </table:table-cell>
          <table:table-cell table:formula="of:=IF(ISNUMBER([.P391]); IF([.P391]&gt;0; &quot;Win&quot;; &quot;Loss&quot;); &quot;&quot;)">
            <text:p/>
          </table:table-cell>
          <table:table-cell table:formula="of:=IF([.N391]=&quot;&quot;; &quot;&quot;; CONCATENATE(DATEDIF([.F391];[.N391];&quot;d&quot;); IF(DATEDIF([.F391];[.N39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8"/>
          <table:table-cell table:formula="of:=ABS([.I392]-[.H392])*[.G392]" office:value-type="float" office:value="0" calcext:value-type="float">
            <text:p>0</text:p>
          </table:table-cell>
          <table:table-cell table:number-columns-repeated="4"/>
          <table:table-cell table:formula="of:=IF(OR([.J392]=0; ISBLANK([.M392])); &quot;&quot;; [.P392]/[.J392])">
            <text:p/>
          </table:table-cell>
          <table:table-cell table:formula="of:=IF(OR(ISBLANK([.L392]); ISBLANK([.M392])); &quot;&quot;; IF([.E392]=&quot;Long&quot;; [.G392]*([.M392]-[.H392]); IF([.E392]=&quot;Short&quot;; [.G392]*([.H392]-[.M392]); &quot;&quot;)))">
            <text:p/>
          </table:table-cell>
          <table:table-cell table:formula="of:=IF(ISNUMBER([.P392]); IF([.P392]&gt;0; &quot;Win&quot;; &quot;Loss&quot;); &quot;&quot;)">
            <text:p/>
          </table:table-cell>
          <table:table-cell table:formula="of:=IF([.N392]=&quot;&quot;; &quot;&quot;; CONCATENATE(DATEDIF([.F392];[.N392];&quot;d&quot;); IF(DATEDIF([.F392];[.N39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8"/>
          <table:table-cell table:formula="of:=ABS([.I393]-[.H393])*[.G393]" office:value-type="float" office:value="0" calcext:value-type="float">
            <text:p>0</text:p>
          </table:table-cell>
          <table:table-cell table:number-columns-repeated="4"/>
          <table:table-cell table:formula="of:=IF(OR([.J393]=0; ISBLANK([.M393])); &quot;&quot;; [.P393]/[.J393])">
            <text:p/>
          </table:table-cell>
          <table:table-cell table:formula="of:=IF(OR(ISBLANK([.L393]); ISBLANK([.M393])); &quot;&quot;; IF([.E393]=&quot;Long&quot;; [.G393]*([.M393]-[.H393]); IF([.E393]=&quot;Short&quot;; [.G393]*([.H393]-[.M393]); &quot;&quot;)))">
            <text:p/>
          </table:table-cell>
          <table:table-cell table:formula="of:=IF(ISNUMBER([.P393]); IF([.P393]&gt;0; &quot;Win&quot;; &quot;Loss&quot;); &quot;&quot;)">
            <text:p/>
          </table:table-cell>
          <table:table-cell table:formula="of:=IF([.N393]=&quot;&quot;; &quot;&quot;; CONCATENATE(DATEDIF([.F393];[.N393];&quot;d&quot;); IF(DATEDIF([.F393];[.N39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8"/>
          <table:table-cell table:formula="of:=ABS([.I394]-[.H394])*[.G394]" office:value-type="float" office:value="0" calcext:value-type="float">
            <text:p>0</text:p>
          </table:table-cell>
          <table:table-cell table:number-columns-repeated="4"/>
          <table:table-cell table:formula="of:=IF(OR([.J394]=0; ISBLANK([.M394])); &quot;&quot;; [.P394]/[.J394])">
            <text:p/>
          </table:table-cell>
          <table:table-cell table:formula="of:=IF(OR(ISBLANK([.L394]); ISBLANK([.M394])); &quot;&quot;; IF([.E394]=&quot;Long&quot;; [.G394]*([.M394]-[.H394]); IF([.E394]=&quot;Short&quot;; [.G394]*([.H394]-[.M394]); &quot;&quot;)))">
            <text:p/>
          </table:table-cell>
          <table:table-cell table:formula="of:=IF(ISNUMBER([.P394]); IF([.P394]&gt;0; &quot;Win&quot;; &quot;Loss&quot;); &quot;&quot;)">
            <text:p/>
          </table:table-cell>
          <table:table-cell table:formula="of:=IF([.N394]=&quot;&quot;; &quot;&quot;; CONCATENATE(DATEDIF([.F394];[.N394];&quot;d&quot;); IF(DATEDIF([.F394];[.N39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8"/>
          <table:table-cell table:formula="of:=ABS([.I395]-[.H395])*[.G395]" office:value-type="float" office:value="0" calcext:value-type="float">
            <text:p>0</text:p>
          </table:table-cell>
          <table:table-cell table:number-columns-repeated="4"/>
          <table:table-cell table:formula="of:=IF(OR([.J395]=0; ISBLANK([.M395])); &quot;&quot;; [.P395]/[.J395])">
            <text:p/>
          </table:table-cell>
          <table:table-cell table:formula="of:=IF(OR(ISBLANK([.L395]); ISBLANK([.M395])); &quot;&quot;; IF([.E395]=&quot;Long&quot;; [.G395]*([.M395]-[.H395]); IF([.E395]=&quot;Short&quot;; [.G395]*([.H395]-[.M395]); &quot;&quot;)))">
            <text:p/>
          </table:table-cell>
          <table:table-cell table:formula="of:=IF(ISNUMBER([.P395]); IF([.P395]&gt;0; &quot;Win&quot;; &quot;Loss&quot;); &quot;&quot;)">
            <text:p/>
          </table:table-cell>
          <table:table-cell table:formula="of:=IF([.N395]=&quot;&quot;; &quot;&quot;; CONCATENATE(DATEDIF([.F395];[.N395];&quot;d&quot;); IF(DATEDIF([.F395];[.N39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8"/>
          <table:table-cell table:formula="of:=ABS([.I396]-[.H396])*[.G396]" office:value-type="float" office:value="0" calcext:value-type="float">
            <text:p>0</text:p>
          </table:table-cell>
          <table:table-cell table:number-columns-repeated="4"/>
          <table:table-cell table:formula="of:=IF(OR([.J396]=0; ISBLANK([.M396])); &quot;&quot;; [.P396]/[.J396])">
            <text:p/>
          </table:table-cell>
          <table:table-cell table:formula="of:=IF(OR(ISBLANK([.L396]); ISBLANK([.M396])); &quot;&quot;; IF([.E396]=&quot;Long&quot;; [.G396]*([.M396]-[.H396]); IF([.E396]=&quot;Short&quot;; [.G396]*([.H396]-[.M396]); &quot;&quot;)))">
            <text:p/>
          </table:table-cell>
          <table:table-cell table:formula="of:=IF(ISNUMBER([.P396]); IF([.P396]&gt;0; &quot;Win&quot;; &quot;Loss&quot;); &quot;&quot;)">
            <text:p/>
          </table:table-cell>
          <table:table-cell table:formula="of:=IF([.N396]=&quot;&quot;; &quot;&quot;; CONCATENATE(DATEDIF([.F396];[.N396];&quot;d&quot;); IF(DATEDIF([.F396];[.N39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8"/>
          <table:table-cell table:formula="of:=ABS([.I397]-[.H397])*[.G397]" office:value-type="float" office:value="0" calcext:value-type="float">
            <text:p>0</text:p>
          </table:table-cell>
          <table:table-cell table:number-columns-repeated="4"/>
          <table:table-cell table:formula="of:=IF(OR([.J397]=0; ISBLANK([.M397])); &quot;&quot;; [.P397]/[.J397])">
            <text:p/>
          </table:table-cell>
          <table:table-cell table:formula="of:=IF(OR(ISBLANK([.L397]); ISBLANK([.M397])); &quot;&quot;; IF([.E397]=&quot;Long&quot;; [.G397]*([.M397]-[.H397]); IF([.E397]=&quot;Short&quot;; [.G397]*([.H397]-[.M397]); &quot;&quot;)))">
            <text:p/>
          </table:table-cell>
          <table:table-cell table:formula="of:=IF(ISNUMBER([.P397]); IF([.P397]&gt;0; &quot;Win&quot;; &quot;Loss&quot;); &quot;&quot;)">
            <text:p/>
          </table:table-cell>
          <table:table-cell table:formula="of:=IF([.N397]=&quot;&quot;; &quot;&quot;; CONCATENATE(DATEDIF([.F397];[.N397];&quot;d&quot;); IF(DATEDIF([.F397];[.N39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8"/>
          <table:table-cell table:formula="of:=ABS([.I398]-[.H398])*[.G398]" office:value-type="float" office:value="0" calcext:value-type="float">
            <text:p>0</text:p>
          </table:table-cell>
          <table:table-cell table:number-columns-repeated="4"/>
          <table:table-cell table:formula="of:=IF(OR([.J398]=0; ISBLANK([.M398])); &quot;&quot;; [.P398]/[.J398])">
            <text:p/>
          </table:table-cell>
          <table:table-cell table:formula="of:=IF(OR(ISBLANK([.L398]); ISBLANK([.M398])); &quot;&quot;; IF([.E398]=&quot;Long&quot;; [.G398]*([.M398]-[.H398]); IF([.E398]=&quot;Short&quot;; [.G398]*([.H398]-[.M398]); &quot;&quot;)))">
            <text:p/>
          </table:table-cell>
          <table:table-cell table:formula="of:=IF(ISNUMBER([.P398]); IF([.P398]&gt;0; &quot;Win&quot;; &quot;Loss&quot;); &quot;&quot;)">
            <text:p/>
          </table:table-cell>
          <table:table-cell table:formula="of:=IF([.N398]=&quot;&quot;; &quot;&quot;; CONCATENATE(DATEDIF([.F398];[.N398];&quot;d&quot;); IF(DATEDIF([.F398];[.N39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8"/>
          <table:table-cell table:formula="of:=ABS([.I399]-[.H399])*[.G399]" office:value-type="float" office:value="0" calcext:value-type="float">
            <text:p>0</text:p>
          </table:table-cell>
          <table:table-cell table:number-columns-repeated="4"/>
          <table:table-cell table:formula="of:=IF(OR([.J399]=0; ISBLANK([.M399])); &quot;&quot;; [.P399]/[.J399])">
            <text:p/>
          </table:table-cell>
          <table:table-cell table:formula="of:=IF(OR(ISBLANK([.L399]); ISBLANK([.M399])); &quot;&quot;; IF([.E399]=&quot;Long&quot;; [.G399]*([.M399]-[.H399]); IF([.E399]=&quot;Short&quot;; [.G399]*([.H399]-[.M399]); &quot;&quot;)))">
            <text:p/>
          </table:table-cell>
          <table:table-cell table:formula="of:=IF(ISNUMBER([.P399]); IF([.P399]&gt;0; &quot;Win&quot;; &quot;Loss&quot;); &quot;&quot;)">
            <text:p/>
          </table:table-cell>
          <table:table-cell table:formula="of:=IF([.N399]=&quot;&quot;; &quot;&quot;; CONCATENATE(DATEDIF([.F399];[.N399];&quot;d&quot;); IF(DATEDIF([.F399];[.N39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8"/>
          <table:table-cell table:formula="of:=ABS([.I400]-[.H400])*[.G400]" office:value-type="float" office:value="0" calcext:value-type="float">
            <text:p>0</text:p>
          </table:table-cell>
          <table:table-cell table:number-columns-repeated="4"/>
          <table:table-cell table:formula="of:=IF(OR([.J400]=0; ISBLANK([.M400])); &quot;&quot;; [.P400]/[.J400])">
            <text:p/>
          </table:table-cell>
          <table:table-cell table:formula="of:=IF(OR(ISBLANK([.L400]); ISBLANK([.M400])); &quot;&quot;; IF([.E400]=&quot;Long&quot;; [.G400]*([.M400]-[.H400]); IF([.E400]=&quot;Short&quot;; [.G400]*([.H400]-[.M400]); &quot;&quot;)))">
            <text:p/>
          </table:table-cell>
          <table:table-cell table:formula="of:=IF(ISNUMBER([.P400]); IF([.P400]&gt;0; &quot;Win&quot;; &quot;Loss&quot;); &quot;&quot;)">
            <text:p/>
          </table:table-cell>
          <table:table-cell table:formula="of:=IF([.N400]=&quot;&quot;; &quot;&quot;; CONCATENATE(DATEDIF([.F400];[.N400];&quot;d&quot;); IF(DATEDIF([.F400];[.N40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8"/>
          <table:table-cell table:formula="of:=ABS([.I401]-[.H401])*[.G401]" office:value-type="float" office:value="0" calcext:value-type="float">
            <text:p>0</text:p>
          </table:table-cell>
          <table:table-cell table:number-columns-repeated="4"/>
          <table:table-cell table:formula="of:=IF(OR([.J401]=0; ISBLANK([.M401])); &quot;&quot;; [.P401]/[.J401])">
            <text:p/>
          </table:table-cell>
          <table:table-cell table:formula="of:=IF(OR(ISBLANK([.L401]); ISBLANK([.M401])); &quot;&quot;; IF([.E401]=&quot;Long&quot;; [.G401]*([.M401]-[.H401]); IF([.E401]=&quot;Short&quot;; [.G401]*([.H401]-[.M401]); &quot;&quot;)))">
            <text:p/>
          </table:table-cell>
          <table:table-cell table:formula="of:=IF(ISNUMBER([.P401]); IF([.P401]&gt;0; &quot;Win&quot;; &quot;Loss&quot;); &quot;&quot;)">
            <text:p/>
          </table:table-cell>
          <table:table-cell table:formula="of:=IF([.N401]=&quot;&quot;; &quot;&quot;; CONCATENATE(DATEDIF([.F401];[.N401];&quot;d&quot;); IF(DATEDIF([.F401];[.N40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8"/>
          <table:table-cell table:formula="of:=ABS([.I402]-[.H402])*[.G402]" office:value-type="float" office:value="0" calcext:value-type="float">
            <text:p>0</text:p>
          </table:table-cell>
          <table:table-cell table:number-columns-repeated="4"/>
          <table:table-cell table:formula="of:=IF(OR([.J402]=0; ISBLANK([.M402])); &quot;&quot;; [.P402]/[.J402])">
            <text:p/>
          </table:table-cell>
          <table:table-cell table:formula="of:=IF(OR(ISBLANK([.L402]); ISBLANK([.M402])); &quot;&quot;; IF([.E402]=&quot;Long&quot;; [.G402]*([.M402]-[.H402]); IF([.E402]=&quot;Short&quot;; [.G402]*([.H402]-[.M402]); &quot;&quot;)))">
            <text:p/>
          </table:table-cell>
          <table:table-cell table:formula="of:=IF(ISNUMBER([.P402]); IF([.P402]&gt;0; &quot;Win&quot;; &quot;Loss&quot;); &quot;&quot;)">
            <text:p/>
          </table:table-cell>
          <table:table-cell table:formula="of:=IF([.N402]=&quot;&quot;; &quot;&quot;; CONCATENATE(DATEDIF([.F402];[.N402];&quot;d&quot;); IF(DATEDIF([.F402];[.N40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8"/>
          <table:table-cell table:formula="of:=ABS([.I403]-[.H403])*[.G403]" office:value-type="float" office:value="0" calcext:value-type="float">
            <text:p>0</text:p>
          </table:table-cell>
          <table:table-cell table:number-columns-repeated="4"/>
          <table:table-cell table:formula="of:=IF(OR([.J403]=0; ISBLANK([.M403])); &quot;&quot;; [.P403]/[.J403])">
            <text:p/>
          </table:table-cell>
          <table:table-cell table:formula="of:=IF(OR(ISBLANK([.L403]); ISBLANK([.M403])); &quot;&quot;; IF([.E403]=&quot;Long&quot;; [.G403]*([.M403]-[.H403]); IF([.E403]=&quot;Short&quot;; [.G403]*([.H403]-[.M403]); &quot;&quot;)))">
            <text:p/>
          </table:table-cell>
          <table:table-cell table:formula="of:=IF(ISNUMBER([.P403]); IF([.P403]&gt;0; &quot;Win&quot;; &quot;Loss&quot;); &quot;&quot;)">
            <text:p/>
          </table:table-cell>
          <table:table-cell table:formula="of:=IF([.N403]=&quot;&quot;; &quot;&quot;; CONCATENATE(DATEDIF([.F403];[.N403];&quot;d&quot;); IF(DATEDIF([.F403];[.N40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8"/>
          <table:table-cell table:formula="of:=ABS([.I404]-[.H404])*[.G404]" office:value-type="float" office:value="0" calcext:value-type="float">
            <text:p>0</text:p>
          </table:table-cell>
          <table:table-cell table:number-columns-repeated="4"/>
          <table:table-cell table:formula="of:=IF(OR([.J404]=0; ISBLANK([.M404])); &quot;&quot;; [.P404]/[.J404])">
            <text:p/>
          </table:table-cell>
          <table:table-cell table:formula="of:=IF(OR(ISBLANK([.L404]); ISBLANK([.M404])); &quot;&quot;; IF([.E404]=&quot;Long&quot;; [.G404]*([.M404]-[.H404]); IF([.E404]=&quot;Short&quot;; [.G404]*([.H404]-[.M404]); &quot;&quot;)))">
            <text:p/>
          </table:table-cell>
          <table:table-cell table:formula="of:=IF(ISNUMBER([.P404]); IF([.P404]&gt;0; &quot;Win&quot;; &quot;Loss&quot;); &quot;&quot;)">
            <text:p/>
          </table:table-cell>
          <table:table-cell table:formula="of:=IF([.N404]=&quot;&quot;; &quot;&quot;; CONCATENATE(DATEDIF([.F404];[.N404];&quot;d&quot;); IF(DATEDIF([.F404];[.N40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8"/>
          <table:table-cell table:formula="of:=ABS([.I405]-[.H405])*[.G405]" office:value-type="float" office:value="0" calcext:value-type="float">
            <text:p>0</text:p>
          </table:table-cell>
          <table:table-cell table:number-columns-repeated="4"/>
          <table:table-cell table:formula="of:=IF(OR([.J405]=0; ISBLANK([.M405])); &quot;&quot;; [.P405]/[.J405])">
            <text:p/>
          </table:table-cell>
          <table:table-cell table:formula="of:=IF(OR(ISBLANK([.L405]); ISBLANK([.M405])); &quot;&quot;; IF([.E405]=&quot;Long&quot;; [.G405]*([.M405]-[.H405]); IF([.E405]=&quot;Short&quot;; [.G405]*([.H405]-[.M405]); &quot;&quot;)))">
            <text:p/>
          </table:table-cell>
          <table:table-cell table:formula="of:=IF(ISNUMBER([.P405]); IF([.P405]&gt;0; &quot;Win&quot;; &quot;Loss&quot;); &quot;&quot;)">
            <text:p/>
          </table:table-cell>
          <table:table-cell table:formula="of:=IF([.N405]=&quot;&quot;; &quot;&quot;; CONCATENATE(DATEDIF([.F405];[.N405];&quot;d&quot;); IF(DATEDIF([.F405];[.N40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8"/>
          <table:table-cell table:formula="of:=ABS([.I406]-[.H406])*[.G406]" office:value-type="float" office:value="0" calcext:value-type="float">
            <text:p>0</text:p>
          </table:table-cell>
          <table:table-cell table:number-columns-repeated="4"/>
          <table:table-cell table:formula="of:=IF(OR([.J406]=0; ISBLANK([.M406])); &quot;&quot;; [.P406]/[.J406])">
            <text:p/>
          </table:table-cell>
          <table:table-cell table:formula="of:=IF(OR(ISBLANK([.L406]); ISBLANK([.M406])); &quot;&quot;; IF([.E406]=&quot;Long&quot;; [.G406]*([.M406]-[.H406]); IF([.E406]=&quot;Short&quot;; [.G406]*([.H406]-[.M406]); &quot;&quot;)))">
            <text:p/>
          </table:table-cell>
          <table:table-cell table:formula="of:=IF(ISNUMBER([.P406]); IF([.P406]&gt;0; &quot;Win&quot;; &quot;Loss&quot;); &quot;&quot;)">
            <text:p/>
          </table:table-cell>
          <table:table-cell table:formula="of:=IF([.N406]=&quot;&quot;; &quot;&quot;; CONCATENATE(DATEDIF([.F406];[.N406];&quot;d&quot;); IF(DATEDIF([.F406];[.N40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8"/>
          <table:table-cell table:formula="of:=ABS([.I407]-[.H407])*[.G407]" office:value-type="float" office:value="0" calcext:value-type="float">
            <text:p>0</text:p>
          </table:table-cell>
          <table:table-cell table:number-columns-repeated="4"/>
          <table:table-cell table:formula="of:=IF(OR([.J407]=0; ISBLANK([.M407])); &quot;&quot;; [.P407]/[.J407])">
            <text:p/>
          </table:table-cell>
          <table:table-cell table:formula="of:=IF(OR(ISBLANK([.L407]); ISBLANK([.M407])); &quot;&quot;; IF([.E407]=&quot;Long&quot;; [.G407]*([.M407]-[.H407]); IF([.E407]=&quot;Short&quot;; [.G407]*([.H407]-[.M407]); &quot;&quot;)))">
            <text:p/>
          </table:table-cell>
          <table:table-cell table:formula="of:=IF(ISNUMBER([.P407]); IF([.P407]&gt;0; &quot;Win&quot;; &quot;Loss&quot;); &quot;&quot;)">
            <text:p/>
          </table:table-cell>
          <table:table-cell table:formula="of:=IF([.N407]=&quot;&quot;; &quot;&quot;; CONCATENATE(DATEDIF([.F407];[.N407];&quot;d&quot;); IF(DATEDIF([.F407];[.N40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8"/>
          <table:table-cell table:formula="of:=ABS([.I408]-[.H408])*[.G408]" office:value-type="float" office:value="0" calcext:value-type="float">
            <text:p>0</text:p>
          </table:table-cell>
          <table:table-cell table:number-columns-repeated="4"/>
          <table:table-cell table:formula="of:=IF(OR([.J408]=0; ISBLANK([.M408])); &quot;&quot;; [.P408]/[.J408])">
            <text:p/>
          </table:table-cell>
          <table:table-cell table:formula="of:=IF(OR(ISBLANK([.L408]); ISBLANK([.M408])); &quot;&quot;; IF([.E408]=&quot;Long&quot;; [.G408]*([.M408]-[.H408]); IF([.E408]=&quot;Short&quot;; [.G408]*([.H408]-[.M408]); &quot;&quot;)))">
            <text:p/>
          </table:table-cell>
          <table:table-cell table:formula="of:=IF(ISNUMBER([.P408]); IF([.P408]&gt;0; &quot;Win&quot;; &quot;Loss&quot;); &quot;&quot;)">
            <text:p/>
          </table:table-cell>
          <table:table-cell table:formula="of:=IF([.N408]=&quot;&quot;; &quot;&quot;; CONCATENATE(DATEDIF([.F408];[.N408];&quot;d&quot;); IF(DATEDIF([.F408];[.N40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8"/>
          <table:table-cell table:formula="of:=ABS([.I409]-[.H409])*[.G409]" office:value-type="float" office:value="0" calcext:value-type="float">
            <text:p>0</text:p>
          </table:table-cell>
          <table:table-cell table:number-columns-repeated="4"/>
          <table:table-cell table:formula="of:=IF(OR([.J409]=0; ISBLANK([.M409])); &quot;&quot;; [.P409]/[.J409])">
            <text:p/>
          </table:table-cell>
          <table:table-cell table:formula="of:=IF(OR(ISBLANK([.L409]); ISBLANK([.M409])); &quot;&quot;; IF([.E409]=&quot;Long&quot;; [.G409]*([.M409]-[.H409]); IF([.E409]=&quot;Short&quot;; [.G409]*([.H409]-[.M409]); &quot;&quot;)))">
            <text:p/>
          </table:table-cell>
          <table:table-cell table:formula="of:=IF(ISNUMBER([.P409]); IF([.P409]&gt;0; &quot;Win&quot;; &quot;Loss&quot;); &quot;&quot;)">
            <text:p/>
          </table:table-cell>
          <table:table-cell table:formula="of:=IF([.N409]=&quot;&quot;; &quot;&quot;; CONCATENATE(DATEDIF([.F409];[.N409];&quot;d&quot;); IF(DATEDIF([.F409];[.N40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8"/>
          <table:table-cell table:formula="of:=ABS([.I410]-[.H410])*[.G410]" office:value-type="float" office:value="0" calcext:value-type="float">
            <text:p>0</text:p>
          </table:table-cell>
          <table:table-cell table:number-columns-repeated="4"/>
          <table:table-cell table:formula="of:=IF(OR([.J410]=0; ISBLANK([.M410])); &quot;&quot;; [.P410]/[.J410])">
            <text:p/>
          </table:table-cell>
          <table:table-cell table:formula="of:=IF(OR(ISBLANK([.L410]); ISBLANK([.M410])); &quot;&quot;; IF([.E410]=&quot;Long&quot;; [.G410]*([.M410]-[.H410]); IF([.E410]=&quot;Short&quot;; [.G410]*([.H410]-[.M410]); &quot;&quot;)))">
            <text:p/>
          </table:table-cell>
          <table:table-cell table:formula="of:=IF(ISNUMBER([.P410]); IF([.P410]&gt;0; &quot;Win&quot;; &quot;Loss&quot;); &quot;&quot;)">
            <text:p/>
          </table:table-cell>
          <table:table-cell table:formula="of:=IF([.N410]=&quot;&quot;; &quot;&quot;; CONCATENATE(DATEDIF([.F410];[.N410];&quot;d&quot;); IF(DATEDIF([.F410];[.N41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8"/>
          <table:table-cell table:formula="of:=ABS([.I411]-[.H411])*[.G411]" office:value-type="float" office:value="0" calcext:value-type="float">
            <text:p>0</text:p>
          </table:table-cell>
          <table:table-cell table:number-columns-repeated="4"/>
          <table:table-cell table:formula="of:=IF(OR([.J411]=0; ISBLANK([.M411])); &quot;&quot;; [.P411]/[.J411])">
            <text:p/>
          </table:table-cell>
          <table:table-cell table:formula="of:=IF(OR(ISBLANK([.L411]); ISBLANK([.M411])); &quot;&quot;; IF([.E411]=&quot;Long&quot;; [.G411]*([.M411]-[.H411]); IF([.E411]=&quot;Short&quot;; [.G411]*([.H411]-[.M411]); &quot;&quot;)))">
            <text:p/>
          </table:table-cell>
          <table:table-cell table:formula="of:=IF(ISNUMBER([.P411]); IF([.P411]&gt;0; &quot;Win&quot;; &quot;Loss&quot;); &quot;&quot;)">
            <text:p/>
          </table:table-cell>
          <table:table-cell table:formula="of:=IF([.N411]=&quot;&quot;; &quot;&quot;; CONCATENATE(DATEDIF([.F411];[.N411];&quot;d&quot;); IF(DATEDIF([.F411];[.N41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8"/>
          <table:table-cell table:formula="of:=ABS([.I412]-[.H412])*[.G412]" office:value-type="float" office:value="0" calcext:value-type="float">
            <text:p>0</text:p>
          </table:table-cell>
          <table:table-cell table:number-columns-repeated="4"/>
          <table:table-cell table:formula="of:=IF(OR([.J412]=0; ISBLANK([.M412])); &quot;&quot;; [.P412]/[.J412])">
            <text:p/>
          </table:table-cell>
          <table:table-cell table:formula="of:=IF(OR(ISBLANK([.L412]); ISBLANK([.M412])); &quot;&quot;; IF([.E412]=&quot;Long&quot;; [.G412]*([.M412]-[.H412]); IF([.E412]=&quot;Short&quot;; [.G412]*([.H412]-[.M412]); &quot;&quot;)))">
            <text:p/>
          </table:table-cell>
          <table:table-cell table:formula="of:=IF(ISNUMBER([.P412]); IF([.P412]&gt;0; &quot;Win&quot;; &quot;Loss&quot;); &quot;&quot;)">
            <text:p/>
          </table:table-cell>
          <table:table-cell table:formula="of:=IF([.N412]=&quot;&quot;; &quot;&quot;; CONCATENATE(DATEDIF([.F412];[.N412];&quot;d&quot;); IF(DATEDIF([.F412];[.N41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8"/>
          <table:table-cell table:formula="of:=ABS([.I413]-[.H413])*[.G413]" office:value-type="float" office:value="0" calcext:value-type="float">
            <text:p>0</text:p>
          </table:table-cell>
          <table:table-cell table:number-columns-repeated="4"/>
          <table:table-cell table:formula="of:=IF(OR([.J413]=0; ISBLANK([.M413])); &quot;&quot;; [.P413]/[.J413])">
            <text:p/>
          </table:table-cell>
          <table:table-cell table:formula="of:=IF(OR(ISBLANK([.L413]); ISBLANK([.M413])); &quot;&quot;; IF([.E413]=&quot;Long&quot;; [.G413]*([.M413]-[.H413]); IF([.E413]=&quot;Short&quot;; [.G413]*([.H413]-[.M413]); &quot;&quot;)))">
            <text:p/>
          </table:table-cell>
          <table:table-cell table:formula="of:=IF(ISNUMBER([.P413]); IF([.P413]&gt;0; &quot;Win&quot;; &quot;Loss&quot;); &quot;&quot;)">
            <text:p/>
          </table:table-cell>
          <table:table-cell table:formula="of:=IF([.N413]=&quot;&quot;; &quot;&quot;; CONCATENATE(DATEDIF([.F413];[.N413];&quot;d&quot;); IF(DATEDIF([.F413];[.N41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8"/>
          <table:table-cell table:formula="of:=ABS([.I414]-[.H414])*[.G414]" office:value-type="float" office:value="0" calcext:value-type="float">
            <text:p>0</text:p>
          </table:table-cell>
          <table:table-cell table:number-columns-repeated="4"/>
          <table:table-cell table:formula="of:=IF(OR([.J414]=0; ISBLANK([.M414])); &quot;&quot;; [.P414]/[.J414])">
            <text:p/>
          </table:table-cell>
          <table:table-cell table:formula="of:=IF(OR(ISBLANK([.L414]); ISBLANK([.M414])); &quot;&quot;; IF([.E414]=&quot;Long&quot;; [.G414]*([.M414]-[.H414]); IF([.E414]=&quot;Short&quot;; [.G414]*([.H414]-[.M414]); &quot;&quot;)))">
            <text:p/>
          </table:table-cell>
          <table:table-cell table:formula="of:=IF(ISNUMBER([.P414]); IF([.P414]&gt;0; &quot;Win&quot;; &quot;Loss&quot;); &quot;&quot;)">
            <text:p/>
          </table:table-cell>
          <table:table-cell table:formula="of:=IF([.N414]=&quot;&quot;; &quot;&quot;; CONCATENATE(DATEDIF([.F414];[.N414];&quot;d&quot;); IF(DATEDIF([.F414];[.N41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8"/>
          <table:table-cell table:formula="of:=ABS([.I415]-[.H415])*[.G415]" office:value-type="float" office:value="0" calcext:value-type="float">
            <text:p>0</text:p>
          </table:table-cell>
          <table:table-cell table:number-columns-repeated="4"/>
          <table:table-cell table:formula="of:=IF(OR([.J415]=0; ISBLANK([.M415])); &quot;&quot;; [.P415]/[.J415])">
            <text:p/>
          </table:table-cell>
          <table:table-cell table:formula="of:=IF(OR(ISBLANK([.L415]); ISBLANK([.M415])); &quot;&quot;; IF([.E415]=&quot;Long&quot;; [.G415]*([.M415]-[.H415]); IF([.E415]=&quot;Short&quot;; [.G415]*([.H415]-[.M415]); &quot;&quot;)))">
            <text:p/>
          </table:table-cell>
          <table:table-cell table:formula="of:=IF(ISNUMBER([.P415]); IF([.P415]&gt;0; &quot;Win&quot;; &quot;Loss&quot;); &quot;&quot;)">
            <text:p/>
          </table:table-cell>
          <table:table-cell table:formula="of:=IF([.N415]=&quot;&quot;; &quot;&quot;; CONCATENATE(DATEDIF([.F415];[.N415];&quot;d&quot;); IF(DATEDIF([.F415];[.N41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8"/>
          <table:table-cell table:formula="of:=ABS([.I416]-[.H416])*[.G416]" office:value-type="float" office:value="0" calcext:value-type="float">
            <text:p>0</text:p>
          </table:table-cell>
          <table:table-cell table:number-columns-repeated="4"/>
          <table:table-cell table:formula="of:=IF(OR([.J416]=0; ISBLANK([.M416])); &quot;&quot;; [.P416]/[.J416])">
            <text:p/>
          </table:table-cell>
          <table:table-cell table:formula="of:=IF(OR(ISBLANK([.L416]); ISBLANK([.M416])); &quot;&quot;; IF([.E416]=&quot;Long&quot;; [.G416]*([.M416]-[.H416]); IF([.E416]=&quot;Short&quot;; [.G416]*([.H416]-[.M416]); &quot;&quot;)))">
            <text:p/>
          </table:table-cell>
          <table:table-cell table:formula="of:=IF(ISNUMBER([.P416]); IF([.P416]&gt;0; &quot;Win&quot;; &quot;Loss&quot;); &quot;&quot;)">
            <text:p/>
          </table:table-cell>
          <table:table-cell table:formula="of:=IF([.N416]=&quot;&quot;; &quot;&quot;; CONCATENATE(DATEDIF([.F416];[.N416];&quot;d&quot;); IF(DATEDIF([.F416];[.N41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8"/>
          <table:table-cell table:formula="of:=ABS([.I417]-[.H417])*[.G417]" office:value-type="float" office:value="0" calcext:value-type="float">
            <text:p>0</text:p>
          </table:table-cell>
          <table:table-cell table:number-columns-repeated="4"/>
          <table:table-cell table:formula="of:=IF(OR([.J417]=0; ISBLANK([.M417])); &quot;&quot;; [.P417]/[.J417])">
            <text:p/>
          </table:table-cell>
          <table:table-cell table:formula="of:=IF(OR(ISBLANK([.L417]); ISBLANK([.M417])); &quot;&quot;; IF([.E417]=&quot;Long&quot;; [.G417]*([.M417]-[.H417]); IF([.E417]=&quot;Short&quot;; [.G417]*([.H417]-[.M417]); &quot;&quot;)))">
            <text:p/>
          </table:table-cell>
          <table:table-cell table:formula="of:=IF(ISNUMBER([.P417]); IF([.P417]&gt;0; &quot;Win&quot;; &quot;Loss&quot;); &quot;&quot;)">
            <text:p/>
          </table:table-cell>
          <table:table-cell table:formula="of:=IF([.N417]=&quot;&quot;; &quot;&quot;; CONCATENATE(DATEDIF([.F417];[.N417];&quot;d&quot;); IF(DATEDIF([.F417];[.N41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8"/>
          <table:table-cell table:formula="of:=ABS([.I418]-[.H418])*[.G418]" office:value-type="float" office:value="0" calcext:value-type="float">
            <text:p>0</text:p>
          </table:table-cell>
          <table:table-cell table:number-columns-repeated="4"/>
          <table:table-cell table:formula="of:=IF(OR([.J418]=0; ISBLANK([.M418])); &quot;&quot;; [.P418]/[.J418])">
            <text:p/>
          </table:table-cell>
          <table:table-cell table:formula="of:=IF(OR(ISBLANK([.L418]); ISBLANK([.M418])); &quot;&quot;; IF([.E418]=&quot;Long&quot;; [.G418]*([.M418]-[.H418]); IF([.E418]=&quot;Short&quot;; [.G418]*([.H418]-[.M418]); &quot;&quot;)))">
            <text:p/>
          </table:table-cell>
          <table:table-cell table:formula="of:=IF(ISNUMBER([.P418]); IF([.P418]&gt;0; &quot;Win&quot;; &quot;Loss&quot;); &quot;&quot;)">
            <text:p/>
          </table:table-cell>
          <table:table-cell table:formula="of:=IF([.N418]=&quot;&quot;; &quot;&quot;; CONCATENATE(DATEDIF([.F418];[.N418];&quot;d&quot;); IF(DATEDIF([.F418];[.N41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8"/>
          <table:table-cell table:formula="of:=ABS([.I419]-[.H419])*[.G419]" office:value-type="float" office:value="0" calcext:value-type="float">
            <text:p>0</text:p>
          </table:table-cell>
          <table:table-cell table:number-columns-repeated="4"/>
          <table:table-cell table:formula="of:=IF(OR([.J419]=0; ISBLANK([.M419])); &quot;&quot;; [.P419]/[.J419])">
            <text:p/>
          </table:table-cell>
          <table:table-cell table:formula="of:=IF(OR(ISBLANK([.L419]); ISBLANK([.M419])); &quot;&quot;; IF([.E419]=&quot;Long&quot;; [.G419]*([.M419]-[.H419]); IF([.E419]=&quot;Short&quot;; [.G419]*([.H419]-[.M419]); &quot;&quot;)))">
            <text:p/>
          </table:table-cell>
          <table:table-cell table:formula="of:=IF(ISNUMBER([.P419]); IF([.P419]&gt;0; &quot;Win&quot;; &quot;Loss&quot;); &quot;&quot;)">
            <text:p/>
          </table:table-cell>
          <table:table-cell table:formula="of:=IF([.N419]=&quot;&quot;; &quot;&quot;; CONCATENATE(DATEDIF([.F419];[.N419];&quot;d&quot;); IF(DATEDIF([.F419];[.N41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8"/>
          <table:table-cell table:formula="of:=ABS([.I420]-[.H420])*[.G420]" office:value-type="float" office:value="0" calcext:value-type="float">
            <text:p>0</text:p>
          </table:table-cell>
          <table:table-cell table:number-columns-repeated="4"/>
          <table:table-cell table:formula="of:=IF(OR([.J420]=0; ISBLANK([.M420])); &quot;&quot;; [.P420]/[.J420])">
            <text:p/>
          </table:table-cell>
          <table:table-cell table:formula="of:=IF(OR(ISBLANK([.L420]); ISBLANK([.M420])); &quot;&quot;; IF([.E420]=&quot;Long&quot;; [.G420]*([.M420]-[.H420]); IF([.E420]=&quot;Short&quot;; [.G420]*([.H420]-[.M420]); &quot;&quot;)))">
            <text:p/>
          </table:table-cell>
          <table:table-cell table:formula="of:=IF(ISNUMBER([.P420]); IF([.P420]&gt;0; &quot;Win&quot;; &quot;Loss&quot;); &quot;&quot;)">
            <text:p/>
          </table:table-cell>
          <table:table-cell table:formula="of:=IF([.N420]=&quot;&quot;; &quot;&quot;; CONCATENATE(DATEDIF([.F420];[.N420];&quot;d&quot;); IF(DATEDIF([.F420];[.N42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8"/>
          <table:table-cell table:formula="of:=ABS([.I421]-[.H421])*[.G421]" office:value-type="float" office:value="0" calcext:value-type="float">
            <text:p>0</text:p>
          </table:table-cell>
          <table:table-cell table:number-columns-repeated="4"/>
          <table:table-cell table:formula="of:=IF(OR([.J421]=0; ISBLANK([.M421])); &quot;&quot;; [.P421]/[.J421])">
            <text:p/>
          </table:table-cell>
          <table:table-cell table:formula="of:=IF(OR(ISBLANK([.L421]); ISBLANK([.M421])); &quot;&quot;; IF([.E421]=&quot;Long&quot;; [.G421]*([.M421]-[.H421]); IF([.E421]=&quot;Short&quot;; [.G421]*([.H421]-[.M421]); &quot;&quot;)))">
            <text:p/>
          </table:table-cell>
          <table:table-cell table:formula="of:=IF(ISNUMBER([.P421]); IF([.P421]&gt;0; &quot;Win&quot;; &quot;Loss&quot;); &quot;&quot;)">
            <text:p/>
          </table:table-cell>
          <table:table-cell table:formula="of:=IF([.N421]=&quot;&quot;; &quot;&quot;; CONCATENATE(DATEDIF([.F421];[.N421];&quot;d&quot;); IF(DATEDIF([.F421];[.N42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8"/>
          <table:table-cell table:formula="of:=ABS([.I422]-[.H422])*[.G422]" office:value-type="float" office:value="0" calcext:value-type="float">
            <text:p>0</text:p>
          </table:table-cell>
          <table:table-cell table:number-columns-repeated="4"/>
          <table:table-cell table:formula="of:=IF(OR([.J422]=0; ISBLANK([.M422])); &quot;&quot;; [.P422]/[.J422])">
            <text:p/>
          </table:table-cell>
          <table:table-cell table:formula="of:=IF(OR(ISBLANK([.L422]); ISBLANK([.M422])); &quot;&quot;; IF([.E422]=&quot;Long&quot;; [.G422]*([.M422]-[.H422]); IF([.E422]=&quot;Short&quot;; [.G422]*([.H422]-[.M422]); &quot;&quot;)))">
            <text:p/>
          </table:table-cell>
          <table:table-cell table:formula="of:=IF(ISNUMBER([.P422]); IF([.P422]&gt;0; &quot;Win&quot;; &quot;Loss&quot;); &quot;&quot;)">
            <text:p/>
          </table:table-cell>
          <table:table-cell table:formula="of:=IF([.N422]=&quot;&quot;; &quot;&quot;; CONCATENATE(DATEDIF([.F422];[.N422];&quot;d&quot;); IF(DATEDIF([.F422];[.N42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8"/>
          <table:table-cell table:formula="of:=ABS([.I423]-[.H423])*[.G423]" office:value-type="float" office:value="0" calcext:value-type="float">
            <text:p>0</text:p>
          </table:table-cell>
          <table:table-cell table:number-columns-repeated="4"/>
          <table:table-cell table:formula="of:=IF(OR([.J423]=0; ISBLANK([.M423])); &quot;&quot;; [.P423]/[.J423])">
            <text:p/>
          </table:table-cell>
          <table:table-cell table:formula="of:=IF(OR(ISBLANK([.L423]); ISBLANK([.M423])); &quot;&quot;; IF([.E423]=&quot;Long&quot;; [.G423]*([.M423]-[.H423]); IF([.E423]=&quot;Short&quot;; [.G423]*([.H423]-[.M423]); &quot;&quot;)))">
            <text:p/>
          </table:table-cell>
          <table:table-cell table:formula="of:=IF(ISNUMBER([.P423]); IF([.P423]&gt;0; &quot;Win&quot;; &quot;Loss&quot;); &quot;&quot;)">
            <text:p/>
          </table:table-cell>
          <table:table-cell table:formula="of:=IF([.N423]=&quot;&quot;; &quot;&quot;; CONCATENATE(DATEDIF([.F423];[.N423];&quot;d&quot;); IF(DATEDIF([.F423];[.N42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8"/>
          <table:table-cell table:formula="of:=ABS([.I424]-[.H424])*[.G424]" office:value-type="float" office:value="0" calcext:value-type="float">
            <text:p>0</text:p>
          </table:table-cell>
          <table:table-cell table:number-columns-repeated="4"/>
          <table:table-cell table:formula="of:=IF(OR([.J424]=0; ISBLANK([.M424])); &quot;&quot;; [.P424]/[.J424])">
            <text:p/>
          </table:table-cell>
          <table:table-cell table:formula="of:=IF(OR(ISBLANK([.L424]); ISBLANK([.M424])); &quot;&quot;; IF([.E424]=&quot;Long&quot;; [.G424]*([.M424]-[.H424]); IF([.E424]=&quot;Short&quot;; [.G424]*([.H424]-[.M424]); &quot;&quot;)))">
            <text:p/>
          </table:table-cell>
          <table:table-cell table:formula="of:=IF(ISNUMBER([.P424]); IF([.P424]&gt;0; &quot;Win&quot;; &quot;Loss&quot;); &quot;&quot;)">
            <text:p/>
          </table:table-cell>
          <table:table-cell table:formula="of:=IF([.N424]=&quot;&quot;; &quot;&quot;; CONCATENATE(DATEDIF([.F424];[.N424];&quot;d&quot;); IF(DATEDIF([.F424];[.N42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8"/>
          <table:table-cell table:formula="of:=ABS([.I425]-[.H425])*[.G425]" office:value-type="float" office:value="0" calcext:value-type="float">
            <text:p>0</text:p>
          </table:table-cell>
          <table:table-cell table:number-columns-repeated="4"/>
          <table:table-cell table:formula="of:=IF(OR([.J425]=0; ISBLANK([.M425])); &quot;&quot;; [.P425]/[.J425])">
            <text:p/>
          </table:table-cell>
          <table:table-cell table:formula="of:=IF(OR(ISBLANK([.L425]); ISBLANK([.M425])); &quot;&quot;; IF([.E425]=&quot;Long&quot;; [.G425]*([.M425]-[.H425]); IF([.E425]=&quot;Short&quot;; [.G425]*([.H425]-[.M425]); &quot;&quot;)))">
            <text:p/>
          </table:table-cell>
          <table:table-cell table:formula="of:=IF(ISNUMBER([.P425]); IF([.P425]&gt;0; &quot;Win&quot;; &quot;Loss&quot;); &quot;&quot;)">
            <text:p/>
          </table:table-cell>
          <table:table-cell table:formula="of:=IF([.N425]=&quot;&quot;; &quot;&quot;; CONCATENATE(DATEDIF([.F425];[.N425];&quot;d&quot;); IF(DATEDIF([.F425];[.N42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8"/>
          <table:table-cell table:formula="of:=ABS([.I426]-[.H426])*[.G426]" office:value-type="float" office:value="0" calcext:value-type="float">
            <text:p>0</text:p>
          </table:table-cell>
          <table:table-cell table:number-columns-repeated="4"/>
          <table:table-cell table:formula="of:=IF(OR([.J426]=0; ISBLANK([.M426])); &quot;&quot;; [.P426]/[.J426])">
            <text:p/>
          </table:table-cell>
          <table:table-cell table:formula="of:=IF(OR(ISBLANK([.L426]); ISBLANK([.M426])); &quot;&quot;; IF([.E426]=&quot;Long&quot;; [.G426]*([.M426]-[.H426]); IF([.E426]=&quot;Short&quot;; [.G426]*([.H426]-[.M426]); &quot;&quot;)))">
            <text:p/>
          </table:table-cell>
          <table:table-cell table:formula="of:=IF(ISNUMBER([.P426]); IF([.P426]&gt;0; &quot;Win&quot;; &quot;Loss&quot;); &quot;&quot;)">
            <text:p/>
          </table:table-cell>
          <table:table-cell table:formula="of:=IF([.N426]=&quot;&quot;; &quot;&quot;; CONCATENATE(DATEDIF([.F426];[.N426];&quot;d&quot;); IF(DATEDIF([.F426];[.N42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8"/>
          <table:table-cell table:formula="of:=ABS([.I427]-[.H427])*[.G427]" office:value-type="float" office:value="0" calcext:value-type="float">
            <text:p>0</text:p>
          </table:table-cell>
          <table:table-cell table:number-columns-repeated="4"/>
          <table:table-cell table:formula="of:=IF(OR([.J427]=0; ISBLANK([.M427])); &quot;&quot;; [.P427]/[.J427])">
            <text:p/>
          </table:table-cell>
          <table:table-cell table:formula="of:=IF(OR(ISBLANK([.L427]); ISBLANK([.M427])); &quot;&quot;; IF([.E427]=&quot;Long&quot;; [.G427]*([.M427]-[.H427]); IF([.E427]=&quot;Short&quot;; [.G427]*([.H427]-[.M427]); &quot;&quot;)))">
            <text:p/>
          </table:table-cell>
          <table:table-cell table:formula="of:=IF(ISNUMBER([.P427]); IF([.P427]&gt;0; &quot;Win&quot;; &quot;Loss&quot;); &quot;&quot;)">
            <text:p/>
          </table:table-cell>
          <table:table-cell table:formula="of:=IF([.N427]=&quot;&quot;; &quot;&quot;; CONCATENATE(DATEDIF([.F427];[.N427];&quot;d&quot;); IF(DATEDIF([.F427];[.N42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8"/>
          <table:table-cell table:formula="of:=ABS([.I428]-[.H428])*[.G428]" office:value-type="float" office:value="0" calcext:value-type="float">
            <text:p>0</text:p>
          </table:table-cell>
          <table:table-cell table:number-columns-repeated="4"/>
          <table:table-cell table:formula="of:=IF(OR([.J428]=0; ISBLANK([.M428])); &quot;&quot;; [.P428]/[.J428])">
            <text:p/>
          </table:table-cell>
          <table:table-cell table:formula="of:=IF(OR(ISBLANK([.L428]); ISBLANK([.M428])); &quot;&quot;; IF([.E428]=&quot;Long&quot;; [.G428]*([.M428]-[.H428]); IF([.E428]=&quot;Short&quot;; [.G428]*([.H428]-[.M428]); &quot;&quot;)))">
            <text:p/>
          </table:table-cell>
          <table:table-cell table:formula="of:=IF(ISNUMBER([.P428]); IF([.P428]&gt;0; &quot;Win&quot;; &quot;Loss&quot;); &quot;&quot;)">
            <text:p/>
          </table:table-cell>
          <table:table-cell table:formula="of:=IF([.N428]=&quot;&quot;; &quot;&quot;; CONCATENATE(DATEDIF([.F428];[.N428];&quot;d&quot;); IF(DATEDIF([.F428];[.N42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8"/>
          <table:table-cell table:formula="of:=ABS([.I429]-[.H429])*[.G429]" office:value-type="float" office:value="0" calcext:value-type="float">
            <text:p>0</text:p>
          </table:table-cell>
          <table:table-cell table:number-columns-repeated="4"/>
          <table:table-cell table:formula="of:=IF(OR([.J429]=0; ISBLANK([.M429])); &quot;&quot;; [.P429]/[.J429])">
            <text:p/>
          </table:table-cell>
          <table:table-cell table:formula="of:=IF(OR(ISBLANK([.L429]); ISBLANK([.M429])); &quot;&quot;; IF([.E429]=&quot;Long&quot;; [.G429]*([.M429]-[.H429]); IF([.E429]=&quot;Short&quot;; [.G429]*([.H429]-[.M429]); &quot;&quot;)))">
            <text:p/>
          </table:table-cell>
          <table:table-cell table:formula="of:=IF(ISNUMBER([.P429]); IF([.P429]&gt;0; &quot;Win&quot;; &quot;Loss&quot;); &quot;&quot;)">
            <text:p/>
          </table:table-cell>
          <table:table-cell table:formula="of:=IF([.N429]=&quot;&quot;; &quot;&quot;; CONCATENATE(DATEDIF([.F429];[.N429];&quot;d&quot;); IF(DATEDIF([.F429];[.N42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8"/>
          <table:table-cell table:formula="of:=ABS([.I430]-[.H430])*[.G430]" office:value-type="float" office:value="0" calcext:value-type="float">
            <text:p>0</text:p>
          </table:table-cell>
          <table:table-cell table:number-columns-repeated="4"/>
          <table:table-cell table:formula="of:=IF(OR([.J430]=0; ISBLANK([.M430])); &quot;&quot;; [.P430]/[.J430])">
            <text:p/>
          </table:table-cell>
          <table:table-cell table:formula="of:=IF(OR(ISBLANK([.L430]); ISBLANK([.M430])); &quot;&quot;; IF([.E430]=&quot;Long&quot;; [.G430]*([.M430]-[.H430]); IF([.E430]=&quot;Short&quot;; [.G430]*([.H430]-[.M430]); &quot;&quot;)))">
            <text:p/>
          </table:table-cell>
          <table:table-cell table:formula="of:=IF(ISNUMBER([.P430]); IF([.P430]&gt;0; &quot;Win&quot;; &quot;Loss&quot;); &quot;&quot;)">
            <text:p/>
          </table:table-cell>
          <table:table-cell table:formula="of:=IF([.N430]=&quot;&quot;; &quot;&quot;; CONCATENATE(DATEDIF([.F430];[.N430];&quot;d&quot;); IF(DATEDIF([.F430];[.N43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8"/>
          <table:table-cell table:formula="of:=ABS([.I431]-[.H431])*[.G431]" office:value-type="float" office:value="0" calcext:value-type="float">
            <text:p>0</text:p>
          </table:table-cell>
          <table:table-cell table:number-columns-repeated="4"/>
          <table:table-cell table:formula="of:=IF(OR([.J431]=0; ISBLANK([.M431])); &quot;&quot;; [.P431]/[.J431])">
            <text:p/>
          </table:table-cell>
          <table:table-cell table:formula="of:=IF(OR(ISBLANK([.L431]); ISBLANK([.M431])); &quot;&quot;; IF([.E431]=&quot;Long&quot;; [.G431]*([.M431]-[.H431]); IF([.E431]=&quot;Short&quot;; [.G431]*([.H431]-[.M431]); &quot;&quot;)))">
            <text:p/>
          </table:table-cell>
          <table:table-cell table:formula="of:=IF(ISNUMBER([.P431]); IF([.P431]&gt;0; &quot;Win&quot;; &quot;Loss&quot;); &quot;&quot;)">
            <text:p/>
          </table:table-cell>
          <table:table-cell table:formula="of:=IF([.N431]=&quot;&quot;; &quot;&quot;; CONCATENATE(DATEDIF([.F431];[.N431];&quot;d&quot;); IF(DATEDIF([.F431];[.N43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8"/>
          <table:table-cell table:formula="of:=ABS([.I432]-[.H432])*[.G432]" office:value-type="float" office:value="0" calcext:value-type="float">
            <text:p>0</text:p>
          </table:table-cell>
          <table:table-cell table:number-columns-repeated="4"/>
          <table:table-cell table:formula="of:=IF(OR([.J432]=0; ISBLANK([.M432])); &quot;&quot;; [.P432]/[.J432])">
            <text:p/>
          </table:table-cell>
          <table:table-cell table:formula="of:=IF(OR(ISBLANK([.L432]); ISBLANK([.M432])); &quot;&quot;; IF([.E432]=&quot;Long&quot;; [.G432]*([.M432]-[.H432]); IF([.E432]=&quot;Short&quot;; [.G432]*([.H432]-[.M432]); &quot;&quot;)))">
            <text:p/>
          </table:table-cell>
          <table:table-cell table:formula="of:=IF(ISNUMBER([.P432]); IF([.P432]&gt;0; &quot;Win&quot;; &quot;Loss&quot;); &quot;&quot;)">
            <text:p/>
          </table:table-cell>
          <table:table-cell table:formula="of:=IF([.N432]=&quot;&quot;; &quot;&quot;; CONCATENATE(DATEDIF([.F432];[.N432];&quot;d&quot;); IF(DATEDIF([.F432];[.N43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8"/>
          <table:table-cell table:formula="of:=ABS([.I433]-[.H433])*[.G433]" office:value-type="float" office:value="0" calcext:value-type="float">
            <text:p>0</text:p>
          </table:table-cell>
          <table:table-cell table:number-columns-repeated="4"/>
          <table:table-cell table:formula="of:=IF(OR([.J433]=0; ISBLANK([.M433])); &quot;&quot;; [.P433]/[.J433])">
            <text:p/>
          </table:table-cell>
          <table:table-cell table:formula="of:=IF(OR(ISBLANK([.L433]); ISBLANK([.M433])); &quot;&quot;; IF([.E433]=&quot;Long&quot;; [.G433]*([.M433]-[.H433]); IF([.E433]=&quot;Short&quot;; [.G433]*([.H433]-[.M433]); &quot;&quot;)))">
            <text:p/>
          </table:table-cell>
          <table:table-cell table:formula="of:=IF(ISNUMBER([.P433]); IF([.P433]&gt;0; &quot;Win&quot;; &quot;Loss&quot;); &quot;&quot;)">
            <text:p/>
          </table:table-cell>
          <table:table-cell table:formula="of:=IF([.N433]=&quot;&quot;; &quot;&quot;; CONCATENATE(DATEDIF([.F433];[.N433];&quot;d&quot;); IF(DATEDIF([.F433];[.N43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8"/>
          <table:table-cell table:formula="of:=ABS([.I434]-[.H434])*[.G434]" office:value-type="float" office:value="0" calcext:value-type="float">
            <text:p>0</text:p>
          </table:table-cell>
          <table:table-cell table:number-columns-repeated="4"/>
          <table:table-cell table:formula="of:=IF(OR([.J434]=0; ISBLANK([.M434])); &quot;&quot;; [.P434]/[.J434])">
            <text:p/>
          </table:table-cell>
          <table:table-cell table:formula="of:=IF(OR(ISBLANK([.L434]); ISBLANK([.M434])); &quot;&quot;; IF([.E434]=&quot;Long&quot;; [.G434]*([.M434]-[.H434]); IF([.E434]=&quot;Short&quot;; [.G434]*([.H434]-[.M434]); &quot;&quot;)))">
            <text:p/>
          </table:table-cell>
          <table:table-cell table:formula="of:=IF(ISNUMBER([.P434]); IF([.P434]&gt;0; &quot;Win&quot;; &quot;Loss&quot;); &quot;&quot;)">
            <text:p/>
          </table:table-cell>
          <table:table-cell table:formula="of:=IF([.N434]=&quot;&quot;; &quot;&quot;; CONCATENATE(DATEDIF([.F434];[.N434];&quot;d&quot;); IF(DATEDIF([.F434];[.N43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8"/>
          <table:table-cell table:formula="of:=ABS([.I435]-[.H435])*[.G435]" office:value-type="float" office:value="0" calcext:value-type="float">
            <text:p>0</text:p>
          </table:table-cell>
          <table:table-cell table:number-columns-repeated="4"/>
          <table:table-cell table:formula="of:=IF(OR([.J435]=0; ISBLANK([.M435])); &quot;&quot;; [.P435]/[.J435])">
            <text:p/>
          </table:table-cell>
          <table:table-cell table:formula="of:=IF(OR(ISBLANK([.L435]); ISBLANK([.M435])); &quot;&quot;; IF([.E435]=&quot;Long&quot;; [.G435]*([.M435]-[.H435]); IF([.E435]=&quot;Short&quot;; [.G435]*([.H435]-[.M435]); &quot;&quot;)))">
            <text:p/>
          </table:table-cell>
          <table:table-cell table:formula="of:=IF(ISNUMBER([.P435]); IF([.P435]&gt;0; &quot;Win&quot;; &quot;Loss&quot;); &quot;&quot;)">
            <text:p/>
          </table:table-cell>
          <table:table-cell table:formula="of:=IF([.N435]=&quot;&quot;; &quot;&quot;; CONCATENATE(DATEDIF([.F435];[.N435];&quot;d&quot;); IF(DATEDIF([.F435];[.N43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8"/>
          <table:table-cell table:formula="of:=ABS([.I436]-[.H436])*[.G436]" office:value-type="float" office:value="0" calcext:value-type="float">
            <text:p>0</text:p>
          </table:table-cell>
          <table:table-cell table:number-columns-repeated="4"/>
          <table:table-cell table:formula="of:=IF(OR([.J436]=0; ISBLANK([.M436])); &quot;&quot;; [.P436]/[.J436])">
            <text:p/>
          </table:table-cell>
          <table:table-cell table:formula="of:=IF(OR(ISBLANK([.L436]); ISBLANK([.M436])); &quot;&quot;; IF([.E436]=&quot;Long&quot;; [.G436]*([.M436]-[.H436]); IF([.E436]=&quot;Short&quot;; [.G436]*([.H436]-[.M436]); &quot;&quot;)))">
            <text:p/>
          </table:table-cell>
          <table:table-cell table:formula="of:=IF(ISNUMBER([.P436]); IF([.P436]&gt;0; &quot;Win&quot;; &quot;Loss&quot;); &quot;&quot;)">
            <text:p/>
          </table:table-cell>
          <table:table-cell table:formula="of:=IF([.N436]=&quot;&quot;; &quot;&quot;; CONCATENATE(DATEDIF([.F436];[.N436];&quot;d&quot;); IF(DATEDIF([.F436];[.N43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8"/>
          <table:table-cell table:formula="of:=ABS([.I437]-[.H437])*[.G437]" office:value-type="float" office:value="0" calcext:value-type="float">
            <text:p>0</text:p>
          </table:table-cell>
          <table:table-cell table:number-columns-repeated="4"/>
          <table:table-cell table:formula="of:=IF(OR([.J437]=0; ISBLANK([.M437])); &quot;&quot;; [.P437]/[.J437])">
            <text:p/>
          </table:table-cell>
          <table:table-cell table:formula="of:=IF(OR(ISBLANK([.L437]); ISBLANK([.M437])); &quot;&quot;; IF([.E437]=&quot;Long&quot;; [.G437]*([.M437]-[.H437]); IF([.E437]=&quot;Short&quot;; [.G437]*([.H437]-[.M437]); &quot;&quot;)))">
            <text:p/>
          </table:table-cell>
          <table:table-cell table:formula="of:=IF(ISNUMBER([.P437]); IF([.P437]&gt;0; &quot;Win&quot;; &quot;Loss&quot;); &quot;&quot;)">
            <text:p/>
          </table:table-cell>
          <table:table-cell table:formula="of:=IF([.N437]=&quot;&quot;; &quot;&quot;; CONCATENATE(DATEDIF([.F437];[.N437];&quot;d&quot;); IF(DATEDIF([.F437];[.N43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8"/>
          <table:table-cell table:formula="of:=ABS([.I438]-[.H438])*[.G438]" office:value-type="float" office:value="0" calcext:value-type="float">
            <text:p>0</text:p>
          </table:table-cell>
          <table:table-cell table:number-columns-repeated="4"/>
          <table:table-cell table:formula="of:=IF(OR([.J438]=0; ISBLANK([.M438])); &quot;&quot;; [.P438]/[.J438])">
            <text:p/>
          </table:table-cell>
          <table:table-cell table:formula="of:=IF(OR(ISBLANK([.L438]); ISBLANK([.M438])); &quot;&quot;; IF([.E438]=&quot;Long&quot;; [.G438]*([.M438]-[.H438]); IF([.E438]=&quot;Short&quot;; [.G438]*([.H438]-[.M438]); &quot;&quot;)))">
            <text:p/>
          </table:table-cell>
          <table:table-cell table:formula="of:=IF(ISNUMBER([.P438]); IF([.P438]&gt;0; &quot;Win&quot;; &quot;Loss&quot;); &quot;&quot;)">
            <text:p/>
          </table:table-cell>
          <table:table-cell table:formula="of:=IF([.N438]=&quot;&quot;; &quot;&quot;; CONCATENATE(DATEDIF([.F438];[.N438];&quot;d&quot;); IF(DATEDIF([.F438];[.N43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8"/>
          <table:table-cell table:formula="of:=ABS([.I439]-[.H439])*[.G439]" office:value-type="float" office:value="0" calcext:value-type="float">
            <text:p>0</text:p>
          </table:table-cell>
          <table:table-cell table:number-columns-repeated="4"/>
          <table:table-cell table:formula="of:=IF(OR([.J439]=0; ISBLANK([.M439])); &quot;&quot;; [.P439]/[.J439])">
            <text:p/>
          </table:table-cell>
          <table:table-cell table:formula="of:=IF(OR(ISBLANK([.L439]); ISBLANK([.M439])); &quot;&quot;; IF([.E439]=&quot;Long&quot;; [.G439]*([.M439]-[.H439]); IF([.E439]=&quot;Short&quot;; [.G439]*([.H439]-[.M439]); &quot;&quot;)))">
            <text:p/>
          </table:table-cell>
          <table:table-cell table:formula="of:=IF(ISNUMBER([.P439]); IF([.P439]&gt;0; &quot;Win&quot;; &quot;Loss&quot;); &quot;&quot;)">
            <text:p/>
          </table:table-cell>
          <table:table-cell table:formula="of:=IF([.N439]=&quot;&quot;; &quot;&quot;; CONCATENATE(DATEDIF([.F439];[.N439];&quot;d&quot;); IF(DATEDIF([.F439];[.N43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8"/>
          <table:table-cell table:formula="of:=ABS([.I440]-[.H440])*[.G440]" office:value-type="float" office:value="0" calcext:value-type="float">
            <text:p>0</text:p>
          </table:table-cell>
          <table:table-cell table:number-columns-repeated="4"/>
          <table:table-cell table:formula="of:=IF(OR([.J440]=0; ISBLANK([.M440])); &quot;&quot;; [.P440]/[.J440])">
            <text:p/>
          </table:table-cell>
          <table:table-cell table:formula="of:=IF(OR(ISBLANK([.L440]); ISBLANK([.M440])); &quot;&quot;; IF([.E440]=&quot;Long&quot;; [.G440]*([.M440]-[.H440]); IF([.E440]=&quot;Short&quot;; [.G440]*([.H440]-[.M440]); &quot;&quot;)))">
            <text:p/>
          </table:table-cell>
          <table:table-cell table:formula="of:=IF(ISNUMBER([.P440]); IF([.P440]&gt;0; &quot;Win&quot;; &quot;Loss&quot;); &quot;&quot;)">
            <text:p/>
          </table:table-cell>
          <table:table-cell table:formula="of:=IF([.N440]=&quot;&quot;; &quot;&quot;; CONCATENATE(DATEDIF([.F440];[.N440];&quot;d&quot;); IF(DATEDIF([.F440];[.N44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8"/>
          <table:table-cell table:formula="of:=ABS([.I441]-[.H441])*[.G441]" office:value-type="float" office:value="0" calcext:value-type="float">
            <text:p>0</text:p>
          </table:table-cell>
          <table:table-cell table:number-columns-repeated="4"/>
          <table:table-cell table:formula="of:=IF(OR([.J441]=0; ISBLANK([.M441])); &quot;&quot;; [.P441]/[.J441])">
            <text:p/>
          </table:table-cell>
          <table:table-cell table:formula="of:=IF(OR(ISBLANK([.L441]); ISBLANK([.M441])); &quot;&quot;; IF([.E441]=&quot;Long&quot;; [.G441]*([.M441]-[.H441]); IF([.E441]=&quot;Short&quot;; [.G441]*([.H441]-[.M441]); &quot;&quot;)))">
            <text:p/>
          </table:table-cell>
          <table:table-cell table:formula="of:=IF(ISNUMBER([.P441]); IF([.P441]&gt;0; &quot;Win&quot;; &quot;Loss&quot;); &quot;&quot;)">
            <text:p/>
          </table:table-cell>
          <table:table-cell table:formula="of:=IF([.N441]=&quot;&quot;; &quot;&quot;; CONCATENATE(DATEDIF([.F441];[.N441];&quot;d&quot;); IF(DATEDIF([.F441];[.N44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8"/>
          <table:table-cell table:formula="of:=ABS([.I442]-[.H442])*[.G442]" office:value-type="float" office:value="0" calcext:value-type="float">
            <text:p>0</text:p>
          </table:table-cell>
          <table:table-cell table:number-columns-repeated="4"/>
          <table:table-cell table:formula="of:=IF(OR([.J442]=0; ISBLANK([.M442])); &quot;&quot;; [.P442]/[.J442])">
            <text:p/>
          </table:table-cell>
          <table:table-cell table:formula="of:=IF(OR(ISBLANK([.L442]); ISBLANK([.M442])); &quot;&quot;; IF([.E442]=&quot;Long&quot;; [.G442]*([.M442]-[.H442]); IF([.E442]=&quot;Short&quot;; [.G442]*([.H442]-[.M442]); &quot;&quot;)))">
            <text:p/>
          </table:table-cell>
          <table:table-cell table:formula="of:=IF(ISNUMBER([.P442]); IF([.P442]&gt;0; &quot;Win&quot;; &quot;Loss&quot;); &quot;&quot;)">
            <text:p/>
          </table:table-cell>
          <table:table-cell table:formula="of:=IF([.N442]=&quot;&quot;; &quot;&quot;; CONCATENATE(DATEDIF([.F442];[.N442];&quot;d&quot;); IF(DATEDIF([.F442];[.N44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8"/>
          <table:table-cell table:formula="of:=ABS([.I443]-[.H443])*[.G443]" office:value-type="float" office:value="0" calcext:value-type="float">
            <text:p>0</text:p>
          </table:table-cell>
          <table:table-cell table:number-columns-repeated="4"/>
          <table:table-cell table:formula="of:=IF(OR([.J443]=0; ISBLANK([.M443])); &quot;&quot;; [.P443]/[.J443])">
            <text:p/>
          </table:table-cell>
          <table:table-cell table:formula="of:=IF(OR(ISBLANK([.L443]); ISBLANK([.M443])); &quot;&quot;; IF([.E443]=&quot;Long&quot;; [.G443]*([.M443]-[.H443]); IF([.E443]=&quot;Short&quot;; [.G443]*([.H443]-[.M443]); &quot;&quot;)))">
            <text:p/>
          </table:table-cell>
          <table:table-cell table:formula="of:=IF(ISNUMBER([.P443]); IF([.P443]&gt;0; &quot;Win&quot;; &quot;Loss&quot;); &quot;&quot;)">
            <text:p/>
          </table:table-cell>
          <table:table-cell table:formula="of:=IF([.N443]=&quot;&quot;; &quot;&quot;; CONCATENATE(DATEDIF([.F443];[.N443];&quot;d&quot;); IF(DATEDIF([.F443];[.N44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8"/>
          <table:table-cell table:formula="of:=ABS([.I444]-[.H444])*[.G444]" office:value-type="float" office:value="0" calcext:value-type="float">
            <text:p>0</text:p>
          </table:table-cell>
          <table:table-cell table:number-columns-repeated="4"/>
          <table:table-cell table:formula="of:=IF(OR([.J444]=0; ISBLANK([.M444])); &quot;&quot;; [.P444]/[.J444])">
            <text:p/>
          </table:table-cell>
          <table:table-cell table:formula="of:=IF(OR(ISBLANK([.L444]); ISBLANK([.M444])); &quot;&quot;; IF([.E444]=&quot;Long&quot;; [.G444]*([.M444]-[.H444]); IF([.E444]=&quot;Short&quot;; [.G444]*([.H444]-[.M444]); &quot;&quot;)))">
            <text:p/>
          </table:table-cell>
          <table:table-cell table:formula="of:=IF(ISNUMBER([.P444]); IF([.P444]&gt;0; &quot;Win&quot;; &quot;Loss&quot;); &quot;&quot;)">
            <text:p/>
          </table:table-cell>
          <table:table-cell table:formula="of:=IF([.N444]=&quot;&quot;; &quot;&quot;; CONCATENATE(DATEDIF([.F444];[.N444];&quot;d&quot;); IF(DATEDIF([.F444];[.N44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8"/>
          <table:table-cell table:formula="of:=ABS([.I445]-[.H445])*[.G445]" office:value-type="float" office:value="0" calcext:value-type="float">
            <text:p>0</text:p>
          </table:table-cell>
          <table:table-cell table:number-columns-repeated="4"/>
          <table:table-cell table:formula="of:=IF(OR([.J445]=0; ISBLANK([.M445])); &quot;&quot;; [.P445]/[.J445])">
            <text:p/>
          </table:table-cell>
          <table:table-cell table:formula="of:=IF(OR(ISBLANK([.L445]); ISBLANK([.M445])); &quot;&quot;; IF([.E445]=&quot;Long&quot;; [.G445]*([.M445]-[.H445]); IF([.E445]=&quot;Short&quot;; [.G445]*([.H445]-[.M445]); &quot;&quot;)))">
            <text:p/>
          </table:table-cell>
          <table:table-cell table:formula="of:=IF(ISNUMBER([.P445]); IF([.P445]&gt;0; &quot;Win&quot;; &quot;Loss&quot;); &quot;&quot;)">
            <text:p/>
          </table:table-cell>
          <table:table-cell table:formula="of:=IF([.N445]=&quot;&quot;; &quot;&quot;; CONCATENATE(DATEDIF([.F445];[.N445];&quot;d&quot;); IF(DATEDIF([.F445];[.N44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8"/>
          <table:table-cell table:formula="of:=ABS([.I446]-[.H446])*[.G446]" office:value-type="float" office:value="0" calcext:value-type="float">
            <text:p>0</text:p>
          </table:table-cell>
          <table:table-cell table:number-columns-repeated="4"/>
          <table:table-cell table:formula="of:=IF(OR([.J446]=0; ISBLANK([.M446])); &quot;&quot;; [.P446]/[.J446])">
            <text:p/>
          </table:table-cell>
          <table:table-cell table:formula="of:=IF(OR(ISBLANK([.L446]); ISBLANK([.M446])); &quot;&quot;; IF([.E446]=&quot;Long&quot;; [.G446]*([.M446]-[.H446]); IF([.E446]=&quot;Short&quot;; [.G446]*([.H446]-[.M446]); &quot;&quot;)))">
            <text:p/>
          </table:table-cell>
          <table:table-cell table:formula="of:=IF(ISNUMBER([.P446]); IF([.P446]&gt;0; &quot;Win&quot;; &quot;Loss&quot;); &quot;&quot;)">
            <text:p/>
          </table:table-cell>
          <table:table-cell table:formula="of:=IF([.N446]=&quot;&quot;; &quot;&quot;; CONCATENATE(DATEDIF([.F446];[.N446];&quot;d&quot;); IF(DATEDIF([.F446];[.N44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8"/>
          <table:table-cell table:formula="of:=ABS([.I447]-[.H447])*[.G447]" office:value-type="float" office:value="0" calcext:value-type="float">
            <text:p>0</text:p>
          </table:table-cell>
          <table:table-cell table:number-columns-repeated="4"/>
          <table:table-cell table:formula="of:=IF(OR([.J447]=0; ISBLANK([.M447])); &quot;&quot;; [.P447]/[.J447])">
            <text:p/>
          </table:table-cell>
          <table:table-cell table:formula="of:=IF(OR(ISBLANK([.L447]); ISBLANK([.M447])); &quot;&quot;; IF([.E447]=&quot;Long&quot;; [.G447]*([.M447]-[.H447]); IF([.E447]=&quot;Short&quot;; [.G447]*([.H447]-[.M447]); &quot;&quot;)))">
            <text:p/>
          </table:table-cell>
          <table:table-cell table:formula="of:=IF(ISNUMBER([.P447]); IF([.P447]&gt;0; &quot;Win&quot;; &quot;Loss&quot;); &quot;&quot;)">
            <text:p/>
          </table:table-cell>
          <table:table-cell table:formula="of:=IF([.N447]=&quot;&quot;; &quot;&quot;; CONCATENATE(DATEDIF([.F447];[.N447];&quot;d&quot;); IF(DATEDIF([.F447];[.N44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8"/>
          <table:table-cell table:formula="of:=ABS([.I448]-[.H448])*[.G448]" office:value-type="float" office:value="0" calcext:value-type="float">
            <text:p>0</text:p>
          </table:table-cell>
          <table:table-cell table:number-columns-repeated="4"/>
          <table:table-cell table:formula="of:=IF(OR([.J448]=0; ISBLANK([.M448])); &quot;&quot;; [.P448]/[.J448])">
            <text:p/>
          </table:table-cell>
          <table:table-cell table:formula="of:=IF(OR(ISBLANK([.L448]); ISBLANK([.M448])); &quot;&quot;; IF([.E448]=&quot;Long&quot;; [.G448]*([.M448]-[.H448]); IF([.E448]=&quot;Short&quot;; [.G448]*([.H448]-[.M448]); &quot;&quot;)))">
            <text:p/>
          </table:table-cell>
          <table:table-cell table:formula="of:=IF(ISNUMBER([.P448]); IF([.P448]&gt;0; &quot;Win&quot;; &quot;Loss&quot;); &quot;&quot;)">
            <text:p/>
          </table:table-cell>
          <table:table-cell table:formula="of:=IF([.N448]=&quot;&quot;; &quot;&quot;; CONCATENATE(DATEDIF([.F448];[.N448];&quot;d&quot;); IF(DATEDIF([.F448];[.N44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8"/>
          <table:table-cell table:formula="of:=ABS([.I449]-[.H449])*[.G449]" office:value-type="float" office:value="0" calcext:value-type="float">
            <text:p>0</text:p>
          </table:table-cell>
          <table:table-cell table:number-columns-repeated="4"/>
          <table:table-cell table:formula="of:=IF(OR([.J449]=0; ISBLANK([.M449])); &quot;&quot;; [.P449]/[.J449])">
            <text:p/>
          </table:table-cell>
          <table:table-cell table:formula="of:=IF(OR(ISBLANK([.L449]); ISBLANK([.M449])); &quot;&quot;; IF([.E449]=&quot;Long&quot;; [.G449]*([.M449]-[.H449]); IF([.E449]=&quot;Short&quot;; [.G449]*([.H449]-[.M449]); &quot;&quot;)))">
            <text:p/>
          </table:table-cell>
          <table:table-cell table:formula="of:=IF(ISNUMBER([.P449]); IF([.P449]&gt;0; &quot;Win&quot;; &quot;Loss&quot;); &quot;&quot;)">
            <text:p/>
          </table:table-cell>
          <table:table-cell table:formula="of:=IF([.N449]=&quot;&quot;; &quot;&quot;; CONCATENATE(DATEDIF([.F449];[.N449];&quot;d&quot;); IF(DATEDIF([.F449];[.N44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8"/>
          <table:table-cell table:formula="of:=ABS([.I450]-[.H450])*[.G450]" office:value-type="float" office:value="0" calcext:value-type="float">
            <text:p>0</text:p>
          </table:table-cell>
          <table:table-cell table:number-columns-repeated="4"/>
          <table:table-cell table:formula="of:=IF(OR([.J450]=0; ISBLANK([.M450])); &quot;&quot;; [.P450]/[.J450])">
            <text:p/>
          </table:table-cell>
          <table:table-cell table:formula="of:=IF(OR(ISBLANK([.L450]); ISBLANK([.M450])); &quot;&quot;; IF([.E450]=&quot;Long&quot;; [.G450]*([.M450]-[.H450]); IF([.E450]=&quot;Short&quot;; [.G450]*([.H450]-[.M450]); &quot;&quot;)))">
            <text:p/>
          </table:table-cell>
          <table:table-cell table:formula="of:=IF(ISNUMBER([.P450]); IF([.P450]&gt;0; &quot;Win&quot;; &quot;Loss&quot;); &quot;&quot;)">
            <text:p/>
          </table:table-cell>
          <table:table-cell table:formula="of:=IF([.N450]=&quot;&quot;; &quot;&quot;; CONCATENATE(DATEDIF([.F450];[.N450];&quot;d&quot;); IF(DATEDIF([.F450];[.N45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8"/>
          <table:table-cell table:formula="of:=ABS([.I451]-[.H451])*[.G451]" office:value-type="float" office:value="0" calcext:value-type="float">
            <text:p>0</text:p>
          </table:table-cell>
          <table:table-cell table:number-columns-repeated="4"/>
          <table:table-cell table:formula="of:=IF(OR([.J451]=0; ISBLANK([.M451])); &quot;&quot;; [.P451]/[.J451])">
            <text:p/>
          </table:table-cell>
          <table:table-cell table:formula="of:=IF(OR(ISBLANK([.L451]); ISBLANK([.M451])); &quot;&quot;; IF([.E451]=&quot;Long&quot;; [.G451]*([.M451]-[.H451]); IF([.E451]=&quot;Short&quot;; [.G451]*([.H451]-[.M451]); &quot;&quot;)))">
            <text:p/>
          </table:table-cell>
          <table:table-cell table:formula="of:=IF(ISNUMBER([.P451]); IF([.P451]&gt;0; &quot;Win&quot;; &quot;Loss&quot;); &quot;&quot;)">
            <text:p/>
          </table:table-cell>
          <table:table-cell table:formula="of:=IF([.N451]=&quot;&quot;; &quot;&quot;; CONCATENATE(DATEDIF([.F451];[.N451];&quot;d&quot;); IF(DATEDIF([.F451];[.N45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8"/>
          <table:table-cell table:formula="of:=ABS([.I452]-[.H452])*[.G452]" office:value-type="float" office:value="0" calcext:value-type="float">
            <text:p>0</text:p>
          </table:table-cell>
          <table:table-cell table:number-columns-repeated="4"/>
          <table:table-cell table:formula="of:=IF(OR([.J452]=0; ISBLANK([.M452])); &quot;&quot;; [.P452]/[.J452])">
            <text:p/>
          </table:table-cell>
          <table:table-cell table:formula="of:=IF(OR(ISBLANK([.L452]); ISBLANK([.M452])); &quot;&quot;; IF([.E452]=&quot;Long&quot;; [.G452]*([.M452]-[.H452]); IF([.E452]=&quot;Short&quot;; [.G452]*([.H452]-[.M452]); &quot;&quot;)))">
            <text:p/>
          </table:table-cell>
          <table:table-cell table:formula="of:=IF(ISNUMBER([.P452]); IF([.P452]&gt;0; &quot;Win&quot;; &quot;Loss&quot;); &quot;&quot;)">
            <text:p/>
          </table:table-cell>
          <table:table-cell table:formula="of:=IF([.N452]=&quot;&quot;; &quot;&quot;; CONCATENATE(DATEDIF([.F452];[.N452];&quot;d&quot;); IF(DATEDIF([.F452];[.N45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8"/>
          <table:table-cell table:formula="of:=ABS([.I453]-[.H453])*[.G453]" office:value-type="float" office:value="0" calcext:value-type="float">
            <text:p>0</text:p>
          </table:table-cell>
          <table:table-cell table:number-columns-repeated="4"/>
          <table:table-cell table:formula="of:=IF(OR([.J453]=0; ISBLANK([.M453])); &quot;&quot;; [.P453]/[.J453])">
            <text:p/>
          </table:table-cell>
          <table:table-cell table:formula="of:=IF(OR(ISBLANK([.L453]); ISBLANK([.M453])); &quot;&quot;; IF([.E453]=&quot;Long&quot;; [.G453]*([.M453]-[.H453]); IF([.E453]=&quot;Short&quot;; [.G453]*([.H453]-[.M453]); &quot;&quot;)))">
            <text:p/>
          </table:table-cell>
          <table:table-cell table:formula="of:=IF(ISNUMBER([.P453]); IF([.P453]&gt;0; &quot;Win&quot;; &quot;Loss&quot;); &quot;&quot;)">
            <text:p/>
          </table:table-cell>
          <table:table-cell table:formula="of:=IF([.N453]=&quot;&quot;; &quot;&quot;; CONCATENATE(DATEDIF([.F453];[.N453];&quot;d&quot;); IF(DATEDIF([.F453];[.N45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8"/>
          <table:table-cell table:formula="of:=ABS([.I454]-[.H454])*[.G454]" office:value-type="float" office:value="0" calcext:value-type="float">
            <text:p>0</text:p>
          </table:table-cell>
          <table:table-cell table:number-columns-repeated="4"/>
          <table:table-cell table:formula="of:=IF(OR([.J454]=0; ISBLANK([.M454])); &quot;&quot;; [.P454]/[.J454])">
            <text:p/>
          </table:table-cell>
          <table:table-cell table:formula="of:=IF(OR(ISBLANK([.L454]); ISBLANK([.M454])); &quot;&quot;; IF([.E454]=&quot;Long&quot;; [.G454]*([.M454]-[.H454]); IF([.E454]=&quot;Short&quot;; [.G454]*([.H454]-[.M454]); &quot;&quot;)))">
            <text:p/>
          </table:table-cell>
          <table:table-cell table:formula="of:=IF(ISNUMBER([.P454]); IF([.P454]&gt;0; &quot;Win&quot;; &quot;Loss&quot;); &quot;&quot;)">
            <text:p/>
          </table:table-cell>
          <table:table-cell table:formula="of:=IF([.N454]=&quot;&quot;; &quot;&quot;; CONCATENATE(DATEDIF([.F454];[.N454];&quot;d&quot;); IF(DATEDIF([.F454];[.N45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8"/>
          <table:table-cell table:formula="of:=ABS([.I455]-[.H455])*[.G455]" office:value-type="float" office:value="0" calcext:value-type="float">
            <text:p>0</text:p>
          </table:table-cell>
          <table:table-cell table:number-columns-repeated="4"/>
          <table:table-cell table:formula="of:=IF(OR([.J455]=0; ISBLANK([.M455])); &quot;&quot;; [.P455]/[.J455])">
            <text:p/>
          </table:table-cell>
          <table:table-cell table:formula="of:=IF(OR(ISBLANK([.L455]); ISBLANK([.M455])); &quot;&quot;; IF([.E455]=&quot;Long&quot;; [.G455]*([.M455]-[.H455]); IF([.E455]=&quot;Short&quot;; [.G455]*([.H455]-[.M455]); &quot;&quot;)))">
            <text:p/>
          </table:table-cell>
          <table:table-cell table:formula="of:=IF(ISNUMBER([.P455]); IF([.P455]&gt;0; &quot;Win&quot;; &quot;Loss&quot;); &quot;&quot;)">
            <text:p/>
          </table:table-cell>
          <table:table-cell table:formula="of:=IF([.N455]=&quot;&quot;; &quot;&quot;; CONCATENATE(DATEDIF([.F455];[.N455];&quot;d&quot;); IF(DATEDIF([.F455];[.N45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8"/>
          <table:table-cell table:formula="of:=ABS([.I456]-[.H456])*[.G456]" office:value-type="float" office:value="0" calcext:value-type="float">
            <text:p>0</text:p>
          </table:table-cell>
          <table:table-cell table:number-columns-repeated="4"/>
          <table:table-cell table:formula="of:=IF(OR([.J456]=0; ISBLANK([.M456])); &quot;&quot;; [.P456]/[.J456])">
            <text:p/>
          </table:table-cell>
          <table:table-cell table:formula="of:=IF(OR(ISBLANK([.L456]); ISBLANK([.M456])); &quot;&quot;; IF([.E456]=&quot;Long&quot;; [.G456]*([.M456]-[.H456]); IF([.E456]=&quot;Short&quot;; [.G456]*([.H456]-[.M456]); &quot;&quot;)))">
            <text:p/>
          </table:table-cell>
          <table:table-cell table:formula="of:=IF(ISNUMBER([.P456]); IF([.P456]&gt;0; &quot;Win&quot;; &quot;Loss&quot;); &quot;&quot;)">
            <text:p/>
          </table:table-cell>
          <table:table-cell table:formula="of:=IF([.N456]=&quot;&quot;; &quot;&quot;; CONCATENATE(DATEDIF([.F456];[.N456];&quot;d&quot;); IF(DATEDIF([.F456];[.N45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8"/>
          <table:table-cell table:formula="of:=ABS([.I457]-[.H457])*[.G457]" office:value-type="float" office:value="0" calcext:value-type="float">
            <text:p>0</text:p>
          </table:table-cell>
          <table:table-cell table:number-columns-repeated="4"/>
          <table:table-cell table:formula="of:=IF(OR([.J457]=0; ISBLANK([.M457])); &quot;&quot;; [.P457]/[.J457])">
            <text:p/>
          </table:table-cell>
          <table:table-cell table:formula="of:=IF(OR(ISBLANK([.L457]); ISBLANK([.M457])); &quot;&quot;; IF([.E457]=&quot;Long&quot;; [.G457]*([.M457]-[.H457]); IF([.E457]=&quot;Short&quot;; [.G457]*([.H457]-[.M457]); &quot;&quot;)))">
            <text:p/>
          </table:table-cell>
          <table:table-cell table:formula="of:=IF(ISNUMBER([.P457]); IF([.P457]&gt;0; &quot;Win&quot;; &quot;Loss&quot;); &quot;&quot;)">
            <text:p/>
          </table:table-cell>
          <table:table-cell table:formula="of:=IF([.N457]=&quot;&quot;; &quot;&quot;; CONCATENATE(DATEDIF([.F457];[.N457];&quot;d&quot;); IF(DATEDIF([.F457];[.N45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8"/>
          <table:table-cell table:formula="of:=ABS([.I458]-[.H458])*[.G458]" office:value-type="float" office:value="0" calcext:value-type="float">
            <text:p>0</text:p>
          </table:table-cell>
          <table:table-cell table:number-columns-repeated="4"/>
          <table:table-cell table:formula="of:=IF(OR([.J458]=0; ISBLANK([.M458])); &quot;&quot;; [.P458]/[.J458])">
            <text:p/>
          </table:table-cell>
          <table:table-cell table:formula="of:=IF(OR(ISBLANK([.L458]); ISBLANK([.M458])); &quot;&quot;; IF([.E458]=&quot;Long&quot;; [.G458]*([.M458]-[.H458]); IF([.E458]=&quot;Short&quot;; [.G458]*([.H458]-[.M458]); &quot;&quot;)))">
            <text:p/>
          </table:table-cell>
          <table:table-cell table:formula="of:=IF(ISNUMBER([.P458]); IF([.P458]&gt;0; &quot;Win&quot;; &quot;Loss&quot;); &quot;&quot;)">
            <text:p/>
          </table:table-cell>
          <table:table-cell table:formula="of:=IF([.N458]=&quot;&quot;; &quot;&quot;; CONCATENATE(DATEDIF([.F458];[.N458];&quot;d&quot;); IF(DATEDIF([.F458];[.N45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8"/>
          <table:table-cell table:formula="of:=ABS([.I459]-[.H459])*[.G459]" office:value-type="float" office:value="0" calcext:value-type="float">
            <text:p>0</text:p>
          </table:table-cell>
          <table:table-cell table:number-columns-repeated="4"/>
          <table:table-cell table:formula="of:=IF(OR([.J459]=0; ISBLANK([.M459])); &quot;&quot;; [.P459]/[.J459])">
            <text:p/>
          </table:table-cell>
          <table:table-cell table:formula="of:=IF(OR(ISBLANK([.L459]); ISBLANK([.M459])); &quot;&quot;; IF([.E459]=&quot;Long&quot;; [.G459]*([.M459]-[.H459]); IF([.E459]=&quot;Short&quot;; [.G459]*([.H459]-[.M459]); &quot;&quot;)))">
            <text:p/>
          </table:table-cell>
          <table:table-cell table:formula="of:=IF(ISNUMBER([.P459]); IF([.P459]&gt;0; &quot;Win&quot;; &quot;Loss&quot;); &quot;&quot;)">
            <text:p/>
          </table:table-cell>
          <table:table-cell table:formula="of:=IF([.N459]=&quot;&quot;; &quot;&quot;; CONCATENATE(DATEDIF([.F459];[.N459];&quot;d&quot;); IF(DATEDIF([.F459];[.N45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8"/>
          <table:table-cell table:formula="of:=ABS([.I460]-[.H460])*[.G460]" office:value-type="float" office:value="0" calcext:value-type="float">
            <text:p>0</text:p>
          </table:table-cell>
          <table:table-cell table:number-columns-repeated="4"/>
          <table:table-cell table:formula="of:=IF(OR([.J460]=0; ISBLANK([.M460])); &quot;&quot;; [.P460]/[.J460])">
            <text:p/>
          </table:table-cell>
          <table:table-cell table:formula="of:=IF(OR(ISBLANK([.L460]); ISBLANK([.M460])); &quot;&quot;; IF([.E460]=&quot;Long&quot;; [.G460]*([.M460]-[.H460]); IF([.E460]=&quot;Short&quot;; [.G460]*([.H460]-[.M460]); &quot;&quot;)))">
            <text:p/>
          </table:table-cell>
          <table:table-cell table:formula="of:=IF(ISNUMBER([.P460]); IF([.P460]&gt;0; &quot;Win&quot;; &quot;Loss&quot;); &quot;&quot;)">
            <text:p/>
          </table:table-cell>
          <table:table-cell table:formula="of:=IF([.N460]=&quot;&quot;; &quot;&quot;; CONCATENATE(DATEDIF([.F460];[.N460];&quot;d&quot;); IF(DATEDIF([.F460];[.N46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8"/>
          <table:table-cell table:formula="of:=ABS([.I461]-[.H461])*[.G461]" office:value-type="float" office:value="0" calcext:value-type="float">
            <text:p>0</text:p>
          </table:table-cell>
          <table:table-cell table:number-columns-repeated="4"/>
          <table:table-cell table:formula="of:=IF(OR([.J461]=0; ISBLANK([.M461])); &quot;&quot;; [.P461]/[.J461])">
            <text:p/>
          </table:table-cell>
          <table:table-cell table:formula="of:=IF(OR(ISBLANK([.L461]); ISBLANK([.M461])); &quot;&quot;; IF([.E461]=&quot;Long&quot;; [.G461]*([.M461]-[.H461]); IF([.E461]=&quot;Short&quot;; [.G461]*([.H461]-[.M461]); &quot;&quot;)))">
            <text:p/>
          </table:table-cell>
          <table:table-cell table:formula="of:=IF(ISNUMBER([.P461]); IF([.P461]&gt;0; &quot;Win&quot;; &quot;Loss&quot;); &quot;&quot;)">
            <text:p/>
          </table:table-cell>
          <table:table-cell table:formula="of:=IF([.N461]=&quot;&quot;; &quot;&quot;; CONCATENATE(DATEDIF([.F461];[.N461];&quot;d&quot;); IF(DATEDIF([.F461];[.N46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8"/>
          <table:table-cell table:formula="of:=ABS([.I462]-[.H462])*[.G462]" office:value-type="float" office:value="0" calcext:value-type="float">
            <text:p>0</text:p>
          </table:table-cell>
          <table:table-cell table:number-columns-repeated="4"/>
          <table:table-cell table:formula="of:=IF(OR([.J462]=0; ISBLANK([.M462])); &quot;&quot;; [.P462]/[.J462])">
            <text:p/>
          </table:table-cell>
          <table:table-cell table:formula="of:=IF(OR(ISBLANK([.L462]); ISBLANK([.M462])); &quot;&quot;; IF([.E462]=&quot;Long&quot;; [.G462]*([.M462]-[.H462]); IF([.E462]=&quot;Short&quot;; [.G462]*([.H462]-[.M462]); &quot;&quot;)))">
            <text:p/>
          </table:table-cell>
          <table:table-cell table:formula="of:=IF(ISNUMBER([.P462]); IF([.P462]&gt;0; &quot;Win&quot;; &quot;Loss&quot;); &quot;&quot;)">
            <text:p/>
          </table:table-cell>
          <table:table-cell table:formula="of:=IF([.N462]=&quot;&quot;; &quot;&quot;; CONCATENATE(DATEDIF([.F462];[.N462];&quot;d&quot;); IF(DATEDIF([.F462];[.N46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8"/>
          <table:table-cell table:formula="of:=ABS([.I463]-[.H463])*[.G463]" office:value-type="float" office:value="0" calcext:value-type="float">
            <text:p>0</text:p>
          </table:table-cell>
          <table:table-cell table:number-columns-repeated="4"/>
          <table:table-cell table:formula="of:=IF(OR([.J463]=0; ISBLANK([.M463])); &quot;&quot;; [.P463]/[.J463])">
            <text:p/>
          </table:table-cell>
          <table:table-cell table:formula="of:=IF(OR(ISBLANK([.L463]); ISBLANK([.M463])); &quot;&quot;; IF([.E463]=&quot;Long&quot;; [.G463]*([.M463]-[.H463]); IF([.E463]=&quot;Short&quot;; [.G463]*([.H463]-[.M463]); &quot;&quot;)))">
            <text:p/>
          </table:table-cell>
          <table:table-cell table:formula="of:=IF(ISNUMBER([.P463]); IF([.P463]&gt;0; &quot;Win&quot;; &quot;Loss&quot;); &quot;&quot;)">
            <text:p/>
          </table:table-cell>
          <table:table-cell table:formula="of:=IF([.N463]=&quot;&quot;; &quot;&quot;; CONCATENATE(DATEDIF([.F463];[.N463];&quot;d&quot;); IF(DATEDIF([.F463];[.N46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8"/>
          <table:table-cell table:formula="of:=ABS([.I464]-[.H464])*[.G464]" office:value-type="float" office:value="0" calcext:value-type="float">
            <text:p>0</text:p>
          </table:table-cell>
          <table:table-cell table:number-columns-repeated="4"/>
          <table:table-cell table:formula="of:=IF(OR([.J464]=0; ISBLANK([.M464])); &quot;&quot;; [.P464]/[.J464])">
            <text:p/>
          </table:table-cell>
          <table:table-cell table:formula="of:=IF(OR(ISBLANK([.L464]); ISBLANK([.M464])); &quot;&quot;; IF([.E464]=&quot;Long&quot;; [.G464]*([.M464]-[.H464]); IF([.E464]=&quot;Short&quot;; [.G464]*([.H464]-[.M464]); &quot;&quot;)))">
            <text:p/>
          </table:table-cell>
          <table:table-cell table:formula="of:=IF(ISNUMBER([.P464]); IF([.P464]&gt;0; &quot;Win&quot;; &quot;Loss&quot;); &quot;&quot;)">
            <text:p/>
          </table:table-cell>
          <table:table-cell table:formula="of:=IF([.N464]=&quot;&quot;; &quot;&quot;; CONCATENATE(DATEDIF([.F464];[.N464];&quot;d&quot;); IF(DATEDIF([.F464];[.N46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8"/>
          <table:table-cell table:formula="of:=ABS([.I465]-[.H465])*[.G465]" office:value-type="float" office:value="0" calcext:value-type="float">
            <text:p>0</text:p>
          </table:table-cell>
          <table:table-cell table:number-columns-repeated="4"/>
          <table:table-cell table:formula="of:=IF(OR([.J465]=0; ISBLANK([.M465])); &quot;&quot;; [.P465]/[.J465])">
            <text:p/>
          </table:table-cell>
          <table:table-cell table:formula="of:=IF(OR(ISBLANK([.L465]); ISBLANK([.M465])); &quot;&quot;; IF([.E465]=&quot;Long&quot;; [.G465]*([.M465]-[.H465]); IF([.E465]=&quot;Short&quot;; [.G465]*([.H465]-[.M465]); &quot;&quot;)))">
            <text:p/>
          </table:table-cell>
          <table:table-cell table:formula="of:=IF(ISNUMBER([.P465]); IF([.P465]&gt;0; &quot;Win&quot;; &quot;Loss&quot;); &quot;&quot;)">
            <text:p/>
          </table:table-cell>
          <table:table-cell table:formula="of:=IF([.N465]=&quot;&quot;; &quot;&quot;; CONCATENATE(DATEDIF([.F465];[.N465];&quot;d&quot;); IF(DATEDIF([.F465];[.N46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8"/>
          <table:table-cell table:formula="of:=ABS([.I466]-[.H466])*[.G466]" office:value-type="float" office:value="0" calcext:value-type="float">
            <text:p>0</text:p>
          </table:table-cell>
          <table:table-cell table:number-columns-repeated="4"/>
          <table:table-cell table:formula="of:=IF(OR([.J466]=0; ISBLANK([.M466])); &quot;&quot;; [.P466]/[.J466])">
            <text:p/>
          </table:table-cell>
          <table:table-cell table:formula="of:=IF(OR(ISBLANK([.L466]); ISBLANK([.M466])); &quot;&quot;; IF([.E466]=&quot;Long&quot;; [.G466]*([.M466]-[.H466]); IF([.E466]=&quot;Short&quot;; [.G466]*([.H466]-[.M466]); &quot;&quot;)))">
            <text:p/>
          </table:table-cell>
          <table:table-cell table:formula="of:=IF(ISNUMBER([.P466]); IF([.P466]&gt;0; &quot;Win&quot;; &quot;Loss&quot;); &quot;&quot;)">
            <text:p/>
          </table:table-cell>
          <table:table-cell table:formula="of:=IF([.N466]=&quot;&quot;; &quot;&quot;; CONCATENATE(DATEDIF([.F466];[.N466];&quot;d&quot;); IF(DATEDIF([.F466];[.N46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8"/>
          <table:table-cell table:formula="of:=ABS([.I467]-[.H467])*[.G467]" office:value-type="float" office:value="0" calcext:value-type="float">
            <text:p>0</text:p>
          </table:table-cell>
          <table:table-cell table:number-columns-repeated="4"/>
          <table:table-cell table:formula="of:=IF(OR([.J467]=0; ISBLANK([.M467])); &quot;&quot;; [.P467]/[.J467])">
            <text:p/>
          </table:table-cell>
          <table:table-cell table:formula="of:=IF(OR(ISBLANK([.L467]); ISBLANK([.M467])); &quot;&quot;; IF([.E467]=&quot;Long&quot;; [.G467]*([.M467]-[.H467]); IF([.E467]=&quot;Short&quot;; [.G467]*([.H467]-[.M467]); &quot;&quot;)))">
            <text:p/>
          </table:table-cell>
          <table:table-cell table:formula="of:=IF(ISNUMBER([.P467]); IF([.P467]&gt;0; &quot;Win&quot;; &quot;Loss&quot;); &quot;&quot;)">
            <text:p/>
          </table:table-cell>
          <table:table-cell table:formula="of:=IF([.N467]=&quot;&quot;; &quot;&quot;; CONCATENATE(DATEDIF([.F467];[.N467];&quot;d&quot;); IF(DATEDIF([.F467];[.N46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8"/>
          <table:table-cell table:formula="of:=ABS([.I468]-[.H468])*[.G468]" office:value-type="float" office:value="0" calcext:value-type="float">
            <text:p>0</text:p>
          </table:table-cell>
          <table:table-cell table:number-columns-repeated="4"/>
          <table:table-cell table:formula="of:=IF(OR([.J468]=0; ISBLANK([.M468])); &quot;&quot;; [.P468]/[.J468])">
            <text:p/>
          </table:table-cell>
          <table:table-cell table:formula="of:=IF(OR(ISBLANK([.L468]); ISBLANK([.M468])); &quot;&quot;; IF([.E468]=&quot;Long&quot;; [.G468]*([.M468]-[.H468]); IF([.E468]=&quot;Short&quot;; [.G468]*([.H468]-[.M468]); &quot;&quot;)))">
            <text:p/>
          </table:table-cell>
          <table:table-cell table:formula="of:=IF(ISNUMBER([.P468]); IF([.P468]&gt;0; &quot;Win&quot;; &quot;Loss&quot;); &quot;&quot;)">
            <text:p/>
          </table:table-cell>
          <table:table-cell table:formula="of:=IF([.N468]=&quot;&quot;; &quot;&quot;; CONCATENATE(DATEDIF([.F468];[.N468];&quot;d&quot;); IF(DATEDIF([.F468];[.N46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8"/>
          <table:table-cell table:formula="of:=ABS([.I469]-[.H469])*[.G469]" office:value-type="float" office:value="0" calcext:value-type="float">
            <text:p>0</text:p>
          </table:table-cell>
          <table:table-cell table:number-columns-repeated="4"/>
          <table:table-cell table:formula="of:=IF(OR([.J469]=0; ISBLANK([.M469])); &quot;&quot;; [.P469]/[.J469])">
            <text:p/>
          </table:table-cell>
          <table:table-cell table:formula="of:=IF(OR(ISBLANK([.L469]); ISBLANK([.M469])); &quot;&quot;; IF([.E469]=&quot;Long&quot;; [.G469]*([.M469]-[.H469]); IF([.E469]=&quot;Short&quot;; [.G469]*([.H469]-[.M469]); &quot;&quot;)))">
            <text:p/>
          </table:table-cell>
          <table:table-cell table:formula="of:=IF(ISNUMBER([.P469]); IF([.P469]&gt;0; &quot;Win&quot;; &quot;Loss&quot;); &quot;&quot;)">
            <text:p/>
          </table:table-cell>
          <table:table-cell table:formula="of:=IF([.N469]=&quot;&quot;; &quot;&quot;; CONCATENATE(DATEDIF([.F469];[.N469];&quot;d&quot;); IF(DATEDIF([.F469];[.N46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8"/>
          <table:table-cell table:formula="of:=ABS([.I470]-[.H470])*[.G470]" office:value-type="float" office:value="0" calcext:value-type="float">
            <text:p>0</text:p>
          </table:table-cell>
          <table:table-cell table:number-columns-repeated="4"/>
          <table:table-cell table:formula="of:=IF(OR([.J470]=0; ISBLANK([.M470])); &quot;&quot;; [.P470]/[.J470])">
            <text:p/>
          </table:table-cell>
          <table:table-cell table:formula="of:=IF(OR(ISBLANK([.L470]); ISBLANK([.M470])); &quot;&quot;; IF([.E470]=&quot;Long&quot;; [.G470]*([.M470]-[.H470]); IF([.E470]=&quot;Short&quot;; [.G470]*([.H470]-[.M470]); &quot;&quot;)))">
            <text:p/>
          </table:table-cell>
          <table:table-cell table:formula="of:=IF(ISNUMBER([.P470]); IF([.P470]&gt;0; &quot;Win&quot;; &quot;Loss&quot;); &quot;&quot;)">
            <text:p/>
          </table:table-cell>
          <table:table-cell table:formula="of:=IF([.N470]=&quot;&quot;; &quot;&quot;; CONCATENATE(DATEDIF([.F470];[.N470];&quot;d&quot;); IF(DATEDIF([.F470];[.N47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8"/>
          <table:table-cell table:formula="of:=ABS([.I471]-[.H471])*[.G471]" office:value-type="float" office:value="0" calcext:value-type="float">
            <text:p>0</text:p>
          </table:table-cell>
          <table:table-cell table:number-columns-repeated="4"/>
          <table:table-cell table:formula="of:=IF(OR([.J471]=0; ISBLANK([.M471])); &quot;&quot;; [.P471]/[.J471])">
            <text:p/>
          </table:table-cell>
          <table:table-cell table:formula="of:=IF(OR(ISBLANK([.L471]); ISBLANK([.M471])); &quot;&quot;; IF([.E471]=&quot;Long&quot;; [.G471]*([.M471]-[.H471]); IF([.E471]=&quot;Short&quot;; [.G471]*([.H471]-[.M471]); &quot;&quot;)))">
            <text:p/>
          </table:table-cell>
          <table:table-cell table:formula="of:=IF(ISNUMBER([.P471]); IF([.P471]&gt;0; &quot;Win&quot;; &quot;Loss&quot;); &quot;&quot;)">
            <text:p/>
          </table:table-cell>
          <table:table-cell table:formula="of:=IF([.N471]=&quot;&quot;; &quot;&quot;; CONCATENATE(DATEDIF([.F471];[.N471];&quot;d&quot;); IF(DATEDIF([.F471];[.N47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8"/>
          <table:table-cell table:formula="of:=ABS([.I472]-[.H472])*[.G472]" office:value-type="float" office:value="0" calcext:value-type="float">
            <text:p>0</text:p>
          </table:table-cell>
          <table:table-cell table:number-columns-repeated="4"/>
          <table:table-cell table:formula="of:=IF(OR([.J472]=0; ISBLANK([.M472])); &quot;&quot;; [.P472]/[.J472])">
            <text:p/>
          </table:table-cell>
          <table:table-cell table:formula="of:=IF(OR(ISBLANK([.L472]); ISBLANK([.M472])); &quot;&quot;; IF([.E472]=&quot;Long&quot;; [.G472]*([.M472]-[.H472]); IF([.E472]=&quot;Short&quot;; [.G472]*([.H472]-[.M472]); &quot;&quot;)))">
            <text:p/>
          </table:table-cell>
          <table:table-cell table:formula="of:=IF(ISNUMBER([.P472]); IF([.P472]&gt;0; &quot;Win&quot;; &quot;Loss&quot;); &quot;&quot;)">
            <text:p/>
          </table:table-cell>
          <table:table-cell table:formula="of:=IF([.N472]=&quot;&quot;; &quot;&quot;; CONCATENATE(DATEDIF([.F472];[.N472];&quot;d&quot;); IF(DATEDIF([.F472];[.N47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8"/>
          <table:table-cell table:formula="of:=ABS([.I473]-[.H473])*[.G473]" office:value-type="float" office:value="0" calcext:value-type="float">
            <text:p>0</text:p>
          </table:table-cell>
          <table:table-cell table:number-columns-repeated="4"/>
          <table:table-cell table:formula="of:=IF(OR([.J473]=0; ISBLANK([.M473])); &quot;&quot;; [.P473]/[.J473])">
            <text:p/>
          </table:table-cell>
          <table:table-cell table:formula="of:=IF(OR(ISBLANK([.L473]); ISBLANK([.M473])); &quot;&quot;; IF([.E473]=&quot;Long&quot;; [.G473]*([.M473]-[.H473]); IF([.E473]=&quot;Short&quot;; [.G473]*([.H473]-[.M473]); &quot;&quot;)))">
            <text:p/>
          </table:table-cell>
          <table:table-cell table:formula="of:=IF(ISNUMBER([.P473]); IF([.P473]&gt;0; &quot;Win&quot;; &quot;Loss&quot;); &quot;&quot;)">
            <text:p/>
          </table:table-cell>
          <table:table-cell table:formula="of:=IF([.N473]=&quot;&quot;; &quot;&quot;; CONCATENATE(DATEDIF([.F473];[.N473];&quot;d&quot;); IF(DATEDIF([.F473];[.N47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8"/>
          <table:table-cell table:formula="of:=ABS([.I474]-[.H474])*[.G474]" office:value-type="float" office:value="0" calcext:value-type="float">
            <text:p>0</text:p>
          </table:table-cell>
          <table:table-cell table:number-columns-repeated="4"/>
          <table:table-cell table:formula="of:=IF(OR([.J474]=0; ISBLANK([.M474])); &quot;&quot;; [.P474]/[.J474])">
            <text:p/>
          </table:table-cell>
          <table:table-cell table:formula="of:=IF(OR(ISBLANK([.L474]); ISBLANK([.M474])); &quot;&quot;; IF([.E474]=&quot;Long&quot;; [.G474]*([.M474]-[.H474]); IF([.E474]=&quot;Short&quot;; [.G474]*([.H474]-[.M474]); &quot;&quot;)))">
            <text:p/>
          </table:table-cell>
          <table:table-cell table:formula="of:=IF(ISNUMBER([.P474]); IF([.P474]&gt;0; &quot;Win&quot;; &quot;Loss&quot;); &quot;&quot;)">
            <text:p/>
          </table:table-cell>
          <table:table-cell table:formula="of:=IF([.N474]=&quot;&quot;; &quot;&quot;; CONCATENATE(DATEDIF([.F474];[.N474];&quot;d&quot;); IF(DATEDIF([.F474];[.N47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8"/>
          <table:table-cell table:formula="of:=ABS([.I475]-[.H475])*[.G475]" office:value-type="float" office:value="0" calcext:value-type="float">
            <text:p>0</text:p>
          </table:table-cell>
          <table:table-cell table:number-columns-repeated="4"/>
          <table:table-cell table:formula="of:=IF(OR([.J475]=0; ISBLANK([.M475])); &quot;&quot;; [.P475]/[.J475])">
            <text:p/>
          </table:table-cell>
          <table:table-cell table:formula="of:=IF(OR(ISBLANK([.L475]); ISBLANK([.M475])); &quot;&quot;; IF([.E475]=&quot;Long&quot;; [.G475]*([.M475]-[.H475]); IF([.E475]=&quot;Short&quot;; [.G475]*([.H475]-[.M475]); &quot;&quot;)))">
            <text:p/>
          </table:table-cell>
          <table:table-cell table:formula="of:=IF(ISNUMBER([.P475]); IF([.P475]&gt;0; &quot;Win&quot;; &quot;Loss&quot;); &quot;&quot;)">
            <text:p/>
          </table:table-cell>
          <table:table-cell table:formula="of:=IF([.N475]=&quot;&quot;; &quot;&quot;; CONCATENATE(DATEDIF([.F475];[.N475];&quot;d&quot;); IF(DATEDIF([.F475];[.N47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8"/>
          <table:table-cell table:formula="of:=ABS([.I476]-[.H476])*[.G476]" office:value-type="float" office:value="0" calcext:value-type="float">
            <text:p>0</text:p>
          </table:table-cell>
          <table:table-cell table:number-columns-repeated="4"/>
          <table:table-cell table:formula="of:=IF(OR([.J476]=0; ISBLANK([.M476])); &quot;&quot;; [.P476]/[.J476])">
            <text:p/>
          </table:table-cell>
          <table:table-cell table:formula="of:=IF(OR(ISBLANK([.L476]); ISBLANK([.M476])); &quot;&quot;; IF([.E476]=&quot;Long&quot;; [.G476]*([.M476]-[.H476]); IF([.E476]=&quot;Short&quot;; [.G476]*([.H476]-[.M476]); &quot;&quot;)))">
            <text:p/>
          </table:table-cell>
          <table:table-cell table:formula="of:=IF(ISNUMBER([.P476]); IF([.P476]&gt;0; &quot;Win&quot;; &quot;Loss&quot;); &quot;&quot;)">
            <text:p/>
          </table:table-cell>
          <table:table-cell table:formula="of:=IF([.N476]=&quot;&quot;; &quot;&quot;; CONCATENATE(DATEDIF([.F476];[.N476];&quot;d&quot;); IF(DATEDIF([.F476];[.N47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8"/>
          <table:table-cell table:formula="of:=ABS([.I477]-[.H477])*[.G477]" office:value-type="float" office:value="0" calcext:value-type="float">
            <text:p>0</text:p>
          </table:table-cell>
          <table:table-cell table:number-columns-repeated="4"/>
          <table:table-cell table:formula="of:=IF(OR([.J477]=0; ISBLANK([.M477])); &quot;&quot;; [.P477]/[.J477])">
            <text:p/>
          </table:table-cell>
          <table:table-cell table:formula="of:=IF(OR(ISBLANK([.L477]); ISBLANK([.M477])); &quot;&quot;; IF([.E477]=&quot;Long&quot;; [.G477]*([.M477]-[.H477]); IF([.E477]=&quot;Short&quot;; [.G477]*([.H477]-[.M477]); &quot;&quot;)))">
            <text:p/>
          </table:table-cell>
          <table:table-cell table:formula="of:=IF(ISNUMBER([.P477]); IF([.P477]&gt;0; &quot;Win&quot;; &quot;Loss&quot;); &quot;&quot;)">
            <text:p/>
          </table:table-cell>
          <table:table-cell table:formula="of:=IF([.N477]=&quot;&quot;; &quot;&quot;; CONCATENATE(DATEDIF([.F477];[.N477];&quot;d&quot;); IF(DATEDIF([.F477];[.N47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8"/>
          <table:table-cell table:formula="of:=ABS([.I478]-[.H478])*[.G478]" office:value-type="float" office:value="0" calcext:value-type="float">
            <text:p>0</text:p>
          </table:table-cell>
          <table:table-cell table:number-columns-repeated="4"/>
          <table:table-cell table:formula="of:=IF(OR([.J478]=0; ISBLANK([.M478])); &quot;&quot;; [.P478]/[.J478])">
            <text:p/>
          </table:table-cell>
          <table:table-cell table:formula="of:=IF(OR(ISBLANK([.L478]); ISBLANK([.M478])); &quot;&quot;; IF([.E478]=&quot;Long&quot;; [.G478]*([.M478]-[.H478]); IF([.E478]=&quot;Short&quot;; [.G478]*([.H478]-[.M478]); &quot;&quot;)))">
            <text:p/>
          </table:table-cell>
          <table:table-cell table:formula="of:=IF(ISNUMBER([.P478]); IF([.P478]&gt;0; &quot;Win&quot;; &quot;Loss&quot;); &quot;&quot;)">
            <text:p/>
          </table:table-cell>
          <table:table-cell table:formula="of:=IF([.N478]=&quot;&quot;; &quot;&quot;; CONCATENATE(DATEDIF([.F478];[.N478];&quot;d&quot;); IF(DATEDIF([.F478];[.N47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8"/>
          <table:table-cell table:formula="of:=ABS([.I479]-[.H479])*[.G479]" office:value-type="float" office:value="0" calcext:value-type="float">
            <text:p>0</text:p>
          </table:table-cell>
          <table:table-cell table:number-columns-repeated="4"/>
          <table:table-cell table:formula="of:=IF(OR([.J479]=0; ISBLANK([.M479])); &quot;&quot;; [.P479]/[.J479])">
            <text:p/>
          </table:table-cell>
          <table:table-cell table:formula="of:=IF(OR(ISBLANK([.L479]); ISBLANK([.M479])); &quot;&quot;; IF([.E479]=&quot;Long&quot;; [.G479]*([.M479]-[.H479]); IF([.E479]=&quot;Short&quot;; [.G479]*([.H479]-[.M479]); &quot;&quot;)))">
            <text:p/>
          </table:table-cell>
          <table:table-cell table:formula="of:=IF(ISNUMBER([.P479]); IF([.P479]&gt;0; &quot;Win&quot;; &quot;Loss&quot;); &quot;&quot;)">
            <text:p/>
          </table:table-cell>
          <table:table-cell table:formula="of:=IF([.N479]=&quot;&quot;; &quot;&quot;; CONCATENATE(DATEDIF([.F479];[.N479];&quot;d&quot;); IF(DATEDIF([.F479];[.N47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8"/>
          <table:table-cell table:formula="of:=ABS([.I480]-[.H480])*[.G480]" office:value-type="float" office:value="0" calcext:value-type="float">
            <text:p>0</text:p>
          </table:table-cell>
          <table:table-cell table:number-columns-repeated="4"/>
          <table:table-cell table:formula="of:=IF(OR([.J480]=0; ISBLANK([.M480])); &quot;&quot;; [.P480]/[.J480])">
            <text:p/>
          </table:table-cell>
          <table:table-cell table:formula="of:=IF(OR(ISBLANK([.L480]); ISBLANK([.M480])); &quot;&quot;; IF([.E480]=&quot;Long&quot;; [.G480]*([.M480]-[.H480]); IF([.E480]=&quot;Short&quot;; [.G480]*([.H480]-[.M480]); &quot;&quot;)))">
            <text:p/>
          </table:table-cell>
          <table:table-cell table:formula="of:=IF(ISNUMBER([.P480]); IF([.P480]&gt;0; &quot;Win&quot;; &quot;Loss&quot;); &quot;&quot;)">
            <text:p/>
          </table:table-cell>
          <table:table-cell table:formula="of:=IF([.N480]=&quot;&quot;; &quot;&quot;; CONCATENATE(DATEDIF([.F480];[.N480];&quot;d&quot;); IF(DATEDIF([.F480];[.N48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8"/>
          <table:table-cell table:formula="of:=ABS([.I481]-[.H481])*[.G481]" office:value-type="float" office:value="0" calcext:value-type="float">
            <text:p>0</text:p>
          </table:table-cell>
          <table:table-cell table:number-columns-repeated="4"/>
          <table:table-cell table:formula="of:=IF(OR([.J481]=0; ISBLANK([.M481])); &quot;&quot;; [.P481]/[.J481])">
            <text:p/>
          </table:table-cell>
          <table:table-cell table:formula="of:=IF(OR(ISBLANK([.L481]); ISBLANK([.M481])); &quot;&quot;; IF([.E481]=&quot;Long&quot;; [.G481]*([.M481]-[.H481]); IF([.E481]=&quot;Short&quot;; [.G481]*([.H481]-[.M481]); &quot;&quot;)))">
            <text:p/>
          </table:table-cell>
          <table:table-cell table:formula="of:=IF(ISNUMBER([.P481]); IF([.P481]&gt;0; &quot;Win&quot;; &quot;Loss&quot;); &quot;&quot;)">
            <text:p/>
          </table:table-cell>
          <table:table-cell table:formula="of:=IF([.N481]=&quot;&quot;; &quot;&quot;; CONCATENATE(DATEDIF([.F481];[.N481];&quot;d&quot;); IF(DATEDIF([.F481];[.N48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8"/>
          <table:table-cell table:formula="of:=ABS([.I482]-[.H482])*[.G482]" office:value-type="float" office:value="0" calcext:value-type="float">
            <text:p>0</text:p>
          </table:table-cell>
          <table:table-cell table:number-columns-repeated="4"/>
          <table:table-cell table:formula="of:=IF(OR([.J482]=0; ISBLANK([.M482])); &quot;&quot;; [.P482]/[.J482])">
            <text:p/>
          </table:table-cell>
          <table:table-cell table:formula="of:=IF(OR(ISBLANK([.L482]); ISBLANK([.M482])); &quot;&quot;; IF([.E482]=&quot;Long&quot;; [.G482]*([.M482]-[.H482]); IF([.E482]=&quot;Short&quot;; [.G482]*([.H482]-[.M482]); &quot;&quot;)))">
            <text:p/>
          </table:table-cell>
          <table:table-cell table:formula="of:=IF(ISNUMBER([.P482]); IF([.P482]&gt;0; &quot;Win&quot;; &quot;Loss&quot;); &quot;&quot;)">
            <text:p/>
          </table:table-cell>
          <table:table-cell table:formula="of:=IF([.N482]=&quot;&quot;; &quot;&quot;; CONCATENATE(DATEDIF([.F482];[.N482];&quot;d&quot;); IF(DATEDIF([.F482];[.N48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8"/>
          <table:table-cell table:formula="of:=ABS([.I483]-[.H483])*[.G483]" office:value-type="float" office:value="0" calcext:value-type="float">
            <text:p>0</text:p>
          </table:table-cell>
          <table:table-cell table:number-columns-repeated="4"/>
          <table:table-cell table:formula="of:=IF(OR([.J483]=0; ISBLANK([.M483])); &quot;&quot;; [.P483]/[.J483])">
            <text:p/>
          </table:table-cell>
          <table:table-cell table:formula="of:=IF(OR(ISBLANK([.L483]); ISBLANK([.M483])); &quot;&quot;; IF([.E483]=&quot;Long&quot;; [.G483]*([.M483]-[.H483]); IF([.E483]=&quot;Short&quot;; [.G483]*([.H483]-[.M483]); &quot;&quot;)))">
            <text:p/>
          </table:table-cell>
          <table:table-cell table:formula="of:=IF(ISNUMBER([.P483]); IF([.P483]&gt;0; &quot;Win&quot;; &quot;Loss&quot;); &quot;&quot;)">
            <text:p/>
          </table:table-cell>
          <table:table-cell table:formula="of:=IF([.N483]=&quot;&quot;; &quot;&quot;; CONCATENATE(DATEDIF([.F483];[.N483];&quot;d&quot;); IF(DATEDIF([.F483];[.N48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8"/>
          <table:table-cell table:formula="of:=ABS([.I484]-[.H484])*[.G484]" office:value-type="float" office:value="0" calcext:value-type="float">
            <text:p>0</text:p>
          </table:table-cell>
          <table:table-cell table:number-columns-repeated="4"/>
          <table:table-cell table:formula="of:=IF(OR([.J484]=0; ISBLANK([.M484])); &quot;&quot;; [.P484]/[.J484])">
            <text:p/>
          </table:table-cell>
          <table:table-cell table:formula="of:=IF(OR(ISBLANK([.L484]); ISBLANK([.M484])); &quot;&quot;; IF([.E484]=&quot;Long&quot;; [.G484]*([.M484]-[.H484]); IF([.E484]=&quot;Short&quot;; [.G484]*([.H484]-[.M484]); &quot;&quot;)))">
            <text:p/>
          </table:table-cell>
          <table:table-cell table:formula="of:=IF(ISNUMBER([.P484]); IF([.P484]&gt;0; &quot;Win&quot;; &quot;Loss&quot;); &quot;&quot;)">
            <text:p/>
          </table:table-cell>
          <table:table-cell table:formula="of:=IF([.N484]=&quot;&quot;; &quot;&quot;; CONCATENATE(DATEDIF([.F484];[.N484];&quot;d&quot;); IF(DATEDIF([.F484];[.N48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8"/>
          <table:table-cell table:formula="of:=ABS([.I485]-[.H485])*[.G485]" office:value-type="float" office:value="0" calcext:value-type="float">
            <text:p>0</text:p>
          </table:table-cell>
          <table:table-cell table:number-columns-repeated="4"/>
          <table:table-cell table:formula="of:=IF(OR([.J485]=0; ISBLANK([.M485])); &quot;&quot;; [.P485]/[.J485])">
            <text:p/>
          </table:table-cell>
          <table:table-cell table:formula="of:=IF(OR(ISBLANK([.L485]); ISBLANK([.M485])); &quot;&quot;; IF([.E485]=&quot;Long&quot;; [.G485]*([.M485]-[.H485]); IF([.E485]=&quot;Short&quot;; [.G485]*([.H485]-[.M485]); &quot;&quot;)))">
            <text:p/>
          </table:table-cell>
          <table:table-cell table:formula="of:=IF(ISNUMBER([.P485]); IF([.P485]&gt;0; &quot;Win&quot;; &quot;Loss&quot;); &quot;&quot;)">
            <text:p/>
          </table:table-cell>
          <table:table-cell table:formula="of:=IF([.N485]=&quot;&quot;; &quot;&quot;; CONCATENATE(DATEDIF([.F485];[.N485];&quot;d&quot;); IF(DATEDIF([.F485];[.N48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8"/>
          <table:table-cell table:formula="of:=ABS([.I486]-[.H486])*[.G486]" office:value-type="float" office:value="0" calcext:value-type="float">
            <text:p>0</text:p>
          </table:table-cell>
          <table:table-cell table:number-columns-repeated="4"/>
          <table:table-cell table:formula="of:=IF(OR([.J486]=0; ISBLANK([.M486])); &quot;&quot;; [.P486]/[.J486])">
            <text:p/>
          </table:table-cell>
          <table:table-cell table:formula="of:=IF(OR(ISBLANK([.L486]); ISBLANK([.M486])); &quot;&quot;; IF([.E486]=&quot;Long&quot;; [.G486]*([.M486]-[.H486]); IF([.E486]=&quot;Short&quot;; [.G486]*([.H486]-[.M486]); &quot;&quot;)))">
            <text:p/>
          </table:table-cell>
          <table:table-cell table:formula="of:=IF(ISNUMBER([.P486]); IF([.P486]&gt;0; &quot;Win&quot;; &quot;Loss&quot;); &quot;&quot;)">
            <text:p/>
          </table:table-cell>
          <table:table-cell table:formula="of:=IF([.N486]=&quot;&quot;; &quot;&quot;; CONCATENATE(DATEDIF([.F486];[.N486];&quot;d&quot;); IF(DATEDIF([.F486];[.N48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8"/>
          <table:table-cell table:formula="of:=ABS([.I487]-[.H487])*[.G487]" office:value-type="float" office:value="0" calcext:value-type="float">
            <text:p>0</text:p>
          </table:table-cell>
          <table:table-cell table:number-columns-repeated="4"/>
          <table:table-cell table:formula="of:=IF(OR([.J487]=0; ISBLANK([.M487])); &quot;&quot;; [.P487]/[.J487])">
            <text:p/>
          </table:table-cell>
          <table:table-cell table:formula="of:=IF(OR(ISBLANK([.L487]); ISBLANK([.M487])); &quot;&quot;; IF([.E487]=&quot;Long&quot;; [.G487]*([.M487]-[.H487]); IF([.E487]=&quot;Short&quot;; [.G487]*([.H487]-[.M487]); &quot;&quot;)))">
            <text:p/>
          </table:table-cell>
          <table:table-cell table:formula="of:=IF(ISNUMBER([.P487]); IF([.P487]&gt;0; &quot;Win&quot;; &quot;Loss&quot;); &quot;&quot;)">
            <text:p/>
          </table:table-cell>
          <table:table-cell table:formula="of:=IF([.N487]=&quot;&quot;; &quot;&quot;; CONCATENATE(DATEDIF([.F487];[.N487];&quot;d&quot;); IF(DATEDIF([.F487];[.N48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8"/>
          <table:table-cell table:formula="of:=ABS([.I488]-[.H488])*[.G488]" office:value-type="float" office:value="0" calcext:value-type="float">
            <text:p>0</text:p>
          </table:table-cell>
          <table:table-cell table:number-columns-repeated="4"/>
          <table:table-cell table:formula="of:=IF(OR([.J488]=0; ISBLANK([.M488])); &quot;&quot;; [.P488]/[.J488])">
            <text:p/>
          </table:table-cell>
          <table:table-cell table:formula="of:=IF(OR(ISBLANK([.L488]); ISBLANK([.M488])); &quot;&quot;; IF([.E488]=&quot;Long&quot;; [.G488]*([.M488]-[.H488]); IF([.E488]=&quot;Short&quot;; [.G488]*([.H488]-[.M488]); &quot;&quot;)))">
            <text:p/>
          </table:table-cell>
          <table:table-cell table:formula="of:=IF(ISNUMBER([.P488]); IF([.P488]&gt;0; &quot;Win&quot;; &quot;Loss&quot;); &quot;&quot;)">
            <text:p/>
          </table:table-cell>
          <table:table-cell table:formula="of:=IF([.N488]=&quot;&quot;; &quot;&quot;; CONCATENATE(DATEDIF([.F488];[.N488];&quot;d&quot;); IF(DATEDIF([.F488];[.N48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8"/>
          <table:table-cell table:formula="of:=ABS([.I489]-[.H489])*[.G489]" office:value-type="float" office:value="0" calcext:value-type="float">
            <text:p>0</text:p>
          </table:table-cell>
          <table:table-cell table:number-columns-repeated="4"/>
          <table:table-cell table:formula="of:=IF(OR([.J489]=0; ISBLANK([.M489])); &quot;&quot;; [.P489]/[.J489])">
            <text:p/>
          </table:table-cell>
          <table:table-cell table:formula="of:=IF(OR(ISBLANK([.L489]); ISBLANK([.M489])); &quot;&quot;; IF([.E489]=&quot;Long&quot;; [.G489]*([.M489]-[.H489]); IF([.E489]=&quot;Short&quot;; [.G489]*([.H489]-[.M489]); &quot;&quot;)))">
            <text:p/>
          </table:table-cell>
          <table:table-cell table:formula="of:=IF(ISNUMBER([.P489]); IF([.P489]&gt;0; &quot;Win&quot;; &quot;Loss&quot;); &quot;&quot;)">
            <text:p/>
          </table:table-cell>
          <table:table-cell table:formula="of:=IF([.N489]=&quot;&quot;; &quot;&quot;; CONCATENATE(DATEDIF([.F489];[.N489];&quot;d&quot;); IF(DATEDIF([.F489];[.N48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8"/>
          <table:table-cell table:formula="of:=ABS([.I490]-[.H490])*[.G490]" office:value-type="float" office:value="0" calcext:value-type="float">
            <text:p>0</text:p>
          </table:table-cell>
          <table:table-cell table:number-columns-repeated="4"/>
          <table:table-cell table:formula="of:=IF(OR([.J490]=0; ISBLANK([.M490])); &quot;&quot;; [.P490]/[.J490])">
            <text:p/>
          </table:table-cell>
          <table:table-cell table:formula="of:=IF(OR(ISBLANK([.L490]); ISBLANK([.M490])); &quot;&quot;; IF([.E490]=&quot;Long&quot;; [.G490]*([.M490]-[.H490]); IF([.E490]=&quot;Short&quot;; [.G490]*([.H490]-[.M490]); &quot;&quot;)))">
            <text:p/>
          </table:table-cell>
          <table:table-cell table:formula="of:=IF(ISNUMBER([.P490]); IF([.P490]&gt;0; &quot;Win&quot;; &quot;Loss&quot;); &quot;&quot;)">
            <text:p/>
          </table:table-cell>
          <table:table-cell table:formula="of:=IF([.N490]=&quot;&quot;; &quot;&quot;; CONCATENATE(DATEDIF([.F490];[.N490];&quot;d&quot;); IF(DATEDIF([.F490];[.N49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8"/>
          <table:table-cell table:formula="of:=ABS([.I491]-[.H491])*[.G491]" office:value-type="float" office:value="0" calcext:value-type="float">
            <text:p>0</text:p>
          </table:table-cell>
          <table:table-cell table:number-columns-repeated="4"/>
          <table:table-cell table:formula="of:=IF(OR([.J491]=0; ISBLANK([.M491])); &quot;&quot;; [.P491]/[.J491])">
            <text:p/>
          </table:table-cell>
          <table:table-cell table:formula="of:=IF(OR(ISBLANK([.L491]); ISBLANK([.M491])); &quot;&quot;; IF([.E491]=&quot;Long&quot;; [.G491]*([.M491]-[.H491]); IF([.E491]=&quot;Short&quot;; [.G491]*([.H491]-[.M491]); &quot;&quot;)))">
            <text:p/>
          </table:table-cell>
          <table:table-cell table:formula="of:=IF(ISNUMBER([.P491]); IF([.P491]&gt;0; &quot;Win&quot;; &quot;Loss&quot;); &quot;&quot;)">
            <text:p/>
          </table:table-cell>
          <table:table-cell table:formula="of:=IF([.N491]=&quot;&quot;; &quot;&quot;; CONCATENATE(DATEDIF([.F491];[.N491];&quot;d&quot;); IF(DATEDIF([.F491];[.N49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8"/>
          <table:table-cell table:formula="of:=ABS([.I492]-[.H492])*[.G492]" office:value-type="float" office:value="0" calcext:value-type="float">
            <text:p>0</text:p>
          </table:table-cell>
          <table:table-cell table:number-columns-repeated="4"/>
          <table:table-cell table:formula="of:=IF(OR([.J492]=0; ISBLANK([.M492])); &quot;&quot;; [.P492]/[.J492])">
            <text:p/>
          </table:table-cell>
          <table:table-cell table:formula="of:=IF(OR(ISBLANK([.L492]); ISBLANK([.M492])); &quot;&quot;; IF([.E492]=&quot;Long&quot;; [.G492]*([.M492]-[.H492]); IF([.E492]=&quot;Short&quot;; [.G492]*([.H492]-[.M492]); &quot;&quot;)))">
            <text:p/>
          </table:table-cell>
          <table:table-cell table:formula="of:=IF(ISNUMBER([.P492]); IF([.P492]&gt;0; &quot;Win&quot;; &quot;Loss&quot;); &quot;&quot;)">
            <text:p/>
          </table:table-cell>
          <table:table-cell table:formula="of:=IF([.N492]=&quot;&quot;; &quot;&quot;; CONCATENATE(DATEDIF([.F492];[.N492];&quot;d&quot;); IF(DATEDIF([.F492];[.N49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8"/>
          <table:table-cell table:formula="of:=ABS([.I493]-[.H493])*[.G493]" office:value-type="float" office:value="0" calcext:value-type="float">
            <text:p>0</text:p>
          </table:table-cell>
          <table:table-cell table:number-columns-repeated="4"/>
          <table:table-cell table:formula="of:=IF(OR([.J493]=0; ISBLANK([.M493])); &quot;&quot;; [.P493]/[.J493])">
            <text:p/>
          </table:table-cell>
          <table:table-cell table:formula="of:=IF(OR(ISBLANK([.L493]); ISBLANK([.M493])); &quot;&quot;; IF([.E493]=&quot;Long&quot;; [.G493]*([.M493]-[.H493]); IF([.E493]=&quot;Short&quot;; [.G493]*([.H493]-[.M493]); &quot;&quot;)))">
            <text:p/>
          </table:table-cell>
          <table:table-cell table:formula="of:=IF(ISNUMBER([.P493]); IF([.P493]&gt;0; &quot;Win&quot;; &quot;Loss&quot;); &quot;&quot;)">
            <text:p/>
          </table:table-cell>
          <table:table-cell table:formula="of:=IF([.N493]=&quot;&quot;; &quot;&quot;; CONCATENATE(DATEDIF([.F493];[.N493];&quot;d&quot;); IF(DATEDIF([.F493];[.N49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8"/>
          <table:table-cell table:formula="of:=ABS([.I494]-[.H494])*[.G494]" office:value-type="float" office:value="0" calcext:value-type="float">
            <text:p>0</text:p>
          </table:table-cell>
          <table:table-cell table:number-columns-repeated="4"/>
          <table:table-cell table:formula="of:=IF(OR([.J494]=0; ISBLANK([.M494])); &quot;&quot;; [.P494]/[.J494])">
            <text:p/>
          </table:table-cell>
          <table:table-cell table:formula="of:=IF(OR(ISBLANK([.L494]); ISBLANK([.M494])); &quot;&quot;; IF([.E494]=&quot;Long&quot;; [.G494]*([.M494]-[.H494]); IF([.E494]=&quot;Short&quot;; [.G494]*([.H494]-[.M494]); &quot;&quot;)))">
            <text:p/>
          </table:table-cell>
          <table:table-cell table:formula="of:=IF(ISNUMBER([.P494]); IF([.P494]&gt;0; &quot;Win&quot;; &quot;Loss&quot;); &quot;&quot;)">
            <text:p/>
          </table:table-cell>
          <table:table-cell table:formula="of:=IF([.N494]=&quot;&quot;; &quot;&quot;; CONCATENATE(DATEDIF([.F494];[.N494];&quot;d&quot;); IF(DATEDIF([.F494];[.N49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8"/>
          <table:table-cell table:formula="of:=ABS([.I495]-[.H495])*[.G495]" office:value-type="float" office:value="0" calcext:value-type="float">
            <text:p>0</text:p>
          </table:table-cell>
          <table:table-cell table:number-columns-repeated="4"/>
          <table:table-cell table:formula="of:=IF(OR([.J495]=0; ISBLANK([.M495])); &quot;&quot;; [.P495]/[.J495])">
            <text:p/>
          </table:table-cell>
          <table:table-cell table:formula="of:=IF(OR(ISBLANK([.L495]); ISBLANK([.M495])); &quot;&quot;; IF([.E495]=&quot;Long&quot;; [.G495]*([.M495]-[.H495]); IF([.E495]=&quot;Short&quot;; [.G495]*([.H495]-[.M495]); &quot;&quot;)))">
            <text:p/>
          </table:table-cell>
          <table:table-cell table:formula="of:=IF(ISNUMBER([.P495]); IF([.P495]&gt;0; &quot;Win&quot;; &quot;Loss&quot;); &quot;&quot;)">
            <text:p/>
          </table:table-cell>
          <table:table-cell table:formula="of:=IF([.N495]=&quot;&quot;; &quot;&quot;; CONCATENATE(DATEDIF([.F495];[.N495];&quot;d&quot;); IF(DATEDIF([.F495];[.N49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8"/>
          <table:table-cell table:formula="of:=ABS([.I496]-[.H496])*[.G496]" office:value-type="float" office:value="0" calcext:value-type="float">
            <text:p>0</text:p>
          </table:table-cell>
          <table:table-cell table:number-columns-repeated="4"/>
          <table:table-cell table:formula="of:=IF(OR([.J496]=0; ISBLANK([.M496])); &quot;&quot;; [.P496]/[.J496])">
            <text:p/>
          </table:table-cell>
          <table:table-cell table:formula="of:=IF(OR(ISBLANK([.L496]); ISBLANK([.M496])); &quot;&quot;; IF([.E496]=&quot;Long&quot;; [.G496]*([.M496]-[.H496]); IF([.E496]=&quot;Short&quot;; [.G496]*([.H496]-[.M496]); &quot;&quot;)))">
            <text:p/>
          </table:table-cell>
          <table:table-cell table:formula="of:=IF(ISNUMBER([.P496]); IF([.P496]&gt;0; &quot;Win&quot;; &quot;Loss&quot;); &quot;&quot;)">
            <text:p/>
          </table:table-cell>
          <table:table-cell table:formula="of:=IF([.N496]=&quot;&quot;; &quot;&quot;; CONCATENATE(DATEDIF([.F496];[.N496];&quot;d&quot;); IF(DATEDIF([.F496];[.N49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8"/>
          <table:table-cell table:formula="of:=ABS([.I497]-[.H497])*[.G497]" office:value-type="float" office:value="0" calcext:value-type="float">
            <text:p>0</text:p>
          </table:table-cell>
          <table:table-cell table:number-columns-repeated="4"/>
          <table:table-cell table:formula="of:=IF(OR([.J497]=0; ISBLANK([.M497])); &quot;&quot;; [.P497]/[.J497])">
            <text:p/>
          </table:table-cell>
          <table:table-cell table:formula="of:=IF(OR(ISBLANK([.L497]); ISBLANK([.M497])); &quot;&quot;; IF([.E497]=&quot;Long&quot;; [.G497]*([.M497]-[.H497]); IF([.E497]=&quot;Short&quot;; [.G497]*([.H497]-[.M497]); &quot;&quot;)))">
            <text:p/>
          </table:table-cell>
          <table:table-cell table:formula="of:=IF(ISNUMBER([.P497]); IF([.P497]&gt;0; &quot;Win&quot;; &quot;Loss&quot;); &quot;&quot;)">
            <text:p/>
          </table:table-cell>
          <table:table-cell table:formula="of:=IF([.N497]=&quot;&quot;; &quot;&quot;; CONCATENATE(DATEDIF([.F497];[.N497];&quot;d&quot;); IF(DATEDIF([.F497];[.N49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8"/>
          <table:table-cell table:formula="of:=ABS([.I498]-[.H498])*[.G498]" office:value-type="float" office:value="0" calcext:value-type="float">
            <text:p>0</text:p>
          </table:table-cell>
          <table:table-cell table:number-columns-repeated="4"/>
          <table:table-cell table:formula="of:=IF(OR([.J498]=0; ISBLANK([.M498])); &quot;&quot;; [.P498]/[.J498])">
            <text:p/>
          </table:table-cell>
          <table:table-cell table:formula="of:=IF(OR(ISBLANK([.L498]); ISBLANK([.M498])); &quot;&quot;; IF([.E498]=&quot;Long&quot;; [.G498]*([.M498]-[.H498]); IF([.E498]=&quot;Short&quot;; [.G498]*([.H498]-[.M498]); &quot;&quot;)))">
            <text:p/>
          </table:table-cell>
          <table:table-cell table:formula="of:=IF(ISNUMBER([.P498]); IF([.P498]&gt;0; &quot;Win&quot;; &quot;Loss&quot;); &quot;&quot;)">
            <text:p/>
          </table:table-cell>
          <table:table-cell table:formula="of:=IF([.N498]=&quot;&quot;; &quot;&quot;; CONCATENATE(DATEDIF([.F498];[.N498];&quot;d&quot;); IF(DATEDIF([.F498];[.N49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8"/>
          <table:table-cell table:formula="of:=ABS([.I499]-[.H499])*[.G499]" office:value-type="float" office:value="0" calcext:value-type="float">
            <text:p>0</text:p>
          </table:table-cell>
          <table:table-cell table:number-columns-repeated="4"/>
          <table:table-cell table:formula="of:=IF(OR([.J499]=0; ISBLANK([.M499])); &quot;&quot;; [.P499]/[.J499])">
            <text:p/>
          </table:table-cell>
          <table:table-cell table:formula="of:=IF(OR(ISBLANK([.L499]); ISBLANK([.M499])); &quot;&quot;; IF([.E499]=&quot;Long&quot;; [.G499]*([.M499]-[.H499]); IF([.E499]=&quot;Short&quot;; [.G499]*([.H499]-[.M499]); &quot;&quot;)))">
            <text:p/>
          </table:table-cell>
          <table:table-cell table:formula="of:=IF(ISNUMBER([.P499]); IF([.P499]&gt;0; &quot;Win&quot;; &quot;Loss&quot;); &quot;&quot;)">
            <text:p/>
          </table:table-cell>
          <table:table-cell table:formula="of:=IF([.N499]=&quot;&quot;; &quot;&quot;; CONCATENATE(DATEDIF([.F499];[.N499];&quot;d&quot;); IF(DATEDIF([.F499];[.N49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8"/>
          <table:table-cell table:formula="of:=ABS([.I500]-[.H500])*[.G500]" office:value-type="float" office:value="0" calcext:value-type="float">
            <text:p>0</text:p>
          </table:table-cell>
          <table:table-cell table:number-columns-repeated="4"/>
          <table:table-cell table:formula="of:=IF(OR([.J500]=0; ISBLANK([.M500])); &quot;&quot;; [.P500]/[.J500])">
            <text:p/>
          </table:table-cell>
          <table:table-cell table:formula="of:=IF(OR(ISBLANK([.L500]); ISBLANK([.M500])); &quot;&quot;; IF([.E500]=&quot;Long&quot;; [.G500]*([.M500]-[.H500]); IF([.E500]=&quot;Short&quot;; [.G500]*([.H500]-[.M500]); &quot;&quot;)))">
            <text:p/>
          </table:table-cell>
          <table:table-cell table:formula="of:=IF(ISNUMBER([.P500]); IF([.P500]&gt;0; &quot;Win&quot;; &quot;Loss&quot;); &quot;&quot;)">
            <text:p/>
          </table:table-cell>
          <table:table-cell table:formula="of:=IF([.N500]=&quot;&quot;; &quot;&quot;; CONCATENATE(DATEDIF([.F500];[.N500];&quot;d&quot;); IF(DATEDIF([.F500];[.N50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8"/>
          <table:table-cell table:formula="of:=ABS([.I501]-[.H501])*[.G501]" office:value-type="float" office:value="0" calcext:value-type="float">
            <text:p>0</text:p>
          </table:table-cell>
          <table:table-cell table:number-columns-repeated="4"/>
          <table:table-cell table:formula="of:=IF(OR([.J501]=0; ISBLANK([.M501])); &quot;&quot;; [.P501]/[.J501])">
            <text:p/>
          </table:table-cell>
          <table:table-cell table:formula="of:=IF(OR(ISBLANK([.L501]); ISBLANK([.M501])); &quot;&quot;; IF([.E501]=&quot;Long&quot;; [.G501]*([.M501]-[.H501]); IF([.E501]=&quot;Short&quot;; [.G501]*([.H501]-[.M501]); &quot;&quot;)))">
            <text:p/>
          </table:table-cell>
          <table:table-cell table:formula="of:=IF(ISNUMBER([.P501]); IF([.P501]&gt;0; &quot;Win&quot;; &quot;Loss&quot;); &quot;&quot;)">
            <text:p/>
          </table:table-cell>
          <table:table-cell table:formula="of:=IF([.N501]=&quot;&quot;; &quot;&quot;; CONCATENATE(DATEDIF([.F501];[.N501];&quot;d&quot;); IF(DATEDIF([.F501];[.N50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8"/>
          <table:table-cell table:formula="of:=ABS([.I502]-[.H502])*[.G502]" office:value-type="float" office:value="0" calcext:value-type="float">
            <text:p>0</text:p>
          </table:table-cell>
          <table:table-cell table:number-columns-repeated="4"/>
          <table:table-cell table:formula="of:=IF(OR([.J502]=0; ISBLANK([.M502])); &quot;&quot;; [.P502]/[.J502])">
            <text:p/>
          </table:table-cell>
          <table:table-cell table:formula="of:=IF(OR(ISBLANK([.L502]); ISBLANK([.M502])); &quot;&quot;; IF([.E502]=&quot;Long&quot;; [.G502]*([.M502]-[.H502]); IF([.E502]=&quot;Short&quot;; [.G502]*([.H502]-[.M502]); &quot;&quot;)))">
            <text:p/>
          </table:table-cell>
          <table:table-cell table:formula="of:=IF(ISNUMBER([.P502]); IF([.P502]&gt;0; &quot;Win&quot;; &quot;Loss&quot;); &quot;&quot;)">
            <text:p/>
          </table:table-cell>
          <table:table-cell table:formula="of:=IF([.N502]=&quot;&quot;; &quot;&quot;; CONCATENATE(DATEDIF([.F502];[.N502];&quot;d&quot;); IF(DATEDIF([.F502];[.N50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table:style-name="ce83"/>
          <table:table-cell table:style-name="ce91" table:number-columns-repeated="3"/>
          <table:table-cell table:style-name="ce98"/>
          <table:table-cell table:style-name="ce119"/>
          <table:table-cell table:style-name="ce125"/>
          <table:table-cell table:style-name="ce133"/>
          <table:table-cell table:style-name="ce138"/>
          <table:table-cell table:style-name="ce83"/>
          <table:table-cell table:style-name="ce125" table:number-columns-repeated="2"/>
          <table:table-cell table:style-name="ce133"/>
          <table:table-cell table:style-name="ce155"/>
          <table:table-cell table:style-name="ce148"/>
          <table:table-cell table:style-name="ce152"/>
          <table:table-cell table:style-name="ce156" table:number-columns-repeated="2"/>
          <table:table-cell table:style-name="ce160"/>
          <table:table-cell table:style-name="ce91"/>
          <table:table-cell table:style-name="ce128"/>
          <table:table-cell table:style-name="ce164" table:number-columns-repeated="43"/>
          <table:table-cell table:number-columns-repeated="960"/>
        </table:table-row>
        <table:table-row table:style-name="ro1" table:number-rows-repeated="10480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culators" table:style-name="ta1">
        <office:forms form:automatic-focus="false" form:apply-design-mode="false"/>
        <table:table-column table:style-name="co19" table:default-cell-style-name="ce180"/>
        <table:table-column table:style-name="co12" table:default-cell-style-name="ce180"/>
        <table:table-column table:style-name="co1" table:number-columns-repeated="62" table:default-cell-style-name="ce180"/>
        <table:table-row table:style-name="ro1">
          <table:table-cell table:number-columns-repeated="64"/>
        </table:table-row>
        <table:table-row table:style-name="ro4">
          <table:table-cell/>
          <table:table-cell table:style-name="ce181" office:value-type="string" calcext:value-type="string" table:number-columns-spanned="3" table:number-rows-spanned="1">
            <text:p>POSITION SIZE</text:p>
          </table:table-cell>
          <table:covered-table-cell table:number-columns-repeated="2" table:style-name="Default"/>
          <table:table-cell table:number-columns-repeated="60"/>
        </table:table-row>
        <table:table-row table:style-name="ro1">
          <table:table-cell/>
          <table:table-cell table:style-name="ce182" office:value-type="string" calcext:value-type="string">
            <text:p>Entry price</text:p>
          </table:table-cell>
          <table:table-cell table:style-name="ce188" office:value-type="float" office:value="24" calcext:value-type="float">
            <text:p>24.00</text:p>
          </table:table-cell>
          <table:table-cell table:style-name="ce208"/>
          <table:table-cell table:number-columns-repeated="60"/>
        </table:table-row>
        <table:table-row table:style-name="ro1">
          <table:table-cell/>
          <table:table-cell table:style-name="ce182" office:value-type="string" calcext:value-type="string">
            <text:p>Stop loss</text:p>
          </table:table-cell>
          <table:table-cell table:style-name="ce188" office:value-type="float" office:value="25" calcext:value-type="float">
            <text:p>25.00</text:p>
          </table:table-cell>
          <table:table-cell table:style-name="ce208"/>
          <table:table-cell table:number-columns-repeated="60"/>
        </table:table-row>
        <table:table-row table:style-name="ro1">
          <table:table-cell/>
          <table:table-cell table:style-name="ce183" office:value-type="string" calcext:value-type="string">
            <text:p>Target</text:p>
          </table:table-cell>
          <table:table-cell table:style-name="ce191"/>
          <table:table-cell table:style-name="ce209" table:formula="of:=([.C3]-[.C4])*[$Overview.C6]+[.C3]" office:value-type="float" office:value="22" calcext:value-type="float">
            <office:annotation draw:style-name="gr4" draw:text-style-name="P4" svg:width="82.18pt" svg:height="61.68pt" svg:x="244.49pt" svg:y="16.13pt" draw:caption-point-x="-17.29pt" draw:caption-point-y="42.8pt">
              <dc:date>2019-10-06T00:00:00</dc:date>
              <text:p text:style-name="P3"><text:span text:style-name="T2">Indicative target based on the desired R ratio as set in “overview”</text:span></text:p>
            </office:annotation>
            <text:p>22.00</text:p>
          </table:table-cell>
          <table:table-cell table:number-columns-repeated="60"/>
        </table:table-row>
        <table:table-row table:style-name="ro1">
          <table:table-cell/>
          <table:table-cell table:style-name="ce186" office:value-type="string" calcext:value-type="string">
            <text:p># Shares</text:p>
          </table:table-cell>
          <table:table-cell table:style-name="ce198" table:formula="of:=ABS([$Overview.C5]/([.C3]-[.C4]))" office:value-type="float" office:value="60" calcext:value-type="float">
            <text:p>60.00</text:p>
          </table:table-cell>
          <table:table-cell table:style-name="ce211"/>
          <table:table-cell table:number-columns-repeated="60"/>
        </table:table-row>
        <table:table-row table:style-name="ro1">
          <table:table-cell/>
          <table:table-cell table:style-name="ce182" office:value-type="string" calcext:value-type="string">
            <text:p>Position value</text:p>
          </table:table-cell>
          <table:table-cell table:style-name="ce202" table:formula="of:=[.C6]*[.C3]" office:value-type="float" office:value="1440" calcext:value-type="float">
            <text:p>1,440.00</text:p>
          </table:table-cell>
          <table:table-cell table:style-name="ce208"/>
          <table:table-cell table:number-columns-repeated="60"/>
        </table:table-row>
        <table:table-row table:style-name="ro1">
          <table:table-cell/>
          <table:table-cell table:style-name="ce182" office:value-type="string" calcext:value-type="string">
            <text:p>Per share profit</text:p>
          </table:table-cell>
          <table:table-cell table:style-name="ce202" table:formula="of:=IF([.C5]=&quot;&quot;; ABS([.D5]-[.C3]); ABS([.C5]-[.C3]))" office:value-type="float" office:value="2" calcext:value-type="float">
            <text:p>2.00</text:p>
          </table:table-cell>
          <table:table-cell table:style-name="ce208"/>
          <table:table-cell table:number-columns-repeated="60"/>
        </table:table-row>
        <table:table-row table:style-name="ro1">
          <table:table-cell/>
          <table:table-cell table:style-name="ce182" office:value-type="string" calcext:value-type="string">
            <text:p>Per share loss</text:p>
          </table:table-cell>
          <table:table-cell table:style-name="ce202" table:formula="of:=ABS([.C3]-[.C4])" office:value-type="float" office:value="1" calcext:value-type="float">
            <text:p>1.00</text:p>
          </table:table-cell>
          <table:table-cell table:style-name="ce208"/>
          <table:table-cell table:number-columns-repeated="60"/>
        </table:table-row>
        <table:table-row table:style-name="ro1">
          <table:table-cell/>
          <table:table-cell table:style-name="ce182" office:value-type="string" calcext:value-type="string">
            <text:p>Total profit</text:p>
          </table:table-cell>
          <table:table-cell table:style-name="ce202" table:formula="of:=[.C8]*[.C6]" office:value-type="float" office:value="120" calcext:value-type="float">
            <text:p>120.00</text:p>
          </table:table-cell>
          <table:table-cell table:style-name="ce208"/>
          <table:table-cell table:number-columns-repeated="60"/>
        </table:table-row>
        <table:table-row table:style-name="ro1">
          <table:table-cell/>
          <table:table-cell table:style-name="ce182" office:value-type="string" calcext:value-type="string">
            <text:p>Total loss</text:p>
          </table:table-cell>
          <table:table-cell table:style-name="ce202" table:formula="of:=[.C9]*[.C6]" office:value-type="float" office:value="60" calcext:value-type="float">
            <text:p>60.00</text:p>
          </table:table-cell>
          <table:table-cell table:style-name="ce208"/>
          <table:table-cell table:number-columns-repeated="60"/>
        </table:table-row>
        <table:table-row table:style-name="ro1">
          <table:table-cell/>
          <table:table-cell table:style-name="ce183" office:value-type="string" calcext:value-type="string">
            <text:p>Risk/Reward</text:p>
          </table:table-cell>
          <table:table-cell table:style-name="ce203" table:formula="of:=[.C8]/[.C9]" office:value-type="float" office:value="2" calcext:value-type="float">
            <text:p>2.00</text:p>
          </table:table-cell>
          <table:table-cell table:style-name="ce213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range table:name="FRIDAY" table:base-cell-address="$Misc.$H$6" table:cell-range-address="$Misc.$H$6"/>
        <table:named-range table:name="MONDAY" table:base-cell-address="$Misc.$H$2" table:cell-range-address="$Misc.$H$2"/>
        <table:named-range table:name="SATURDAY" table:base-cell-address="$Misc.$H$7" table:cell-range-address="$Misc.$H$7"/>
        <table:named-range table:name="SUNDAY" table:base-cell-address="$Misc.$H$8" table:cell-range-address="$Misc.$H$8"/>
        <table:named-range table:name="THURSDAY" table:base-cell-address="$Misc.$H$5" table:cell-range-address="$Misc.$H$5"/>
        <table:named-range table:name="TUESDAY" table:base-cell-address="$Misc.$H$3" table:cell-range-address="$Misc.$H$3"/>
        <table:named-range table:name="WEDNESDAY" table:base-cell-address="$Misc.$H$4" table:cell-range-address="$Misc.$H$4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To &quot;one&quot; ratio">
      <number:number number:decimal-places="0" loext:min-decimal-places="0" number:min-integer-digits="1" number:grouping="true"/>
      <number:text>:1</number:text>
    </number:number-style>
    <number:date-style style:name="N122" number:title="User-defined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currency-style style:name="N126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6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8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8P0"/>
    </number:currency-style>
    <number:currency-style style:name="N129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9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9P0"/>
    </number:currency-style>
    <number:currency-style style:name="N130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3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30P0"/>
    </number:currency-style>
    <number:currency-style style:name="N132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32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32P0"/>
    </number:currency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date-style style:name="N140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41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4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3P0"/>
    </number:currency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45P0"/>
    </number:currency-style>
    <number:percentage-style style:name="N146">
      <number:number number:decimal-places="1" loext:min-decimal-places="1" number:min-integer-digits="1"/>
      <number:text>%</number:text>
    </number:percentage-style>
    <number:date-style style:name="N1010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currency-style style:name="N10109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109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109P0"/>
    </number:currency-style>
    <number:currency-style style:name="N10111P0" style:volatile="true" number:language="fr" number:country="FR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11" number:language="fr" number:country="FR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20112P0" style:volatile="true" number:language="en" number:country="GB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20112" number:language="en" number:country="GB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20112P0"/>
    </number:currency-style>
    <number:currency-style style:name="N20114P0" style:volatile="true" number:language="en" number:country="GB">
      <number:number number:decimal-places="2" loext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20114" number:language="en" number:country="GB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20114P0"/>
    </number:currency-style>
    <number:currency-style style:name="N20116P0" style:volatile="true" number:language="en" number:country="GB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20116" number:language="en" number:country="GB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20116P0"/>
    </number:currency-style>
    <number:date-style style:name="N30107" number:language="fr" number:country="B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7">00/00/0000</text:date>, <text:time style:data-style-name="N2" text:time-value="23:54:03.8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codeartha </meta:initial-creator>
    <meta:creation-date>2019-06-12T16:30:35.024638310</meta:creation-date>
    <dc:date>2021-10-27T00:11:18.639000000</dc:date>
    <meta:editing-duration>PT4H55M13S</meta:editing-duration>
    <meta:editing-cycles>61</meta:editing-cycles>
    <meta:generator>LibreOffice/6.3.3.2$Windows_x86 LibreOffice_project/a64200df03143b798afd1ec74a12ab50359878ed</meta:generator>
    <meta:document-statistic meta:table-count="4" meta:cell-count="3209" meta:object-count="2"/>
  </office:meta>
</office:document-meta>
</file>